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2.0366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2.6835in"/>
    </style:style>
    <style:style style:name="co8" style:family="table-column">
      <style:table-column-properties fo:break-before="auto" style:column-width="2.2835in"/>
    </style:style>
    <style:style style:name="co9" style:family="table-column">
      <style:table-column-properties fo:break-before="auto" style:column-width="0.5929in"/>
    </style:style>
    <style:style style:name="co10" style:family="table-column">
      <style:table-column-properties fo:break-before="auto" style:column-width="0.4102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1.9654in"/>
    </style:style>
    <style:style style:name="co13" style:family="table-column">
      <style:table-column-properties fo:break-before="auto" style:column-width="4.3453in"/>
    </style:style>
    <style:style style:name="co14" style:family="table-column">
      <style:table-column-properties fo:break-before="auto" style:column-width="4.6346in"/>
    </style:style>
    <style:style style:name="co15" style:family="table-column">
      <style:table-column-properties fo:break-before="auto" style:column-width="4.3984in"/>
    </style:style>
    <style:style style:name="co16" style:family="table-column">
      <style:table-column-properties fo:break-before="auto" style:column-width="3.7339in"/>
    </style:style>
    <style:style style:name="co17" style:family="table-column">
      <style:table-column-properties fo:break-before="auto" style:column-width="2.6193in"/>
    </style:style>
    <style:style style:name="co18" style:family="table-column">
      <style:table-column-properties fo:break-before="auto" style:column-width="1.8756in"/>
    </style:style>
    <style:style style:name="co19" style:family="table-column">
      <style:table-column-properties fo:break-before="auto" style:column-width="3.2807in"/>
    </style:style>
    <style:style style:name="co20" style:family="table-column">
      <style:table-column-properties fo:break-before="auto" style:column-width="2.8118in"/>
    </style:style>
    <style:style style:name="co21" style:family="table-column">
      <style:table-column-properties fo:break-before="auto" style:column-width="6.1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62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faf46"/>
    </style:style>
    <style:style style:name="ce7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21"/>
    <style:style style:name="ce10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" style:family="table-cell" style:parent-style-name="Default" style:data-style-name="N10"/>
    <style:style style:name="ce4" style:family="table-cell" style:parent-style-name="Default" style:data-style-name="N122"/>
    <style:style style:name="ce13" style:family="table-cell" style:parent-style-name="Default" style:data-style-name="N10">
      <style:table-cell-properties fo:border-bottom="0.74pt solid #000000" fo:border-left="none" fo:border-right="none" fo:border-top="none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16" style:family="table-cell" style:parent-style-name="Default">
      <style:table-cell-properties fo:background-color="#77bc65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order-bottom="0.74pt solid #000000" fo:background-color="#cccccc" fo:border-left="none" fo:border-right="none" fo:border-top="none"/>
    </style:style>
    <style:style style:name="ce19" style:family="table-cell" style:parent-style-name="Default">
      <style:table-cell-properties fo:border-bottom="0.74pt solid #000000" fo:background-color="#3faf46" fo:border-left="none" fo:border-right="none" fo:border-top="none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ddr_valid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6" table:default-cell-style-name="Default"/>
        <table:table-column table:style-name="co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0x3</text:p>
          </table:table-cell>
          <table:table-cell table:formula="of:=HEX2DEC(MID([.A1];3;12)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0x4</text:p>
          </table:table-cell>
          <table:table-cell table:formula="of:=HEX2DEC(MID([.F1];3;12))" office:value-type="float" office:value="4" calcext:value-type="float">
            <text:p>4</text:p>
          </table:table-cell>
          <table:table-cell table:style-name="Default"/>
          <table:table-cell table:number-columns-repeated="4"/>
          <table:table-cell office:value-type="string" calcext:value-type="string">
            <text:p>0x4</text:p>
          </table:table-cell>
          <table:table-cell table:formula="of:=HEX2DEC(MID([.M1];3;12))" office:value-type="float" office:value="4" calcext:value-type="float">
            <text:p>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formula="of:=HEX2DEC(MID([.A2];3;12))" office:value-type="float" office:value="60" calcext:value-type="float">
            <text:p>60</text:p>
          </table:table-cell>
          <table:table-cell office:value-type="string" calcext:value-type="string">
            <text:p>rows</text:p>
          </table:table-cell>
          <table:table-cell table:number-columns-repeated="2"/>
          <table:table-cell office:value-type="string" calcext:value-type="string">
            <text:p>0x58</text:p>
          </table:table-cell>
          <table:table-cell table:formula="of:=HEX2DEC(MID([.F2];3;12))" office:value-type="float" office:value="88" calcext:value-type="float">
            <text:p>88</text:p>
          </table:table-cell>
          <table:table-cell table:style-name="Default" office:value-type="string" calcext:value-type="string">
            <text:p>rows</text:p>
          </table:table-cell>
          <table:table-cell table:number-columns-repeated="4"/>
          <table:table-cell office:value-type="string" calcext:value-type="string">
            <text:p>0x58</text:p>
          </table:table-cell>
          <table:table-cell table:formula="of:=HEX2DEC(MID([.M2];3;12))" office:value-type="float" office:value="88" calcext:value-type="float">
            <text:p>88</text:p>
          </table:table-cell>
          <table:table-cell table:style-name="Default" office:value-type="string" calcext:value-type="string">
            <text:p>rows</text:p>
          </table:table-cell>
          <table:table-cell/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3];3;12))" office:value-type="float" office:value="0" calcext:value-type="float">
            <text:p>0</text:p>
          </table:table-cell>
          <table:table-cell office:value-type="string" calcext:value-type="string">
            <text:p>On/Off</text:p>
          </table:table-cell>
          <table:table-cell table:number-columns-repeated="2"/>
          <table:table-cell table:style-name="ce6" office:value-type="string" calcext:value-type="string">
            <text:p>0x0</text:p>
          </table:table-cell>
          <table:table-cell table:style-name="ce6" table:formula="of:=HEX2DEC(MID([.F3];3;12))" office:value-type="float" office:value="0" calcext:value-type="float">
            <text:p>0</text:p>
          </table:table-cell>
          <table:table-cell table:style-name="ce6"/>
          <table:table-cell table:number-columns-repeated="4"/>
          <table:table-cell office:value-type="string" calcext:value-type="string">
            <text:p>0x4</text:p>
          </table:table-cell>
          <table:table-cell table:formula="of:=HEX2DEC(MID([.M3];3;12))" office:value-type="float" office:value="4" calcext:value-type="float">
            <text:p>4</text:p>
          </table:table-cell>
          <table:table-cell table:style-name="Default"/>
          <table:table-cell table:formula="of:=BITLSHIFT([.N3];16)" office:value-type="float" office:value="262144" calcext:value-type="float">
            <text:p>262144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4];3;12))" office:value-type="float" office:value="0" calcext:value-type="float">
            <text:p>0</text:p>
          </table:table-cell>
          <table:table-cell table:number-columns-repeated="3"/>
          <table:table-cell table:style-name="ce6" office:value-type="string" calcext:value-type="string">
            <text:p>0xb</text:p>
          </table:table-cell>
          <table:table-cell table:style-name="ce6" table:formula="of:=HEX2DEC(MID([.F4];3;12))" office:value-type="float" office:value="11" calcext:value-type="float">
            <text:p>11</text:p>
          </table:table-cell>
          <table:table-cell table:style-name="ce6" office:value-type="string" calcext:value-type="string">
            <text:p>System Status</text:p>
          </table:table-cell>
          <table:table-cell table:number-columns-repeated="4"/>
          <table:table-cell office:value-type="string" calcext:value-type="string">
            <text:p>0xe3</text:p>
          </table:table-cell>
          <table:table-cell table:formula="of:=HEX2DEC(MID([.M4];3;12))" office:value-type="float" office:value="227" calcext:value-type="float">
            <text:p>227</text:p>
          </table:table-cell>
          <table:table-cell office:value-type="string" calcext:value-type="string">
            <text:p>Check Step </text:p>
          </table:table-cell>
          <table:table-cell table:formula="of:=[.P3]+[.N4]" office:value-type="float" office:value="262371" calcext:value-type="float">
            <text:p>262371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5];3;12))" office:value-type="float" office:value="0" calcext:value-type="float">
            <text:p>0</text:p>
          </table:table-cell>
          <table:table-cell table:style-name="ce2" office:value-type="string" calcext:value-type="string">
            <text:p>OutputConfig </text:p>
          </table:table-cell>
          <table:table-cell table:number-columns-repeated="2"/>
          <table:table-cell office:value-type="string" calcext:value-type="string">
            <text:p>0x0</text:p>
          </table:table-cell>
          <table:table-cell table:formula="of:=HEX2DEC(MID([.F5];3;12)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office:value-type="string" calcext:value-type="string">
            <text:p>0x0</text:p>
          </table:table-cell>
          <table:table-cell table:formula="of:=HEX2DEC(MID([.M5];3;12))" office:value-type="float" office:value="0" calcext:value-type="float">
            <text:p>0</text:p>
          </table:table-cell>
          <table:table-cell/>
          <table:table-cell table:formula="of:=BITLSHIFT([.N5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</text:p>
          </table:table-cell>
          <table:table-cell table:formula="of:=HEX2DEC(MID([.A6];3;12)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F6];3;12))" office:value-type="float" office:value="0" calcext:value-type="float">
            <text:p>0</text:p>
          </table:table-cell>
          <table:table-cell table:style-name="Default" office:value-type="string" calcext:value-type="string">
            <text:p>Vpv1</text:p>
          </table:table-cell>
          <table:table-cell table:number-columns-repeated="4"/>
          <table:table-cell office:value-type="string" calcext:value-type="string">
            <text:p>0x0</text:p>
          </table:table-cell>
          <table:table-cell table:formula="of:=HEX2DEC(MID([.M6];3;12))" office:value-type="float" office:value="0" calcext:value-type="float">
            <text:p>0</text:p>
          </table:table-cell>
          <table:table-cell office:value-type="string" calcext:value-type="string">
            <text:p>Production Line Mode </text:p>
          </table:table-cell>
          <table:table-cell table:formula="of:=[.P5]+[.N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7];3;12))" office:value-type="float" office:value="0" calcext:value-type="float">
            <text:p>0</text:p>
          </table:table-cell>
          <table:table-cell table:style-name="ce2" office:value-type="string" calcext:value-type="string">
            <text:p>ChargeConfig </text:p>
          </table:table-cell>
          <table:table-cell table:number-columns-repeated="2"/>
          <table:table-cell office:value-type="string" calcext:value-type="string">
            <text:p>0x0</text:p>
          </table:table-cell>
          <table:table-cell table:formula="of:=HEX2DEC(MID([.F7];3;12)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office:value-type="string" calcext:value-type="string">
            <text:p>0x0</text:p>
          </table:table-cell>
          <table:table-cell table:formula="of:=HEX2DEC(MID([.M7];3;12))" office:value-type="float" office:value="0" calcext:value-type="float">
            <text:p>0</text:p>
          </table:table-cell>
          <table:table-cell/>
          <table:table-cell table:formula="of:=BITLSHIFT([.N7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8];3;12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F8];3;12))" office:value-type="float" office:value="0" calcext:value-type="float">
            <text:p>0</text:p>
          </table:table-cell>
          <table:table-cell table:style-name="Default" office:value-type="string" calcext:value-type="string">
            <text:p>Vpv2</text:p>
          </table:table-cell>
          <table:table-cell table:number-columns-repeated="4"/>
          <table:table-cell office:value-type="string" calcext:value-type="string">
            <text:p>0x0</text:p>
          </table:table-cell>
          <table:table-cell table:formula="of:=HEX2DEC(MID([.M8];3;12))" office:value-type="float" office:value="0" calcext:value-type="float">
            <text:p>0</text:p>
          </table:table-cell>
          <table:table-cell office:value-type="string" calcext:value-type="string">
            <text:p>ConstantPowerOKFlag </text:p>
          </table:table-cell>
          <table:table-cell table:formula="of:=[.P7]+[.N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9];3;12))" office:value-type="float" office:value="0" calcext:value-type="float">
            <text:p>0</text:p>
          </table:table-cell>
          <table:table-cell table:style-name="ce2" office:value-type="string" calcext:value-type="string">
            <text:p>UtiOutStart </text:p>
          </table:table-cell>
          <table:table-cell table:number-columns-repeated="2"/>
          <table:table-cell office:value-type="string" calcext:value-type="string">
            <text:p>0x0</text:p>
          </table:table-cell>
          <table:table-cell table:formula="of:=HEX2DEC(MID([.F9];3;12)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office:value-type="string" calcext:value-type="string">
            <text:p>0x0</text:p>
          </table:table-cell>
          <table:table-cell table:formula="of:=HEX2DEC(MID([.M9];3;12))" office:value-type="float" office:value="0" calcext:value-type="float">
            <text:p>0</text:p>
          </table:table-cell>
          <table:table-cell/>
          <table:table-cell table:formula="of:=BITLSHIFT([.N9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10];3;12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F10];3;12))" office:value-type="float" office:value="0" calcext:value-type="float">
            <text:p>0</text:p>
          </table:table-cell>
          <table:table-cell table:style-name="Default" office:value-type="string" calcext:value-type="string">
            <text:p>Ppv1 H</text:p>
          </table:table-cell>
          <table:table-cell table:number-columns-repeated="4"/>
          <table:table-cell office:value-type="string" calcext:value-type="string">
            <text:p>0x0</text:p>
          </table:table-cell>
          <table:table-cell table:formula="of:=HEX2DEC(MID([.M10];3;12))" office:value-type="float" office:value="0" calcext:value-type="float">
            <text:p>0</text:p>
          </table:table-cell>
          <table:table-cell office:value-type="string" calcext:value-type="string">
            <text:p>Epv1_today H </text:p>
          </table:table-cell>
          <table:table-cell table:formula="of:=[.P9]+[.N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11];3;12))" office:value-type="float" office:value="0" calcext:value-type="float">
            <text:p>0</text:p>
          </table:table-cell>
          <table:table-cell table:style-name="ce2" office:value-type="string" calcext:value-type="string">
            <text:p>UtiOutEnd </text:p>
          </table:table-cell>
          <table:table-cell table:number-columns-repeated="2"/>
          <table:table-cell office:value-type="string" calcext:value-type="string">
            <text:p>0x0</text:p>
          </table:table-cell>
          <table:table-cell table:formula="of:=HEX2DEC(MID([.F11];3;12)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office:value-type="string" calcext:value-type="string">
            <text:p>0x0</text:p>
          </table:table-cell>
          <table:table-cell table:formula="of:=HEX2DEC(MID([.M11];3;12))" office:value-type="float" office:value="0" calcext:value-type="float">
            <text:p>0</text:p>
          </table:table-cell>
          <table:table-cell/>
          <table:table-cell table:formula="of:=BITLSHIFT([.N11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12];3;12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F12];3;12))" office:value-type="float" office:value="0" calcext:value-type="float">
            <text:p>0</text:p>
          </table:table-cell>
          <table:table-cell table:style-name="Default" office:value-type="string" calcext:value-type="string">
            <text:p>Ppv1 L</text:p>
          </table:table-cell>
          <table:table-cell table:number-columns-repeated="4"/>
          <table:table-cell office:value-type="string" calcext:value-type="string">
            <text:p>0x0</text:p>
          </table:table-cell>
          <table:table-cell table:formula="of:=HEX2DEC(MID([.M12];3;12))" office:value-type="float" office:value="0" calcext:value-type="float">
            <text:p>0</text:p>
          </table:table-cell>
          <table:table-cell office:value-type="string" calcext:value-type="string">
            <text:p>Epv1_today L </text:p>
          </table:table-cell>
          <table:table-cell table:formula="of:=[.P11]+[.N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13];3;12))" office:value-type="float" office:value="0" calcext:value-type="float">
            <text:p>0</text:p>
          </table:table-cell>
          <table:table-cell table:style-name="ce2" office:value-type="string" calcext:value-type="string">
            <text:p>UtiChargeStart </text:p>
          </table:table-cell>
          <table:table-cell table:number-columns-repeated="2"/>
          <table:table-cell office:value-type="string" calcext:value-type="string">
            <text:p>0x0</text:p>
          </table:table-cell>
          <table:table-cell table:formula="of:=HEX2DEC(MID([.F13];3;12)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office:value-type="string" calcext:value-type="string">
            <text:p>0x0</text:p>
          </table:table-cell>
          <table:table-cell table:formula="of:=HEX2DEC(MID([.M13];3;12))" office:value-type="float" office:value="0" calcext:value-type="float">
            <text:p>0</text:p>
          </table:table-cell>
          <table:table-cell/>
          <table:table-cell table:formula="of:=BITLSHIFT([.N13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14];3;12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F14];3;12))" office:value-type="float" office:value="0" calcext:value-type="float">
            <text:p>0</text:p>
          </table:table-cell>
          <table:table-cell table:style-name="Default" office:value-type="string" calcext:value-type="string">
            <text:p>Ppv2 H</text:p>
          </table:table-cell>
          <table:table-cell table:number-columns-repeated="4"/>
          <table:table-cell office:value-type="string" calcext:value-type="string">
            <text:p>0x0</text:p>
          </table:table-cell>
          <table:table-cell table:formula="of:=HEX2DEC(MID([.M14];3;12))" office:value-type="float" office:value="0" calcext:value-type="float">
            <text:p>0</text:p>
          </table:table-cell>
          <table:table-cell office:value-type="string" calcext:value-type="string">
            <text:p>Epv1_total H </text:p>
          </table:table-cell>
          <table:table-cell table:formula="of:=[.P13]+[.N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15];3;12))" office:value-type="float" office:value="0" calcext:value-type="float">
            <text:p>0</text:p>
          </table:table-cell>
          <table:table-cell table:style-name="ce2" office:value-type="string" calcext:value-type="string">
            <text:p>UtiChargeEnd </text:p>
          </table:table-cell>
          <table:table-cell table:number-columns-repeated="2"/>
          <table:table-cell office:value-type="string" calcext:value-type="string">
            <text:p>0x0</text:p>
          </table:table-cell>
          <table:table-cell table:formula="of:=HEX2DEC(MID([.F15];3;12)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office:value-type="string" calcext:value-type="string">
            <text:p>0x0</text:p>
          </table:table-cell>
          <table:table-cell table:formula="of:=HEX2DEC(MID([.M15];3;12))" office:value-type="float" office:value="0" calcext:value-type="float">
            <text:p>0</text:p>
          </table:table-cell>
          <table:table-cell/>
          <table:table-cell table:formula="of:=BITLSHIFT([.N15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16];3;12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F16];3;12))" office:value-type="float" office:value="0" calcext:value-type="float">
            <text:p>0</text:p>
          </table:table-cell>
          <table:table-cell table:style-name="Default" office:value-type="string" calcext:value-type="string">
            <text:p>Ppv2 L</text:p>
          </table:table-cell>
          <table:table-cell table:number-columns-repeated="4"/>
          <table:table-cell office:value-type="string" calcext:value-type="string">
            <text:p>0x0</text:p>
          </table:table-cell>
          <table:table-cell table:formula="of:=HEX2DEC(MID([.M16];3;12))" office:value-type="float" office:value="0" calcext:value-type="float">
            <text:p>0</text:p>
          </table:table-cell>
          <table:table-cell office:value-type="string" calcext:value-type="string">
            <text:p>Epv1_total L </text:p>
          </table:table-cell>
          <table:table-cell table:formula="of:=[.P15]+[.N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17];3;12))" office:value-type="float" office:value="0" calcext:value-type="float">
            <text:p>0</text:p>
          </table:table-cell>
          <table:table-cell table:style-name="ce2" office:value-type="string" calcext:value-type="string">
            <text:p>PVModel </text:p>
          </table:table-cell>
          <table:table-cell table:number-columns-repeated="2"/>
          <table:table-cell office:value-type="string" calcext:value-type="string">
            <text:p>0x0</text:p>
          </table:table-cell>
          <table:table-cell table:formula="of:=HEX2DEC(MID([.F17];3;12)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office:value-type="string" calcext:value-type="string">
            <text:p>0x0</text:p>
          </table:table-cell>
          <table:table-cell table:formula="of:=HEX2DEC(MID([.M17];3;12))" office:value-type="float" office:value="0" calcext:value-type="float">
            <text:p>0</text:p>
          </table:table-cell>
          <table:table-cell/>
          <table:table-cell table:formula="of:=BITLSHIFT([.N17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18];3;12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F18];3;12))" office:value-type="float" office:value="0" calcext:value-type="float">
            <text:p>0</text:p>
          </table:table-cell>
          <table:table-cell office:value-type="string" calcext:value-type="string">
            <text:p>Buck1Curr </text:p>
          </table:table-cell>
          <table:table-cell table:number-columns-repeated="4"/>
          <table:table-cell office:value-type="string" calcext:value-type="string">
            <text:p>0x0</text:p>
          </table:table-cell>
          <table:table-cell table:formula="of:=HEX2DEC(MID([.M18];3;12))" office:value-type="float" office:value="0" calcext:value-type="float">
            <text:p>0</text:p>
          </table:table-cell>
          <table:table-cell office:value-type="string" calcext:value-type="string">
            <text:p>Epv2_today H </text:p>
          </table:table-cell>
          <table:table-cell table:formula="of:=[.P17]+[.N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19];3;12))" office:value-type="float" office:value="0" calcext:value-type="float">
            <text:p>0</text:p>
          </table:table-cell>
          <table:table-cell table:style-name="ce2" office:value-type="string" calcext:value-type="string">
            <text:p>ACInModel </text:p>
          </table:table-cell>
          <table:table-cell table:number-columns-repeated="2"/>
          <table:table-cell office:value-type="string" calcext:value-type="string">
            <text:p>0x0</text:p>
          </table:table-cell>
          <table:table-cell table:formula="of:=HEX2DEC(MID([.F19];3;12)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0x0</text:p>
          </table:table-cell>
          <table:table-cell table:formula="of:=HEX2DEC(MID([.M19];3;12))" office:value-type="float" office:value="0" calcext:value-type="float">
            <text:p>0</text:p>
          </table:table-cell>
          <table:table-cell/>
          <table:table-cell table:formula="of:=BITLSHIFT([.N19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table:formula="of:=HEX2DEC(MID([.A20];3;12)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F20];3;12))" office:value-type="float" office:value="0" calcext:value-type="float">
            <text:p>0</text:p>
          </table:table-cell>
          <table:table-cell office:value-type="string" calcext:value-type="string">
            <text:p>Buck2Curr </text:p>
          </table:table-cell>
          <table:table-cell table:number-columns-repeated="4"/>
          <table:table-cell office:value-type="string" calcext:value-type="string">
            <text:p>0x0</text:p>
          </table:table-cell>
          <table:table-cell table:formula="of:=HEX2DEC(MID([.M20];3;12))" office:value-type="float" office:value="0" calcext:value-type="float">
            <text:p>0</text:p>
          </table:table-cell>
          <table:table-cell table:style-name="Default"/>
          <table:table-cell table:formula="of:=[.P19]+[.N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table:formula="of:=HEX2DEC(MID([.A21];3;12))" office:value-type="float" office:value="48" calcext:value-type="float">
            <text:p>48</text:p>
          </table:table-cell>
          <table:table-cell table:style-name="ce2" office:value-type="string" calcext:value-type="string">
            <text:p>Fw version H </text:p>
          </table:table-cell>
          <table:table-cell table:number-columns-repeated="2"/>
          <table:table-cell office:value-type="string" calcext:value-type="string">
            <text:p>0x0</text:p>
          </table:table-cell>
          <table:table-cell table:formula="of:=HEX2DEC(MID([.F21];3;12)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0x0</text:p>
          </table:table-cell>
          <table:table-cell table:formula="of:=HEX2DEC(MID([.M21];3;12))" office:value-type="float" office:value="0" calcext:value-type="float">
            <text:p>0</text:p>
          </table:table-cell>
          <table:table-cell table:style-name="Default"/>
          <table:table-cell table:formula="of:=BITLSHIFT([.N21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table:formula="of:=HEX2DEC(MID([.A22];3;12))"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F22];3;12))" office:value-type="float" office:value="0" calcext:value-type="float">
            <text:p>0</text:p>
          </table:table-cell>
          <table:table-cell office:value-type="string" calcext:value-type="string">
            <text:p>OP_Watt H </text:p>
          </table:table-cell>
          <table:table-cell table:number-columns-repeated="4"/>
          <table:table-cell office:value-type="string" calcext:value-type="string">
            <text:p>0x0</text:p>
          </table:table-cell>
          <table:table-cell table:formula="of:=HEX2DEC(MID([.M22];3;12))" office:value-type="float" office:value="0" calcext:value-type="float">
            <text:p>0</text:p>
          </table:table-cell>
          <table:table-cell table:style-name="Default"/>
          <table:table-cell table:formula="of:=[.P21]+[.N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table:formula="of:=HEX2DEC(MID([.A23];3;12))" office:value-type="float" office:value="49" calcext:value-type="float">
            <text:p>49</text:p>
          </table:table-cell>
          <table:table-cell table:style-name="ce2" office:value-type="string" calcext:value-type="string">
            <text:p>Fw version M </text:p>
          </table:table-cell>
          <table:table-cell office:value-type="string" calcext:value-type="string">
            <text:p>#10</text:p>
          </table:table-cell>
          <table:table-cell/>
          <table:table-cell office:value-type="string" calcext:value-type="string">
            <text:p>0x10</text:p>
          </table:table-cell>
          <table:table-cell table:formula="of:=HEX2DEC(MID([.F23];3;12))"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0x0</text:p>
          </table:table-cell>
          <table:table-cell table:formula="of:=HEX2DEC(MID([.M23];3;12))" office:value-type="float" office:value="0" calcext:value-type="float">
            <text:p>0</text:p>
          </table:table-cell>
          <table:table-cell table:style-name="Default"/>
          <table:table-cell table:formula="of:=BITLSHIFT([.N23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table:formula="of:=HEX2DEC(MID([.A24];3;12))"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0xea</text:p>
          </table:table-cell>
          <table:table-cell table:formula="of:=HEX2DEC(MID([.F24];3;12))" office:value-type="float" office:value="234" calcext:value-type="float">
            <text:p>234</text:p>
          </table:table-cell>
          <table:table-cell office:value-type="string" calcext:value-type="string">
            <text:p>OP_Watt L </text:p>
          </table:table-cell>
          <table:table-cell table:number-columns-repeated="4"/>
          <table:table-cell office:value-type="string" calcext:value-type="string">
            <text:p>0x0</text:p>
          </table:table-cell>
          <table:table-cell table:formula="of:=HEX2DEC(MID([.M24];3;12))" office:value-type="float" office:value="0" calcext:value-type="float">
            <text:p>0</text:p>
          </table:table-cell>
          <table:table-cell table:style-name="Default"/>
          <table:table-cell table:formula="of:=[.P23]+[.N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table:formula="of:=HEX2DEC(MID([.A25];3;12))" office:value-type="float" office:value="48" calcext:value-type="float">
            <text:p>48</text:p>
          </table:table-cell>
          <table:table-cell table:style-name="ce2" office:value-type="string" calcext:value-type="string">
            <text:p>Fw version L </text:p>
          </table:table-cell>
          <table:table-cell table:number-columns-repeated="2"/>
          <table:table-cell office:value-type="string" calcext:value-type="string">
            <text:p>0x0</text:p>
          </table:table-cell>
          <table:table-cell table:formula="of:=HEX2DEC(MID([.F25];3;12)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0x0</text:p>
          </table:table-cell>
          <table:table-cell table:formula="of:=HEX2DEC(MID([.M25];3;12))" office:value-type="float" office:value="0" calcext:value-type="float">
            <text:p>0</text:p>
          </table:table-cell>
          <table:table-cell table:style-name="Default"/>
          <table:table-cell table:formula="of:=BITLSHIFT([.N25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table:formula="of:=HEX2DEC(MID([.A26];3;12))"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F26];3;12))" office:value-type="float" office:value="0" calcext:value-type="float">
            <text:p>0</text:p>
          </table:table-cell>
          <table:table-cell office:value-type="string" calcext:value-type="string">
            <text:p>OP_VA H </text:p>
          </table:table-cell>
          <table:table-cell table:number-columns-repeated="4"/>
          <table:table-cell office:value-type="string" calcext:value-type="string">
            <text:p>0x0</text:p>
          </table:table-cell>
          <table:table-cell table:formula="of:=HEX2DEC(MID([.M26];3;12))" office:value-type="float" office:value="0" calcext:value-type="float">
            <text:p>0</text:p>
          </table:table-cell>
          <table:table-cell office:value-type="string" calcext:value-type="string">
            <text:p>Eac_chrToday H </text:p>
          </table:table-cell>
          <table:table-cell table:formula="of:=[.P25]+[.N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table:formula="of:=HEX2DEC(MID([.A27];3;12))" office:value-type="float" office:value="48" calcext:value-type="float">
            <text:p>48</text:p>
          </table:table-cell>
          <table:table-cell table:style-name="ce2" office:value-type="string" calcext:value-type="string">
            <text:p>Fw version2 H </text:p>
          </table:table-cell>
          <table:table-cell table:number-columns-repeated="2"/>
          <table:table-cell office:value-type="string" calcext:value-type="string">
            <text:p>0x10</text:p>
          </table:table-cell>
          <table:table-cell table:formula="of:=HEX2DEC(MID([.F27];3;12))" office:value-type="float" office:value="16" calcext:value-type="float">
            <text:p>16</text:p>
          </table:table-cell>
          <table:table-cell/>
          <table:table-cell table:formula="of:=BITLSHIFT([.G27];16)" office:value-type="float" office:value="1048576" calcext:value-type="float">
            <text:p>1048576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27];3;12))" office:value-type="float" office:value="0" calcext:value-type="float">
            <text:p>0</text:p>
          </table:table-cell>
          <table:table-cell/>
          <table:table-cell table:formula="of:=BITLSHIFT([.N27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table:formula="of:=HEX2DEC(MID([.A28];3;12))"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0xea</text:p>
          </table:table-cell>
          <table:table-cell table:formula="of:=HEX2DEC(MID([.F28];3;12))" office:value-type="float" office:value="234" calcext:value-type="float">
            <text:p>234</text:p>
          </table:table-cell>
          <table:table-cell office:value-type="string" calcext:value-type="string">
            <text:p>OP_VA L </text:p>
          </table:table-cell>
          <table:table-cell table:formula="of:=[.I27]+[.G28]" office:value-type="float" office:value="1048810" calcext:value-type="float">
            <text:p>1048810</text:p>
          </table:table-cell>
          <table:table-cell table:number-columns-repeated="3"/>
          <table:table-cell office:value-type="string" calcext:value-type="string">
            <text:p>0x6</text:p>
          </table:table-cell>
          <table:table-cell table:formula="of:=HEX2DEC(MID([.M28];3;12))" office:value-type="float" office:value="6" calcext:value-type="float">
            <text:p>6</text:p>
          </table:table-cell>
          <table:table-cell office:value-type="string" calcext:value-type="string">
            <text:p>Eac_chrToday L </text:p>
          </table:table-cell>
          <table:table-cell table:formula="of:=[.P27]+[.N2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table:formula="of:=HEX2DEC(MID([.A29];3;12))" office:value-type="float" office:value="50" calcext:value-type="float">
            <text:p>50</text:p>
          </table:table-cell>
          <table:table-cell table:style-name="ce2" office:value-type="string" calcext:value-type="string">
            <text:p>Fw version2 M </text:p>
          </table:table-cell>
          <table:table-cell table:number-columns-repeated="2"/>
          <table:table-cell office:value-type="string" calcext:value-type="string">
            <text:p>0x0</text:p>
          </table:table-cell>
          <table:table-cell table:formula="of:=HEX2DEC(MID([.F29];3;12))" office:value-type="float" office:value="0" calcext:value-type="float">
            <text:p>0</text:p>
          </table:table-cell>
          <table:table-cell/>
          <table:table-cell table:formula="of:=BITLSHIFT([.G29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29];3;12))" office:value-type="float" office:value="0" calcext:value-type="float">
            <text:p>0</text:p>
          </table:table-cell>
          <table:table-cell/>
          <table:table-cell table:formula="of:=BITLSHIFT([.N29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table:formula="of:=HEX2DEC(MID([.A30];3;12))"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F30];3;12))" office:value-type="float" office:value="0" calcext:value-type="float">
            <text:p>0</text:p>
          </table:table-cell>
          <table:table-cell office:value-type="string" calcext:value-type="string">
            <text:p>ACChr_Watt H </text:p>
          </table:table-cell>
          <table:table-cell table:formula="of:=[.I29]+[.G30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30];3;12))" office:value-type="float" office:value="0" calcext:value-type="float">
            <text:p>0</text:p>
          </table:table-cell>
          <table:table-cell office:value-type="string" calcext:value-type="string">
            <text:p>Eac_chrTotal H </text:p>
          </table:table-cell>
          <table:table-cell table:formula="of:=[.P29]+[.N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table:formula="of:=HEX2DEC(MID([.A31];3;12))" office:value-type="float" office:value="48" calcext:value-type="float">
            <text:p>48</text:p>
          </table:table-cell>
          <table:table-cell table:style-name="ce2" office:value-type="string" calcext:value-type="string">
            <text:p>Fw version2 L </text:p>
          </table:table-cell>
          <table:table-cell table:number-columns-repeated="2"/>
          <table:table-cell office:value-type="string" calcext:value-type="string">
            <text:p>0x0</text:p>
          </table:table-cell>
          <table:table-cell table:formula="of:=HEX2DEC(MID([.F31];3;12))" office:value-type="float" office:value="0" calcext:value-type="float">
            <text:p>0</text:p>
          </table:table-cell>
          <table:table-cell/>
          <table:table-cell table:formula="of:=BITLSHIFT([.G31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31];3;12))" office:value-type="float" office:value="0" calcext:value-type="float">
            <text:p>0</text:p>
          </table:table-cell>
          <table:table-cell/>
          <table:table-cell table:formula="of:=BITLSHIFT([.N31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table:formula="of:=HEX2DEC(MID([.A32];3;12))"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F32];3;12))" office:value-type="float" office:value="0" calcext:value-type="float">
            <text:p>0</text:p>
          </table:table-cell>
          <table:table-cell office:value-type="string" calcext:value-type="string">
            <text:p>ACChr_Watt L </text:p>
          </table:table-cell>
          <table:table-cell table:formula="of:=[.I31]+[.G3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2e</text:p>
          </table:table-cell>
          <table:table-cell table:formula="of:=HEX2DEC(MID([.M32];3;12))" office:value-type="float" office:value="46" calcext:value-type="float">
            <text:p>46</text:p>
          </table:table-cell>
          <table:table-cell office:value-type="string" calcext:value-type="string">
            <text:p>Eac_chrTotal L </text:p>
          </table:table-cell>
          <table:table-cell table:formula="of:=[.P31]+[.N32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33];3;12))" office:value-type="float" office:value="0" calcext:value-type="float">
            <text:p>0</text:p>
          </table:table-cell>
          <table:table-cell table:style-name="ce2" office:value-type="string" calcext:value-type="string">
            <text:p>LCD language </text:p>
          </table:table-cell>
          <table:table-cell table:number-columns-repeated="2"/>
          <table:table-cell office:value-type="string" calcext:value-type="string">
            <text:p>0x0</text:p>
          </table:table-cell>
          <table:table-cell table:formula="of:=HEX2DEC(MID([.F33];3;12))" office:value-type="float" office:value="0" calcext:value-type="float">
            <text:p>0</text:p>
          </table:table-cell>
          <table:table-cell/>
          <table:table-cell table:formula="of:=BITLSHIFT([.G33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33];3;12))" office:value-type="float" office:value="0" calcext:value-type="float">
            <text:p>0</text:p>
          </table:table-cell>
          <table:table-cell/>
          <table:table-cell table:formula="of:=BITLSHIFT([.N33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34];3;12))" office:value-type="float" office:value="0" calcext:value-type="float">
            <text:p>0</text:p>
          </table:table-cell>
          <table:table-cell/>
          <table:table-cell table:formula="of:=[.D33]+[.B34]" office:value-type="float" office:value="0" calcext:value-type="float">
            <text:p>0</text:p>
          </table:table-cell>
          <table:table-cell/>
          <table:table-cell office:value-type="string" calcext:value-type="string">
            <text:p>0x0</text:p>
          </table:table-cell>
          <table:table-cell table:formula="of:=HEX2DEC(MID([.F34];3;12))" office:value-type="float" office:value="0" calcext:value-type="float">
            <text:p>0</text:p>
          </table:table-cell>
          <table:table-cell office:value-type="string" calcext:value-type="string">
            <text:p>ACChr_VA H </text:p>
          </table:table-cell>
          <table:table-cell table:formula="of:=[.I33]+[.G3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34];3;12))" office:value-type="float" office:value="0" calcext:value-type="float">
            <text:p>0</text:p>
          </table:table-cell>
          <table:table-cell office:value-type="string" calcext:value-type="string">
            <text:p>Ebat_dischrToday H </text:p>
          </table:table-cell>
          <table:table-cell table:formula="of:=[.P33]+[.N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formula="of:=HEX2DEC(MID([.A35];3;12))" office:value-type="float" office:value="255" calcext:value-type="float">
            <text:p>255</text:p>
          </table:table-cell>
          <table:table-cell/>
          <table:table-cell table:formula="of:=BITLSHIFT([.B35];0)" office:value-type="float" office:value="255" calcext:value-type="float">
            <text:p>255</text:p>
          </table:table-cell>
          <table:table-cell/>
          <table:table-cell office:value-type="string" calcext:value-type="string">
            <text:p>0x0</text:p>
          </table:table-cell>
          <table:table-cell table:formula="of:=HEX2DEC(MID([.F35];3;12))" office:value-type="float" office:value="0" calcext:value-type="float">
            <text:p>0</text:p>
          </table:table-cell>
          <table:table-cell/>
          <table:table-cell table:formula="of:=BITLSHIFT([.G35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35];3;12))" office:value-type="float" office:value="0" calcext:value-type="float">
            <text:p>0</text:p>
          </table:table-cell>
          <table:table-cell/>
          <table:table-cell table:formula="of:=BITLSHIFT([.N35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formula="of:=HEX2DEC(MID([.A36];3;12))" office:value-type="float" office:value="255" calcext:value-type="float">
            <text:p>255</text:p>
          </table:table-cell>
          <table:table-cell/>
          <table:table-cell table:formula="of:=[.D35]+[.B36]" office:value-type="float" office:value="510" calcext:value-type="float">
            <text:p>510</text:p>
          </table:table-cell>
          <table:table-cell/>
          <table:table-cell office:value-type="string" calcext:value-type="string">
            <text:p>0x0</text:p>
          </table:table-cell>
          <table:table-cell table:formula="of:=HEX2DEC(MID([.F36];3;12))" office:value-type="float" office:value="0" calcext:value-type="float">
            <text:p>0</text:p>
          </table:table-cell>
          <table:table-cell office:value-type="string" calcext:value-type="string">
            <text:p>ACChr_VA L </text:p>
          </table:table-cell>
          <table:table-cell table:formula="of:=[.I35]+[.G36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36];3;12))" office:value-type="float" office:value="0" calcext:value-type="float">
            <text:p>0</text:p>
          </table:table-cell>
          <table:table-cell office:value-type="string" calcext:value-type="string">
            <text:p>Ebat_dischrToday L </text:p>
          </table:table-cell>
          <table:table-cell table:formula="of:=[.P35]+[.N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37];3;12))" office:value-type="float" office:value="0" calcext:value-type="float">
            <text:p>0</text:p>
          </table:table-cell>
          <table:table-cell/>
          <table:table-cell table:formula="of:=BITLSHIFT([.B37];16)" office:value-type="float" office:value="0" calcext:value-type="float">
            <text:p>0</text:p>
          </table:table-cell>
          <table:table-cell/>
          <table:table-cell office:value-type="string" calcext:value-type="string">
            <text:p>0x14</text:p>
          </table:table-cell>
          <table:table-cell table:formula="of:=HEX2DEC(MID([.F37];3;12))" office:value-type="float" office:value="20" calcext:value-type="float">
            <text:p>20</text:p>
          </table:table-cell>
          <table:table-cell/>
          <table:table-cell table:formula="of:=BITLSHIFT([.G37];16)" office:value-type="float" office:value="1310720" calcext:value-type="float">
            <text:p>131072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37];3;12))" office:value-type="float" office:value="0" calcext:value-type="float">
            <text:p>0</text:p>
          </table:table-cell>
          <table:table-cell/>
          <table:table-cell table:formula="of:=BITLSHIFT([.N37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38];3;12))" office:value-type="float" office:value="0" calcext:value-type="float">
            <text:p>0</text:p>
          </table:table-cell>
          <table:table-cell/>
          <table:table-cell table:formula="of:=[.D37]+[.B38]" office:value-type="float" office:value="0" calcext:value-type="float">
            <text:p>0</text:p>
          </table:table-cell>
          <table:table-cell/>
          <table:table-cell office:value-type="string" calcext:value-type="string">
            <text:p>0xbc</text:p>
          </table:table-cell>
          <table:table-cell table:formula="of:=HEX2DEC(MID([.F38];3;12))" office:value-type="float" office:value="188" calcext:value-type="float">
            <text:p>188</text:p>
          </table:table-cell>
          <table:table-cell table:style-name="Default" office:value-type="string" calcext:value-type="string">
            <text:p>Bat Volt</text:p>
          </table:table-cell>
          <table:table-cell table:formula="of:=[.I37]+[.G38]" office:value-type="float" office:value="1310908" calcext:value-type="float">
            <text:p>1310908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38];3;12))" office:value-type="float" office:value="0" calcext:value-type="float">
            <text:p>0</text:p>
          </table:table-cell>
          <table:table-cell office:value-type="string" calcext:value-type="string">
            <text:p>Ebat_dischrTotal H </text:p>
          </table:table-cell>
          <table:table-cell table:formula="of:=[.P37]+[.N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39];3;12))" office:value-type="float" office:value="0" calcext:value-type="float">
            <text:p>0</text:p>
          </table:table-cell>
          <table:table-cell table:style-name="ce2" office:value-type="string" calcext:value-type="string">
            <text:p>OutputVoltType </text:p>
          </table:table-cell>
          <table:table-cell table:formula="of:=BITLSHIFT([.B39];16)" office:value-type="float" office:value="0" calcext:value-type="float">
            <text:p>0</text:p>
          </table:table-cell>
          <table:table-cell/>
          <table:table-cell office:value-type="string" calcext:value-type="string">
            <text:p>0x0</text:p>
          </table:table-cell>
          <table:table-cell table:formula="of:=HEX2DEC(MID([.F39];3;12))" office:value-type="float" office:value="0" calcext:value-type="float">
            <text:p>0</text:p>
          </table:table-cell>
          <table:table-cell table:style-name="Default"/>
          <table:table-cell table:formula="of:=BITLSHIFT([.G39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39];3;12))" office:value-type="float" office:value="0" calcext:value-type="float">
            <text:p>0</text:p>
          </table:table-cell>
          <table:table-cell/>
          <table:table-cell table:formula="of:=BITLSHIFT([.N39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table:formula="of:=HEX2DEC(MID([.A40];3;12))" office:value-type="float" office:value="6" calcext:value-type="float">
            <text:p>6</text:p>
          </table:table-cell>
          <table:table-cell/>
          <table:table-cell table:formula="of:=[.D39]+[.B40]" office:value-type="float" office:value="6" calcext:value-type="float">
            <text:p>6</text:p>
          </table:table-cell>
          <table:table-cell/>
          <table:table-cell office:value-type="string" calcext:value-type="string">
            <text:p>0x62</text:p>
          </table:table-cell>
          <table:table-cell table:formula="of:=HEX2DEC(MID([.F40];3;12))" office:value-type="float" office:value="98" calcext:value-type="float">
            <text:p>98</text:p>
          </table:table-cell>
          <table:table-cell office:value-type="string" calcext:value-type="string">
            <text:p>BatterySOC </text:p>
          </table:table-cell>
          <table:table-cell table:formula="of:=[.I39]+[.G40]" office:value-type="float" office:value="98" calcext:value-type="float">
            <text:p>98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40];3;12))" office:value-type="float" office:value="0" calcext:value-type="float">
            <text:p>0</text:p>
          </table:table-cell>
          <table:table-cell office:value-type="string" calcext:value-type="string">
            <text:p>Ebat_dischrTotal L </text:p>
          </table:table-cell>
          <table:table-cell table:formula="of:=[.P39]+[.N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41];3;12))" office:value-type="float" office:value="0" calcext:value-type="float">
            <text:p>0</text:p>
          </table:table-cell>
          <table:table-cell table:style-name="ce2" office:value-type="string" calcext:value-type="string">
            <text:p>OutputFreqType </text:p>
          </table:table-cell>
          <table:table-cell table:formula="of:=BITLSHIFT([.B41];16)" office:value-type="float" office:value="0" calcext:value-type="float">
            <text:p>0</text:p>
          </table:table-cell>
          <table:table-cell/>
          <table:table-cell office:value-type="string" calcext:value-type="string">
            <text:p>0x8</text:p>
          </table:table-cell>
          <table:table-cell table:formula="of:=HEX2DEC(MID([.F41];3;12))" office:value-type="float" office:value="8" calcext:value-type="float">
            <text:p>8</text:p>
          </table:table-cell>
          <table:table-cell/>
          <table:table-cell table:formula="of:=BITLSHIFT([.G41];16)" office:value-type="float" office:value="524288" calcext:value-type="float">
            <text:p>524288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41];3;12))" office:value-type="float" office:value="0" calcext:value-type="float">
            <text:p>0</text:p>
          </table:table-cell>
          <table:table-cell/>
          <table:table-cell table:formula="of:=BITLSHIFT([.N41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table:formula="of:=HEX2DEC(MID([.A42];3;12)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xa9</text:p>
          </table:table-cell>
          <table:table-cell table:formula="of:=HEX2DEC(MID([.F42];3;12))" office:value-type="float" office:value="169" calcext:value-type="float">
            <text:p>169</text:p>
          </table:table-cell>
          <table:table-cell office:value-type="string" calcext:value-type="string">
            <text:p>Bus Volt </text:p>
          </table:table-cell>
          <table:table-cell table:formula="of:=[.I41]+[.G42]" office:value-type="float" office:value="524457" calcext:value-type="float">
            <text:p>524457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42];3;12))" office:value-type="float" office:value="0" calcext:value-type="float">
            <text:p>0</text:p>
          </table:table-cell>
          <table:table-cell office:value-type="string" calcext:value-type="string">
            <text:p>Eac_dischrToday H </text:p>
          </table:table-cell>
          <table:table-cell table:formula="of:=[.P41]+[.N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43];3;12))" office:value-type="float" office:value="0" calcext:value-type="float">
            <text:p>0</text:p>
          </table:table-cell>
          <table:table-cell table:style-name="ce2" office:value-type="string" calcext:value-type="string">
            <text:p>OverLoadRestart </text:p>
          </table:table-cell>
          <table:table-cell table:number-columns-repeated="2"/>
          <table:table-cell office:value-type="string" calcext:value-type="string">
            <text:p>0x4</text:p>
          </table:table-cell>
          <table:table-cell table:formula="of:=HEX2DEC(MID([.F43];3;12))" office:value-type="float" office:value="4" calcext:value-type="float">
            <text:p>4</text:p>
          </table:table-cell>
          <table:table-cell/>
          <table:table-cell table:formula="of:=BITLSHIFT([.G43];16)" office:value-type="float" office:value="262144" calcext:value-type="float">
            <text:p>262144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43];3;12))" office:value-type="float" office:value="0" calcext:value-type="float">
            <text:p>0</text:p>
          </table:table-cell>
          <table:table-cell/>
          <table:table-cell table:formula="of:=BITLSHIFT([.N43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table:formula="of:=HEX2DEC(MID([.A44];3;12)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xc7</text:p>
          </table:table-cell>
          <table:table-cell table:formula="of:=HEX2DEC(MID([.F44];3;12))" office:value-type="float" office:value="199" calcext:value-type="float">
            <text:p>199</text:p>
          </table:table-cell>
          <table:table-cell office:value-type="string" calcext:value-type="string">
            <text:p>Grid Volt </text:p>
          </table:table-cell>
          <table:table-cell table:formula="of:=[.I43]+[.G44]" office:value-type="float" office:value="262343" calcext:value-type="float">
            <text:p>262343</text:p>
          </table:table-cell>
          <table:table-cell table:number-columns-repeated="3"/>
          <table:table-cell office:value-type="string" calcext:value-type="string">
            <text:p>0x3e</text:p>
          </table:table-cell>
          <table:table-cell table:formula="of:=HEX2DEC(MID([.M44];3;12))" office:value-type="float" office:value="62" calcext:value-type="float">
            <text:p>62</text:p>
          </table:table-cell>
          <table:table-cell office:value-type="string" calcext:value-type="string">
            <text:p>Eac_dischrToday L </text:p>
          </table:table-cell>
          <table:table-cell table:formula="of:=[.P43]+[.N44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45];3;12))" office:value-type="float" office:value="0" calcext:value-type="float">
            <text:p>0</text:p>
          </table:table-cell>
          <table:table-cell table:style-name="ce2" office:value-type="string" calcext:value-type="string">
            <text:p>OverTempRestart </text:p>
          </table:table-cell>
          <table:table-cell table:number-columns-repeated="2"/>
          <table:table-cell office:value-type="string" calcext:value-type="string">
            <text:p>0x17</text:p>
          </table:table-cell>
          <table:table-cell table:formula="of:=HEX2DEC(MID([.F45];3;12))" office:value-type="float" office:value="23" calcext:value-type="float">
            <text:p>23</text:p>
          </table:table-cell>
          <table:table-cell/>
          <table:table-cell table:formula="of:=BITLSHIFT([.G45];16)" office:value-type="float" office:value="1507328" calcext:value-type="float">
            <text:p>1507328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45];3;12))" office:value-type="float" office:value="0" calcext:value-type="float">
            <text:p>0</text:p>
          </table:table-cell>
          <table:table-cell/>
          <table:table-cell table:formula="of:=BITLSHIFT([.N45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table:formula="of:=HEX2DEC(MID([.A46];3;12)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x6d</text:p>
          </table:table-cell>
          <table:table-cell table:formula="of:=HEX2DEC(MID([.F46];3;12))" office:value-type="float" office:value="109" calcext:value-type="float">
            <text:p>109</text:p>
          </table:table-cell>
          <table:table-cell office:value-type="string" calcext:value-type="string">
            <text:p>Line Freq </text:p>
          </table:table-cell>
          <table:table-cell table:formula="of:=[.I45]+[.G46]" office:value-type="float" office:value="1507437" calcext:value-type="float">
            <text:p>1507437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46];3;12))" office:value-type="float" office:value="0" calcext:value-type="float">
            <text:p>0</text:p>
          </table:table-cell>
          <table:table-cell office:value-type="string" calcext:value-type="string">
            <text:p>Eac_dischrTotal H </text:p>
          </table:table-cell>
          <table:table-cell table:formula="of:=[.P45]+[.N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47];3;12))" office:value-type="float" office:value="0" calcext:value-type="float">
            <text:p>0</text:p>
          </table:table-cell>
          <table:table-cell table:style-name="ce2" office:value-type="string" calcext:value-type="string">
            <text:p>BuzzerEN </text:p>
          </table:table-cell>
          <table:table-cell table:number-columns-repeated="2"/>
          <table:table-cell office:value-type="string" calcext:value-type="string">
            <text:p>0x4</text:p>
          </table:table-cell>
          <table:table-cell table:formula="of:=HEX2DEC(MID([.F47];3;12))" office:value-type="float" office:value="4" calcext:value-type="float">
            <text:p>4</text:p>
          </table:table-cell>
          <table:table-cell/>
          <table:table-cell table:formula="of:=BITLSHIFT([.G47];16)" office:value-type="float" office:value="262144" calcext:value-type="float">
            <text:p>262144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47];3;12))" office:value-type="float" office:value="0" calcext:value-type="float">
            <text:p>0</text:p>
          </table:table-cell>
          <table:table-cell/>
          <table:table-cell table:formula="of:=BITLSHIFT([.N47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table:formula="of:=HEX2DEC(MID([.A48];3;12)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xc7</text:p>
          </table:table-cell>
          <table:table-cell table:formula="of:=HEX2DEC(MID([.F48];3;12))" office:value-type="float" office:value="199" calcext:value-type="float">
            <text:p>199</text:p>
          </table:table-cell>
          <table:table-cell office:value-type="string" calcext:value-type="string">
            <text:p>OutputVolt </text:p>
          </table:table-cell>
          <table:table-cell table:formula="of:=[.I47]+[.G48]" office:value-type="float" office:value="262343" calcext:value-type="float">
            <text:p>262343</text:p>
          </table:table-cell>
          <table:table-cell table:number-columns-repeated="3"/>
          <table:table-cell office:value-type="string" calcext:value-type="string">
            <text:p>0xe8</text:p>
          </table:table-cell>
          <table:table-cell table:formula="of:=HEX2DEC(MID([.M48];3;12))" office:value-type="float" office:value="232" calcext:value-type="float">
            <text:p>232</text:p>
          </table:table-cell>
          <table:table-cell office:value-type="string" calcext:value-type="string">
            <text:p>Eac_dischrTotal L </text:p>
          </table:table-cell>
          <table:table-cell table:formula="of:=[.P47]+[.N48]"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table:formula="of:=HEX2DEC(MID([.A49];3;12))" office:value-type="float" office:value="74" calcext:value-type="float">
            <text:p>74</text:p>
          </table:table-cell>
          <table:table-cell table:style-name="ce2" office:value-type="string" calcext:value-type="string">
            <text:p>Serial NO. 5 </text:p>
          </table:table-cell>
          <table:table-cell table:number-columns-repeated="2"/>
          <table:table-cell office:value-type="string" calcext:value-type="string">
            <text:p>0x17</text:p>
          </table:table-cell>
          <table:table-cell table:formula="of:=HEX2DEC(MID([.F49];3;12))" office:value-type="float" office:value="23" calcext:value-type="float">
            <text:p>23</text:p>
          </table:table-cell>
          <table:table-cell/>
          <table:table-cell table:formula="of:=BITLSHIFT([.G49];16)" office:value-type="float" office:value="1507328" calcext:value-type="float">
            <text:p>1507328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49];3;12))" office:value-type="float" office:value="0" calcext:value-type="float">
            <text:p>0</text:p>
          </table:table-cell>
          <table:table-cell/>
          <table:table-cell table:formula="of:=BITLSHIFT([.N49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56</text:p>
          </table:table-cell>
          <table:table-cell table:formula="of:=HEX2DEC(MID([.A50];3;12))" office:value-type="float" office:value="86" calcext:value-type="float">
            <text:p>86</text:p>
          </table:table-cell>
          <table:table-cell table:number-columns-repeated="3"/>
          <table:table-cell office:value-type="string" calcext:value-type="string">
            <text:p>0x73</text:p>
          </table:table-cell>
          <table:table-cell table:formula="of:=HEX2DEC(MID([.F50];3;12))" office:value-type="float" office:value="115" calcext:value-type="float">
            <text:p>115</text:p>
          </table:table-cell>
          <table:table-cell office:value-type="string" calcext:value-type="string">
            <text:p>OutputFreq </text:p>
          </table:table-cell>
          <table:table-cell table:formula="of:=[.I49]+[.G50]" office:value-type="float" office:value="1507443" calcext:value-type="float">
            <text:p>1507443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50];3;12))" office:value-type="float" office:value="0" calcext:value-type="float">
            <text:p>0</text:p>
          </table:table-cell>
          <table:table-cell office:value-type="string" calcext:value-type="string">
            <text:p>AC Chr Curr </text:p>
          </table:table-cell>
          <table:table-cell table:formula="of:=[.P49]+[.N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table:formula="of:=HEX2DEC(MID([.A51];3;12))" office:value-type="float" office:value="74" calcext:value-type="float">
            <text:p>74</text:p>
          </table:table-cell>
          <table:table-cell table:style-name="ce2" office:value-type="string" calcext:value-type="string">
            <text:p>Serial No. 4 </text:p>
          </table:table-cell>
          <table:table-cell table:number-columns-repeated="2"/>
          <table:table-cell office:value-type="string" calcext:value-type="string">
            <text:p>0x0</text:p>
          </table:table-cell>
          <table:table-cell table:formula="of:=HEX2DEC(MID([.F51];3;12))" office:value-type="float" office:value="0" calcext:value-type="float">
            <text:p>0</text:p>
          </table:table-cell>
          <table:table-cell/>
          <table:table-cell table:formula="of:=BITLSHIFT([.G51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51];3;12))" office:value-type="float" office:value="0" calcext:value-type="float">
            <text:p>0</text:p>
          </table:table-cell>
          <table:table-cell/>
          <table:table-cell table:formula="of:=BITLSHIFT([.N51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table:formula="of:=HEX2DEC(MID([.A52];3;12))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F52];3;12))" office:value-type="float" office:value="0" calcext:value-type="float">
            <text:p>0</text:p>
          </table:table-cell>
          <table:table-cell office:value-type="string" calcext:value-type="string">
            <text:p>Ouput DCV </text:p>
          </table:table-cell>
          <table:table-cell table:formula="of:=[.I51]+[.G5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52];3;12))" office:value-type="float" office:value="0" calcext:value-type="float">
            <text:p>0</text:p>
          </table:table-cell>
          <table:table-cell office:value-type="string" calcext:value-type="string">
            <text:p>AC_DisChrWatt H </text:p>
          </table:table-cell>
          <table:table-cell table:formula="of:=[.P51]+[.N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table:formula="of:=HEX2DEC(MID([.A53];3;12))" office:value-type="float" office:value="67" calcext:value-type="float">
            <text:p>67</text:p>
          </table:table-cell>
          <table:table-cell table:style-name="ce2" office:value-type="string" calcext:value-type="string">
            <text:p>Serial No. 3 </text:p>
          </table:table-cell>
          <table:table-cell table:number-columns-repeated="2"/>
          <table:table-cell office:value-type="string" calcext:value-type="string">
            <text:p>0x0</text:p>
          </table:table-cell>
          <table:table-cell table:formula="of:=HEX2DEC(MID([.F53];3;12))" office:value-type="float" office:value="0" calcext:value-type="float">
            <text:p>0</text:p>
          </table:table-cell>
          <table:table-cell/>
          <table:table-cell table:formula="of:=BITLSHIFT([.G53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11</text:p>
          </table:table-cell>
          <table:table-cell table:formula="of:=HEX2DEC(MID([.M53];3;12))" office:value-type="float" office:value="17" calcext:value-type="float">
            <text:p>17</text:p>
          </table:table-cell>
          <table:table-cell/>
          <table:table-cell table:formula="of:=BITLSHIFT([.N53];16)" office:value-type="float" office:value="1114112" calcext:value-type="float">
            <text:p>1114112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table:formula="of:=HEX2DEC(MID([.A54];3;12))" office:value-type="float" office:value="66" calcext:value-type="float">
            <text:p>66</text:p>
          </table:table-cell>
          <table:table-cell table:number-columns-repeated="3"/>
          <table:table-cell office:value-type="string" calcext:value-type="string">
            <text:p>0xb9</text:p>
          </table:table-cell>
          <table:table-cell table:formula="of:=HEX2DEC(MID([.F54];3;12))" office:value-type="float" office:value="185" calcext:value-type="float">
            <text:p>185</text:p>
          </table:table-cell>
          <table:table-cell office:value-type="string" calcext:value-type="string">
            <text:p>InvTemp </text:p>
          </table:table-cell>
          <table:table-cell table:formula="of:=[.I53]+[.G54]" office:value-type="float" office:value="185" calcext:value-type="float">
            <text:p>185</text:p>
          </table:table-cell>
          <table:table-cell table:number-columns-repeated="3"/>
          <table:table-cell office:value-type="string" calcext:value-type="string">
            <text:p>0xbc</text:p>
          </table:table-cell>
          <table:table-cell table:formula="of:=HEX2DEC(MID([.M54];3;12))" office:value-type="float" office:value="188" calcext:value-type="float">
            <text:p>188</text:p>
          </table:table-cell>
          <table:table-cell office:value-type="string" calcext:value-type="string">
            <text:p>AC_DisChrWatt L </text:p>
          </table:table-cell>
          <table:table-cell table:formula="of:=[.P53]+[.N54]" office:value-type="float" office:value="1114300" calcext:value-type="float">
            <text:p>1114300</text:p>
          </table:table-cell>
        </table:table-row>
        <table:table-row table:style-name="ro1">
          <table:table-cell office:value-type="string" calcext:value-type="string">
            <text:p>0x55</text:p>
          </table:table-cell>
          <table:table-cell table:formula="of:=HEX2DEC(MID([.A55];3;12))" office:value-type="float" office:value="85" calcext:value-type="float">
            <text:p>85</text:p>
          </table:table-cell>
          <table:table-cell table:style-name="ce2" office:value-type="string" calcext:value-type="string">
            <text:p>Serial No. 2 </text:p>
          </table:table-cell>
          <table:table-cell table:number-columns-repeated="2"/>
          <table:table-cell office:value-type="string" calcext:value-type="string">
            <text:p>0x0</text:p>
          </table:table-cell>
          <table:table-cell table:formula="of:=HEX2DEC(MID([.F55];3;12))" office:value-type="float" office:value="0" calcext:value-type="float">
            <text:p>0</text:p>
          </table:table-cell>
          <table:table-cell/>
          <table:table-cell table:formula="of:=BITLSHIFT([.G55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55];3;12))" office:value-type="float" office:value="0" calcext:value-type="float">
            <text:p>0</text:p>
          </table:table-cell>
          <table:table-cell/>
          <table:table-cell table:formula="of:=BITLSHIFT([.N55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table:formula="of:=HEX2DEC(MID([.A56];3;12))"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0xbf</text:p>
          </table:table-cell>
          <table:table-cell table:formula="of:=HEX2DEC(MID([.F56];3;12))" office:value-type="float" office:value="191" calcext:value-type="float">
            <text:p>191</text:p>
          </table:table-cell>
          <table:table-cell office:value-type="string" calcext:value-type="string">
            <text:p>DcDc Temp </text:p>
          </table:table-cell>
          <table:table-cell table:formula="of:=[.I55]+[.G56]" office:value-type="float" office:value="191" calcext:value-type="float">
            <text:p>191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56];3;12))" office:value-type="float" office:value="0" calcext:value-type="float">
            <text:p>0</text:p>
          </table:table-cell>
          <table:table-cell office:value-type="string" calcext:value-type="string">
            <text:p>AC_DisChrVA H </text:p>
          </table:table-cell>
          <table:table-cell table:formula="of:=[.P55]+[.N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table:formula="of:=HEX2DEC(MID([.A57];3;12))" office:value-type="float" office:value="51" calcext:value-type="float">
            <text:p>51</text:p>
          </table:table-cell>
          <table:table-cell table:style-name="ce2" office:value-type="string" calcext:value-type="string">
            <text:p>Serial No. 1 </text:p>
          </table:table-cell>
          <table:table-cell table:number-columns-repeated="2"/>
          <table:table-cell office:value-type="string" calcext:value-type="string">
            <text:p>0x0</text:p>
          </table:table-cell>
          <table:table-cell table:formula="of:=HEX2DEC(MID([.F57];3;12))" office:value-type="float" office:value="0" calcext:value-type="float">
            <text:p>0</text:p>
          </table:table-cell>
          <table:table-cell/>
          <table:table-cell table:formula="of:=BITLSHIFT([.G57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11</text:p>
          </table:table-cell>
          <table:table-cell table:formula="of:=HEX2DEC(MID([.M57];3;12))" office:value-type="float" office:value="17" calcext:value-type="float">
            <text:p>17</text:p>
          </table:table-cell>
          <table:table-cell/>
          <table:table-cell table:formula="of:=BITLSHIFT([.N57];16)" office:value-type="float" office:value="1114112" calcext:value-type="float">
            <text:p>1114112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table:formula="of:=HEX2DEC(MID([.A58];3;12))"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0x90</text:p>
          </table:table-cell>
          <table:table-cell table:formula="of:=HEX2DEC(MID([.F58];3;12))" office:value-type="float" office:value="144" calcext:value-type="float">
            <text:p>144</text:p>
          </table:table-cell>
          <table:table-cell office:value-type="string" calcext:value-type="string">
            <text:p>LoadPercent </text:p>
          </table:table-cell>
          <table:table-cell table:formula="of:=[.I57]+[.G58]" office:value-type="float" office:value="144" calcext:value-type="float">
            <text:p>144</text:p>
          </table:table-cell>
          <table:table-cell table:number-columns-repeated="3"/>
          <table:table-cell office:value-type="string" calcext:value-type="string">
            <text:p>0xbc</text:p>
          </table:table-cell>
          <table:table-cell table:formula="of:=HEX2DEC(MID([.M58];3;12))" office:value-type="float" office:value="188" calcext:value-type="float">
            <text:p>188</text:p>
          </table:table-cell>
          <table:table-cell office:value-type="string" calcext:value-type="string">
            <text:p>AC_DisChrVA L </text:p>
          </table:table-cell>
          <table:table-cell table:formula="of:=[.P57]+[.N58]" office:value-type="float" office:value="1114300" calcext:value-type="float">
            <text:p>111430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59];3;12))" office:value-type="float" office:value="0" calcext:value-type="float">
            <text:p>0</text:p>
          </table:table-cell>
          <table:table-cell table:style-name="ce2" office:value-type="string" calcext:value-type="string">
            <text:p>Moudle H </text:p>
          </table:table-cell>
          <table:table-cell table:number-columns-repeated="2"/>
          <table:table-cell office:value-type="string" calcext:value-type="string">
            <text:p>0x0</text:p>
          </table:table-cell>
          <table:table-cell table:formula="of:=HEX2DEC(MID([.F59];3;12))" office:value-type="float" office:value="0" calcext:value-type="float">
            <text:p>0</text:p>
          </table:table-cell>
          <table:table-cell/>
          <table:table-cell table:formula="of:=BITLSHIFT([.G59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59];3;12))" office:value-type="float" office:value="0" calcext:value-type="float">
            <text:p>0</text:p>
          </table:table-cell>
          <table:table-cell/>
          <table:table-cell table:formula="of:=BITLSHIFT([.N59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60];3;12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F60];3;12))" office:value-type="float" office:value="0" calcext:value-type="float">
            <text:p>0</text:p>
          </table:table-cell>
          <table:table-cell office:value-type="string" calcext:value-type="string">
            <text:p>Bat_s_Volt </text:p>
          </table:table-cell>
          <table:table-cell table:formula="of:=[.I59]+[.G60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60];3;12))" office:value-type="float" office:value="0" calcext:value-type="float">
            <text:p>0</text:p>
          </table:table-cell>
          <table:table-cell office:value-type="string" calcext:value-type="string">
            <text:p>Bat_DisChrWatt H </text:p>
          </table:table-cell>
          <table:table-cell table:formula="of:=[.P59]+[.N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61];3;12))" office:value-type="float" office:value="0" calcext:value-type="float">
            <text:p>0</text:p>
          </table:table-cell>
          <table:table-cell table:style-name="ce2" office:value-type="string" calcext:value-type="string">
            <text:p>Moudle L </text:p>
          </table:table-cell>
          <table:table-cell table:number-columns-repeated="2"/>
          <table:table-cell office:value-type="string" calcext:value-type="string">
            <text:p>0x0</text:p>
          </table:table-cell>
          <table:table-cell table:formula="of:=HEX2DEC(MID([.F61];3;12))" office:value-type="float" office:value="0" calcext:value-type="float">
            <text:p>0</text:p>
          </table:table-cell>
          <table:table-cell/>
          <table:table-cell table:formula="of:=BITLSHIFT([.G61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61];3;12))" office:value-type="float" office:value="0" calcext:value-type="float">
            <text:p>0</text:p>
          </table:table-cell>
          <table:table-cell/>
          <table:table-cell table:formula="of:=BITLSHIFT([.N61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table:formula="of:=HEX2DEC(MID([.A62];3;12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F62];3;12))" office:value-type="float" office:value="0" calcext:value-type="float">
            <text:p>0</text:p>
          </table:table-cell>
          <table:table-cell office:value-type="string" calcext:value-type="string">
            <text:p>Bat_Volt_DSP </text:p>
          </table:table-cell>
          <table:table-cell table:formula="of:=[.I61]+[.G6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62];3;12))" office:value-type="float" office:value="0" calcext:value-type="float">
            <text:p>0</text:p>
          </table:table-cell>
          <table:table-cell office:value-type="string" calcext:value-type="string">
            <text:p>Bat_DisChrWatt L </text:p>
          </table:table-cell>
          <table:table-cell table:formula="of:=[.P61]+[.N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0x0</text:p>
          </table:table-cell>
          <table:table-cell table:formula="of:=HEX2DEC(MID([.F63];3;12))" office:value-type="float" office:value="0" calcext:value-type="float">
            <text:p>0</text:p>
          </table:table-cell>
          <table:table-cell/>
          <table:table-cell table:formula="of:=BITLSHIFT([.G63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63];3;12))" office:value-type="float" office:value="0" calcext:value-type="float">
            <text:p>0</text:p>
          </table:table-cell>
          <table:table-cell/>
          <table:table-cell table:formula="of:=BITLSHIFT([.N63];16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0</text:p>
          </table:table-cell>
          <table:table-cell table:formula="of:=HEX2DEC(MID([.F64];3;12))" office:value-type="float" office:value="0" calcext:value-type="float">
            <text:p>0</text:p>
          </table:table-cell>
          <table:table-cell office:value-type="string" calcext:value-type="string">
            <text:p>Time total H </text:p>
          </table:table-cell>
          <table:table-cell table:formula="of:=[.I63]+[.G6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64];3;12))" office:value-type="float" office:value="0" calcext:value-type="float">
            <text:p>0</text:p>
          </table:table-cell>
          <table:table-cell office:value-type="string" calcext:value-type="string">
            <text:p>Bat_DisChrVA H </text:p>
          </table:table-cell>
          <table:table-cell table:formula="of:=[.P63]+[.N6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0</text:p>
          </table:table-cell>
          <table:table-cell table:formula="of:=HEX2DEC(MID([.F65];3;12))" office:value-type="float" office:value="0" calcext:value-type="float">
            <text:p>0</text:p>
          </table:table-cell>
          <table:table-cell/>
          <table:table-cell table:formula="of:=BITLSHIFT([.G65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65];3;12))" office:value-type="float" office:value="0" calcext:value-type="float">
            <text:p>0</text:p>
          </table:table-cell>
          <table:table-cell/>
          <table:table-cell table:formula="of:=BITLSHIFT([.N65];16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0</text:p>
          </table:table-cell>
          <table:table-cell table:formula="of:=HEX2DEC(MID([.F66];3;12))" office:value-type="float" office:value="0" calcext:value-type="float">
            <text:p>0</text:p>
          </table:table-cell>
          <table:table-cell office:value-type="string" calcext:value-type="string">
            <text:p>Time total L </text:p>
          </table:table-cell>
          <table:table-cell table:formula="of:=[.I65]+[.G66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66];3;12))" office:value-type="float" office:value="0" calcext:value-type="float">
            <text:p>0</text:p>
          </table:table-cell>
          <table:table-cell office:value-type="string" calcext:value-type="string">
            <text:p>Bat_DisChrVA L </text:p>
          </table:table-cell>
          <table:table-cell table:formula="of:=[.P65]+[.N66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0</text:p>
          </table:table-cell>
          <table:table-cell table:formula="of:=HEX2DEC(MID([.F67];3;12))" office:value-type="float" office:value="0" calcext:value-type="float">
            <text:p>0</text:p>
          </table:table-cell>
          <table:table-cell/>
          <table:table-cell table:formula="of:=BITLSHIFT([.G67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67];3;12))" office:value-type="float" office:value="0" calcext:value-type="float">
            <text:p>0</text:p>
          </table:table-cell>
          <table:table-cell/>
          <table:table-cell table:formula="of:=BITLSHIFT([.N67];16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9c</text:p>
          </table:table-cell>
          <table:table-cell table:formula="of:=HEX2DEC(MID([.F68];3;12))" office:value-type="float" office:value="156" calcext:value-type="float">
            <text:p>156</text:p>
          </table:table-cell>
          <table:table-cell office:value-type="string" calcext:value-type="string">
            <text:p>Buck1_NTC </text:p>
          </table:table-cell>
          <table:table-cell table:formula="of:=[.I67]+[.G68]" office:value-type="float" office:value="156" calcext:value-type="float">
            <text:p>156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68];3;12))" office:value-type="float" office:value="0" calcext:value-type="float">
            <text:p>0</text:p>
          </table:table-cell>
          <table:table-cell office:value-type="string" calcext:value-type="string">
            <text:p>Bat_Watt H </text:p>
          </table:table-cell>
          <table:table-cell table:formula="of:=[.P67]+[.N68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0</text:p>
          </table:table-cell>
          <table:table-cell table:formula="of:=HEX2DEC(MID([.F69];3;12))" office:value-type="float" office:value="0" calcext:value-type="float">
            <text:p>0</text:p>
          </table:table-cell>
          <table:table-cell/>
          <table:table-cell table:formula="of:=BITLSHIFT([.G69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69];3;12))" office:value-type="float" office:value="0" calcext:value-type="float">
            <text:p>0</text:p>
          </table:table-cell>
          <table:table-cell/>
          <table:table-cell table:formula="of:=BITLSHIFT([.N69];16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b1</text:p>
          </table:table-cell>
          <table:table-cell table:formula="of:=HEX2DEC(MID([.F70];3;12))" office:value-type="float" office:value="177" calcext:value-type="float">
            <text:p>177</text:p>
          </table:table-cell>
          <table:table-cell table:style-name="Default" office:value-type="string" calcext:value-type="string">
            <text:p>Buck2_NTC</text:p>
          </table:table-cell>
          <table:table-cell table:formula="of:=[.I69]+[.G70]" office:value-type="float" office:value="177" calcext:value-type="float">
            <text:p>177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70];3;12))" office:value-type="float" office:value="0" calcext:value-type="float">
            <text:p>0</text:p>
          </table:table-cell>
          <table:table-cell office:value-type="string" calcext:value-type="string">
            <text:p>Bat_Watt L </text:p>
          </table:table-cell>
          <table:table-cell table:formula="of:=[.P69]+[.N70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0</text:p>
          </table:table-cell>
          <table:table-cell table:formula="of:=HEX2DEC(MID([.F71];3;12))" office:value-type="float" office:value="0" calcext:value-type="float">
            <text:p>0</text:p>
          </table:table-cell>
          <table:table-cell table:style-name="Default"/>
          <table:table-cell table:formula="of:=BITLSHIFT([.G71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71];3;12))" office:value-type="float" office:value="0" calcext:value-type="float">
            <text:p>0</text:p>
          </table:table-cell>
          <table:table-cell/>
          <table:table-cell table:formula="of:=BITLSHIFT([.N71];16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23</text:p>
          </table:table-cell>
          <table:table-cell table:formula="of:=HEX2DEC(MID([.F72];3;12))" office:value-type="float" office:value="35" calcext:value-type="float">
            <text:p>35</text:p>
          </table:table-cell>
          <table:table-cell office:value-type="string" calcext:value-type="string">
            <text:p>OP_Curr </text:p>
          </table:table-cell>
          <table:table-cell table:formula="of:=[.I71]+[.G72]"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72];3;12))" office:value-type="float" office:value="0" calcext:value-type="float">
            <text:p>0</text:p>
          </table:table-cell>
          <table:table-cell office:value-type="string" calcext:value-type="string">
            <text:p>Reserved </text:p>
          </table:table-cell>
          <table:table-cell table:formula="of:=[.P71]+[.N72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0</text:p>
          </table:table-cell>
          <table:table-cell table:formula="of:=HEX2DEC(MID([.F73];3;12))" office:value-type="float" office:value="0" calcext:value-type="float">
            <text:p>0</text:p>
          </table:table-cell>
          <table:table-cell/>
          <table:table-cell table:formula="of:=BITLSHIFT([.G73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73];3;12))" office:value-type="float" office:value="0" calcext:value-type="float">
            <text:p>0</text:p>
          </table:table-cell>
          <table:table-cell/>
          <table:table-cell table:formula="of:=BITLSHIFT([.N73];16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2</text:p>
          </table:table-cell>
          <table:table-cell table:formula="of:=HEX2DEC(MID([.F74];3;12))" office:value-type="float" office:value="2" calcext:value-type="float">
            <text:p>2</text:p>
          </table:table-cell>
          <table:table-cell office:value-type="string" calcext:value-type="string">
            <text:p>Inv_Curr </text:p>
          </table:table-cell>
          <table:table-cell table:formula="of:=[.I73]+[.G74]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74];3;12))" office:value-type="float" office:value="0" calcext:value-type="float">
            <text:p>0</text:p>
          </table:table-cell>
          <table:table-cell office:value-type="string" calcext:value-type="string">
            <text:p>BatOverCharge </text:p>
          </table:table-cell>
          <table:table-cell table:formula="of:=[.P73]+[.N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0</text:p>
          </table:table-cell>
          <table:table-cell table:formula="of:=HEX2DEC(MID([.F75];3;12))" office:value-type="float" office:value="0" calcext:value-type="float">
            <text:p>0</text:p>
          </table:table-cell>
          <table:table-cell/>
          <table:table-cell table:formula="of:=BITLSHIFT([.G75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75];3;12))" office:value-type="float" office:value="0" calcext:value-type="float">
            <text:p>0</text:p>
          </table:table-cell>
          <table:table-cell/>
          <table:table-cell table:formula="of:=BITLSHIFT([.N75];16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0</text:p>
          </table:table-cell>
          <table:table-cell table:formula="of:=HEX2DEC(MID([.F76];3;12))" office:value-type="float" office:value="0" calcext:value-type="float">
            <text:p>0</text:p>
          </table:table-cell>
          <table:table-cell office:value-type="string" calcext:value-type="string">
            <text:p>AC_InWatt H </text:p>
          </table:table-cell>
          <table:table-cell table:formula="of:=[.I75]+[.G76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76];3;12))" office:value-type="float" office:value="0" calcext:value-type="float">
            <text:p>0</text:p>
          </table:table-cell>
          <table:table-cell office:value-type="string" calcext:value-type="string">
            <text:p>MpptFanSpeed </text:p>
          </table:table-cell>
          <table:table-cell table:formula="of:=[.P75]+[.N76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11</text:p>
          </table:table-cell>
          <table:table-cell table:formula="of:=HEX2DEC(MID([.F77];3;12))" office:value-type="float" office:value="17" calcext:value-type="float">
            <text:p>17</text:p>
          </table:table-cell>
          <table:table-cell/>
          <table:table-cell table:formula="of:=BITLSHIFT([.G77];16)" office:value-type="float" office:value="1114112" calcext:value-type="float">
            <text:p>1114112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77];3;12))" office:value-type="float" office:value="0" calcext:value-type="float">
            <text:p>0</text:p>
          </table:table-cell>
          <table:table-cell/>
          <table:table-cell table:formula="of:=BITLSHIFT([.N77];16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94</text:p>
          </table:table-cell>
          <table:table-cell table:formula="of:=HEX2DEC(MID([.F78];3;12))" office:value-type="float" office:value="148" calcext:value-type="float">
            <text:p>148</text:p>
          </table:table-cell>
          <table:table-cell office:value-type="string" calcext:value-type="string">
            <text:p>AC_InWatt L </text:p>
          </table:table-cell>
          <table:table-cell table:formula="of:=[.I77]+[.G78]" office:value-type="float" office:value="1114260" calcext:value-type="float">
            <text:p>1114260</text:p>
          </table:table-cell>
          <table:table-cell table:number-columns-repeated="3"/>
          <table:table-cell office:value-type="string" calcext:value-type="string">
            <text:p>0x26</text:p>
          </table:table-cell>
          <table:table-cell table:formula="of:=HEX2DEC(MID([.M78];3;12))" office:value-type="float" office:value="38" calcext:value-type="float">
            <text:p>38</text:p>
          </table:table-cell>
          <table:table-cell table:style-name="ce7" office:value-type="string" calcext:value-type="string">
            <text:p>InvFanSpeed </text:p>
          </table:table-cell>
          <table:table-cell table:formula="of:=[.P77]+[.N78]" office:value-type="float" office:value="38" calcext:value-type="float">
            <text:p>3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0</text:p>
          </table:table-cell>
          <table:table-cell table:formula="of:=HEX2DEC(MID([.F79];3;12))" office:value-type="float" office:value="0" calcext:value-type="float">
            <text:p>0</text:p>
          </table:table-cell>
          <table:table-cell/>
          <table:table-cell table:formula="of:=BITLSHIFT([.G79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79];3;12))" office:value-type="float" office:value="0" calcext:value-type="float">
            <text:p>0</text:p>
          </table:table-cell>
          <table:table-cell table:style-name="Default"/>
          <table:table-cell table:formula="of:=BITLSHIFT([.N79];16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0</text:p>
          </table:table-cell>
          <table:table-cell table:formula="of:=HEX2DEC(MID([.F80];3;12))" office:value-type="float" office:value="0" calcext:value-type="float">
            <text:p>0</text:p>
          </table:table-cell>
          <table:table-cell office:value-type="string" calcext:value-type="string">
            <text:p>AC_InVA H </text:p>
          </table:table-cell>
          <table:table-cell table:formula="of:=[.I79]+[.G80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80];3;12))" office:value-type="float" office:value="0" calcext:value-type="float">
            <text:p>0</text:p>
          </table:table-cell>
          <table:table-cell table:style-name="Default"/>
          <table:table-cell table:formula="of:=[.P79]+[.N80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11</text:p>
          </table:table-cell>
          <table:table-cell table:formula="of:=HEX2DEC(MID([.F81];3;12))" office:value-type="float" office:value="17" calcext:value-type="float">
            <text:p>17</text:p>
          </table:table-cell>
          <table:table-cell/>
          <table:table-cell table:formula="of:=BITLSHIFT([.G81];16)" office:value-type="float" office:value="1114112" calcext:value-type="float">
            <text:p>1114112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81];3;12))" office:value-type="float" office:value="0" calcext:value-type="float">
            <text:p>0</text:p>
          </table:table-cell>
          <table:table-cell table:style-name="Default"/>
          <table:table-cell table:formula="of:=BITLSHIFT([.N81];16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3a</text:p>
          </table:table-cell>
          <table:table-cell table:formula="of:=HEX2DEC(MID([.F82];3;12))" office:value-type="float" office:value="58" calcext:value-type="float">
            <text:p>58</text:p>
          </table:table-cell>
          <table:table-cell office:value-type="string" calcext:value-type="string">
            <text:p>AC_InVA L </text:p>
          </table:table-cell>
          <table:table-cell table:formula="of:=[.I81]+[.G82]" office:value-type="float" office:value="1114170" calcext:value-type="float">
            <text:p>111417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82];3;12))" office:value-type="float" office:value="0" calcext:value-type="float">
            <text:p>0</text:p>
          </table:table-cell>
          <table:table-cell table:style-name="Default"/>
          <table:table-cell table:formula="of:=[.P81]+[.N82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0</text:p>
          </table:table-cell>
          <table:table-cell table:formula="of:=HEX2DEC(MID([.F83];3;12))" office:value-type="float" office:value="0" calcext:value-type="float">
            <text:p>0</text:p>
          </table:table-cell>
          <table:table-cell/>
          <table:table-cell table:formula="of:=BITLSHIFT([.G83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83];3;12))" office:value-type="float" office:value="0" calcext:value-type="float">
            <text:p>0</text:p>
          </table:table-cell>
          <table:table-cell table:style-name="Default"/>
          <table:table-cell table:formula="of:=BITLSHIFT([.N83];16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0</text:p>
          </table:table-cell>
          <table:table-cell table:formula="of:=HEX2DEC(MID([.F84];3;12))" office:value-type="float" office:value="0" calcext:value-type="float">
            <text:p>0</text:p>
          </table:table-cell>
          <table:table-cell office:value-type="string" calcext:value-type="string">
            <text:p>Fault bit </text:p>
          </table:table-cell>
          <table:table-cell table:formula="of:=[.I83]+[.G8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84];3;12))" office:value-type="float" office:value="0" calcext:value-type="float">
            <text:p>0</text:p>
          </table:table-cell>
          <table:table-cell table:style-name="Default"/>
          <table:table-cell table:formula="of:=[.P83]+[.N8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0</text:p>
          </table:table-cell>
          <table:table-cell table:formula="of:=HEX2DEC(MID([.F85];3;12))" office:value-type="float" office:value="0" calcext:value-type="float">
            <text:p>0</text:p>
          </table:table-cell>
          <table:table-cell/>
          <table:table-cell table:formula="of:=BITLSHIFT([.G85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85];3;12))" office:value-type="float" office:value="0" calcext:value-type="float">
            <text:p>0</text:p>
          </table:table-cell>
          <table:table-cell table:style-name="Default"/>
          <table:table-cell table:formula="of:=BITLSHIFT([.N85];16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0</text:p>
          </table:table-cell>
          <table:table-cell table:formula="of:=HEX2DEC(MID([.F86];3;12))" office:value-type="float" office:value="0" calcext:value-type="float">
            <text:p>0</text:p>
          </table:table-cell>
          <table:table-cell office:value-type="string" calcext:value-type="string">
            <text:p>Warning bit </text:p>
          </table:table-cell>
          <table:table-cell table:formula="of:=[.I85]+[.G86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3f</text:p>
          </table:table-cell>
          <table:table-cell table:formula="of:=HEX2DEC(MID([.M86];3;12))" office:value-type="float" office:value="63" calcext:value-type="float">
            <text:p>63</text:p>
          </table:table-cell>
          <table:table-cell table:style-name="Default"/>
          <table:table-cell table:formula="of:=[.P85]+[.N86]"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0</text:p>
          </table:table-cell>
          <table:table-cell table:formula="of:=HEX2DEC(MID([.F87];3;12))" office:value-type="float" office:value="0" calcext:value-type="float">
            <text:p>0</text:p>
          </table:table-cell>
          <table:table-cell/>
          <table:table-cell table:formula="of:=BITLSHIFT([.G87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87];3;12))" office:value-type="float" office:value="0" calcext:value-type="float">
            <text:p>0</text:p>
          </table:table-cell>
          <table:table-cell table:style-name="Default"/>
          <table:table-cell table:formula="of:=BITLSHIFT([.N87];16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0</text:p>
          </table:table-cell>
          <table:table-cell table:formula="of:=HEX2DEC(MID([.F88];3;12))" office:value-type="float" office:value="0" calcext:value-type="float">
            <text:p>0</text:p>
          </table:table-cell>
          <table:table-cell office:value-type="string" calcext:value-type="string">
            <text:p>fault value </text:p>
          </table:table-cell>
          <table:table-cell table:formula="of:=[.I87]+[.G88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88];3;12))" office:value-type="float" office:value="0" calcext:value-type="float">
            <text:p>0</text:p>
          </table:table-cell>
          <table:table-cell table:style-name="Default"/>
          <table:table-cell table:formula="of:=[.P87]+[.N88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0</text:p>
          </table:table-cell>
          <table:table-cell table:formula="of:=HEX2DEC(MID([.F89];3;12))" office:value-type="float" office:value="0" calcext:value-type="float">
            <text:p>0</text:p>
          </table:table-cell>
          <table:table-cell/>
          <table:table-cell table:formula="of:=BITLSHIFT([.G89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x0</text:p>
          </table:table-cell>
          <table:table-cell table:formula="of:=HEX2DEC(MID([.M89];3;12))" office:value-type="float" office:value="0" calcext:value-type="float">
            <text:p>0</text:p>
          </table:table-cell>
          <table:table-cell table:style-name="Default"/>
          <table:table-cell table:formula="of:=BITLSHIFT([.N89];16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0</text:p>
          </table:table-cell>
          <table:table-cell table:formula="of:=HEX2DEC(MID([.F90];3;12))" office:value-type="float" office:value="0" calcext:value-type="float">
            <text:p>0</text:p>
          </table:table-cell>
          <table:table-cell office:value-type="string" calcext:value-type="string">
            <text:p>warning value </text:p>
          </table:table-cell>
          <table:table-cell table:number-columns-repeated="4"/>
          <table:table-cell office:value-type="string" calcext:value-type="string">
            <text:p>0xe9</text:p>
          </table:table-cell>
          <table:table-cell table:formula="of:=HEX2DEC(MID([.M90];3;12))" office:value-type="float" office:value="233" calcext:value-type="float">
            <text:p>233</text:p>
          </table:table-cell>
          <table:table-cell table:style-name="Default"/>
          <table:table-cell table:formula="of:=[.P89]+[.N90]" office:value-type="float" office:value="233" calcext:value-type="float">
            <text:p>233</text:p>
          </table:table-cell>
        </table:table-row>
        <table:table-row table:style-name="ro1">
          <table:table-cell table:number-columns-repeated="14"/>
          <table:table-cell table:style-name="Default"/>
          <table:table-cell/>
        </table:table-row>
        <table:table-row table:style-name="ro1">
          <table:table-cell table:number-columns-repeated="7"/>
          <table:table-cell table:style-name="ce7" office:value-type="string" calcext:value-type="string">
            <text:p>DTC </text:p>
          </table:table-cell>
          <table:table-cell table:number-columns-repeated="6"/>
          <table:table-cell table:style-name="Default"/>
          <table:table-cell/>
        </table:table-row>
      </table:table>
      <table:table table:name="Sheet1" table:style-name="ta1">
        <office:forms form:automatic-focus="false" form:apply-design-mode="false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2" table:default-cell-style-name="ce14"/>
        <table:table-column table:style-name="co1" table:default-cell-style-name="Default"/>
        <table:table-column table:style-name="co13" table:default-cell-style-name="ce16"/>
        <table:table-column table:style-name="co14" table:visibility="collapse" table:default-cell-style-name="Default"/>
        <table:table-column table:style-name="co15" table:default-cell-style-name="ce17"/>
        <table:table-column table:style-name="co1" table:number-columns-repeated="2" table:default-cell-style-name="ce17"/>
        <table:table-column table:style-name="co16" table:default-cell-style-name="ce6"/>
        <table:table-column table:style-name="co15" table:number-columns-repeated="2" table:default-cell-style-name="ce6"/>
        <table:table-column table:style-name="co1" table:number-columns-repeated="1004" table:default-cell-style-name="Default"/>
        <table:table-row table:style-name="ro1">
          <table:table-cell table:number-columns-repeated="10"/>
          <table:table-cell office:value-type="string" calcext:value-type="string">
            <text:p>INV – OP – AC – BAT – LINE – WAT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. Grp.</text:p>
          </table:table-cell>
          <table:table-cell office:value-type="string" calcext:value-type="string">
            <text:p>Reg Index</text:p>
          </table:table-cell>
          <table:table-cell office:value-type="string" calcext:value-type="string">
            <text:p>Reg. NO.</text:p>
          </table:table-cell>
          <table:table-cell office:value-type="string" calcext:value-type="string">
            <text:p>Variable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Note</text:p>
          </table:table-cell>
          <table:table-cell table:number-columns-repeated="3" office:value-type="string" calcext:value-type="string">
            <text:p>clean_name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3"/>
          <table:table-cell office:value-type="string" calcext:value-type="string">
            <text:p>CONST.PY – ATTRIBUTES</text:p>
          </table:table-cell>
          <table:table-cell office:value-type="string" calcext:value-type="string">
            <text:p>CONST.PY – ATTR</text:p>
          </table:table-cell>
          <table:table-cell office:value-type="string" calcext:value-type="string">
            <text:p>CONST.PY – REGISTERS</text:p>
          </table:table-cell>
          <table:table-cell table:number-columns-repeated="1004"/>
        </table:table-row>
        <table:table-row table:style-name="ro2">
          <table:table-cell table:formula="of:=INT([.C4]/45)+1" office:value-type="float" office:value="1" calcext:value-type="float">
            <text:p>1</text:p>
          </table:table-cell>
          <table:table-cell table:formula="of:=[.C4]-(45*([.A4]-1))" office:value-type="float" office:value="0" calcext:value-type="float">
            <text:p>0</text:p>
          </table:table-cell>
          <table:table-cell table:style-name="ce1" office:value-type="float" office:value="0" calcext:value-type="float">
            <text:p>00</text:p>
          </table:table-cell>
          <table:table-cell office:value-type="string" calcext:value-type="string">
            <text:p>System Status</text:p>
          </table:table-cell>
          <table:table-cell office:value-type="string" calcext:value-type="string">
            <text:p>System run state</text:p>
          </table:table-cell>
          <table:table-cell office:value-type="string" calcext:value-type="string">
            <text:p>0: Standby; </text:p>
            <text:p>1; （No Use） </text:p>
            <text:p>2: Discharge; </text:p>
            <text:p>3: Fault; </text:p>
            <text:p>4: Flash; </text:p>
            <text:p>5: PV charge; </text:p>
            <text:p>6: AC charge; </text:p>
            <text:p>7: Combine charge; </text:p>
            <text:p>8: Combine charge and Bypass; </text:p>
            <text:p>9: PV charge and Bypass; </text:p>
            <text:p>10: AC charge and Bypass; </text:p>
            <text:p>11: Bypass; </text:p>
            <text:p>12: PV charge and Discharge</text:p>
          </table:table-cell>
          <table:table-cell table:number-columns-repeated="2"/>
          <table:table-cell table:formula="of:=TRIM([.D4])" office:value-type="string" office:string-value="System Status" calcext:value-type="string">
            <text:p>System Status</text:p>
          </table:table-cell>
          <table:table-cell table:formula="of:=UPPER(SUBSTITUTE([.I4];&quot; &quot;;&quot;_&quot;))" office:value-type="string" office:string-value="SYSTEM_STATUS" calcext:value-type="string">
            <text:p>SYSTEM_STATUS</text:p>
          </table:table-cell>
          <table:table-cell office:value-type="string" calcext:value-type="string">
            <text:p>SYSTEM_STATUS</text:p>
          </table:table-cell>
          <table:table-cell table:formula="of:=IF([.K4]=&quot;&quot;;&quot;&quot;;&quot;ATTR_&quot;&amp;[.K4])" office:value-type="string" office:string-value="ATTR_SYSTEM_STATUS" calcext:value-type="string">
            <text:p>ATTR_SYSTEM_STATUS</text:p>
          </table:table-cell>
          <table:table-cell table:formula="of:=IF([.K4]=&quot;&quot;;&quot;&quot;;&quot;data[ATTR_&quot;&amp;[.K4]&amp;&quot;] = rssf(rir&quot;&amp;[.A4]&amp;&quot;, REG_&quot;&amp;[.K4]&amp;&quot;)&quot;)" office:value-type="string" office:string-value="data[ATTR_SYSTEM_STATUS] = rssf(rir1, REG_SYSTEM_STATUS)" calcext:value-type="string">
            <text:p>data[ATTR_SYSTEM_STATUS] = rssf(rir1, REG_SYSTEM_STATUS)</text:p>
          </table:table-cell>
          <table:table-cell table:formula="of:=&quot;ATTR_&quot;&amp;[.K4]&amp;&quot; = &quot;&quot;&quot;&amp;LOWER(SUBSTITUTE(SUBSTITUTE(SUBSTITUTE(SUBSTITUTE(SUBSTITUTE(TRIM([.E4]);&quot;  &quot;;&quot; &quot;);&quot; &quot;;&quot;_&quot;);&quot;-&quot;;&quot;&quot;);&quot;(&quot;;&quot;&quot;);&quot;)&quot;;&quot;&quot;))&amp;&quot;&quot;&quot;&quot;" office:value-type="string" office:string-value="ATTR_SYSTEM_STATUS = &quot;system_run_state&quot;" calcext:value-type="string">
            <text:p>ATTR_SYSTEM_STATUS = "system_run_state"</text:p>
          </table:table-cell>
          <table:table-cell table:formula="of:=IF([.K4]=&quot;&quot;;&quot;&quot;;&quot;ATTR_&quot;&amp;[.K4]&amp;&quot; = &quot;&quot;&quot;&amp;LOWER([.K4])&amp;&quot;&quot;&quot;&quot;)" office:value-type="string" office:string-value="ATTR_SYSTEM_STATUS = &quot;system_status&quot;" calcext:value-type="string">
            <text:p>ATTR_SYSTEM_STATUS = "system_status"</text:p>
          </table:table-cell>
          <table:table-cell table:formula="of:=TRIM(ORG.LIBREOFFICE.REGEX([.G4];&quot;\d*\.\d*&quot;;&quot;&quot;))">
            <text:p/>
          </table:table-cell>
          <table:table-cell table:formula="of:=IF([.P4]=&quot;&quot;;&quot;None&quot;;[.P4])" office:value-type="string" office:string-value="None" calcext:value-type="string">
            <text:p>None</text:p>
          </table:table-cell>
          <table:table-cell table:formula="of:=IF([.K4]=&quot;&quot;;&quot;&quot;;&quot;ATTR_&quot;&amp;[.K4]&amp;&quot;: &quot;&amp;VLOOKUP([.Q4];[Sheet2.$A$1:.$B$9];2)&amp;&quot;,&quot;)" office:value-type="string" office:string-value="ATTR_SYSTEM_STATUS: None," calcext:value-type="string">
            <text:p>ATTR_SYSTEM_STATUS: None,</text:p>
          </table:table-cell>
          <table:table-cell table:formula="of:=IF([.K4]=&quot;&quot;;&quot;&quot;;IF([.Q4]=&quot;None&quot;;[.O4];[.O4]&amp;&quot;  # &quot;&amp;[.Q4]))" office:value-type="string" office:string-value="ATTR_SYSTEM_STATUS = &quot;system_status&quot;" calcext:value-type="string">
            <text:p>ATTR_SYSTEM_STATUS = "system_status"</text:p>
          </table:table-cell>
          <table:table-cell table:formula="of:=IF([.K4]=&quot;&quot;;&quot;&quot;;&quot;REG_&quot;&amp;[.K4]&amp;&quot; = &quot;&amp;[.C4]-(45*([.A4]-1)))" office:value-type="string" office:string-value="REG_SYSTEM_STATUS = 0" calcext:value-type="string">
            <text:p>REG_SYSTEM_STATUS = 0</text:p>
          </table:table-cell>
          <table:table-cell table:number-columns-repeated="1004"/>
        </table:table-row>
        <table:table-row table:style-name="ro1">
          <table:table-cell table:formula="of:=INT([.C5]/45)+1" office:value-type="float" office:value="1" calcext:value-type="float">
            <text:p>1</text:p>
          </table:table-cell>
          <table:table-cell table:formula="of:=[.C5]-(45*([.A5]-1))" office:value-type="float" office:value="1" calcext:value-type="float">
            <text:p>1</text:p>
          </table:table-cell>
          <table:table-cell table:style-name="ce1" office:value-type="float" office:value="1" calcext:value-type="float">
            <text:p>01</text:p>
          </table:table-cell>
          <table:table-cell office:value-type="string" calcext:value-type="string">
            <text:p>Vpv1</text:p>
          </table:table-cell>
          <table:table-cell table:number-columns-repeated="2"/>
          <table:table-cell table:style-name="ce2" office:value-type="string" calcext:value-type="string">
            <text:p>0.1V </text:p>
          </table:table-cell>
          <table:table-cell/>
          <table:table-cell table:formula="of:=TRIM([.D5])" office:value-type="string" office:string-value="Vpv1" calcext:value-type="string">
            <text:p>Vpv1</text:p>
          </table:table-cell>
          <table:table-cell table:formula="of:=UPPER(SUBSTITUTE([.I5];&quot; &quot;;&quot;_&quot;))" office:value-type="string" office:string-value="VPV1" calcext:value-type="string">
            <text:p>VPV1</text:p>
          </table:table-cell>
          <table:table-cell office:value-type="string" calcext:value-type="string">
            <text:p>PV1_V</text:p>
          </table:table-cell>
          <table:table-cell table:formula="of:=IF([.K5]=&quot;&quot;;&quot;&quot;;&quot;ATTR_&quot;&amp;[.K5])" office:value-type="string" office:string-value="ATTR_PV1_V" calcext:value-type="string">
            <text:p>ATTR_PV1_V</text:p>
          </table:table-cell>
          <table:table-cell table:formula="of:=IF([.K5]=&quot;&quot;;&quot;&quot;;&quot;data[ATTR_&quot;&amp;[.K5]&amp;&quot;] = rssf(rir&quot;&amp;[.A5]&amp;&quot;, REG_&quot;&amp;[.K5]&amp;&quot;)&quot;)" office:value-type="string" office:string-value="data[ATTR_PV1_V] = rssf(rir1, REG_PV1_V)" calcext:value-type="string">
            <text:p>data[ATTR_PV1_V] = rssf(rir1, REG_PV1_V)</text:p>
          </table:table-cell>
          <table:table-cell table:formula="of:=&quot;ATTR_&quot;&amp;[.K5]&amp;&quot; = &quot;&quot;&quot;&amp;LOWER(SUBSTITUTE(SUBSTITUTE(SUBSTITUTE(SUBSTITUTE(SUBSTITUTE(TRIM([.E5]);&quot;  &quot;;&quot; &quot;);&quot; &quot;;&quot;_&quot;);&quot;-&quot;;&quot;&quot;);&quot;(&quot;;&quot;&quot;);&quot;)&quot;;&quot;&quot;))&amp;&quot;&quot;&quot;&quot;" office:value-type="string" office:string-value="ATTR_PV1_V = &quot;&quot;" calcext:value-type="string">
            <text:p>ATTR_PV1_V = ""</text:p>
          </table:table-cell>
          <table:table-cell table:formula="of:=IF([.K5]=&quot;&quot;;&quot;&quot;;&quot;ATTR_&quot;&amp;[.K5]&amp;&quot; = &quot;&quot;&quot;&amp;LOWER([.K5])&amp;&quot;&quot;&quot;&quot;)" office:value-type="string" office:string-value="ATTR_PV1_V = &quot;pv1_v&quot;" calcext:value-type="string">
            <text:p>ATTR_PV1_V = "pv1_v"</text:p>
          </table:table-cell>
          <table:table-cell table:formula="of:=TRIM(ORG.LIBREOFFICE.REGEX([.G5];&quot;\d*\.\d*&quot;;&quot;&quot;))" office:value-type="string" office:string-value="V" calcext:value-type="string">
            <text:p>V</text:p>
          </table:table-cell>
          <table:table-cell table:formula="of:=IF([.P5]=&quot;&quot;;&quot;None&quot;;[.P5])" office:value-type="string" office:string-value="V" calcext:value-type="string">
            <text:p>V</text:p>
          </table:table-cell>
          <table:table-cell table:formula="of:=IF([.K5]=&quot;&quot;;&quot;&quot;;&quot;ATTR_&quot;&amp;[.K5]&amp;&quot;: &quot;&amp;VLOOKUP([.Q5];[Sheet2.$A$1:.$B$9];2)&amp;&quot;,&quot;)" office:value-type="string" office:string-value="ATTR_PV1_V: ELECTRICAL_POTENTIAL_VOLT," calcext:value-type="string">
            <text:p>ATTR_PV1_V: ELECTRICAL_POTENTIAL_VOLT,</text:p>
          </table:table-cell>
          <table:table-cell table:formula="of:=IF([.K5]=&quot;&quot;;&quot;&quot;;IF([.Q5]=&quot;None&quot;;[.O5];[.O5]&amp;&quot;  # &quot;&amp;[.Q5]))" office:value-type="string" office:string-value="ATTR_PV1_V = &quot;pv1_v&quot;  # V" calcext:value-type="string">
            <text:p>ATTR_PV1_V = "pv1_v" <text:s/># V</text:p>
          </table:table-cell>
          <table:table-cell table:formula="of:=IF([.K5]=&quot;&quot;;&quot;&quot;;&quot;REG_&quot;&amp;[.K5]&amp;&quot; = &quot;&amp;[.C5]-(45*([.A5]-1)))" office:value-type="string" office:string-value="REG_PV1_V = 1" calcext:value-type="string">
            <text:p>REG_PV1_V = 1</text:p>
          </table:table-cell>
          <table:table-cell table:number-columns-repeated="1004"/>
        </table:table-row>
        <table:table-row table:style-name="ro1">
          <table:table-cell table:formula="of:=INT([.C6]/45)+1" office:value-type="float" office:value="1" calcext:value-type="float">
            <text:p>1</text:p>
          </table:table-cell>
          <table:table-cell table:formula="of:=[.C6]-(45*([.A6]-1))" office:value-type="float" office:value="2" calcext:value-type="float">
            <text:p>2</text:p>
          </table:table-cell>
          <table:table-cell table:style-name="ce1" office:value-type="float" office:value="2" calcext:value-type="float">
            <text:p>02</text:p>
          </table:table-cell>
          <table:table-cell office:value-type="string" calcext:value-type="string">
            <text:p>Vpv2</text:p>
          </table:table-cell>
          <table:table-cell table:number-columns-repeated="2"/>
          <table:table-cell table:style-name="ce2" office:value-type="string" calcext:value-type="string">
            <text:p>0.1V </text:p>
          </table:table-cell>
          <table:table-cell/>
          <table:table-cell table:formula="of:=TRIM([.D6])" office:value-type="string" office:string-value="Vpv2" calcext:value-type="string">
            <text:p>Vpv2</text:p>
          </table:table-cell>
          <table:table-cell table:formula="of:=UPPER(SUBSTITUTE([.I6];&quot; &quot;;&quot;_&quot;))" office:value-type="string" office:string-value="VPV2" calcext:value-type="string">
            <text:p>VPV2</text:p>
          </table:table-cell>
          <table:table-cell office:value-type="string" calcext:value-type="string">
            <text:p>PV2_V</text:p>
          </table:table-cell>
          <table:table-cell table:formula="of:=IF([.K6]=&quot;&quot;;&quot;&quot;;&quot;ATTR_&quot;&amp;[.K6])" office:value-type="string" office:string-value="ATTR_PV2_V" calcext:value-type="string">
            <text:p>ATTR_PV2_V</text:p>
          </table:table-cell>
          <table:table-cell table:formula="of:=IF([.K6]=&quot;&quot;;&quot;&quot;;&quot;data[ATTR_&quot;&amp;[.K6]&amp;&quot;] = rssf(rir&quot;&amp;[.A6]&amp;&quot;, REG_&quot;&amp;[.K6]&amp;&quot;)&quot;)" office:value-type="string" office:string-value="data[ATTR_PV2_V] = rssf(rir1, REG_PV2_V)" calcext:value-type="string">
            <text:p>data[ATTR_PV2_V] = rssf(rir1, REG_PV2_V)</text:p>
          </table:table-cell>
          <table:table-cell table:formula="of:=&quot;ATTR_&quot;&amp;[.K6]&amp;&quot; = &quot;&quot;&quot;&amp;LOWER(SUBSTITUTE(SUBSTITUTE(SUBSTITUTE(SUBSTITUTE(SUBSTITUTE(TRIM([.E6]);&quot;  &quot;;&quot; &quot;);&quot; &quot;;&quot;_&quot;);&quot;-&quot;;&quot;&quot;);&quot;(&quot;;&quot;&quot;);&quot;)&quot;;&quot;&quot;))&amp;&quot;&quot;&quot;&quot;" office:value-type="string" office:string-value="ATTR_PV2_V = &quot;&quot;" calcext:value-type="string">
            <text:p>ATTR_PV2_V = ""</text:p>
          </table:table-cell>
          <table:table-cell table:formula="of:=IF([.K6]=&quot;&quot;;&quot;&quot;;&quot;ATTR_&quot;&amp;[.K6]&amp;&quot; = &quot;&quot;&quot;&amp;LOWER([.K6])&amp;&quot;&quot;&quot;&quot;)" office:value-type="string" office:string-value="ATTR_PV2_V = &quot;pv2_v&quot;" calcext:value-type="string">
            <text:p>ATTR_PV2_V = "pv2_v"</text:p>
          </table:table-cell>
          <table:table-cell table:formula="of:=TRIM(ORG.LIBREOFFICE.REGEX([.G6];&quot;\d*\.\d*&quot;;&quot;&quot;))" office:value-type="string" office:string-value="V" calcext:value-type="string">
            <text:p>V</text:p>
          </table:table-cell>
          <table:table-cell table:formula="of:=IF([.P6]=&quot;&quot;;&quot;None&quot;;[.P6])" office:value-type="string" office:string-value="V" calcext:value-type="string">
            <text:p>V</text:p>
          </table:table-cell>
          <table:table-cell table:formula="of:=IF([.K6]=&quot;&quot;;&quot;&quot;;&quot;ATTR_&quot;&amp;[.K6]&amp;&quot;: &quot;&amp;VLOOKUP([.Q6];[Sheet2.$A$1:.$B$9];2)&amp;&quot;,&quot;)" office:value-type="string" office:string-value="ATTR_PV2_V: ELECTRICAL_POTENTIAL_VOLT," calcext:value-type="string">
            <text:p>ATTR_PV2_V: ELECTRICAL_POTENTIAL_VOLT,</text:p>
          </table:table-cell>
          <table:table-cell table:formula="of:=IF([.K6]=&quot;&quot;;&quot;&quot;;IF([.Q6]=&quot;None&quot;;[.O6];[.O6]&amp;&quot;  # &quot;&amp;[.Q6]))" office:value-type="string" office:string-value="ATTR_PV2_V = &quot;pv2_v&quot;  # V" calcext:value-type="string">
            <text:p>ATTR_PV2_V = "pv2_v" <text:s/># V</text:p>
          </table:table-cell>
          <table:table-cell table:formula="of:=IF([.K6]=&quot;&quot;;&quot;&quot;;&quot;REG_&quot;&amp;[.K6]&amp;&quot; = &quot;&amp;[.C6]-(45*([.A6]-1)))" office:value-type="string" office:string-value="REG_PV2_V = 2" calcext:value-type="string">
            <text:p>REG_PV2_V = 2</text:p>
          </table:table-cell>
          <table:table-cell table:number-columns-repeated="1004"/>
        </table:table-row>
        <table:table-row table:style-name="ro1">
          <table:table-cell table:formula="of:=INT([.C7]/45)+1" office:value-type="float" office:value="1" calcext:value-type="float">
            <text:p>1</text:p>
          </table:table-cell>
          <table:table-cell table:formula="of:=[.C7]-(45*([.A7]-1))" office:value-type="float" office:value="3" calcext:value-type="float">
            <text:p>3</text:p>
          </table:table-cell>
          <table:table-cell table:style-name="ce1" office:value-type="float" office:value="3" calcext:value-type="float">
            <text:p>03</text:p>
          </table:table-cell>
          <table:table-cell office:value-type="string" calcext:value-type="string">
            <text:p>Ppv1 H</text:p>
          </table:table-cell>
          <table:table-cell table:number-columns-repeated="2"/>
          <table:table-cell table:style-name="ce2" office:value-type="string" calcext:value-type="string">
            <text:p>0.1W</text:p>
          </table:table-cell>
          <table:table-cell/>
          <table:table-cell table:formula="of:=TRIM([.D7])" office:value-type="string" office:string-value="Ppv1 H" calcext:value-type="string">
            <text:p>Ppv1 H</text:p>
          </table:table-cell>
          <table:table-cell table:formula="of:=UPPER(SUBSTITUTE([.I7];&quot; &quot;;&quot;_&quot;))" office:value-type="string" office:string-value="PPV1_H" calcext:value-type="string">
            <text:p>PPV1_H</text:p>
          </table:table-cell>
          <table:table-cell/>
          <table:table-cell table:formula="of:=IF([.K7]=&quot;&quot;;&quot;&quot;;&quot;ATTR_&quot;&amp;[.K7])">
            <text:p/>
          </table:table-cell>
          <table:table-cell table:formula="of:=IF([.K7]=&quot;&quot;;&quot;&quot;;&quot;data[ATTR_&quot;&amp;[.K7]&amp;&quot;] = rssf(rir&quot;&amp;[.A7]&amp;&quot;, REG_&quot;&amp;[.K7]&amp;&quot;)&quot;)">
            <text:p/>
          </table:table-cell>
          <table:table-cell table:formula="of:=&quot;ATTR_&quot;&amp;[.K7]&amp;&quot; = &quot;&quot;&quot;&amp;LOWER(SUBSTITUTE(SUBSTITUTE(SUBSTITUTE(SUBSTITUTE(SUBSTITUTE(TRIM([.E7]);&quot;  &quot;;&quot; &quot;);&quot; &quot;;&quot;_&quot;);&quot;-&quot;;&quot;&quot;);&quot;(&quot;;&quot;&quot;);&quot;)&quot;;&quot;&quot;))&amp;&quot;&quot;&quot;&quot;" office:value-type="string" office:string-value="ATTR_ = &quot;&quot;" calcext:value-type="string">
            <text:p>ATTR_ = ""</text:p>
          </table:table-cell>
          <table:table-cell table:formula="of:=IF([.K7]=&quot;&quot;;&quot;&quot;;&quot;ATTR_&quot;&amp;[.K7]&amp;&quot; = &quot;&quot;&quot;&amp;LOWER([.K7])&amp;&quot;&quot;&quot;&quot;)">
            <text:p/>
          </table:table-cell>
          <table:table-cell table:formula="of:=TRIM(ORG.LIBREOFFICE.REGEX([.G7];&quot;\d*\.\d*&quot;;&quot;&quot;))" office:value-type="string" office:string-value="W" calcext:value-type="string">
            <text:p>W</text:p>
          </table:table-cell>
          <table:table-cell table:formula="of:=IF([.P7]=&quot;&quot;;&quot;None&quot;;[.P7])" office:value-type="string" office:string-value="W" calcext:value-type="string">
            <text:p>W</text:p>
          </table:table-cell>
          <table:table-cell table:formula="of:=IF([.K7]=&quot;&quot;;&quot;&quot;;&quot;ATTR_&quot;&amp;[.K7]&amp;&quot;: &quot;&amp;VLOOKUP([.Q7];[Sheet2.$A$1:.$B$9];2)&amp;&quot;,&quot;)">
            <text:p/>
          </table:table-cell>
          <table:table-cell table:formula="of:=IF([.K7]=&quot;&quot;;&quot;&quot;;IF([.Q7]=&quot;None&quot;;[.O7];[.O7]&amp;&quot;  # &quot;&amp;[.Q7]))">
            <text:p/>
          </table:table-cell>
          <table:table-cell table:formula="of:=IF([.K7]=&quot;&quot;;&quot;&quot;;&quot;REG_&quot;&amp;[.K7]&amp;&quot; = &quot;&amp;[.C7]-(45*([.A7]-1)))">
            <text:p/>
          </table:table-cell>
          <table:table-cell table:number-columns-repeated="1004"/>
        </table:table-row>
        <table:table-row table:style-name="ro1">
          <table:table-cell table:formula="of:=INT([.C8]/45)+1" office:value-type="float" office:value="1" calcext:value-type="float">
            <text:p>1</text:p>
          </table:table-cell>
          <table:table-cell table:formula="of:=[.C8]-(45*([.A8]-1))" office:value-type="float" office:value="4" calcext:value-type="float">
            <text:p>4</text:p>
          </table:table-cell>
          <table:table-cell table:style-name="ce1" office:value-type="float" office:value="4" calcext:value-type="float">
            <text:p>04</text:p>
          </table:table-cell>
          <table:table-cell office:value-type="string" calcext:value-type="string">
            <text:p>Ppv1 L</text:p>
          </table:table-cell>
          <table:table-cell table:number-columns-repeated="2"/>
          <table:table-cell table:style-name="ce2" office:value-type="string" calcext:value-type="string">
            <text:p>0.1W</text:p>
          </table:table-cell>
          <table:table-cell/>
          <table:table-cell table:formula="of:=TRIM([.D8])" office:value-type="string" office:string-value="Ppv1 L" calcext:value-type="string">
            <text:p>Ppv1 L</text:p>
          </table:table-cell>
          <table:table-cell table:formula="of:=UPPER(SUBSTITUTE([.I8];&quot; &quot;;&quot;_&quot;))" office:value-type="string" office:string-value="PPV1_L" calcext:value-type="string">
            <text:p>PPV1_L</text:p>
          </table:table-cell>
          <table:table-cell/>
          <table:table-cell table:formula="of:=IF([.K8]=&quot;&quot;;&quot;&quot;;&quot;ATTR_&quot;&amp;[.K8])">
            <text:p/>
          </table:table-cell>
          <table:table-cell table:formula="of:=IF([.K8]=&quot;&quot;;&quot;&quot;;&quot;data[ATTR_&quot;&amp;[.K8]&amp;&quot;] = rssf(rir&quot;&amp;[.A8]&amp;&quot;, REG_&quot;&amp;[.K8]&amp;&quot;)&quot;)">
            <text:p/>
          </table:table-cell>
          <table:table-cell table:formula="of:=&quot;ATTR_&quot;&amp;[.K8]&amp;&quot; = &quot;&quot;&quot;&amp;LOWER(SUBSTITUTE(SUBSTITUTE(SUBSTITUTE(SUBSTITUTE(SUBSTITUTE(TRIM([.E8]);&quot;  &quot;;&quot; &quot;);&quot; &quot;;&quot;_&quot;);&quot;-&quot;;&quot;&quot;);&quot;(&quot;;&quot;&quot;);&quot;)&quot;;&quot;&quot;))&amp;&quot;&quot;&quot;&quot;" office:value-type="string" office:string-value="ATTR_ = &quot;&quot;" calcext:value-type="string">
            <text:p>ATTR_ = ""</text:p>
          </table:table-cell>
          <table:table-cell table:formula="of:=IF([.K8]=&quot;&quot;;&quot;&quot;;&quot;ATTR_&quot;&amp;[.K8]&amp;&quot; = &quot;&quot;&quot;&amp;LOWER([.K8])&amp;&quot;&quot;&quot;&quot;)">
            <text:p/>
          </table:table-cell>
          <table:table-cell table:formula="of:=TRIM(ORG.LIBREOFFICE.REGEX([.G8];&quot;\d*\.\d*&quot;;&quot;&quot;))" office:value-type="string" office:string-value="W" calcext:value-type="string">
            <text:p>W</text:p>
          </table:table-cell>
          <table:table-cell table:formula="of:=IF([.P8]=&quot;&quot;;&quot;None&quot;;[.P8])" office:value-type="string" office:string-value="W" calcext:value-type="string">
            <text:p>W</text:p>
          </table:table-cell>
          <table:table-cell table:formula="of:=IF([.K8]=&quot;&quot;;&quot;&quot;;&quot;ATTR_&quot;&amp;[.K8]&amp;&quot;: &quot;&amp;VLOOKUP([.Q8];[Sheet2.$A$1:.$B$9];2)&amp;&quot;,&quot;)">
            <text:p/>
          </table:table-cell>
          <table:table-cell table:formula="of:=IF([.K8]=&quot;&quot;;&quot;&quot;;IF([.Q8]=&quot;None&quot;;[.O8];[.O8]&amp;&quot;  # &quot;&amp;[.Q8]))">
            <text:p/>
          </table:table-cell>
          <table:table-cell table:formula="of:=IF([.K8]=&quot;&quot;;&quot;&quot;;&quot;REG_&quot;&amp;[.K8]&amp;&quot; = &quot;&amp;[.C8]-(45*([.A8]-1)))">
            <text:p/>
          </table:table-cell>
          <table:table-cell table:number-columns-repeated="1004"/>
        </table:table-row>
        <table:table-row table:style-name="ro1">
          <table:table-cell table:formula="of:=INT([.C9]/45)+1" office:value-type="float" office:value="1" calcext:value-type="float">
            <text:p>1</text:p>
          </table:table-cell>
          <table:table-cell table:formula="of:=[.C9]-(45*([.A9]-1))" office:value-type="float" office:value="5" calcext:value-type="float">
            <text:p>5</text:p>
          </table:table-cell>
          <table:table-cell table:style-name="ce1" office:value-type="float" office:value="5" calcext:value-type="float">
            <text:p>05</text:p>
          </table:table-cell>
          <table:table-cell office:value-type="string" calcext:value-type="string">
            <text:p>Ppv2 H</text:p>
          </table:table-cell>
          <table:table-cell table:number-columns-repeated="2"/>
          <table:table-cell table:style-name="ce2" office:value-type="string" calcext:value-type="string">
            <text:p>0.1W</text:p>
          </table:table-cell>
          <table:table-cell/>
          <table:table-cell table:formula="of:=TRIM([.D9])" office:value-type="string" office:string-value="Ppv2 H" calcext:value-type="string">
            <text:p>Ppv2 H</text:p>
          </table:table-cell>
          <table:table-cell table:formula="of:=UPPER(SUBSTITUTE([.I9];&quot; &quot;;&quot;_&quot;))" office:value-type="string" office:string-value="PPV2_H" calcext:value-type="string">
            <text:p>PPV2_H</text:p>
          </table:table-cell>
          <table:table-cell/>
          <table:table-cell table:formula="of:=IF([.K9]=&quot;&quot;;&quot;&quot;;&quot;ATTR_&quot;&amp;[.K9])">
            <text:p/>
          </table:table-cell>
          <table:table-cell table:formula="of:=IF([.K9]=&quot;&quot;;&quot;&quot;;&quot;data[ATTR_&quot;&amp;[.K9]&amp;&quot;] = rssf(rir&quot;&amp;[.A9]&amp;&quot;, REG_&quot;&amp;[.K9]&amp;&quot;)&quot;)">
            <text:p/>
          </table:table-cell>
          <table:table-cell table:formula="of:=&quot;ATTR_&quot;&amp;[.K9]&amp;&quot; = &quot;&quot;&quot;&amp;LOWER(SUBSTITUTE(SUBSTITUTE(SUBSTITUTE(SUBSTITUTE(SUBSTITUTE(TRIM([.E9]);&quot;  &quot;;&quot; &quot;);&quot; &quot;;&quot;_&quot;);&quot;-&quot;;&quot;&quot;);&quot;(&quot;;&quot;&quot;);&quot;)&quot;;&quot;&quot;))&amp;&quot;&quot;&quot;&quot;" office:value-type="string" office:string-value="ATTR_ = &quot;&quot;" calcext:value-type="string">
            <text:p>ATTR_ = ""</text:p>
          </table:table-cell>
          <table:table-cell table:formula="of:=IF([.K9]=&quot;&quot;;&quot;&quot;;&quot;ATTR_&quot;&amp;[.K9]&amp;&quot; = &quot;&quot;&quot;&amp;LOWER([.K9])&amp;&quot;&quot;&quot;&quot;)">
            <text:p/>
          </table:table-cell>
          <table:table-cell table:formula="of:=TRIM(ORG.LIBREOFFICE.REGEX([.G9];&quot;\d*\.\d*&quot;;&quot;&quot;))" office:value-type="string" office:string-value="W" calcext:value-type="string">
            <text:p>W</text:p>
          </table:table-cell>
          <table:table-cell table:formula="of:=IF([.P9]=&quot;&quot;;&quot;None&quot;;[.P9])" office:value-type="string" office:string-value="W" calcext:value-type="string">
            <text:p>W</text:p>
          </table:table-cell>
          <table:table-cell table:formula="of:=IF([.K9]=&quot;&quot;;&quot;&quot;;&quot;ATTR_&quot;&amp;[.K9]&amp;&quot;: &quot;&amp;VLOOKUP([.Q9];[Sheet2.$A$1:.$B$9];2)&amp;&quot;,&quot;)">
            <text:p/>
          </table:table-cell>
          <table:table-cell table:formula="of:=IF([.K9]=&quot;&quot;;&quot;&quot;;IF([.Q9]=&quot;None&quot;;[.O9];[.O9]&amp;&quot;  # &quot;&amp;[.Q9]))">
            <text:p/>
          </table:table-cell>
          <table:table-cell table:formula="of:=IF([.K9]=&quot;&quot;;&quot;&quot;;&quot;REG_&quot;&amp;[.K9]&amp;&quot; = &quot;&amp;[.C9]-(45*([.A9]-1)))">
            <text:p/>
          </table:table-cell>
          <table:table-cell table:number-columns-repeated="1004"/>
        </table:table-row>
        <table:table-row table:style-name="ro1">
          <table:table-cell table:formula="of:=INT([.C10]/45)+1" office:value-type="float" office:value="1" calcext:value-type="float">
            <text:p>1</text:p>
          </table:table-cell>
          <table:table-cell table:formula="of:=[.C10]-(45*([.A10]-1))" office:value-type="float" office:value="6" calcext:value-type="float">
            <text:p>6</text:p>
          </table:table-cell>
          <table:table-cell table:style-name="ce1" office:value-type="float" office:value="6" calcext:value-type="float">
            <text:p>06</text:p>
          </table:table-cell>
          <table:table-cell office:value-type="string" calcext:value-type="string">
            <text:p>Ppv2 L</text:p>
          </table:table-cell>
          <table:table-cell table:number-columns-repeated="2"/>
          <table:table-cell table:style-name="ce2" office:value-type="string" calcext:value-type="string">
            <text:p>0.1W</text:p>
          </table:table-cell>
          <table:table-cell/>
          <table:table-cell table:formula="of:=TRIM([.D10])" office:value-type="string" office:string-value="Ppv2 L" calcext:value-type="string">
            <text:p>Ppv2 L</text:p>
          </table:table-cell>
          <table:table-cell table:formula="of:=UPPER(SUBSTITUTE([.I10];&quot; &quot;;&quot;_&quot;))" office:value-type="string" office:string-value="PPV2_L" calcext:value-type="string">
            <text:p>PPV2_L</text:p>
          </table:table-cell>
          <table:table-cell/>
          <table:table-cell table:formula="of:=IF([.K10]=&quot;&quot;;&quot;&quot;;&quot;ATTR_&quot;&amp;[.K10])">
            <text:p/>
          </table:table-cell>
          <table:table-cell table:formula="of:=IF([.K10]=&quot;&quot;;&quot;&quot;;&quot;data[ATTR_&quot;&amp;[.K10]&amp;&quot;] = rssf(rir&quot;&amp;[.A10]&amp;&quot;, REG_&quot;&amp;[.K10]&amp;&quot;)&quot;)">
            <text:p/>
          </table:table-cell>
          <table:table-cell table:formula="of:=&quot;ATTR_&quot;&amp;[.K10]&amp;&quot; = &quot;&quot;&quot;&amp;LOWER(SUBSTITUTE(SUBSTITUTE(SUBSTITUTE(SUBSTITUTE(SUBSTITUTE(TRIM([.E10]);&quot;  &quot;;&quot; &quot;);&quot; &quot;;&quot;_&quot;);&quot;-&quot;;&quot;&quot;);&quot;(&quot;;&quot;&quot;);&quot;)&quot;;&quot;&quot;))&amp;&quot;&quot;&quot;&quot;" office:value-type="string" office:string-value="ATTR_ = &quot;&quot;" calcext:value-type="string">
            <text:p>ATTR_ = ""</text:p>
          </table:table-cell>
          <table:table-cell table:formula="of:=IF([.K10]=&quot;&quot;;&quot;&quot;;&quot;ATTR_&quot;&amp;[.K10]&amp;&quot; = &quot;&quot;&quot;&amp;LOWER([.K10])&amp;&quot;&quot;&quot;&quot;)">
            <text:p/>
          </table:table-cell>
          <table:table-cell table:formula="of:=TRIM(ORG.LIBREOFFICE.REGEX([.G10];&quot;\d*\.\d*&quot;;&quot;&quot;))" office:value-type="string" office:string-value="W" calcext:value-type="string">
            <text:p>W</text:p>
          </table:table-cell>
          <table:table-cell table:formula="of:=IF([.P10]=&quot;&quot;;&quot;None&quot;;[.P10])" office:value-type="string" office:string-value="W" calcext:value-type="string">
            <text:p>W</text:p>
          </table:table-cell>
          <table:table-cell table:formula="of:=IF([.K10]=&quot;&quot;;&quot;&quot;;&quot;ATTR_&quot;&amp;[.K10]&amp;&quot;: &quot;&amp;VLOOKUP([.Q10];[Sheet2.$A$1:.$B$9];2)&amp;&quot;,&quot;)">
            <text:p/>
          </table:table-cell>
          <table:table-cell table:formula="of:=IF([.K10]=&quot;&quot;;&quot;&quot;;IF([.Q10]=&quot;None&quot;;[.O10];[.O10]&amp;&quot;  # &quot;&amp;[.Q10]))">
            <text:p/>
          </table:table-cell>
          <table:table-cell table:formula="of:=IF([.K10]=&quot;&quot;;&quot;&quot;;&quot;REG_&quot;&amp;[.K10]&amp;&quot; = &quot;&amp;[.C10]-(45*([.A10]-1)))">
            <text:p/>
          </table:table-cell>
          <table:table-cell table:number-columns-repeated="1004"/>
        </table:table-row>
        <table:table-row table:style-name="ro1">
          <table:table-cell table:formula="of:=INT([.C11]/45)+1" office:value-type="float" office:value="1" calcext:value-type="float">
            <text:p>1</text:p>
          </table:table-cell>
          <table:table-cell table:formula="of:=[.C11]-(45*([.A11]-1))" office:value-type="float" office:value="7" calcext:value-type="float">
            <text:p>7</text:p>
          </table:table-cell>
          <table:table-cell table:style-name="ce1" office:value-type="float" office:value="7" calcext:value-type="float">
            <text:p>07</text:p>
          </table:table-cell>
          <table:table-cell table:style-name="ce2" office:value-type="string" calcext:value-type="string">
            <text:p>Buck1Curr </text:p>
          </table:table-cell>
          <table:table-cell table:number-columns-repeated="2"/>
          <table:table-cell table:style-name="ce2" office:value-type="string" calcext:value-type="string">
            <text:p>0.1A</text:p>
          </table:table-cell>
          <table:table-cell/>
          <table:table-cell table:formula="of:=TRIM([.D11])" office:value-type="string" office:string-value="Buck1Curr" calcext:value-type="string">
            <text:p>Buck1Curr</text:p>
          </table:table-cell>
          <table:table-cell table:formula="of:=UPPER(SUBSTITUTE([.I11];&quot; &quot;;&quot;_&quot;))" office:value-type="string" office:string-value="BUCK1CURR" calcext:value-type="string">
            <text:p>BUCK1CURR</text:p>
          </table:table-cell>
          <table:table-cell office:value-type="string" calcext:value-type="string">
            <text:p>BUCK1_CURR</text:p>
          </table:table-cell>
          <table:table-cell table:formula="of:=IF([.K11]=&quot;&quot;;&quot;&quot;;&quot;ATTR_&quot;&amp;[.K11])" office:value-type="string" office:string-value="ATTR_BUCK1_CURR" calcext:value-type="string">
            <text:p>ATTR_BUCK1_CURR</text:p>
          </table:table-cell>
          <table:table-cell table:formula="of:=IF([.K11]=&quot;&quot;;&quot;&quot;;&quot;data[ATTR_&quot;&amp;[.K11]&amp;&quot;] = rssf(rir&quot;&amp;[.A11]&amp;&quot;, REG_&quot;&amp;[.K11]&amp;&quot;)&quot;)" office:value-type="string" office:string-value="data[ATTR_BUCK1_CURR] = rssf(rir1, REG_BUCK1_CURR)" calcext:value-type="string">
            <text:p>data[ATTR_BUCK1_CURR] = rssf(rir1, REG_BUCK1_CURR)</text:p>
          </table:table-cell>
          <table:table-cell table:formula="of:=&quot;ATTR_&quot;&amp;[.K11]&amp;&quot; = &quot;&quot;&quot;&amp;LOWER(SUBSTITUTE(SUBSTITUTE(SUBSTITUTE(SUBSTITUTE(SUBSTITUTE(TRIM([.E11]);&quot;  &quot;;&quot; &quot;);&quot; &quot;;&quot;_&quot;);&quot;-&quot;;&quot;&quot;);&quot;(&quot;;&quot;&quot;);&quot;)&quot;;&quot;&quot;))&amp;&quot;&quot;&quot;&quot;" office:value-type="string" office:string-value="ATTR_BUCK1_CURR = &quot;&quot;" calcext:value-type="string">
            <text:p>ATTR_BUCK1_CURR = ""</text:p>
          </table:table-cell>
          <table:table-cell table:formula="of:=IF([.K11]=&quot;&quot;;&quot;&quot;;&quot;ATTR_&quot;&amp;[.K11]&amp;&quot; = &quot;&quot;&quot;&amp;LOWER([.K11])&amp;&quot;&quot;&quot;&quot;)" office:value-type="string" office:string-value="ATTR_BUCK1_CURR = &quot;buck1_curr&quot;" calcext:value-type="string">
            <text:p>ATTR_BUCK1_CURR = "buck1_curr"</text:p>
          </table:table-cell>
          <table:table-cell table:formula="of:=TRIM(ORG.LIBREOFFICE.REGEX([.G11];&quot;\d*\.\d*&quot;;&quot;&quot;))" office:value-type="string" office:string-value="A" calcext:value-type="string">
            <text:p>A</text:p>
          </table:table-cell>
          <table:table-cell table:formula="of:=IF([.P11]=&quot;&quot;;&quot;None&quot;;[.P11])" office:value-type="string" office:string-value="A" calcext:value-type="string">
            <text:p>A</text:p>
          </table:table-cell>
          <table:table-cell table:formula="of:=IF([.K11]=&quot;&quot;;&quot;&quot;;&quot;ATTR_&quot;&amp;[.K11]&amp;&quot;: &quot;&amp;VLOOKUP([.Q11];[Sheet2.$A$1:.$B$9];2)&amp;&quot;,&quot;)" office:value-type="string" office:string-value="ATTR_BUCK1_CURR: ELECTRICAL_CURRENT_AMPERE," calcext:value-type="string">
            <text:p>ATTR_BUCK1_CURR: ELECTRICAL_CURRENT_AMPERE,</text:p>
          </table:table-cell>
          <table:table-cell table:formula="of:=IF([.K11]=&quot;&quot;;&quot;&quot;;IF([.Q11]=&quot;None&quot;;[.O11];[.O11]&amp;&quot;  # &quot;&amp;[.Q11]))" office:value-type="string" office:string-value="ATTR_BUCK1_CURR = &quot;buck1_curr&quot;  # A" calcext:value-type="string">
            <text:p>ATTR_BUCK1_CURR = "buck1_curr" <text:s/># A</text:p>
          </table:table-cell>
          <table:table-cell table:formula="of:=IF([.K11]=&quot;&quot;;&quot;&quot;;&quot;REG_&quot;&amp;[.K11]&amp;&quot; = &quot;&amp;[.C11]-(45*([.A11]-1)))" office:value-type="string" office:string-value="REG_BUCK1_CURR = 7" calcext:value-type="string">
            <text:p>REG_BUCK1_CURR = 7</text:p>
          </table:table-cell>
          <table:table-cell table:number-columns-repeated="1004"/>
        </table:table-row>
        <table:table-row table:style-name="ro1">
          <table:table-cell table:formula="of:=INT([.C12]/45)+1" office:value-type="float" office:value="1" calcext:value-type="float">
            <text:p>1</text:p>
          </table:table-cell>
          <table:table-cell table:formula="of:=[.C12]-(45*([.A12]-1))" office:value-type="float" office:value="8" calcext:value-type="float">
            <text:p>8</text:p>
          </table:table-cell>
          <table:table-cell table:style-name="ce1" office:value-type="float" office:value="8" calcext:value-type="float">
            <text:p>08</text:p>
          </table:table-cell>
          <table:table-cell table:style-name="ce2" office:value-type="string" calcext:value-type="string">
            <text:p>Buck2Curr </text:p>
          </table:table-cell>
          <table:table-cell table:number-columns-repeated="2"/>
          <table:table-cell table:style-name="ce2" office:value-type="string" calcext:value-type="string">
            <text:p>0.1A</text:p>
          </table:table-cell>
          <table:table-cell/>
          <table:table-cell table:formula="of:=TRIM([.D12])" office:value-type="string" office:string-value="Buck2Curr" calcext:value-type="string">
            <text:p>Buck2Curr</text:p>
          </table:table-cell>
          <table:table-cell table:formula="of:=UPPER(SUBSTITUTE([.I12];&quot; &quot;;&quot;_&quot;))" office:value-type="string" office:string-value="BUCK2CURR" calcext:value-type="string">
            <text:p>BUCK2CURR</text:p>
          </table:table-cell>
          <table:table-cell office:value-type="string" calcext:value-type="string">
            <text:p>BUCK2_CURR</text:p>
          </table:table-cell>
          <table:table-cell table:formula="of:=IF([.K12]=&quot;&quot;;&quot;&quot;;&quot;ATTR_&quot;&amp;[.K12])" office:value-type="string" office:string-value="ATTR_BUCK2_CURR" calcext:value-type="string">
            <text:p>ATTR_BUCK2_CURR</text:p>
          </table:table-cell>
          <table:table-cell table:formula="of:=IF([.K12]=&quot;&quot;;&quot;&quot;;&quot;data[ATTR_&quot;&amp;[.K12]&amp;&quot;] = rssf(rir&quot;&amp;[.A12]&amp;&quot;, REG_&quot;&amp;[.K12]&amp;&quot;)&quot;)" office:value-type="string" office:string-value="data[ATTR_BUCK2_CURR] = rssf(rir1, REG_BUCK2_CURR)" calcext:value-type="string">
            <text:p>data[ATTR_BUCK2_CURR] = rssf(rir1, REG_BUCK2_CURR)</text:p>
          </table:table-cell>
          <table:table-cell table:formula="of:=&quot;ATTR_&quot;&amp;[.K12]&amp;&quot; = &quot;&quot;&quot;&amp;LOWER(SUBSTITUTE(SUBSTITUTE(SUBSTITUTE(SUBSTITUTE(SUBSTITUTE(TRIM([.E12]);&quot;  &quot;;&quot; &quot;);&quot; &quot;;&quot;_&quot;);&quot;-&quot;;&quot;&quot;);&quot;(&quot;;&quot;&quot;);&quot;)&quot;;&quot;&quot;))&amp;&quot;&quot;&quot;&quot;" office:value-type="string" office:string-value="ATTR_BUCK2_CURR = &quot;&quot;" calcext:value-type="string">
            <text:p>ATTR_BUCK2_CURR = ""</text:p>
          </table:table-cell>
          <table:table-cell table:formula="of:=IF([.K12]=&quot;&quot;;&quot;&quot;;&quot;ATTR_&quot;&amp;[.K12]&amp;&quot; = &quot;&quot;&quot;&amp;LOWER([.K12])&amp;&quot;&quot;&quot;&quot;)" office:value-type="string" office:string-value="ATTR_BUCK2_CURR = &quot;buck2_curr&quot;" calcext:value-type="string">
            <text:p>ATTR_BUCK2_CURR = "buck2_curr"</text:p>
          </table:table-cell>
          <table:table-cell table:formula="of:=TRIM(ORG.LIBREOFFICE.REGEX([.G12];&quot;\d*\.\d*&quot;;&quot;&quot;))" office:value-type="string" office:string-value="A" calcext:value-type="string">
            <text:p>A</text:p>
          </table:table-cell>
          <table:table-cell table:formula="of:=IF([.P12]=&quot;&quot;;&quot;None&quot;;[.P12])" office:value-type="string" office:string-value="A" calcext:value-type="string">
            <text:p>A</text:p>
          </table:table-cell>
          <table:table-cell table:formula="of:=IF([.K12]=&quot;&quot;;&quot;&quot;;&quot;ATTR_&quot;&amp;[.K12]&amp;&quot;: &quot;&amp;VLOOKUP([.Q12];[Sheet2.$A$1:.$B$9];2)&amp;&quot;,&quot;)" office:value-type="string" office:string-value="ATTR_BUCK2_CURR: ELECTRICAL_CURRENT_AMPERE," calcext:value-type="string">
            <text:p>ATTR_BUCK2_CURR: ELECTRICAL_CURRENT_AMPERE,</text:p>
          </table:table-cell>
          <table:table-cell table:formula="of:=IF([.K12]=&quot;&quot;;&quot;&quot;;IF([.Q12]=&quot;None&quot;;[.O12];[.O12]&amp;&quot;  # &quot;&amp;[.Q12]))" office:value-type="string" office:string-value="ATTR_BUCK2_CURR = &quot;buck2_curr&quot;  # A" calcext:value-type="string">
            <text:p>ATTR_BUCK2_CURR = "buck2_curr" <text:s/># A</text:p>
          </table:table-cell>
          <table:table-cell table:formula="of:=IF([.K12]=&quot;&quot;;&quot;&quot;;&quot;REG_&quot;&amp;[.K12]&amp;&quot; = &quot;&amp;[.C12]-(45*([.A12]-1)))" office:value-type="string" office:string-value="REG_BUCK2_CURR = 8" calcext:value-type="string">
            <text:p>REG_BUCK2_CURR = 8</text:p>
          </table:table-cell>
          <table:table-cell table:number-columns-repeated="1004"/>
        </table:table-row>
        <table:table-row table:style-name="ro1">
          <table:table-cell table:formula="of:=INT([.C13]/45)+1" office:value-type="float" office:value="1" calcext:value-type="float">
            <text:p>1</text:p>
          </table:table-cell>
          <table:table-cell table:formula="of:=[.C13]-(45*([.A13]-1))" office:value-type="float" office:value="9" calcext:value-type="float">
            <text:p>9</text:p>
          </table:table-cell>
          <table:table-cell table:style-name="ce1" office:value-type="float" office:value="9" calcext:value-type="float">
            <text:p>09</text:p>
          </table:table-cell>
          <table:table-cell table:style-name="ce2" office:value-type="string" calcext:value-type="string">
            <text:p>OP_Watt H </text:p>
          </table:table-cell>
          <table:table-cell table:style-name="ce2" office:value-type="string" calcext:value-type="string">
            <text:p>Output active power (high) </text:p>
          </table:table-cell>
          <table:table-cell/>
          <table:table-cell table:style-name="ce2" office:value-type="string" calcext:value-type="string">
            <text:p>0.1W</text:p>
          </table:table-cell>
          <table:table-cell/>
          <table:table-cell table:formula="of:=TRIM([.D13])" office:value-type="string" office:string-value="OP_Watt H" calcext:value-type="string">
            <text:p>OP_Watt H</text:p>
          </table:table-cell>
          <table:table-cell table:formula="of:=UPPER(SUBSTITUTE([.I13];&quot; &quot;;&quot;_&quot;))" office:value-type="string" office:string-value="OP_WATT_H" calcext:value-type="string">
            <text:p>OP_WATT_H</text:p>
          </table:table-cell>
          <table:table-cell office:value-type="string" calcext:value-type="string">
            <text:p>OP_WATT_H</text:p>
          </table:table-cell>
          <table:table-cell table:formula="of:=IF([.K13]=&quot;&quot;;&quot;&quot;;&quot;ATTR_&quot;&amp;[.K13])" office:value-type="string" office:string-value="ATTR_OP_WATT_H" calcext:value-type="string">
            <text:p>ATTR_OP_WATT_H</text:p>
          </table:table-cell>
          <table:table-cell table:formula="of:=IF([.K13]=&quot;&quot;;&quot;&quot;;&quot;data[ATTR_&quot;&amp;[.K13]&amp;&quot;] = rssf(rir&quot;&amp;[.A13]&amp;&quot;, REG_&quot;&amp;[.K13]&amp;&quot;)&quot;)" office:value-type="string" office:string-value="data[ATTR_OP_WATT_H] = rssf(rir1, REG_OP_WATT_H)" calcext:value-type="string">
            <text:p>data[ATTR_OP_WATT_H] = rssf(rir1, REG_OP_WATT_H)</text:p>
          </table:table-cell>
          <table:table-cell table:formula="of:=&quot;ATTR_&quot;&amp;[.K13]&amp;&quot; = &quot;&quot;&quot;&amp;LOWER(SUBSTITUTE(SUBSTITUTE(SUBSTITUTE(SUBSTITUTE(SUBSTITUTE(TRIM([.E13]);&quot;  &quot;;&quot; &quot;);&quot; &quot;;&quot;_&quot;);&quot;-&quot;;&quot;&quot;);&quot;(&quot;;&quot;&quot;);&quot;)&quot;;&quot;&quot;))&amp;&quot;&quot;&quot;&quot;" office:value-type="string" office:string-value="ATTR_OP_WATT_H = &quot;output_active_power_high&quot;" calcext:value-type="string">
            <text:p>ATTR_OP_WATT_H = "output_active_power_high"</text:p>
          </table:table-cell>
          <table:table-cell table:formula="of:=IF([.K13]=&quot;&quot;;&quot;&quot;;&quot;ATTR_&quot;&amp;[.K13]&amp;&quot; = &quot;&quot;&quot;&amp;LOWER([.K13])&amp;&quot;&quot;&quot;&quot;)" office:value-type="string" office:string-value="ATTR_OP_WATT_H = &quot;op_watt_h&quot;" calcext:value-type="string">
            <text:p>ATTR_OP_WATT_H = "op_watt_h"</text:p>
          </table:table-cell>
          <table:table-cell table:formula="of:=TRIM(ORG.LIBREOFFICE.REGEX([.G13];&quot;\d*\.\d*&quot;;&quot;&quot;))" office:value-type="string" office:string-value="W" calcext:value-type="string">
            <text:p>W</text:p>
          </table:table-cell>
          <table:table-cell table:formula="of:=IF([.P13]=&quot;&quot;;&quot;None&quot;;[.P13])" office:value-type="string" office:string-value="W" calcext:value-type="string">
            <text:p>W</text:p>
          </table:table-cell>
          <table:table-cell table:formula="of:=IF([.K13]=&quot;&quot;;&quot;&quot;;&quot;ATTR_&quot;&amp;[.K13]&amp;&quot;: &quot;&amp;VLOOKUP([.Q13];[Sheet2.$A$1:.$B$9];2)&amp;&quot;,&quot;)" office:value-type="string" office:string-value="ATTR_OP_WATT_H: POWER_WATT," calcext:value-type="string">
            <text:p>ATTR_OP_WATT_H: POWER_WATT,</text:p>
          </table:table-cell>
          <table:table-cell table:formula="of:=IF([.K13]=&quot;&quot;;&quot;&quot;;IF([.Q13]=&quot;None&quot;;[.O13];[.O13]&amp;&quot;  # &quot;&amp;[.Q13]))" office:value-type="string" office:string-value="ATTR_OP_WATT_H = &quot;op_watt_h&quot;  # W" calcext:value-type="string">
            <text:p>ATTR_OP_WATT_H = "op_watt_h" <text:s/># W</text:p>
          </table:table-cell>
          <table:table-cell table:formula="of:=IF([.K13]=&quot;&quot;;&quot;&quot;;&quot;REG_&quot;&amp;[.K13]&amp;&quot; = &quot;&amp;[.C13]-(45*([.A13]-1)))" office:value-type="string" office:string-value="REG_OP_WATT_H = 9" calcext:value-type="string">
            <text:p>REG_OP_WATT_H = 9</text:p>
          </table:table-cell>
          <table:table-cell table:number-columns-repeated="1004"/>
        </table:table-row>
        <table:table-row table:style-name="ro1">
          <table:table-cell table:formula="of:=INT([.C14]/45)+1" office:value-type="float" office:value="1" calcext:value-type="float">
            <text:p>1</text:p>
          </table:table-cell>
          <table:table-cell table:formula="of:=[.C14]-(45*([.A14]-1))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OP_Watt L </text:p>
          </table:table-cell>
          <table:table-cell table:style-name="ce2" office:value-type="string" calcext:value-type="string">
            <text:p>Output active power (low) </text:p>
          </table:table-cell>
          <table:table-cell/>
          <table:table-cell table:style-name="ce2" office:value-type="string" calcext:value-type="string">
            <text:p>0.1W</text:p>
          </table:table-cell>
          <table:table-cell/>
          <table:table-cell table:formula="of:=TRIM([.D14])" office:value-type="string" office:string-value="OP_Watt L" calcext:value-type="string">
            <text:p>OP_Watt L</text:p>
          </table:table-cell>
          <table:table-cell table:formula="of:=UPPER(SUBSTITUTE([.I14];&quot; &quot;;&quot;_&quot;))" office:value-type="string" office:string-value="OP_WATT_L" calcext:value-type="string">
            <text:p>OP_WATT_L</text:p>
          </table:table-cell>
          <table:table-cell office:value-type="string" calcext:value-type="string">
            <text:p>OP_WATT_L</text:p>
          </table:table-cell>
          <table:table-cell table:formula="of:=IF([.K14]=&quot;&quot;;&quot;&quot;;&quot;ATTR_&quot;&amp;[.K14])" office:value-type="string" office:string-value="ATTR_OP_WATT_L" calcext:value-type="string">
            <text:p>ATTR_OP_WATT_L</text:p>
          </table:table-cell>
          <table:table-cell table:formula="of:=IF([.K14]=&quot;&quot;;&quot;&quot;;&quot;data[ATTR_&quot;&amp;[.K14]&amp;&quot;] = rssf(rir&quot;&amp;[.A14]&amp;&quot;, REG_&quot;&amp;[.K14]&amp;&quot;)&quot;)" office:value-type="string" office:string-value="data[ATTR_OP_WATT_L] = rssf(rir1, REG_OP_WATT_L)" calcext:value-type="string">
            <text:p>data[ATTR_OP_WATT_L] = rssf(rir1, REG_OP_WATT_L)</text:p>
          </table:table-cell>
          <table:table-cell table:formula="of:=&quot;ATTR_&quot;&amp;[.K14]&amp;&quot; = &quot;&quot;&quot;&amp;LOWER(SUBSTITUTE(SUBSTITUTE(SUBSTITUTE(SUBSTITUTE(SUBSTITUTE(TRIM([.E14]);&quot;  &quot;;&quot; &quot;);&quot; &quot;;&quot;_&quot;);&quot;-&quot;;&quot;&quot;);&quot;(&quot;;&quot;&quot;);&quot;)&quot;;&quot;&quot;))&amp;&quot;&quot;&quot;&quot;" office:value-type="string" office:string-value="ATTR_OP_WATT_L = &quot;output_active_power_low&quot;" calcext:value-type="string">
            <text:p>ATTR_OP_WATT_L = "output_active_power_low"</text:p>
          </table:table-cell>
          <table:table-cell table:formula="of:=IF([.K14]=&quot;&quot;;&quot;&quot;;&quot;ATTR_&quot;&amp;[.K14]&amp;&quot; = &quot;&quot;&quot;&amp;LOWER([.K14])&amp;&quot;&quot;&quot;&quot;)" office:value-type="string" office:string-value="ATTR_OP_WATT_L = &quot;op_watt_l&quot;" calcext:value-type="string">
            <text:p>ATTR_OP_WATT_L = "op_watt_l"</text:p>
          </table:table-cell>
          <table:table-cell table:formula="of:=TRIM(ORG.LIBREOFFICE.REGEX([.G14];&quot;\d*\.\d*&quot;;&quot;&quot;))" office:value-type="string" office:string-value="W" calcext:value-type="string">
            <text:p>W</text:p>
          </table:table-cell>
          <table:table-cell table:formula="of:=IF([.P14]=&quot;&quot;;&quot;None&quot;;[.P14])" office:value-type="string" office:string-value="W" calcext:value-type="string">
            <text:p>W</text:p>
          </table:table-cell>
          <table:table-cell table:formula="of:=IF([.K14]=&quot;&quot;;&quot;&quot;;&quot;ATTR_&quot;&amp;[.K14]&amp;&quot;: &quot;&amp;VLOOKUP([.Q14];[Sheet2.$A$1:.$B$9];2)&amp;&quot;,&quot;)" office:value-type="string" office:string-value="ATTR_OP_WATT_L: POWER_WATT," calcext:value-type="string">
            <text:p>ATTR_OP_WATT_L: POWER_WATT,</text:p>
          </table:table-cell>
          <table:table-cell table:formula="of:=IF([.K14]=&quot;&quot;;&quot;&quot;;IF([.Q14]=&quot;None&quot;;[.O14];[.O14]&amp;&quot;  # &quot;&amp;[.Q14]))" office:value-type="string" office:string-value="ATTR_OP_WATT_L = &quot;op_watt_l&quot;  # W" calcext:value-type="string">
            <text:p>ATTR_OP_WATT_L = "op_watt_l" <text:s/># W</text:p>
          </table:table-cell>
          <table:table-cell table:formula="of:=IF([.K14]=&quot;&quot;;&quot;&quot;;&quot;REG_&quot;&amp;[.K14]&amp;&quot; = &quot;&amp;[.C14]-(45*([.A14]-1)))" office:value-type="string" office:string-value="REG_OP_WATT_L = 10" calcext:value-type="string">
            <text:p>REG_OP_WATT_L = 10</text:p>
          </table:table-cell>
          <table:table-cell table:number-columns-repeated="1004"/>
        </table:table-row>
        <table:table-row table:style-name="ro1">
          <table:table-cell table:formula="of:=INT([.C15]/45)+1" office:value-type="float" office:value="1" calcext:value-type="float">
            <text:p>1</text:p>
          </table:table-cell>
          <table:table-cell table:formula="of:=[.C15]-(45*([.A15]-1))" office:value-type="float" office:value="11" calcext:value-type="float">
            <text:p>11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OP_VA H </text:p>
          </table:table-cell>
          <table:table-cell table:style-name="ce2" office:value-type="string" calcext:value-type="string">
            <text:p>Output apparent power (high) </text:p>
          </table:table-cell>
          <table:table-cell/>
          <table:table-cell office:value-type="string" calcext:value-type="string">
            <text:p>0.1VA</text:p>
          </table:table-cell>
          <table:table-cell/>
          <table:table-cell table:formula="of:=TRIM([.D15])" office:value-type="string" office:string-value="OP_VA H" calcext:value-type="string">
            <text:p>OP_VA H</text:p>
          </table:table-cell>
          <table:table-cell table:formula="of:=UPPER(SUBSTITUTE([.I15];&quot; &quot;;&quot;_&quot;))" office:value-type="string" office:string-value="OP_VA_H" calcext:value-type="string">
            <text:p>OP_VA_H</text:p>
          </table:table-cell>
          <table:table-cell office:value-type="string" calcext:value-type="string">
            <text:p>OP_VA_H</text:p>
          </table:table-cell>
          <table:table-cell table:formula="of:=IF([.K15]=&quot;&quot;;&quot;&quot;;&quot;ATTR_&quot;&amp;[.K15])" office:value-type="string" office:string-value="ATTR_OP_VA_H" calcext:value-type="string">
            <text:p>ATTR_OP_VA_H</text:p>
          </table:table-cell>
          <table:table-cell table:formula="of:=IF([.K15]=&quot;&quot;;&quot;&quot;;&quot;data[ATTR_&quot;&amp;[.K15]&amp;&quot;] = rssf(rir&quot;&amp;[.A15]&amp;&quot;, REG_&quot;&amp;[.K15]&amp;&quot;)&quot;)" office:value-type="string" office:string-value="data[ATTR_OP_VA_H] = rssf(rir1, REG_OP_VA_H)" calcext:value-type="string">
            <text:p>data[ATTR_OP_VA_H] = rssf(rir1, REG_OP_VA_H)</text:p>
          </table:table-cell>
          <table:table-cell table:formula="of:=&quot;ATTR_&quot;&amp;[.K15]&amp;&quot; = &quot;&quot;&quot;&amp;LOWER(SUBSTITUTE(SUBSTITUTE(SUBSTITUTE(SUBSTITUTE(SUBSTITUTE(TRIM([.E15]);&quot;  &quot;;&quot; &quot;);&quot; &quot;;&quot;_&quot;);&quot;-&quot;;&quot;&quot;);&quot;(&quot;;&quot;&quot;);&quot;)&quot;;&quot;&quot;))&amp;&quot;&quot;&quot;&quot;" office:value-type="string" office:string-value="ATTR_OP_VA_H = &quot;output_apparent_power_high&quot;" calcext:value-type="string">
            <text:p>ATTR_OP_VA_H = "output_apparent_power_high"</text:p>
          </table:table-cell>
          <table:table-cell table:formula="of:=IF([.K15]=&quot;&quot;;&quot;&quot;;&quot;ATTR_&quot;&amp;[.K15]&amp;&quot; = &quot;&quot;&quot;&amp;LOWER([.K15])&amp;&quot;&quot;&quot;&quot;)" office:value-type="string" office:string-value="ATTR_OP_VA_H = &quot;op_va_h&quot;" calcext:value-type="string">
            <text:p>ATTR_OP_VA_H = "op_va_h"</text:p>
          </table:table-cell>
          <table:table-cell table:formula="of:=TRIM(ORG.LIBREOFFICE.REGEX([.G15];&quot;\d*\.\d*&quot;;&quot;&quot;))" office:value-type="string" office:string-value="VA" calcext:value-type="string">
            <text:p>VA</text:p>
          </table:table-cell>
          <table:table-cell table:formula="of:=IF([.P15]=&quot;&quot;;&quot;None&quot;;[.P15])" office:value-type="string" office:string-value="VA" calcext:value-type="string">
            <text:p>VA</text:p>
          </table:table-cell>
          <table:table-cell table:formula="of:=IF([.K15]=&quot;&quot;;&quot;&quot;;&quot;ATTR_&quot;&amp;[.K15]&amp;&quot;: &quot;&amp;VLOOKUP([.Q15];[Sheet2.$A$1:.$B$9];2)&amp;&quot;,&quot;)" office:value-type="string" office:string-value="ATTR_OP_VA_H: APPARENT_POWER," calcext:value-type="string">
            <text:p>ATTR_OP_VA_H: APPARENT_POWER,</text:p>
          </table:table-cell>
          <table:table-cell table:formula="of:=IF([.K15]=&quot;&quot;;&quot;&quot;;IF([.Q15]=&quot;None&quot;;[.O15];[.O15]&amp;&quot;  # &quot;&amp;[.Q15]))" office:value-type="string" office:string-value="ATTR_OP_VA_H = &quot;op_va_h&quot;  # VA" calcext:value-type="string">
            <text:p>ATTR_OP_VA_H = "op_va_h" <text:s/># VA</text:p>
          </table:table-cell>
          <table:table-cell table:formula="of:=IF([.K15]=&quot;&quot;;&quot;&quot;;&quot;REG_&quot;&amp;[.K15]&amp;&quot; = &quot;&amp;[.C15]-(45*([.A15]-1)))" office:value-type="string" office:string-value="REG_OP_VA_H = 11" calcext:value-type="string">
            <text:p>REG_OP_VA_H = 11</text:p>
          </table:table-cell>
          <table:table-cell table:number-columns-repeated="1004"/>
        </table:table-row>
        <table:table-row table:style-name="ro1">
          <table:table-cell table:formula="of:=INT([.C16]/45)+1" office:value-type="float" office:value="1" calcext:value-type="float">
            <text:p>1</text:p>
          </table:table-cell>
          <table:table-cell table:formula="of:=[.C16]-(45*([.A16]-1))" office:value-type="float" office:value="12" calcext:value-type="float">
            <text:p>12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OP_VA L </text:p>
          </table:table-cell>
          <table:table-cell table:style-name="ce2" office:value-type="string" calcext:value-type="string">
            <text:p>Output apparent power (low) </text:p>
          </table:table-cell>
          <table:table-cell/>
          <table:table-cell office:value-type="string" calcext:value-type="string">
            <text:p>0.1VA</text:p>
          </table:table-cell>
          <table:table-cell/>
          <table:table-cell table:formula="of:=TRIM([.D16])" office:value-type="string" office:string-value="OP_VA L" calcext:value-type="string">
            <text:p>OP_VA L</text:p>
          </table:table-cell>
          <table:table-cell table:formula="of:=UPPER(SUBSTITUTE([.I16];&quot; &quot;;&quot;_&quot;))" office:value-type="string" office:string-value="OP_VA_L" calcext:value-type="string">
            <text:p>OP_VA_L</text:p>
          </table:table-cell>
          <table:table-cell office:value-type="string" calcext:value-type="string">
            <text:p>OP_VA_L</text:p>
          </table:table-cell>
          <table:table-cell table:formula="of:=IF([.K16]=&quot;&quot;;&quot;&quot;;&quot;ATTR_&quot;&amp;[.K16])" office:value-type="string" office:string-value="ATTR_OP_VA_L" calcext:value-type="string">
            <text:p>ATTR_OP_VA_L</text:p>
          </table:table-cell>
          <table:table-cell table:formula="of:=IF([.K16]=&quot;&quot;;&quot;&quot;;&quot;data[ATTR_&quot;&amp;[.K16]&amp;&quot;] = rssf(rir&quot;&amp;[.A16]&amp;&quot;, REG_&quot;&amp;[.K16]&amp;&quot;)&quot;)" office:value-type="string" office:string-value="data[ATTR_OP_VA_L] = rssf(rir1, REG_OP_VA_L)" calcext:value-type="string">
            <text:p>data[ATTR_OP_VA_L] = rssf(rir1, REG_OP_VA_L)</text:p>
          </table:table-cell>
          <table:table-cell table:formula="of:=&quot;ATTR_&quot;&amp;[.K16]&amp;&quot; = &quot;&quot;&quot;&amp;LOWER(SUBSTITUTE(SUBSTITUTE(SUBSTITUTE(SUBSTITUTE(SUBSTITUTE(TRIM([.E16]);&quot;  &quot;;&quot; &quot;);&quot; &quot;;&quot;_&quot;);&quot;-&quot;;&quot;&quot;);&quot;(&quot;;&quot;&quot;);&quot;)&quot;;&quot;&quot;))&amp;&quot;&quot;&quot;&quot;" office:value-type="string" office:string-value="ATTR_OP_VA_L = &quot;output_apparent_power_low&quot;" calcext:value-type="string">
            <text:p>ATTR_OP_VA_L = "output_apparent_power_low"</text:p>
          </table:table-cell>
          <table:table-cell table:formula="of:=IF([.K16]=&quot;&quot;;&quot;&quot;;&quot;ATTR_&quot;&amp;[.K16]&amp;&quot; = &quot;&quot;&quot;&amp;LOWER([.K16])&amp;&quot;&quot;&quot;&quot;)" office:value-type="string" office:string-value="ATTR_OP_VA_L = &quot;op_va_l&quot;" calcext:value-type="string">
            <text:p>ATTR_OP_VA_L = "op_va_l"</text:p>
          </table:table-cell>
          <table:table-cell table:formula="of:=TRIM(ORG.LIBREOFFICE.REGEX([.G16];&quot;\d*\.\d*&quot;;&quot;&quot;))" office:value-type="string" office:string-value="VA" calcext:value-type="string">
            <text:p>VA</text:p>
          </table:table-cell>
          <table:table-cell table:formula="of:=IF([.P16]=&quot;&quot;;&quot;None&quot;;[.P16])" office:value-type="string" office:string-value="VA" calcext:value-type="string">
            <text:p>VA</text:p>
          </table:table-cell>
          <table:table-cell table:formula="of:=IF([.K16]=&quot;&quot;;&quot;&quot;;&quot;ATTR_&quot;&amp;[.K16]&amp;&quot;: &quot;&amp;VLOOKUP([.Q16];[Sheet2.$A$1:.$B$9];2)&amp;&quot;,&quot;)" office:value-type="string" office:string-value="ATTR_OP_VA_L: APPARENT_POWER," calcext:value-type="string">
            <text:p>ATTR_OP_VA_L: APPARENT_POWER,</text:p>
          </table:table-cell>
          <table:table-cell table:formula="of:=IF([.K16]=&quot;&quot;;&quot;&quot;;IF([.Q16]=&quot;None&quot;;[.O16];[.O16]&amp;&quot;  # &quot;&amp;[.Q16]))" office:value-type="string" office:string-value="ATTR_OP_VA_L = &quot;op_va_l&quot;  # VA" calcext:value-type="string">
            <text:p>ATTR_OP_VA_L = "op_va_l" <text:s/># VA</text:p>
          </table:table-cell>
          <table:table-cell table:formula="of:=IF([.K16]=&quot;&quot;;&quot;&quot;;&quot;REG_&quot;&amp;[.K16]&amp;&quot; = &quot;&amp;[.C16]-(45*([.A16]-1)))" office:value-type="string" office:string-value="REG_OP_VA_L = 12" calcext:value-type="string">
            <text:p>REG_OP_VA_L = 12</text:p>
          </table:table-cell>
          <table:table-cell table:number-columns-repeated="1004"/>
        </table:table-row>
        <table:table-row table:style-name="ro1">
          <table:table-cell table:formula="of:=INT([.C17]/45)+1" office:value-type="float" office:value="1" calcext:value-type="float">
            <text:p>1</text:p>
          </table:table-cell>
          <table:table-cell table:formula="of:=[.C17]-(45*([.A17]-1))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ACChr_Watt H </text:p>
          </table:table-cell>
          <table:table-cell table:style-name="ce2" office:value-type="string" calcext:value-type="string">
            <text:p>AC charge watt (high) </text:p>
          </table:table-cell>
          <table:table-cell/>
          <table:table-cell table:style-name="ce2" office:value-type="string" calcext:value-type="string">
            <text:p>0.1W</text:p>
          </table:table-cell>
          <table:table-cell/>
          <table:table-cell table:formula="of:=TRIM([.D17])" office:value-type="string" office:string-value="ACChr_Watt H" calcext:value-type="string">
            <text:p>ACChr_Watt H</text:p>
          </table:table-cell>
          <table:table-cell table:formula="of:=UPPER(SUBSTITUTE([.I17];&quot; &quot;;&quot;_&quot;))" office:value-type="string" office:string-value="ACCHR_WATT_H" calcext:value-type="string">
            <text:p>ACCHR_WATT_H</text:p>
          </table:table-cell>
          <table:table-cell office:value-type="string" calcext:value-type="string">
            <text:p>AC_CHR_WATT_H</text:p>
          </table:table-cell>
          <table:table-cell table:formula="of:=IF([.K17]=&quot;&quot;;&quot;&quot;;&quot;ATTR_&quot;&amp;[.K17])" office:value-type="string" office:string-value="ATTR_AC_CHR_WATT_H" calcext:value-type="string">
            <text:p>ATTR_AC_CHR_WATT_H</text:p>
          </table:table-cell>
          <table:table-cell table:formula="of:=IF([.K17]=&quot;&quot;;&quot;&quot;;&quot;data[ATTR_&quot;&amp;[.K17]&amp;&quot;] = rssf(rir&quot;&amp;[.A17]&amp;&quot;, REG_&quot;&amp;[.K17]&amp;&quot;)&quot;)" office:value-type="string" office:string-value="data[ATTR_AC_CHR_WATT_H] = rssf(rir1, REG_AC_CHR_WATT_H)" calcext:value-type="string">
            <text:p>data[ATTR_AC_CHR_WATT_H] = rssf(rir1, REG_AC_CHR_WATT_H)</text:p>
          </table:table-cell>
          <table:table-cell table:formula="of:=&quot;ATTR_&quot;&amp;[.K17]&amp;&quot; = &quot;&quot;&quot;&amp;LOWER(SUBSTITUTE(SUBSTITUTE(SUBSTITUTE(SUBSTITUTE(SUBSTITUTE(TRIM([.E17]);&quot;  &quot;;&quot; &quot;);&quot; &quot;;&quot;_&quot;);&quot;-&quot;;&quot;&quot;);&quot;(&quot;;&quot;&quot;);&quot;)&quot;;&quot;&quot;))&amp;&quot;&quot;&quot;&quot;" office:value-type="string" office:string-value="ATTR_AC_CHR_WATT_H = &quot;ac_charge_watt_high&quot;" calcext:value-type="string">
            <text:p>ATTR_AC_CHR_WATT_H = "ac_charge_watt_high"</text:p>
          </table:table-cell>
          <table:table-cell table:formula="of:=IF([.K17]=&quot;&quot;;&quot;&quot;;&quot;ATTR_&quot;&amp;[.K17]&amp;&quot; = &quot;&quot;&quot;&amp;LOWER([.K17])&amp;&quot;&quot;&quot;&quot;)" office:value-type="string" office:string-value="ATTR_AC_CHR_WATT_H = &quot;ac_chr_watt_h&quot;" calcext:value-type="string">
            <text:p>ATTR_AC_CHR_WATT_H = "ac_chr_watt_h"</text:p>
          </table:table-cell>
          <table:table-cell table:formula="of:=TRIM(ORG.LIBREOFFICE.REGEX([.G17];&quot;\d*\.\d*&quot;;&quot;&quot;))" office:value-type="string" office:string-value="W" calcext:value-type="string">
            <text:p>W</text:p>
          </table:table-cell>
          <table:table-cell table:formula="of:=IF([.P17]=&quot;&quot;;&quot;None&quot;;[.P17])" office:value-type="string" office:string-value="W" calcext:value-type="string">
            <text:p>W</text:p>
          </table:table-cell>
          <table:table-cell table:formula="of:=IF([.K17]=&quot;&quot;;&quot;&quot;;&quot;ATTR_&quot;&amp;[.K17]&amp;&quot;: &quot;&amp;VLOOKUP([.Q17];[Sheet2.$A$1:.$B$9];2)&amp;&quot;,&quot;)" office:value-type="string" office:string-value="ATTR_AC_CHR_WATT_H: POWER_WATT," calcext:value-type="string">
            <text:p>ATTR_AC_CHR_WATT_H: POWER_WATT,</text:p>
          </table:table-cell>
          <table:table-cell table:formula="of:=IF([.K17]=&quot;&quot;;&quot;&quot;;IF([.Q17]=&quot;None&quot;;[.O17];[.O17]&amp;&quot;  # &quot;&amp;[.Q17]))" office:value-type="string" office:string-value="ATTR_AC_CHR_WATT_H = &quot;ac_chr_watt_h&quot;  # W" calcext:value-type="string">
            <text:p>ATTR_AC_CHR_WATT_H = "ac_chr_watt_h" <text:s/># W</text:p>
          </table:table-cell>
          <table:table-cell table:formula="of:=IF([.K17]=&quot;&quot;;&quot;&quot;;&quot;REG_&quot;&amp;[.K17]&amp;&quot; = &quot;&amp;[.C17]-(45*([.A17]-1)))" office:value-type="string" office:string-value="REG_AC_CHR_WATT_H = 13" calcext:value-type="string">
            <text:p>REG_AC_CHR_WATT_H = 13</text:p>
          </table:table-cell>
          <table:table-cell table:number-columns-repeated="1004"/>
        </table:table-row>
        <table:table-row table:style-name="ro1">
          <table:table-cell table:formula="of:=INT([.C18]/45)+1" office:value-type="float" office:value="1" calcext:value-type="float">
            <text:p>1</text:p>
          </table:table-cell>
          <table:table-cell table:formula="of:=[.C18]-(45*([.A18]-1))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ACChr_Watt L </text:p>
          </table:table-cell>
          <table:table-cell table:style-name="ce2" office:value-type="string" calcext:value-type="string">
            <text:p>AC charge watt (low) </text:p>
          </table:table-cell>
          <table:table-cell/>
          <table:table-cell table:style-name="ce2" office:value-type="string" calcext:value-type="string">
            <text:p>0.1W</text:p>
          </table:table-cell>
          <table:table-cell/>
          <table:table-cell table:formula="of:=TRIM([.D18])" office:value-type="string" office:string-value="ACChr_Watt L" calcext:value-type="string">
            <text:p>ACChr_Watt L</text:p>
          </table:table-cell>
          <table:table-cell table:formula="of:=UPPER(SUBSTITUTE([.I18];&quot; &quot;;&quot;_&quot;))" office:value-type="string" office:string-value="ACCHR_WATT_L" calcext:value-type="string">
            <text:p>ACCHR_WATT_L</text:p>
          </table:table-cell>
          <table:table-cell office:value-type="string" calcext:value-type="string">
            <text:p>AC_CHR_WATT_L</text:p>
          </table:table-cell>
          <table:table-cell table:formula="of:=IF([.K18]=&quot;&quot;;&quot;&quot;;&quot;ATTR_&quot;&amp;[.K18])" office:value-type="string" office:string-value="ATTR_AC_CHR_WATT_L" calcext:value-type="string">
            <text:p>ATTR_AC_CHR_WATT_L</text:p>
          </table:table-cell>
          <table:table-cell table:formula="of:=IF([.K18]=&quot;&quot;;&quot;&quot;;&quot;data[ATTR_&quot;&amp;[.K18]&amp;&quot;] = rssf(rir&quot;&amp;[.A18]&amp;&quot;, REG_&quot;&amp;[.K18]&amp;&quot;)&quot;)" office:value-type="string" office:string-value="data[ATTR_AC_CHR_WATT_L] = rssf(rir1, REG_AC_CHR_WATT_L)" calcext:value-type="string">
            <text:p>data[ATTR_AC_CHR_WATT_L] = rssf(rir1, REG_AC_CHR_WATT_L)</text:p>
          </table:table-cell>
          <table:table-cell table:formula="of:=&quot;ATTR_&quot;&amp;[.K18]&amp;&quot; = &quot;&quot;&quot;&amp;LOWER(SUBSTITUTE(SUBSTITUTE(SUBSTITUTE(SUBSTITUTE(SUBSTITUTE(TRIM([.E18]);&quot;  &quot;;&quot; &quot;);&quot; &quot;;&quot;_&quot;);&quot;-&quot;;&quot;&quot;);&quot;(&quot;;&quot;&quot;);&quot;)&quot;;&quot;&quot;))&amp;&quot;&quot;&quot;&quot;" office:value-type="string" office:string-value="ATTR_AC_CHR_WATT_L = &quot;ac_charge_watt_low&quot;" calcext:value-type="string">
            <text:p>ATTR_AC_CHR_WATT_L = "ac_charge_watt_low"</text:p>
          </table:table-cell>
          <table:table-cell table:formula="of:=IF([.K18]=&quot;&quot;;&quot;&quot;;&quot;ATTR_&quot;&amp;[.K18]&amp;&quot; = &quot;&quot;&quot;&amp;LOWER([.K18])&amp;&quot;&quot;&quot;&quot;)" office:value-type="string" office:string-value="ATTR_AC_CHR_WATT_L = &quot;ac_chr_watt_l&quot;" calcext:value-type="string">
            <text:p>ATTR_AC_CHR_WATT_L = "ac_chr_watt_l"</text:p>
          </table:table-cell>
          <table:table-cell table:formula="of:=TRIM(ORG.LIBREOFFICE.REGEX([.G18];&quot;\d*\.\d*&quot;;&quot;&quot;))" office:value-type="string" office:string-value="W" calcext:value-type="string">
            <text:p>W</text:p>
          </table:table-cell>
          <table:table-cell table:formula="of:=IF([.P18]=&quot;&quot;;&quot;None&quot;;[.P18])" office:value-type="string" office:string-value="W" calcext:value-type="string">
            <text:p>W</text:p>
          </table:table-cell>
          <table:table-cell table:formula="of:=IF([.K18]=&quot;&quot;;&quot;&quot;;&quot;ATTR_&quot;&amp;[.K18]&amp;&quot;: &quot;&amp;VLOOKUP([.Q18];[Sheet2.$A$1:.$B$9];2)&amp;&quot;,&quot;)" office:value-type="string" office:string-value="ATTR_AC_CHR_WATT_L: POWER_WATT," calcext:value-type="string">
            <text:p>ATTR_AC_CHR_WATT_L: POWER_WATT,</text:p>
          </table:table-cell>
          <table:table-cell table:formula="of:=IF([.K18]=&quot;&quot;;&quot;&quot;;IF([.Q18]=&quot;None&quot;;[.O18];[.O18]&amp;&quot;  # &quot;&amp;[.Q18]))" office:value-type="string" office:string-value="ATTR_AC_CHR_WATT_L = &quot;ac_chr_watt_l&quot;  # W" calcext:value-type="string">
            <text:p>ATTR_AC_CHR_WATT_L = "ac_chr_watt_l" <text:s/># W</text:p>
          </table:table-cell>
          <table:table-cell table:formula="of:=IF([.K18]=&quot;&quot;;&quot;&quot;;&quot;REG_&quot;&amp;[.K18]&amp;&quot; = &quot;&amp;[.C18]-(45*([.A18]-1)))" office:value-type="string" office:string-value="REG_AC_CHR_WATT_L = 14" calcext:value-type="string">
            <text:p>REG_AC_CHR_WATT_L = 14</text:p>
          </table:table-cell>
          <table:table-cell table:number-columns-repeated="1004"/>
        </table:table-row>
        <table:table-row table:style-name="ro1">
          <table:table-cell table:formula="of:=INT([.C19]/45)+1" office:value-type="float" office:value="1" calcext:value-type="float">
            <text:p>1</text:p>
          </table:table-cell>
          <table:table-cell table:formula="of:=[.C19]-(45*([.A19]-1))" office:value-type="float" office:value="15" calcext:value-type="float">
            <text:p>15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ACChr_VA H </text:p>
          </table:table-cell>
          <table:table-cell table:style-name="ce2" office:value-type="string" calcext:value-type="string">
            <text:p>AC charge apparent power (high)</text:p>
          </table:table-cell>
          <table:table-cell/>
          <table:table-cell office:value-type="string" calcext:value-type="string">
            <text:p>0.1VA</text:p>
          </table:table-cell>
          <table:table-cell/>
          <table:table-cell table:formula="of:=TRIM([.D19])" office:value-type="string" office:string-value="ACChr_VA H" calcext:value-type="string">
            <text:p>ACChr_VA H</text:p>
          </table:table-cell>
          <table:table-cell table:formula="of:=UPPER(SUBSTITUTE([.I19];&quot; &quot;;&quot;_&quot;))" office:value-type="string" office:string-value="ACCHR_VA_H" calcext:value-type="string">
            <text:p>ACCHR_VA_H</text:p>
          </table:table-cell>
          <table:table-cell office:value-type="string" calcext:value-type="string">
            <text:p>AC_CHR_VA_H</text:p>
          </table:table-cell>
          <table:table-cell table:formula="of:=IF([.K19]=&quot;&quot;;&quot;&quot;;&quot;ATTR_&quot;&amp;[.K19])" office:value-type="string" office:string-value="ATTR_AC_CHR_VA_H" calcext:value-type="string">
            <text:p>ATTR_AC_CHR_VA_H</text:p>
          </table:table-cell>
          <table:table-cell table:formula="of:=IF([.K19]=&quot;&quot;;&quot;&quot;;&quot;data[ATTR_&quot;&amp;[.K19]&amp;&quot;] = rssf(rir&quot;&amp;[.A19]&amp;&quot;, REG_&quot;&amp;[.K19]&amp;&quot;)&quot;)" office:value-type="string" office:string-value="data[ATTR_AC_CHR_VA_H] = rssf(rir1, REG_AC_CHR_VA_H)" calcext:value-type="string">
            <text:p>data[ATTR_AC_CHR_VA_H] = rssf(rir1, REG_AC_CHR_VA_H)</text:p>
          </table:table-cell>
          <table:table-cell table:formula="of:=&quot;ATTR_&quot;&amp;[.K19]&amp;&quot; = &quot;&quot;&quot;&amp;LOWER(SUBSTITUTE(SUBSTITUTE(SUBSTITUTE(SUBSTITUTE(SUBSTITUTE(TRIM([.E19]);&quot;  &quot;;&quot; &quot;);&quot; &quot;;&quot;_&quot;);&quot;-&quot;;&quot;&quot;);&quot;(&quot;;&quot;&quot;);&quot;)&quot;;&quot;&quot;))&amp;&quot;&quot;&quot;&quot;" office:value-type="string" office:string-value="ATTR_AC_CHR_VA_H = &quot;ac_charge_apparent_power_high&quot;" calcext:value-type="string">
            <text:p>ATTR_AC_CHR_VA_H = "ac_charge_apparent_power_high"</text:p>
          </table:table-cell>
          <table:table-cell table:formula="of:=IF([.K19]=&quot;&quot;;&quot;&quot;;&quot;ATTR_&quot;&amp;[.K19]&amp;&quot; = &quot;&quot;&quot;&amp;LOWER([.K19])&amp;&quot;&quot;&quot;&quot;)" office:value-type="string" office:string-value="ATTR_AC_CHR_VA_H = &quot;ac_chr_va_h&quot;" calcext:value-type="string">
            <text:p>ATTR_AC_CHR_VA_H = "ac_chr_va_h"</text:p>
          </table:table-cell>
          <table:table-cell table:formula="of:=TRIM(ORG.LIBREOFFICE.REGEX([.G19];&quot;\d*\.\d*&quot;;&quot;&quot;))" office:value-type="string" office:string-value="VA" calcext:value-type="string">
            <text:p>VA</text:p>
          </table:table-cell>
          <table:table-cell table:formula="of:=IF([.P19]=&quot;&quot;;&quot;None&quot;;[.P19])" office:value-type="string" office:string-value="VA" calcext:value-type="string">
            <text:p>VA</text:p>
          </table:table-cell>
          <table:table-cell table:formula="of:=IF([.K19]=&quot;&quot;;&quot;&quot;;&quot;ATTR_&quot;&amp;[.K19]&amp;&quot;: &quot;&amp;VLOOKUP([.Q19];[Sheet2.$A$1:.$B$9];2)&amp;&quot;,&quot;)" office:value-type="string" office:string-value="ATTR_AC_CHR_VA_H: APPARENT_POWER," calcext:value-type="string">
            <text:p>ATTR_AC_CHR_VA_H: APPARENT_POWER,</text:p>
          </table:table-cell>
          <table:table-cell table:formula="of:=IF([.K19]=&quot;&quot;;&quot;&quot;;IF([.Q19]=&quot;None&quot;;[.O19];[.O19]&amp;&quot;  # &quot;&amp;[.Q19]))" office:value-type="string" office:string-value="ATTR_AC_CHR_VA_H = &quot;ac_chr_va_h&quot;  # VA" calcext:value-type="string">
            <text:p>ATTR_AC_CHR_VA_H = "ac_chr_va_h" <text:s/># VA</text:p>
          </table:table-cell>
          <table:table-cell table:formula="of:=IF([.K19]=&quot;&quot;;&quot;&quot;;&quot;REG_&quot;&amp;[.K19]&amp;&quot; = &quot;&amp;[.C19]-(45*([.A19]-1)))" office:value-type="string" office:string-value="REG_AC_CHR_VA_H = 15" calcext:value-type="string">
            <text:p>REG_AC_CHR_VA_H = 15</text:p>
          </table:table-cell>
          <table:table-cell table:number-columns-repeated="1004"/>
        </table:table-row>
        <table:table-row table:style-name="ro1">
          <table:table-cell table:formula="of:=INT([.C20]/45)+1" office:value-type="float" office:value="1" calcext:value-type="float">
            <text:p>1</text:p>
          </table:table-cell>
          <table:table-cell table:formula="of:=[.C20]-(45*([.A20]-1))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ACChr_VA L </text:p>
          </table:table-cell>
          <table:table-cell table:style-name="ce2" office:value-type="string" calcext:value-type="string">
            <text:p>AC charge apparent power (low)</text:p>
          </table:table-cell>
          <table:table-cell/>
          <table:table-cell office:value-type="string" calcext:value-type="string">
            <text:p>0.1VA</text:p>
          </table:table-cell>
          <table:table-cell/>
          <table:table-cell table:formula="of:=TRIM([.D20])" office:value-type="string" office:string-value="ACChr_VA L" calcext:value-type="string">
            <text:p>ACChr_VA L</text:p>
          </table:table-cell>
          <table:table-cell table:formula="of:=UPPER(SUBSTITUTE([.I20];&quot; &quot;;&quot;_&quot;))" office:value-type="string" office:string-value="ACCHR_VA_L" calcext:value-type="string">
            <text:p>ACCHR_VA_L</text:p>
          </table:table-cell>
          <table:table-cell office:value-type="string" calcext:value-type="string">
            <text:p>AC_CHR_VA_L</text:p>
          </table:table-cell>
          <table:table-cell table:formula="of:=IF([.K20]=&quot;&quot;;&quot;&quot;;&quot;ATTR_&quot;&amp;[.K20])" office:value-type="string" office:string-value="ATTR_AC_CHR_VA_L" calcext:value-type="string">
            <text:p>ATTR_AC_CHR_VA_L</text:p>
          </table:table-cell>
          <table:table-cell table:formula="of:=IF([.K20]=&quot;&quot;;&quot;&quot;;&quot;data[ATTR_&quot;&amp;[.K20]&amp;&quot;] = rssf(rir&quot;&amp;[.A20]&amp;&quot;, REG_&quot;&amp;[.K20]&amp;&quot;)&quot;)" office:value-type="string" office:string-value="data[ATTR_AC_CHR_VA_L] = rssf(rir1, REG_AC_CHR_VA_L)" calcext:value-type="string">
            <text:p>data[ATTR_AC_CHR_VA_L] = rssf(rir1, REG_AC_CHR_VA_L)</text:p>
          </table:table-cell>
          <table:table-cell table:formula="of:=&quot;ATTR_&quot;&amp;[.K20]&amp;&quot; = &quot;&quot;&quot;&amp;LOWER(SUBSTITUTE(SUBSTITUTE(SUBSTITUTE(SUBSTITUTE(SUBSTITUTE(TRIM([.E20]);&quot;  &quot;;&quot; &quot;);&quot; &quot;;&quot;_&quot;);&quot;-&quot;;&quot;&quot;);&quot;(&quot;;&quot;&quot;);&quot;)&quot;;&quot;&quot;))&amp;&quot;&quot;&quot;&quot;" office:value-type="string" office:string-value="ATTR_AC_CHR_VA_L = &quot;ac_charge_apparent_power_low&quot;" calcext:value-type="string">
            <text:p>ATTR_AC_CHR_VA_L = "ac_charge_apparent_power_low"</text:p>
          </table:table-cell>
          <table:table-cell table:formula="of:=IF([.K20]=&quot;&quot;;&quot;&quot;;&quot;ATTR_&quot;&amp;[.K20]&amp;&quot; = &quot;&quot;&quot;&amp;LOWER([.K20])&amp;&quot;&quot;&quot;&quot;)" office:value-type="string" office:string-value="ATTR_AC_CHR_VA_L = &quot;ac_chr_va_l&quot;" calcext:value-type="string">
            <text:p>ATTR_AC_CHR_VA_L = "ac_chr_va_l"</text:p>
          </table:table-cell>
          <table:table-cell table:formula="of:=TRIM(ORG.LIBREOFFICE.REGEX([.G20];&quot;\d*\.\d*&quot;;&quot;&quot;))" office:value-type="string" office:string-value="VA" calcext:value-type="string">
            <text:p>VA</text:p>
          </table:table-cell>
          <table:table-cell table:formula="of:=IF([.P20]=&quot;&quot;;&quot;None&quot;;[.P20])" office:value-type="string" office:string-value="VA" calcext:value-type="string">
            <text:p>VA</text:p>
          </table:table-cell>
          <table:table-cell table:formula="of:=IF([.K20]=&quot;&quot;;&quot;&quot;;&quot;ATTR_&quot;&amp;[.K20]&amp;&quot;: &quot;&amp;VLOOKUP([.Q20];[Sheet2.$A$1:.$B$9];2)&amp;&quot;,&quot;)" office:value-type="string" office:string-value="ATTR_AC_CHR_VA_L: APPARENT_POWER," calcext:value-type="string">
            <text:p>ATTR_AC_CHR_VA_L: APPARENT_POWER,</text:p>
          </table:table-cell>
          <table:table-cell table:formula="of:=IF([.K20]=&quot;&quot;;&quot;&quot;;IF([.Q20]=&quot;None&quot;;[.O20];[.O20]&amp;&quot;  # &quot;&amp;[.Q20]))" office:value-type="string" office:string-value="ATTR_AC_CHR_VA_L = &quot;ac_chr_va_l&quot;  # VA" calcext:value-type="string">
            <text:p>ATTR_AC_CHR_VA_L = "ac_chr_va_l" <text:s/># VA</text:p>
          </table:table-cell>
          <table:table-cell table:formula="of:=IF([.K20]=&quot;&quot;;&quot;&quot;;&quot;REG_&quot;&amp;[.K20]&amp;&quot; = &quot;&amp;[.C20]-(45*([.A20]-1)))" office:value-type="string" office:string-value="REG_AC_CHR_VA_L = 16" calcext:value-type="string">
            <text:p>REG_AC_CHR_VA_L = 16</text:p>
          </table:table-cell>
          <table:table-cell table:number-columns-repeated="1004"/>
        </table:table-row>
        <table:table-row table:style-name="ro1">
          <table:table-cell table:formula="of:=INT([.C21]/45)+1" office:value-type="float" office:value="1" calcext:value-type="float">
            <text:p>1</text:p>
          </table:table-cell>
          <table:table-cell table:formula="of:=[.C21]-(45*([.A21]-1))" office:value-type="float" office:value="17" calcext:value-type="float">
            <text:p>17</text:p>
          </table:table-cell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Bat Volt</text:p>
          </table:table-cell>
          <table:table-cell table:style-name="ce2" office:value-type="string" calcext:value-type="string">
            <text:p>Battery volt (M3) </text:p>
          </table:table-cell>
          <table:table-cell/>
          <table:table-cell table:style-name="ce3" office:value-type="string" calcext:value-type="string">
            <text:p>0.01V</text:p>
          </table:table-cell>
          <table:table-cell/>
          <table:table-cell table:formula="of:=TRIM([.D21])" office:value-type="string" office:string-value="Bat Volt" calcext:value-type="string">
            <text:p>Bat Volt</text:p>
          </table:table-cell>
          <table:table-cell table:formula="of:=UPPER(SUBSTITUTE([.I21];&quot; &quot;;&quot;_&quot;))" office:value-type="string" office:string-value="BAT_VOLT" calcext:value-type="string">
            <text:p>BAT_VOLT</text:p>
          </table:table-cell>
          <table:table-cell office:value-type="string" calcext:value-type="string">
            <text:p>BAT_V</text:p>
          </table:table-cell>
          <table:table-cell table:formula="of:=IF([.K21]=&quot;&quot;;&quot;&quot;;&quot;ATTR_&quot;&amp;[.K21])" office:value-type="string" office:string-value="ATTR_BAT_V" calcext:value-type="string">
            <text:p>ATTR_BAT_V</text:p>
          </table:table-cell>
          <table:table-cell table:formula="of:=IF([.K21]=&quot;&quot;;&quot;&quot;;&quot;data[ATTR_&quot;&amp;[.K21]&amp;&quot;] = rssf(rir&quot;&amp;[.A21]&amp;&quot;, REG_&quot;&amp;[.K21]&amp;&quot;)&quot;)" office:value-type="string" office:string-value="data[ATTR_BAT_V] = rssf(rir1, REG_BAT_V)" calcext:value-type="string">
            <text:p>data[ATTR_BAT_V] = rssf(rir1, REG_BAT_V)</text:p>
          </table:table-cell>
          <table:table-cell table:formula="of:=&quot;ATTR_&quot;&amp;[.K21]&amp;&quot; = &quot;&quot;&quot;&amp;LOWER(SUBSTITUTE(SUBSTITUTE(SUBSTITUTE(SUBSTITUTE(SUBSTITUTE(TRIM([.E21]);&quot;  &quot;;&quot; &quot;);&quot; &quot;;&quot;_&quot;);&quot;-&quot;;&quot;&quot;);&quot;(&quot;;&quot;&quot;);&quot;)&quot;;&quot;&quot;))&amp;&quot;&quot;&quot;&quot;" office:value-type="string" office:string-value="ATTR_BAT_V = &quot;battery_volt_m3&quot;" calcext:value-type="string">
            <text:p>ATTR_BAT_V = "battery_volt_m3"</text:p>
          </table:table-cell>
          <table:table-cell table:formula="of:=IF([.K21]=&quot;&quot;;&quot;&quot;;&quot;ATTR_&quot;&amp;[.K21]&amp;&quot; = &quot;&quot;&quot;&amp;LOWER([.K21])&amp;&quot;&quot;&quot;&quot;)" office:value-type="string" office:string-value="ATTR_BAT_V = &quot;bat_v&quot;" calcext:value-type="string">
            <text:p>ATTR_BAT_V = "bat_v"</text:p>
          </table:table-cell>
          <table:table-cell table:formula="of:=TRIM(ORG.LIBREOFFICE.REGEX([.G21];&quot;\d*\.\d*&quot;;&quot;&quot;))" office:value-type="string" office:string-value="V" calcext:value-type="string">
            <text:p>V</text:p>
          </table:table-cell>
          <table:table-cell table:formula="of:=IF([.P21]=&quot;&quot;;&quot;None&quot;;[.P21])" office:value-type="string" office:string-value="V" calcext:value-type="string">
            <text:p>V</text:p>
          </table:table-cell>
          <table:table-cell table:formula="of:=IF([.K21]=&quot;&quot;;&quot;&quot;;&quot;ATTR_&quot;&amp;[.K21]&amp;&quot;: &quot;&amp;VLOOKUP([.Q21];[Sheet2.$A$1:.$B$9];2)&amp;&quot;,&quot;)" office:value-type="string" office:string-value="ATTR_BAT_V: ELECTRICAL_POTENTIAL_VOLT," calcext:value-type="string">
            <text:p>ATTR_BAT_V: ELECTRICAL_POTENTIAL_VOLT,</text:p>
          </table:table-cell>
          <table:table-cell table:formula="of:=IF([.K21]=&quot;&quot;;&quot;&quot;;IF([.Q21]=&quot;None&quot;;[.O21];[.O21]&amp;&quot;  # &quot;&amp;[.Q21]))" office:value-type="string" office:string-value="ATTR_BAT_V = &quot;bat_v&quot;  # V" calcext:value-type="string">
            <text:p>ATTR_BAT_V = "bat_v" <text:s/># V</text:p>
          </table:table-cell>
          <table:table-cell table:formula="of:=IF([.K21]=&quot;&quot;;&quot;&quot;;&quot;REG_&quot;&amp;[.K21]&amp;&quot; = &quot;&amp;[.C21]-(45*([.A21]-1)))" office:value-type="string" office:string-value="REG_BAT_V = 17" calcext:value-type="string">
            <text:p>REG_BAT_V = 17</text:p>
          </table:table-cell>
          <table:table-cell table:number-columns-repeated="1004"/>
        </table:table-row>
        <table:table-row table:style-name="ro1">
          <table:table-cell table:formula="of:=INT([.C22]/45)+1" office:value-type="float" office:value="1" calcext:value-type="float">
            <text:p>1</text:p>
          </table:table-cell>
          <table:table-cell table:formula="of:=[.C22]-(45*([.A22]-1))" office:value-type="float" office:value="18" calcext:value-type="float">
            <text:p>18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BatterySOC </text:p>
          </table:table-cell>
          <table:table-cell table:style-name="ce2" office:value-type="string" calcext:value-type="string">
            <text:p>Battery SOC </text:p>
          </table:table-cell>
          <table:table-cell office:value-type="string" calcext:value-type="string">
            <text:p>0-100</text:p>
          </table:table-cell>
          <table:table-cell table:style-name="ce3" office:value-type="percentage" office:value="0.01" calcext:value-type="percentage">
            <text:p>1%</text:p>
          </table:table-cell>
          <table:table-cell/>
          <table:table-cell table:formula="of:=TRIM([.D22])" office:value-type="string" office:string-value="BatterySOC" calcext:value-type="string">
            <text:p>BatterySOC</text:p>
          </table:table-cell>
          <table:table-cell table:formula="of:=UPPER(SUBSTITUTE([.I22];&quot; &quot;;&quot;_&quot;))" office:value-type="string" office:string-value="BATTERYSOC" calcext:value-type="string">
            <text:p>BATTERYSOC</text:p>
          </table:table-cell>
          <table:table-cell office:value-type="string" calcext:value-type="string">
            <text:p>BAT_SOC</text:p>
          </table:table-cell>
          <table:table-cell table:formula="of:=IF([.K22]=&quot;&quot;;&quot;&quot;;&quot;ATTR_&quot;&amp;[.K22])" office:value-type="string" office:string-value="ATTR_BAT_SOC" calcext:value-type="string">
            <text:p>ATTR_BAT_SOC</text:p>
          </table:table-cell>
          <table:table-cell table:formula="of:=IF([.K22]=&quot;&quot;;&quot;&quot;;&quot;data[ATTR_&quot;&amp;[.K22]&amp;&quot;] = rssf(rir&quot;&amp;[.A22]&amp;&quot;, REG_&quot;&amp;[.K22]&amp;&quot;)&quot;)" office:value-type="string" office:string-value="data[ATTR_BAT_SOC] = rssf(rir1, REG_BAT_SOC)" calcext:value-type="string">
            <text:p>data[ATTR_BAT_SOC] = rssf(rir1, REG_BAT_SOC)</text:p>
          </table:table-cell>
          <table:table-cell table:formula="of:=&quot;ATTR_&quot;&amp;[.K22]&amp;&quot; = &quot;&quot;&quot;&amp;LOWER(SUBSTITUTE(SUBSTITUTE(SUBSTITUTE(SUBSTITUTE(SUBSTITUTE(TRIM([.E22]);&quot;  &quot;;&quot; &quot;);&quot; &quot;;&quot;_&quot;);&quot;-&quot;;&quot;&quot;);&quot;(&quot;;&quot;&quot;);&quot;)&quot;;&quot;&quot;))&amp;&quot;&quot;&quot;&quot;" office:value-type="string" office:string-value="ATTR_BAT_SOC = &quot;battery_soc&quot;" calcext:value-type="string">
            <text:p>ATTR_BAT_SOC = "battery_soc"</text:p>
          </table:table-cell>
          <table:table-cell table:formula="of:=IF([.K22]=&quot;&quot;;&quot;&quot;;&quot;ATTR_&quot;&amp;[.K22]&amp;&quot; = &quot;&quot;&quot;&amp;LOWER([.K22])&amp;&quot;&quot;&quot;&quot;)" office:value-type="string" office:string-value="ATTR_BAT_SOC = &quot;bat_soc&quot;" calcext:value-type="string">
            <text:p>ATTR_BAT_SOC = "bat_soc"</text:p>
          </table:table-cell>
          <table:table-cell table:formula="of:=TRIM(ORG.LIBREOFFICE.REGEX([.G22];&quot;\d*\.\d*&quot;;&quot;&quot;))">
            <text:p/>
          </table:table-cell>
          <table:table-cell table:formula="of:=IF([.P22]=&quot;&quot;;&quot;None&quot;;[.P22])" office:value-type="string" office:string-value="None" calcext:value-type="string">
            <text:p>None</text:p>
          </table:table-cell>
          <table:table-cell table:formula="of:=IF([.K22]=&quot;&quot;;&quot;&quot;;&quot;ATTR_&quot;&amp;[.K22]&amp;&quot;: &quot;&amp;VLOOKUP([.Q22];[Sheet2.$A$1:.$B$9];2)&amp;&quot;,&quot;)" office:value-type="string" office:string-value="ATTR_BAT_SOC: None," calcext:value-type="string">
            <text:p>ATTR_BAT_SOC: None,</text:p>
          </table:table-cell>
          <table:table-cell table:formula="of:=IF([.K22]=&quot;&quot;;&quot;&quot;;IF([.Q22]=&quot;None&quot;;[.O22];[.O22]&amp;&quot;  # &quot;&amp;[.Q22]))" office:value-type="string" office:string-value="ATTR_BAT_SOC = &quot;bat_soc&quot;" calcext:value-type="string">
            <text:p>ATTR_BAT_SOC = "bat_soc"</text:p>
          </table:table-cell>
          <table:table-cell table:formula="of:=IF([.K22]=&quot;&quot;;&quot;&quot;;&quot;REG_&quot;&amp;[.K22]&amp;&quot; = &quot;&amp;[.C22]-(45*([.A22]-1)))" office:value-type="string" office:string-value="REG_BAT_SOC = 18" calcext:value-type="string">
            <text:p>REG_BAT_SOC = 18</text:p>
          </table:table-cell>
          <table:table-cell table:number-columns-repeated="1004"/>
        </table:table-row>
        <table:table-row table:style-name="ro1">
          <table:table-cell table:formula="of:=INT([.C23]/45)+1" office:value-type="float" office:value="1" calcext:value-type="float">
            <text:p>1</text:p>
          </table:table-cell>
          <table:table-cell table:formula="of:=[.C23]-(45*([.A23]-1))" office:value-type="float" office:value="19" calcext:value-type="float">
            <text:p>19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Bus Volt </text:p>
          </table:table-cell>
          <table:table-cell table:style-name="ce2" office:value-type="string" calcext:value-type="string">
            <text:p>Bus Voltage </text:p>
          </table:table-cell>
          <table:table-cell/>
          <table:table-cell office:value-type="string" calcext:value-type="string">
            <text:p>0.1V</text:p>
          </table:table-cell>
          <table:table-cell/>
          <table:table-cell table:formula="of:=TRIM([.D23])" office:value-type="string" office:string-value="Bus Volt" calcext:value-type="string">
            <text:p>Bus Volt</text:p>
          </table:table-cell>
          <table:table-cell table:formula="of:=UPPER(SUBSTITUTE([.I23];&quot; &quot;;&quot;_&quot;))" office:value-type="string" office:string-value="BUS_VOLT" calcext:value-type="string">
            <text:p>BUS_VOLT</text:p>
          </table:table-cell>
          <table:table-cell office:value-type="string" calcext:value-type="string">
            <text:p>BUS_V</text:p>
          </table:table-cell>
          <table:table-cell table:formula="of:=IF([.K23]=&quot;&quot;;&quot;&quot;;&quot;ATTR_&quot;&amp;[.K23])" office:value-type="string" office:string-value="ATTR_BUS_V" calcext:value-type="string">
            <text:p>ATTR_BUS_V</text:p>
          </table:table-cell>
          <table:table-cell table:formula="of:=IF([.K23]=&quot;&quot;;&quot;&quot;;&quot;data[ATTR_&quot;&amp;[.K23]&amp;&quot;] = rssf(rir&quot;&amp;[.A23]&amp;&quot;, REG_&quot;&amp;[.K23]&amp;&quot;)&quot;)" office:value-type="string" office:string-value="data[ATTR_BUS_V] = rssf(rir1, REG_BUS_V)" calcext:value-type="string">
            <text:p>data[ATTR_BUS_V] = rssf(rir1, REG_BUS_V)</text:p>
          </table:table-cell>
          <table:table-cell table:formula="of:=&quot;ATTR_&quot;&amp;[.K23]&amp;&quot; = &quot;&quot;&quot;&amp;LOWER(SUBSTITUTE(SUBSTITUTE(SUBSTITUTE(SUBSTITUTE(SUBSTITUTE(TRIM([.E23]);&quot;  &quot;;&quot; &quot;);&quot; &quot;;&quot;_&quot;);&quot;-&quot;;&quot;&quot;);&quot;(&quot;;&quot;&quot;);&quot;)&quot;;&quot;&quot;))&amp;&quot;&quot;&quot;&quot;" office:value-type="string" office:string-value="ATTR_BUS_V = &quot;bus_voltage&quot;" calcext:value-type="string">
            <text:p>ATTR_BUS_V = "bus_voltage"</text:p>
          </table:table-cell>
          <table:table-cell table:formula="of:=IF([.K23]=&quot;&quot;;&quot;&quot;;&quot;ATTR_&quot;&amp;[.K23]&amp;&quot; = &quot;&quot;&quot;&amp;LOWER([.K23])&amp;&quot;&quot;&quot;&quot;)" office:value-type="string" office:string-value="ATTR_BUS_V = &quot;bus_v&quot;" calcext:value-type="string">
            <text:p>ATTR_BUS_V = "bus_v"</text:p>
          </table:table-cell>
          <table:table-cell table:formula="of:=TRIM(ORG.LIBREOFFICE.REGEX([.G23];&quot;\d*\.\d*&quot;;&quot;&quot;))" office:value-type="string" office:string-value="V" calcext:value-type="string">
            <text:p>V</text:p>
          </table:table-cell>
          <table:table-cell table:formula="of:=IF([.P23]=&quot;&quot;;&quot;None&quot;;[.P23])" office:value-type="string" office:string-value="V" calcext:value-type="string">
            <text:p>V</text:p>
          </table:table-cell>
          <table:table-cell table:formula="of:=IF([.K23]=&quot;&quot;;&quot;&quot;;&quot;ATTR_&quot;&amp;[.K23]&amp;&quot;: &quot;&amp;VLOOKUP([.Q23];[Sheet2.$A$1:.$B$9];2)&amp;&quot;,&quot;)" office:value-type="string" office:string-value="ATTR_BUS_V: ELECTRICAL_POTENTIAL_VOLT," calcext:value-type="string">
            <text:p>ATTR_BUS_V: ELECTRICAL_POTENTIAL_VOLT,</text:p>
          </table:table-cell>
          <table:table-cell table:formula="of:=IF([.K23]=&quot;&quot;;&quot;&quot;;IF([.Q23]=&quot;None&quot;;[.O23];[.O23]&amp;&quot;  # &quot;&amp;[.Q23]))" office:value-type="string" office:string-value="ATTR_BUS_V = &quot;bus_v&quot;  # V" calcext:value-type="string">
            <text:p>ATTR_BUS_V = "bus_v" <text:s/># V</text:p>
          </table:table-cell>
          <table:table-cell table:formula="of:=IF([.K23]=&quot;&quot;;&quot;&quot;;&quot;REG_&quot;&amp;[.K23]&amp;&quot; = &quot;&amp;[.C23]-(45*([.A23]-1)))" office:value-type="string" office:string-value="REG_BUS_V = 19" calcext:value-type="string">
            <text:p>REG_BUS_V = 19</text:p>
          </table:table-cell>
          <table:table-cell table:number-columns-repeated="1004"/>
        </table:table-row>
        <table:table-row table:style-name="ro1">
          <table:table-cell table:formula="of:=INT([.C24]/45)+1" office:value-type="float" office:value="1" calcext:value-type="float">
            <text:p>1</text:p>
          </table:table-cell>
          <table:table-cell table:formula="of:=[.C24]-(45*([.A24]-1))" office:value-type="float" office:value="20" calcext:value-type="float">
            <text:p>20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Grid Volt </text:p>
          </table:table-cell>
          <table:table-cell table:style-name="ce2" office:value-type="string" calcext:value-type="string">
            <text:p>AC input Volt </text:p>
          </table:table-cell>
          <table:table-cell/>
          <table:table-cell office:value-type="string" calcext:value-type="string">
            <text:p>0.1V</text:p>
          </table:table-cell>
          <table:table-cell/>
          <table:table-cell table:formula="of:=TRIM([.D24])" office:value-type="string" office:string-value="Grid Volt" calcext:value-type="string">
            <text:p>Grid Volt</text:p>
          </table:table-cell>
          <table:table-cell table:formula="of:=UPPER(SUBSTITUTE([.I24];&quot; &quot;;&quot;_&quot;))" office:value-type="string" office:string-value="GRID_VOLT" calcext:value-type="string">
            <text:p>GRID_VOLT</text:p>
          </table:table-cell>
          <table:table-cell office:value-type="string" calcext:value-type="string">
            <text:p>AC_IN_V</text:p>
          </table:table-cell>
          <table:table-cell table:formula="of:=IF([.K24]=&quot;&quot;;&quot;&quot;;&quot;ATTR_&quot;&amp;[.K24])" office:value-type="string" office:string-value="ATTR_AC_IN_V" calcext:value-type="string">
            <text:p>ATTR_AC_IN_V</text:p>
          </table:table-cell>
          <table:table-cell table:formula="of:=IF([.K24]=&quot;&quot;;&quot;&quot;;&quot;data[ATTR_&quot;&amp;[.K24]&amp;&quot;] = rssf(rir&quot;&amp;[.A24]&amp;&quot;, REG_&quot;&amp;[.K24]&amp;&quot;)&quot;)" office:value-type="string" office:string-value="data[ATTR_AC_IN_V] = rssf(rir1, REG_AC_IN_V)" calcext:value-type="string">
            <text:p>data[ATTR_AC_IN_V] = rssf(rir1, REG_AC_IN_V)</text:p>
          </table:table-cell>
          <table:table-cell table:formula="of:=&quot;ATTR_&quot;&amp;[.K24]&amp;&quot; = &quot;&quot;&quot;&amp;LOWER(SUBSTITUTE(SUBSTITUTE(SUBSTITUTE(SUBSTITUTE(SUBSTITUTE(TRIM([.E24]);&quot;  &quot;;&quot; &quot;);&quot; &quot;;&quot;_&quot;);&quot;-&quot;;&quot;&quot;);&quot;(&quot;;&quot;&quot;);&quot;)&quot;;&quot;&quot;))&amp;&quot;&quot;&quot;&quot;" office:value-type="string" office:string-value="ATTR_AC_IN_V = &quot;ac_input_volt&quot;" calcext:value-type="string">
            <text:p>ATTR_AC_IN_V = "ac_input_volt"</text:p>
          </table:table-cell>
          <table:table-cell table:formula="of:=IF([.K24]=&quot;&quot;;&quot;&quot;;&quot;ATTR_&quot;&amp;[.K24]&amp;&quot; = &quot;&quot;&quot;&amp;LOWER([.K24])&amp;&quot;&quot;&quot;&quot;)" office:value-type="string" office:string-value="ATTR_AC_IN_V = &quot;ac_in_v&quot;" calcext:value-type="string">
            <text:p>ATTR_AC_IN_V = "ac_in_v"</text:p>
          </table:table-cell>
          <table:table-cell table:formula="of:=TRIM(ORG.LIBREOFFICE.REGEX([.G24];&quot;\d*\.\d*&quot;;&quot;&quot;))" office:value-type="string" office:string-value="V" calcext:value-type="string">
            <text:p>V</text:p>
          </table:table-cell>
          <table:table-cell table:formula="of:=IF([.P24]=&quot;&quot;;&quot;None&quot;;[.P24])" office:value-type="string" office:string-value="V" calcext:value-type="string">
            <text:p>V</text:p>
          </table:table-cell>
          <table:table-cell table:formula="of:=IF([.K24]=&quot;&quot;;&quot;&quot;;&quot;ATTR_&quot;&amp;[.K24]&amp;&quot;: &quot;&amp;VLOOKUP([.Q24];[Sheet2.$A$1:.$B$9];2)&amp;&quot;,&quot;)" office:value-type="string" office:string-value="ATTR_AC_IN_V: ELECTRICAL_POTENTIAL_VOLT," calcext:value-type="string">
            <text:p>ATTR_AC_IN_V: ELECTRICAL_POTENTIAL_VOLT,</text:p>
          </table:table-cell>
          <table:table-cell table:formula="of:=IF([.K24]=&quot;&quot;;&quot;&quot;;IF([.Q24]=&quot;None&quot;;[.O24];[.O24]&amp;&quot;  # &quot;&amp;[.Q24]))" office:value-type="string" office:string-value="ATTR_AC_IN_V = &quot;ac_in_v&quot;  # V" calcext:value-type="string">
            <text:p>ATTR_AC_IN_V = "ac_in_v" <text:s/># V</text:p>
          </table:table-cell>
          <table:table-cell table:formula="of:=IF([.K24]=&quot;&quot;;&quot;&quot;;&quot;REG_&quot;&amp;[.K24]&amp;&quot; = &quot;&amp;[.C24]-(45*([.A24]-1)))" office:value-type="string" office:string-value="REG_AC_IN_V = 20" calcext:value-type="string">
            <text:p>REG_AC_IN_V = 20</text:p>
          </table:table-cell>
          <table:table-cell table:number-columns-repeated="1004"/>
        </table:table-row>
        <table:table-row table:style-name="ro1">
          <table:table-cell table:formula="of:=INT([.C25]/45)+1" office:value-type="float" office:value="1" calcext:value-type="float">
            <text:p>1</text:p>
          </table:table-cell>
          <table:table-cell table:formula="of:=[.C25]-(45*([.A25]-1))" office:value-type="float" office:value="21" calcext:value-type="float">
            <text:p>21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Line Freq </text:p>
          </table:table-cell>
          <table:table-cell table:style-name="ce2" office:value-type="string" calcext:value-type="string">
            <text:p>AC input frequency </text:p>
          </table:table-cell>
          <table:table-cell/>
          <table:table-cell office:value-type="string" calcext:value-type="string">
            <text:p>0.01Hz</text:p>
          </table:table-cell>
          <table:table-cell/>
          <table:table-cell table:formula="of:=TRIM([.D25])" office:value-type="string" office:string-value="Line Freq" calcext:value-type="string">
            <text:p>Line Freq</text:p>
          </table:table-cell>
          <table:table-cell table:formula="of:=UPPER(SUBSTITUTE([.I25];&quot; &quot;;&quot;_&quot;))" office:value-type="string" office:string-value="LINE_FREQ" calcext:value-type="string">
            <text:p>LINE_FREQ</text:p>
          </table:table-cell>
          <table:table-cell office:value-type="string" calcext:value-type="string">
            <text:p>AC_IN_FREQ</text:p>
          </table:table-cell>
          <table:table-cell table:formula="of:=IF([.K25]=&quot;&quot;;&quot;&quot;;&quot;ATTR_&quot;&amp;[.K25])" office:value-type="string" office:string-value="ATTR_AC_IN_FREQ" calcext:value-type="string">
            <text:p>ATTR_AC_IN_FREQ</text:p>
          </table:table-cell>
          <table:table-cell table:formula="of:=IF([.K25]=&quot;&quot;;&quot;&quot;;&quot;data[ATTR_&quot;&amp;[.K25]&amp;&quot;] = rssf(rir&quot;&amp;[.A25]&amp;&quot;, REG_&quot;&amp;[.K25]&amp;&quot;)&quot;)" office:value-type="string" office:string-value="data[ATTR_AC_IN_FREQ] = rssf(rir1, REG_AC_IN_FREQ)" calcext:value-type="string">
            <text:p>data[ATTR_AC_IN_FREQ] = rssf(rir1, REG_AC_IN_FREQ)</text:p>
          </table:table-cell>
          <table:table-cell table:formula="of:=&quot;ATTR_&quot;&amp;[.K25]&amp;&quot; = &quot;&quot;&quot;&amp;LOWER(SUBSTITUTE(SUBSTITUTE(SUBSTITUTE(SUBSTITUTE(SUBSTITUTE(TRIM([.E25]);&quot;  &quot;;&quot; &quot;);&quot; &quot;;&quot;_&quot;);&quot;-&quot;;&quot;&quot;);&quot;(&quot;;&quot;&quot;);&quot;)&quot;;&quot;&quot;))&amp;&quot;&quot;&quot;&quot;" office:value-type="string" office:string-value="ATTR_AC_IN_FREQ = &quot;ac_input_frequency&quot;" calcext:value-type="string">
            <text:p>ATTR_AC_IN_FREQ = "ac_input_frequency"</text:p>
          </table:table-cell>
          <table:table-cell table:formula="of:=IF([.K25]=&quot;&quot;;&quot;&quot;;&quot;ATTR_&quot;&amp;[.K25]&amp;&quot; = &quot;&quot;&quot;&amp;LOWER([.K25])&amp;&quot;&quot;&quot;&quot;)" office:value-type="string" office:string-value="ATTR_AC_IN_FREQ = &quot;ac_in_freq&quot;" calcext:value-type="string">
            <text:p>ATTR_AC_IN_FREQ = "ac_in_freq"</text:p>
          </table:table-cell>
          <table:table-cell table:formula="of:=TRIM(ORG.LIBREOFFICE.REGEX([.G25];&quot;\d*\.\d*&quot;;&quot;&quot;))" office:value-type="string" office:string-value="Hz" calcext:value-type="string">
            <text:p>Hz</text:p>
          </table:table-cell>
          <table:table-cell table:formula="of:=IF([.P25]=&quot;&quot;;&quot;None&quot;;[.P25])" office:value-type="string" office:string-value="Hz" calcext:value-type="string">
            <text:p>Hz</text:p>
          </table:table-cell>
          <table:table-cell table:formula="of:=IF([.K25]=&quot;&quot;;&quot;&quot;;&quot;ATTR_&quot;&amp;[.K25]&amp;&quot;: &quot;&amp;VLOOKUP([.Q25];[Sheet2.$A$1:.$B$9];2)&amp;&quot;,&quot;)" office:value-type="string" office:string-value="ATTR_AC_IN_FREQ: FREQUENCY_HERTZ," calcext:value-type="string">
            <text:p>ATTR_AC_IN_FREQ: FREQUENCY_HERTZ,</text:p>
          </table:table-cell>
          <table:table-cell table:formula="of:=IF([.K25]=&quot;&quot;;&quot;&quot;;IF([.Q25]=&quot;None&quot;;[.O25];[.O25]&amp;&quot;  # &quot;&amp;[.Q25]))" office:value-type="string" office:string-value="ATTR_AC_IN_FREQ = &quot;ac_in_freq&quot;  # Hz" calcext:value-type="string">
            <text:p>ATTR_AC_IN_FREQ = "ac_in_freq" <text:s/># Hz</text:p>
          </table:table-cell>
          <table:table-cell table:formula="of:=IF([.K25]=&quot;&quot;;&quot;&quot;;&quot;REG_&quot;&amp;[.K25]&amp;&quot; = &quot;&amp;[.C25]-(45*([.A25]-1)))" office:value-type="string" office:string-value="REG_AC_IN_FREQ = 21" calcext:value-type="string">
            <text:p>REG_AC_IN_FREQ = 21</text:p>
          </table:table-cell>
          <table:table-cell table:number-columns-repeated="1004"/>
        </table:table-row>
        <table:table-row table:style-name="ro1">
          <table:table-cell table:formula="of:=INT([.C26]/45)+1" office:value-type="float" office:value="1" calcext:value-type="float">
            <text:p>1</text:p>
          </table:table-cell>
          <table:table-cell table:formula="of:=[.C26]-(45*([.A26]-1))" office:value-type="float" office:value="22" calcext:value-type="float">
            <text:p>22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OutputVolt </text:p>
          </table:table-cell>
          <table:table-cell table:style-name="ce2" office:value-type="string" calcext:value-type="string">
            <text:p>AC output Volt </text:p>
          </table:table-cell>
          <table:table-cell/>
          <table:table-cell office:value-type="string" calcext:value-type="string">
            <text:p>0.1V</text:p>
          </table:table-cell>
          <table:table-cell/>
          <table:table-cell table:formula="of:=TRIM([.D26])" office:value-type="string" office:string-value="OutputVolt" calcext:value-type="string">
            <text:p>OutputVolt</text:p>
          </table:table-cell>
          <table:table-cell table:formula="of:=UPPER(SUBSTITUTE([.I26];&quot; &quot;;&quot;_&quot;))" office:value-type="string" office:string-value="OUTPUTVOLT" calcext:value-type="string">
            <text:p>OUTPUTVOLT</text:p>
          </table:table-cell>
          <table:table-cell office:value-type="string" calcext:value-type="string">
            <text:p>OP_V</text:p>
          </table:table-cell>
          <table:table-cell table:formula="of:=IF([.K26]=&quot;&quot;;&quot;&quot;;&quot;ATTR_&quot;&amp;[.K26])" office:value-type="string" office:string-value="ATTR_OP_V" calcext:value-type="string">
            <text:p>ATTR_OP_V</text:p>
          </table:table-cell>
          <table:table-cell table:formula="of:=IF([.K26]=&quot;&quot;;&quot;&quot;;&quot;data[ATTR_&quot;&amp;[.K26]&amp;&quot;] = rssf(rir&quot;&amp;[.A26]&amp;&quot;, REG_&quot;&amp;[.K26]&amp;&quot;)&quot;)" office:value-type="string" office:string-value="data[ATTR_OP_V] = rssf(rir1, REG_OP_V)" calcext:value-type="string">
            <text:p>data[ATTR_OP_V] = rssf(rir1, REG_OP_V)</text:p>
          </table:table-cell>
          <table:table-cell table:formula="of:=&quot;ATTR_&quot;&amp;[.K26]&amp;&quot; = &quot;&quot;&quot;&amp;LOWER(SUBSTITUTE(SUBSTITUTE(SUBSTITUTE(SUBSTITUTE(SUBSTITUTE(TRIM([.E26]);&quot;  &quot;;&quot; &quot;);&quot; &quot;;&quot;_&quot;);&quot;-&quot;;&quot;&quot;);&quot;(&quot;;&quot;&quot;);&quot;)&quot;;&quot;&quot;))&amp;&quot;&quot;&quot;&quot;" office:value-type="string" office:string-value="ATTR_OP_V = &quot;ac_output_volt&quot;" calcext:value-type="string">
            <text:p>ATTR_OP_V = "ac_output_volt"</text:p>
          </table:table-cell>
          <table:table-cell table:formula="of:=IF([.K26]=&quot;&quot;;&quot;&quot;;&quot;ATTR_&quot;&amp;[.K26]&amp;&quot; = &quot;&quot;&quot;&amp;LOWER([.K26])&amp;&quot;&quot;&quot;&quot;)" office:value-type="string" office:string-value="ATTR_OP_V = &quot;op_v&quot;" calcext:value-type="string">
            <text:p>ATTR_OP_V = "op_v"</text:p>
          </table:table-cell>
          <table:table-cell table:formula="of:=TRIM(ORG.LIBREOFFICE.REGEX([.G26];&quot;\d*\.\d*&quot;;&quot;&quot;))" office:value-type="string" office:string-value="V" calcext:value-type="string">
            <text:p>V</text:p>
          </table:table-cell>
          <table:table-cell table:formula="of:=IF([.P26]=&quot;&quot;;&quot;None&quot;;[.P26])" office:value-type="string" office:string-value="V" calcext:value-type="string">
            <text:p>V</text:p>
          </table:table-cell>
          <table:table-cell table:formula="of:=IF([.K26]=&quot;&quot;;&quot;&quot;;&quot;ATTR_&quot;&amp;[.K26]&amp;&quot;: &quot;&amp;VLOOKUP([.Q26];[Sheet2.$A$1:.$B$9];2)&amp;&quot;,&quot;)" office:value-type="string" office:string-value="ATTR_OP_V: ELECTRICAL_POTENTIAL_VOLT," calcext:value-type="string">
            <text:p>ATTR_OP_V: ELECTRICAL_POTENTIAL_VOLT,</text:p>
          </table:table-cell>
          <table:table-cell table:formula="of:=IF([.K26]=&quot;&quot;;&quot;&quot;;IF([.Q26]=&quot;None&quot;;[.O26];[.O26]&amp;&quot;  # &quot;&amp;[.Q26]))" office:value-type="string" office:string-value="ATTR_OP_V = &quot;op_v&quot;  # V" calcext:value-type="string">
            <text:p>ATTR_OP_V = "op_v" <text:s/># V</text:p>
          </table:table-cell>
          <table:table-cell table:formula="of:=IF([.K26]=&quot;&quot;;&quot;&quot;;&quot;REG_&quot;&amp;[.K26]&amp;&quot; = &quot;&amp;[.C26]-(45*([.A26]-1)))" office:value-type="string" office:string-value="REG_OP_V = 22" calcext:value-type="string">
            <text:p>REG_OP_V = 22</text:p>
          </table:table-cell>
          <table:table-cell table:number-columns-repeated="1004"/>
        </table:table-row>
        <table:table-row table:style-name="ro1">
          <table:table-cell table:formula="of:=INT([.C27]/45)+1" office:value-type="float" office:value="1" calcext:value-type="float">
            <text:p>1</text:p>
          </table:table-cell>
          <table:table-cell table:formula="of:=[.C27]-(45*([.A27]-1))" office:value-type="float" office:value="23" calcext:value-type="float">
            <text:p>23</text:p>
          </table:table-cell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OutputFreq </text:p>
          </table:table-cell>
          <table:table-cell table:style-name="ce2" office:value-type="string" calcext:value-type="string">
            <text:p>AC output frequency </text:p>
          </table:table-cell>
          <table:table-cell/>
          <table:table-cell office:value-type="string" calcext:value-type="string">
            <text:p>0.01Hz</text:p>
          </table:table-cell>
          <table:table-cell/>
          <table:table-cell table:formula="of:=TRIM([.D27])" office:value-type="string" office:string-value="OutputFreq" calcext:value-type="string">
            <text:p>OutputFreq</text:p>
          </table:table-cell>
          <table:table-cell table:formula="of:=UPPER(SUBSTITUTE([.I27];&quot; &quot;;&quot;_&quot;))" office:value-type="string" office:string-value="OUTPUTFREQ" calcext:value-type="string">
            <text:p>OUTPUTFREQ</text:p>
          </table:table-cell>
          <table:table-cell office:value-type="string" calcext:value-type="string">
            <text:p>OP_FREQ</text:p>
          </table:table-cell>
          <table:table-cell table:formula="of:=IF([.K27]=&quot;&quot;;&quot;&quot;;&quot;ATTR_&quot;&amp;[.K27])" office:value-type="string" office:string-value="ATTR_OP_FREQ" calcext:value-type="string">
            <text:p>ATTR_OP_FREQ</text:p>
          </table:table-cell>
          <table:table-cell table:formula="of:=IF([.K27]=&quot;&quot;;&quot;&quot;;&quot;data[ATTR_&quot;&amp;[.K27]&amp;&quot;] = rssf(rir&quot;&amp;[.A27]&amp;&quot;, REG_&quot;&amp;[.K27]&amp;&quot;)&quot;)" office:value-type="string" office:string-value="data[ATTR_OP_FREQ] = rssf(rir1, REG_OP_FREQ)" calcext:value-type="string">
            <text:p>data[ATTR_OP_FREQ] = rssf(rir1, REG_OP_FREQ)</text:p>
          </table:table-cell>
          <table:table-cell table:formula="of:=&quot;ATTR_&quot;&amp;[.K27]&amp;&quot; = &quot;&quot;&quot;&amp;LOWER(SUBSTITUTE(SUBSTITUTE(SUBSTITUTE(SUBSTITUTE(SUBSTITUTE(TRIM([.E27]);&quot;  &quot;;&quot; &quot;);&quot; &quot;;&quot;_&quot;);&quot;-&quot;;&quot;&quot;);&quot;(&quot;;&quot;&quot;);&quot;)&quot;;&quot;&quot;))&amp;&quot;&quot;&quot;&quot;" office:value-type="string" office:string-value="ATTR_OP_FREQ = &quot;ac_output_frequency&quot;" calcext:value-type="string">
            <text:p>ATTR_OP_FREQ = "ac_output_frequency"</text:p>
          </table:table-cell>
          <table:table-cell table:formula="of:=IF([.K27]=&quot;&quot;;&quot;&quot;;&quot;ATTR_&quot;&amp;[.K27]&amp;&quot; = &quot;&quot;&quot;&amp;LOWER([.K27])&amp;&quot;&quot;&quot;&quot;)" office:value-type="string" office:string-value="ATTR_OP_FREQ = &quot;op_freq&quot;" calcext:value-type="string">
            <text:p>ATTR_OP_FREQ = "op_freq"</text:p>
          </table:table-cell>
          <table:table-cell table:formula="of:=TRIM(ORG.LIBREOFFICE.REGEX([.G27];&quot;\d*\.\d*&quot;;&quot;&quot;))" office:value-type="string" office:string-value="Hz" calcext:value-type="string">
            <text:p>Hz</text:p>
          </table:table-cell>
          <table:table-cell table:formula="of:=IF([.P27]=&quot;&quot;;&quot;None&quot;;[.P27])" office:value-type="string" office:string-value="Hz" calcext:value-type="string">
            <text:p>Hz</text:p>
          </table:table-cell>
          <table:table-cell table:formula="of:=IF([.K27]=&quot;&quot;;&quot;&quot;;&quot;ATTR_&quot;&amp;[.K27]&amp;&quot;: &quot;&amp;VLOOKUP([.Q27];[Sheet2.$A$1:.$B$9];2)&amp;&quot;,&quot;)" office:value-type="string" office:string-value="ATTR_OP_FREQ: FREQUENCY_HERTZ," calcext:value-type="string">
            <text:p>ATTR_OP_FREQ: FREQUENCY_HERTZ,</text:p>
          </table:table-cell>
          <table:table-cell table:formula="of:=IF([.K27]=&quot;&quot;;&quot;&quot;;IF([.Q27]=&quot;None&quot;;[.O27];[.O27]&amp;&quot;  # &quot;&amp;[.Q27]))" office:value-type="string" office:string-value="ATTR_OP_FREQ = &quot;op_freq&quot;  # Hz" calcext:value-type="string">
            <text:p>ATTR_OP_FREQ = "op_freq" <text:s/># Hz</text:p>
          </table:table-cell>
          <table:table-cell table:formula="of:=IF([.K27]=&quot;&quot;;&quot;&quot;;&quot;REG_&quot;&amp;[.K27]&amp;&quot; = &quot;&amp;[.C27]-(45*([.A27]-1)))" office:value-type="string" office:string-value="REG_OP_FREQ = 23" calcext:value-type="string">
            <text:p>REG_OP_FREQ = 23</text:p>
          </table:table-cell>
          <table:table-cell table:number-columns-repeated="1004"/>
        </table:table-row>
        <table:table-row table:style-name="ro1">
          <table:table-cell table:formula="of:=INT([.C28]/45)+1" office:value-type="float" office:value="1" calcext:value-type="float">
            <text:p>1</text:p>
          </table:table-cell>
          <table:table-cell table:formula="of:=[.C28]-(45*([.A28]-1))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Ouput DCV </text:p>
          </table:table-cell>
          <table:table-cell table:style-name="ce2" office:value-type="string" calcext:value-type="string">
            <text:p>Ouput DC Volt </text:p>
          </table:table-cell>
          <table:table-cell/>
          <table:table-cell office:value-type="string" calcext:value-type="string">
            <text:p>0.1V</text:p>
          </table:table-cell>
          <table:table-cell/>
          <table:table-cell table:formula="of:=TRIM([.D28])" office:value-type="string" office:string-value="Ouput DCV" calcext:value-type="string">
            <text:p>Ouput DCV</text:p>
          </table:table-cell>
          <table:table-cell table:formula="of:=UPPER(SUBSTITUTE([.I28];&quot; &quot;;&quot;_&quot;))" office:value-type="string" office:string-value="OUPUT_DCV" calcext:value-type="string">
            <text:p>OUPUT_DCV</text:p>
          </table:table-cell>
          <table:table-cell office:value-type="string" calcext:value-type="string">
            <text:p>OP_DC_V</text:p>
          </table:table-cell>
          <table:table-cell table:formula="of:=IF([.K28]=&quot;&quot;;&quot;&quot;;&quot;ATTR_&quot;&amp;[.K28])" office:value-type="string" office:string-value="ATTR_OP_DC_V" calcext:value-type="string">
            <text:p>ATTR_OP_DC_V</text:p>
          </table:table-cell>
          <table:table-cell table:formula="of:=IF([.K28]=&quot;&quot;;&quot;&quot;;&quot;data[ATTR_&quot;&amp;[.K28]&amp;&quot;] = rssf(rir&quot;&amp;[.A28]&amp;&quot;, REG_&quot;&amp;[.K28]&amp;&quot;)&quot;)" office:value-type="string" office:string-value="data[ATTR_OP_DC_V] = rssf(rir1, REG_OP_DC_V)" calcext:value-type="string">
            <text:p>data[ATTR_OP_DC_V] = rssf(rir1, REG_OP_DC_V)</text:p>
          </table:table-cell>
          <table:table-cell table:formula="of:=&quot;ATTR_&quot;&amp;[.K28]&amp;&quot; = &quot;&quot;&quot;&amp;LOWER(SUBSTITUTE(SUBSTITUTE(SUBSTITUTE(SUBSTITUTE(SUBSTITUTE(TRIM([.E28]);&quot;  &quot;;&quot; &quot;);&quot; &quot;;&quot;_&quot;);&quot;-&quot;;&quot;&quot;);&quot;(&quot;;&quot;&quot;);&quot;)&quot;;&quot;&quot;))&amp;&quot;&quot;&quot;&quot;" office:value-type="string" office:string-value="ATTR_OP_DC_V = &quot;ouput_dc_volt&quot;" calcext:value-type="string">
            <text:p>ATTR_OP_DC_V = "ouput_dc_volt"</text:p>
          </table:table-cell>
          <table:table-cell table:formula="of:=IF([.K28]=&quot;&quot;;&quot;&quot;;&quot;ATTR_&quot;&amp;[.K28]&amp;&quot; = &quot;&quot;&quot;&amp;LOWER([.K28])&amp;&quot;&quot;&quot;&quot;)" office:value-type="string" office:string-value="ATTR_OP_DC_V = &quot;op_dc_v&quot;" calcext:value-type="string">
            <text:p>ATTR_OP_DC_V = "op_dc_v"</text:p>
          </table:table-cell>
          <table:table-cell table:formula="of:=TRIM(ORG.LIBREOFFICE.REGEX([.G28];&quot;\d*\.\d*&quot;;&quot;&quot;))" office:value-type="string" office:string-value="V" calcext:value-type="string">
            <text:p>V</text:p>
          </table:table-cell>
          <table:table-cell table:formula="of:=IF([.P28]=&quot;&quot;;&quot;None&quot;;[.P28])" office:value-type="string" office:string-value="V" calcext:value-type="string">
            <text:p>V</text:p>
          </table:table-cell>
          <table:table-cell table:formula="of:=IF([.K28]=&quot;&quot;;&quot;&quot;;&quot;ATTR_&quot;&amp;[.K28]&amp;&quot;: &quot;&amp;VLOOKUP([.Q28];[Sheet2.$A$1:.$B$9];2)&amp;&quot;,&quot;)" office:value-type="string" office:string-value="ATTR_OP_DC_V: ELECTRICAL_POTENTIAL_VOLT," calcext:value-type="string">
            <text:p>ATTR_OP_DC_V: ELECTRICAL_POTENTIAL_VOLT,</text:p>
          </table:table-cell>
          <table:table-cell table:formula="of:=IF([.K28]=&quot;&quot;;&quot;&quot;;IF([.Q28]=&quot;None&quot;;[.O28];[.O28]&amp;&quot;  # &quot;&amp;[.Q28]))" office:value-type="string" office:string-value="ATTR_OP_DC_V = &quot;op_dc_v&quot;  # V" calcext:value-type="string">
            <text:p>ATTR_OP_DC_V = "op_dc_v" <text:s/># V</text:p>
          </table:table-cell>
          <table:table-cell table:formula="of:=IF([.K28]=&quot;&quot;;&quot;&quot;;&quot;REG_&quot;&amp;[.K28]&amp;&quot; = &quot;&amp;[.C28]-(45*([.A28]-1)))" office:value-type="string" office:string-value="REG_OP_DC_V = 24" calcext:value-type="string">
            <text:p>REG_OP_DC_V = 24</text:p>
          </table:table-cell>
          <table:table-cell table:number-columns-repeated="1004"/>
        </table:table-row>
        <table:table-row table:style-name="ro1">
          <table:table-cell table:formula="of:=INT([.C29]/45)+1" office:value-type="float" office:value="1" calcext:value-type="float">
            <text:p>1</text:p>
          </table:table-cell>
          <table:table-cell table:formula="of:=[.C29]-(45*([.A29]-1))" office:value-type="float" office:value="25" calcext:value-type="float">
            <text:p>25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InvTemp </text:p>
          </table:table-cell>
          <table:table-cell table:style-name="ce2" office:value-type="string" calcext:value-type="string">
            <text:p>Inv Temperature </text:p>
          </table:table-cell>
          <table:table-cell/>
          <table:table-cell office:value-type="string" calcext:value-type="string">
            <text:p>0.1C</text:p>
          </table:table-cell>
          <table:table-cell/>
          <table:table-cell table:formula="of:=TRIM([.D29])" office:value-type="string" office:string-value="InvTemp" calcext:value-type="string">
            <text:p>InvTemp</text:p>
          </table:table-cell>
          <table:table-cell table:formula="of:=UPPER(SUBSTITUTE([.I29];&quot; &quot;;&quot;_&quot;))" office:value-type="string" office:string-value="INVTEMP" calcext:value-type="string">
            <text:p>INVTEMP</text:p>
          </table:table-cell>
          <table:table-cell office:value-type="string" calcext:value-type="string">
            <text:p>INV_TEMP</text:p>
          </table:table-cell>
          <table:table-cell table:formula="of:=IF([.K29]=&quot;&quot;;&quot;&quot;;&quot;ATTR_&quot;&amp;[.K29])" office:value-type="string" office:string-value="ATTR_INV_TEMP" calcext:value-type="string">
            <text:p>ATTR_INV_TEMP</text:p>
          </table:table-cell>
          <table:table-cell table:formula="of:=IF([.K29]=&quot;&quot;;&quot;&quot;;&quot;data[ATTR_&quot;&amp;[.K29]&amp;&quot;] = rssf(rir&quot;&amp;[.A29]&amp;&quot;, REG_&quot;&amp;[.K29]&amp;&quot;)&quot;)" office:value-type="string" office:string-value="data[ATTR_INV_TEMP] = rssf(rir1, REG_INV_TEMP)" calcext:value-type="string">
            <text:p>data[ATTR_INV_TEMP] = rssf(rir1, REG_INV_TEMP)</text:p>
          </table:table-cell>
          <table:table-cell table:formula="of:=&quot;ATTR_&quot;&amp;[.K29]&amp;&quot; = &quot;&quot;&quot;&amp;LOWER(SUBSTITUTE(SUBSTITUTE(SUBSTITUTE(SUBSTITUTE(SUBSTITUTE(TRIM([.E29]);&quot;  &quot;;&quot; &quot;);&quot; &quot;;&quot;_&quot;);&quot;-&quot;;&quot;&quot;);&quot;(&quot;;&quot;&quot;);&quot;)&quot;;&quot;&quot;))&amp;&quot;&quot;&quot;&quot;" office:value-type="string" office:string-value="ATTR_INV_TEMP = &quot;inv_temperature&quot;" calcext:value-type="string">
            <text:p>ATTR_INV_TEMP = "inv_temperature"</text:p>
          </table:table-cell>
          <table:table-cell table:formula="of:=IF([.K29]=&quot;&quot;;&quot;&quot;;&quot;ATTR_&quot;&amp;[.K29]&amp;&quot; = &quot;&quot;&quot;&amp;LOWER([.K29])&amp;&quot;&quot;&quot;&quot;)" office:value-type="string" office:string-value="ATTR_INV_TEMP = &quot;inv_temp&quot;" calcext:value-type="string">
            <text:p>ATTR_INV_TEMP = "inv_temp"</text:p>
          </table:table-cell>
          <table:table-cell table:formula="of:=TRIM(ORG.LIBREOFFICE.REGEX([.G29];&quot;\d*\.\d*&quot;;&quot;&quot;))" office:value-type="string" office:string-value="C" calcext:value-type="string">
            <text:p>C</text:p>
          </table:table-cell>
          <table:table-cell table:formula="of:=IF([.P29]=&quot;&quot;;&quot;None&quot;;[.P29])" office:value-type="string" office:string-value="C" calcext:value-type="string">
            <text:p>C</text:p>
          </table:table-cell>
          <table:table-cell table:formula="of:=IF([.K29]=&quot;&quot;;&quot;&quot;;&quot;ATTR_&quot;&amp;[.K29]&amp;&quot;: &quot;&amp;VLOOKUP([.Q29];[Sheet2.$A$1:.$B$9];2)&amp;&quot;,&quot;)" office:value-type="string" office:string-value="ATTR_INV_TEMP: TEMP_CELSIUS," calcext:value-type="string">
            <text:p>ATTR_INV_TEMP: TEMP_CELSIUS,</text:p>
          </table:table-cell>
          <table:table-cell table:formula="of:=IF([.K29]=&quot;&quot;;&quot;&quot;;IF([.Q29]=&quot;None&quot;;[.O29];[.O29]&amp;&quot;  # &quot;&amp;[.Q29]))" office:value-type="string" office:string-value="ATTR_INV_TEMP = &quot;inv_temp&quot;  # C" calcext:value-type="string">
            <text:p>ATTR_INV_TEMP = "inv_temp" <text:s/># C</text:p>
          </table:table-cell>
          <table:table-cell table:formula="of:=IF([.K29]=&quot;&quot;;&quot;&quot;;&quot;REG_&quot;&amp;[.K29]&amp;&quot; = &quot;&amp;[.C29]-(45*([.A29]-1)))" office:value-type="string" office:string-value="REG_INV_TEMP = 25" calcext:value-type="string">
            <text:p>REG_INV_TEMP = 25</text:p>
          </table:table-cell>
          <table:table-cell table:number-columns-repeated="1004"/>
        </table:table-row>
        <table:table-row table:style-name="ro1">
          <table:table-cell table:formula="of:=INT([.C30]/45)+1" office:value-type="float" office:value="1" calcext:value-type="float">
            <text:p>1</text:p>
          </table:table-cell>
          <table:table-cell table:formula="of:=[.C30]-(45*([.A30]-1))" office:value-type="float" office:value="26" calcext:value-type="float">
            <text:p>26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DcDc Temp </text:p>
          </table:table-cell>
          <table:table-cell table:style-name="ce2" office:value-type="string" calcext:value-type="string">
            <text:p>DC‐DC Temperature </text:p>
          </table:table-cell>
          <table:table-cell/>
          <table:table-cell office:value-type="string" calcext:value-type="string">
            <text:p>0.1C</text:p>
          </table:table-cell>
          <table:table-cell/>
          <table:table-cell table:formula="of:=TRIM([.D30])" office:value-type="string" office:string-value="DcDc Temp" calcext:value-type="string">
            <text:p>DcDc Temp</text:p>
          </table:table-cell>
          <table:table-cell table:formula="of:=UPPER(SUBSTITUTE([.I30];&quot; &quot;;&quot;_&quot;))" office:value-type="string" office:string-value="DCDC_TEMP" calcext:value-type="string">
            <text:p>DCDC_TEMP</text:p>
          </table:table-cell>
          <table:table-cell office:value-type="string" calcext:value-type="string">
            <text:p>DCDC_TEMP</text:p>
          </table:table-cell>
          <table:table-cell table:formula="of:=IF([.K30]=&quot;&quot;;&quot;&quot;;&quot;ATTR_&quot;&amp;[.K30])" office:value-type="string" office:string-value="ATTR_DCDC_TEMP" calcext:value-type="string">
            <text:p>ATTR_DCDC_TEMP</text:p>
          </table:table-cell>
          <table:table-cell table:formula="of:=IF([.K30]=&quot;&quot;;&quot;&quot;;&quot;data[ATTR_&quot;&amp;[.K30]&amp;&quot;] = rssf(rir&quot;&amp;[.A30]&amp;&quot;, REG_&quot;&amp;[.K30]&amp;&quot;)&quot;)" office:value-type="string" office:string-value="data[ATTR_DCDC_TEMP] = rssf(rir1, REG_DCDC_TEMP)" calcext:value-type="string">
            <text:p>data[ATTR_DCDC_TEMP] = rssf(rir1, REG_DCDC_TEMP)</text:p>
          </table:table-cell>
          <table:table-cell table:formula="of:=&quot;ATTR_&quot;&amp;[.K30]&amp;&quot; = &quot;&quot;&quot;&amp;LOWER(SUBSTITUTE(SUBSTITUTE(SUBSTITUTE(SUBSTITUTE(SUBSTITUTE(TRIM([.E30]);&quot;  &quot;;&quot; &quot;);&quot; &quot;;&quot;_&quot;);&quot;-&quot;;&quot;&quot;);&quot;(&quot;;&quot;&quot;);&quot;)&quot;;&quot;&quot;))&amp;&quot;&quot;&quot;&quot;" office:value-type="string" office:string-value="ATTR_DCDC_TEMP = &quot;dc‐dc_temperature&quot;" calcext:value-type="string">
            <text:p>ATTR_DCDC_TEMP = "dc‐dc_temperature"</text:p>
          </table:table-cell>
          <table:table-cell table:formula="of:=IF([.K30]=&quot;&quot;;&quot;&quot;;&quot;ATTR_&quot;&amp;[.K30]&amp;&quot; = &quot;&quot;&quot;&amp;LOWER([.K30])&amp;&quot;&quot;&quot;&quot;)" office:value-type="string" office:string-value="ATTR_DCDC_TEMP = &quot;dcdc_temp&quot;" calcext:value-type="string">
            <text:p>ATTR_DCDC_TEMP = "dcdc_temp"</text:p>
          </table:table-cell>
          <table:table-cell table:formula="of:=TRIM(ORG.LIBREOFFICE.REGEX([.G30];&quot;\d*\.\d*&quot;;&quot;&quot;))" office:value-type="string" office:string-value="C" calcext:value-type="string">
            <text:p>C</text:p>
          </table:table-cell>
          <table:table-cell table:formula="of:=IF([.P30]=&quot;&quot;;&quot;None&quot;;[.P30])" office:value-type="string" office:string-value="C" calcext:value-type="string">
            <text:p>C</text:p>
          </table:table-cell>
          <table:table-cell table:formula="of:=IF([.K30]=&quot;&quot;;&quot;&quot;;&quot;ATTR_&quot;&amp;[.K30]&amp;&quot;: &quot;&amp;VLOOKUP([.Q30];[Sheet2.$A$1:.$B$9];2)&amp;&quot;,&quot;)" office:value-type="string" office:string-value="ATTR_DCDC_TEMP: TEMP_CELSIUS," calcext:value-type="string">
            <text:p>ATTR_DCDC_TEMP: TEMP_CELSIUS,</text:p>
          </table:table-cell>
          <table:table-cell table:formula="of:=IF([.K30]=&quot;&quot;;&quot;&quot;;IF([.Q30]=&quot;None&quot;;[.O30];[.O30]&amp;&quot;  # &quot;&amp;[.Q30]))" office:value-type="string" office:string-value="ATTR_DCDC_TEMP = &quot;dcdc_temp&quot;  # C" calcext:value-type="string">
            <text:p>ATTR_DCDC_TEMP = "dcdc_temp" <text:s/># C</text:p>
          </table:table-cell>
          <table:table-cell table:formula="of:=IF([.K30]=&quot;&quot;;&quot;&quot;;&quot;REG_&quot;&amp;[.K30]&amp;&quot; = &quot;&amp;[.C30]-(45*([.A30]-1)))" office:value-type="string" office:string-value="REG_DCDC_TEMP = 26" calcext:value-type="string">
            <text:p>REG_DCDC_TEMP = 26</text:p>
          </table:table-cell>
          <table:table-cell table:number-columns-repeated="1004"/>
        </table:table-row>
        <table:table-row table:style-name="ro1">
          <table:table-cell table:formula="of:=INT([.C31]/45)+1" office:value-type="float" office:value="1" calcext:value-type="float">
            <text:p>1</text:p>
          </table:table-cell>
          <table:table-cell table:formula="of:=[.C31]-(45*([.A31]-1))" office:value-type="float" office:value="27" calcext:value-type="float">
            <text:p>27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LoadPercent </text:p>
          </table:table-cell>
          <table:table-cell table:style-name="ce2" office:value-type="string" calcext:value-type="string">
            <text:p>Load Percent </text:p>
          </table:table-cell>
          <table:table-cell office:value-type="string" calcext:value-type="string">
            <text:p>0-1000</text:p>
          </table:table-cell>
          <table:table-cell table:style-name="ce4" office:value-type="percentage" office:value="0.001" calcext:value-type="percentage">
            <text:p>0.1%</text:p>
          </table:table-cell>
          <table:table-cell/>
          <table:table-cell table:formula="of:=TRIM([.D31])" office:value-type="string" office:string-value="LoadPercent" calcext:value-type="string">
            <text:p>LoadPercent</text:p>
          </table:table-cell>
          <table:table-cell table:formula="of:=UPPER(SUBSTITUTE([.I31];&quot; &quot;;&quot;_&quot;))" office:value-type="string" office:string-value="LOADPERCENT" calcext:value-type="string">
            <text:p>LOADPERCENT</text:p>
          </table:table-cell>
          <table:table-cell office:value-type="string" calcext:value-type="string">
            <text:p>OP_PERCENT</text:p>
          </table:table-cell>
          <table:table-cell table:formula="of:=IF([.K31]=&quot;&quot;;&quot;&quot;;&quot;ATTR_&quot;&amp;[.K31])" office:value-type="string" office:string-value="ATTR_OP_PERCENT" calcext:value-type="string">
            <text:p>ATTR_OP_PERCENT</text:p>
          </table:table-cell>
          <table:table-cell table:formula="of:=IF([.K31]=&quot;&quot;;&quot;&quot;;&quot;data[ATTR_&quot;&amp;[.K31]&amp;&quot;] = rssf(rir&quot;&amp;[.A31]&amp;&quot;, REG_&quot;&amp;[.K31]&amp;&quot;)&quot;)" office:value-type="string" office:string-value="data[ATTR_OP_PERCENT] = rssf(rir1, REG_OP_PERCENT)" calcext:value-type="string">
            <text:p>data[ATTR_OP_PERCENT] = rssf(rir1, REG_OP_PERCENT)</text:p>
          </table:table-cell>
          <table:table-cell table:formula="of:=&quot;ATTR_&quot;&amp;[.K31]&amp;&quot; = &quot;&quot;&quot;&amp;LOWER(SUBSTITUTE(SUBSTITUTE(SUBSTITUTE(SUBSTITUTE(SUBSTITUTE(TRIM([.E31]);&quot;  &quot;;&quot; &quot;);&quot; &quot;;&quot;_&quot;);&quot;-&quot;;&quot;&quot;);&quot;(&quot;;&quot;&quot;);&quot;)&quot;;&quot;&quot;))&amp;&quot;&quot;&quot;&quot;" office:value-type="string" office:string-value="ATTR_OP_PERCENT = &quot;load_percent&quot;" calcext:value-type="string">
            <text:p>ATTR_OP_PERCENT = "load_percent"</text:p>
          </table:table-cell>
          <table:table-cell table:formula="of:=IF([.K31]=&quot;&quot;;&quot;&quot;;&quot;ATTR_&quot;&amp;[.K31]&amp;&quot; = &quot;&quot;&quot;&amp;LOWER([.K31])&amp;&quot;&quot;&quot;&quot;)" office:value-type="string" office:string-value="ATTR_OP_PERCENT = &quot;op_percent&quot;" calcext:value-type="string">
            <text:p>ATTR_OP_PERCENT = "op_percent"</text:p>
          </table:table-cell>
          <table:table-cell table:formula="of:=TRIM(ORG.LIBREOFFICE.REGEX([.G31];&quot;\d*\.\d*&quot;;&quot;&quot;))">
            <text:p/>
          </table:table-cell>
          <table:table-cell table:formula="of:=IF([.P31]=&quot;&quot;;&quot;None&quot;;[.P31])" office:value-type="string" office:string-value="None" calcext:value-type="string">
            <text:p>None</text:p>
          </table:table-cell>
          <table:table-cell table:formula="of:=IF([.K31]=&quot;&quot;;&quot;&quot;;&quot;ATTR_&quot;&amp;[.K31]&amp;&quot;: &quot;&amp;VLOOKUP([.Q31];[Sheet2.$A$1:.$B$9];2)&amp;&quot;,&quot;)" office:value-type="string" office:string-value="ATTR_OP_PERCENT: None," calcext:value-type="string">
            <text:p>ATTR_OP_PERCENT: None,</text:p>
          </table:table-cell>
          <table:table-cell table:formula="of:=IF([.K31]=&quot;&quot;;&quot;&quot;;IF([.Q31]=&quot;None&quot;;[.O31];[.O31]&amp;&quot;  # &quot;&amp;[.Q31]))" office:value-type="string" office:string-value="ATTR_OP_PERCENT = &quot;op_percent&quot;" calcext:value-type="string">
            <text:p>ATTR_OP_PERCENT = "op_percent"</text:p>
          </table:table-cell>
          <table:table-cell table:formula="of:=IF([.K31]=&quot;&quot;;&quot;&quot;;&quot;REG_&quot;&amp;[.K31]&amp;&quot; = &quot;&amp;[.C31]-(45*([.A31]-1)))" office:value-type="string" office:string-value="REG_OP_PERCENT = 27" calcext:value-type="string">
            <text:p>REG_OP_PERCENT = 27</text:p>
          </table:table-cell>
          <table:table-cell table:number-columns-repeated="1004"/>
        </table:table-row>
        <table:table-row table:style-name="ro1">
          <table:table-cell table:formula="of:=INT([.C32]/45)+1" office:value-type="float" office:value="1" calcext:value-type="float">
            <text:p>1</text:p>
          </table:table-cell>
          <table:table-cell table:formula="of:=[.C32]-(45*([.A32]-1))" office:value-type="float" office:value="28" calcext:value-type="float">
            <text:p>28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Bat_s_Volt </text:p>
          </table:table-cell>
          <table:table-cell table:style-name="ce2" office:value-type="string" calcext:value-type="string">
            <text:p>Battery‐port volt (DSP </text:p>
          </table:table-cell>
          <table:table-cell/>
          <table:table-cell office:value-type="string" calcext:value-type="string">
            <text:p>0.01V</text:p>
          </table:table-cell>
          <table:table-cell/>
          <table:table-cell table:formula="of:=TRIM([.D32])" office:value-type="string" office:string-value="Bat_s_Volt" calcext:value-type="string">
            <text:p>Bat_s_Volt</text:p>
          </table:table-cell>
          <table:table-cell table:formula="of:=UPPER(SUBSTITUTE([.I32];&quot; &quot;;&quot;_&quot;))" office:value-type="string" office:string-value="BAT_S_VOLT" calcext:value-type="string">
            <text:p>BAT_S_VOLT</text:p>
          </table:table-cell>
          <table:table-cell office:value-type="string" calcext:value-type="string">
            <text:p>BAT_S_V</text:p>
          </table:table-cell>
          <table:table-cell table:formula="of:=IF([.K32]=&quot;&quot;;&quot;&quot;;&quot;ATTR_&quot;&amp;[.K32])" office:value-type="string" office:string-value="ATTR_BAT_S_V" calcext:value-type="string">
            <text:p>ATTR_BAT_S_V</text:p>
          </table:table-cell>
          <table:table-cell table:formula="of:=IF([.K32]=&quot;&quot;;&quot;&quot;;&quot;data[ATTR_&quot;&amp;[.K32]&amp;&quot;] = rssf(rir&quot;&amp;[.A32]&amp;&quot;, REG_&quot;&amp;[.K32]&amp;&quot;)&quot;)" office:value-type="string" office:string-value="data[ATTR_BAT_S_V] = rssf(rir1, REG_BAT_S_V)" calcext:value-type="string">
            <text:p>data[ATTR_BAT_S_V] = rssf(rir1, REG_BAT_S_V)</text:p>
          </table:table-cell>
          <table:table-cell table:formula="of:=&quot;ATTR_&quot;&amp;[.K32]&amp;&quot; = &quot;&quot;&quot;&amp;LOWER(SUBSTITUTE(SUBSTITUTE(SUBSTITUTE(SUBSTITUTE(SUBSTITUTE(TRIM([.E32]);&quot;  &quot;;&quot; &quot;);&quot; &quot;;&quot;_&quot;);&quot;-&quot;;&quot;&quot;);&quot;(&quot;;&quot;&quot;);&quot;)&quot;;&quot;&quot;))&amp;&quot;&quot;&quot;&quot;" office:value-type="string" office:string-value="ATTR_BAT_S_V = &quot;battery‐port_volt_dsp&quot;" calcext:value-type="string">
            <text:p>ATTR_BAT_S_V = "battery‐port_volt_dsp"</text:p>
          </table:table-cell>
          <table:table-cell table:formula="of:=IF([.K32]=&quot;&quot;;&quot;&quot;;&quot;ATTR_&quot;&amp;[.K32]&amp;&quot; = &quot;&quot;&quot;&amp;LOWER([.K32])&amp;&quot;&quot;&quot;&quot;)" office:value-type="string" office:string-value="ATTR_BAT_S_V = &quot;bat_s_v&quot;" calcext:value-type="string">
            <text:p>ATTR_BAT_S_V = "bat_s_v"</text:p>
          </table:table-cell>
          <table:table-cell table:formula="of:=TRIM(ORG.LIBREOFFICE.REGEX([.G32];&quot;\d*\.\d*&quot;;&quot;&quot;))" office:value-type="string" office:string-value="V" calcext:value-type="string">
            <text:p>V</text:p>
          </table:table-cell>
          <table:table-cell table:formula="of:=IF([.P32]=&quot;&quot;;&quot;None&quot;;[.P32])" office:value-type="string" office:string-value="V" calcext:value-type="string">
            <text:p>V</text:p>
          </table:table-cell>
          <table:table-cell table:formula="of:=IF([.K32]=&quot;&quot;;&quot;&quot;;&quot;ATTR_&quot;&amp;[.K32]&amp;&quot;: &quot;&amp;VLOOKUP([.Q32];[Sheet2.$A$1:.$B$9];2)&amp;&quot;,&quot;)" office:value-type="string" office:string-value="ATTR_BAT_S_V: ELECTRICAL_POTENTIAL_VOLT," calcext:value-type="string">
            <text:p>ATTR_BAT_S_V: ELECTRICAL_POTENTIAL_VOLT,</text:p>
          </table:table-cell>
          <table:table-cell table:formula="of:=IF([.K32]=&quot;&quot;;&quot;&quot;;IF([.Q32]=&quot;None&quot;;[.O32];[.O32]&amp;&quot;  # &quot;&amp;[.Q32]))" office:value-type="string" office:string-value="ATTR_BAT_S_V = &quot;bat_s_v&quot;  # V" calcext:value-type="string">
            <text:p>ATTR_BAT_S_V = "bat_s_v" <text:s/># V</text:p>
          </table:table-cell>
          <table:table-cell table:formula="of:=IF([.K32]=&quot;&quot;;&quot;&quot;;&quot;REG_&quot;&amp;[.K32]&amp;&quot; = &quot;&amp;[.C32]-(45*([.A32]-1)))" office:value-type="string" office:string-value="REG_BAT_S_V = 28" calcext:value-type="string">
            <text:p>REG_BAT_S_V = 28</text:p>
          </table:table-cell>
          <table:table-cell table:number-columns-repeated="1004"/>
        </table:table-row>
        <table:table-row table:style-name="ro1">
          <table:table-cell table:formula="of:=INT([.C33]/45)+1" office:value-type="float" office:value="1" calcext:value-type="float">
            <text:p>1</text:p>
          </table:table-cell>
          <table:table-cell table:formula="of:=[.C33]-(45*([.A33]-1))" office:value-type="float" office:value="29" calcext:value-type="float">
            <text:p>29</text:p>
          </table:table-cell>
          <table:table-cell table:style-name="ce1" office:value-type="float" office:value="29" calcext:value-type="float">
            <text:p>29</text:p>
          </table:table-cell>
          <table:table-cell table:style-name="ce2" office:value-type="string" calcext:value-type="string">
            <text:p>Bat_Volt_DSP </text:p>
          </table:table-cell>
          <table:table-cell table:style-name="ce2" office:value-type="string" calcext:value-type="string">
            <text:p>Battery‐bus volt (DSP) </text:p>
          </table:table-cell>
          <table:table-cell/>
          <table:table-cell office:value-type="string" calcext:value-type="string">
            <text:p>0.01V</text:p>
          </table:table-cell>
          <table:table-cell/>
          <table:table-cell table:formula="of:=TRIM([.D33])" office:value-type="string" office:string-value="Bat_Volt_DSP" calcext:value-type="string">
            <text:p>Bat_Volt_DSP</text:p>
          </table:table-cell>
          <table:table-cell table:formula="of:=UPPER(SUBSTITUTE([.I33];&quot; &quot;;&quot;_&quot;))" office:value-type="string" office:string-value="BAT_VOLT_DSP" calcext:value-type="string">
            <text:p>BAT_VOLT_DSP</text:p>
          </table:table-cell>
          <table:table-cell office:value-type="string" calcext:value-type="string">
            <text:p>BAT_DSP_V</text:p>
          </table:table-cell>
          <table:table-cell table:formula="of:=IF([.K33]=&quot;&quot;;&quot;&quot;;&quot;ATTR_&quot;&amp;[.K33])" office:value-type="string" office:string-value="ATTR_BAT_DSP_V" calcext:value-type="string">
            <text:p>ATTR_BAT_DSP_V</text:p>
          </table:table-cell>
          <table:table-cell table:formula="of:=IF([.K33]=&quot;&quot;;&quot;&quot;;&quot;data[ATTR_&quot;&amp;[.K33]&amp;&quot;] = rssf(rir&quot;&amp;[.A33]&amp;&quot;, REG_&quot;&amp;[.K33]&amp;&quot;)&quot;)" office:value-type="string" office:string-value="data[ATTR_BAT_DSP_V] = rssf(rir1, REG_BAT_DSP_V)" calcext:value-type="string">
            <text:p>data[ATTR_BAT_DSP_V] = rssf(rir1, REG_BAT_DSP_V)</text:p>
          </table:table-cell>
          <table:table-cell table:formula="of:=&quot;ATTR_&quot;&amp;[.K33]&amp;&quot; = &quot;&quot;&quot;&amp;LOWER(SUBSTITUTE(SUBSTITUTE(SUBSTITUTE(SUBSTITUTE(SUBSTITUTE(TRIM([.E33]);&quot;  &quot;;&quot; &quot;);&quot; &quot;;&quot;_&quot;);&quot;-&quot;;&quot;&quot;);&quot;(&quot;;&quot;&quot;);&quot;)&quot;;&quot;&quot;))&amp;&quot;&quot;&quot;&quot;" office:value-type="string" office:string-value="ATTR_BAT_DSP_V = &quot;battery‐bus_volt_dsp&quot;" calcext:value-type="string">
            <text:p>ATTR_BAT_DSP_V = "battery‐bus_volt_dsp"</text:p>
          </table:table-cell>
          <table:table-cell table:formula="of:=IF([.K33]=&quot;&quot;;&quot;&quot;;&quot;ATTR_&quot;&amp;[.K33]&amp;&quot; = &quot;&quot;&quot;&amp;LOWER([.K33])&amp;&quot;&quot;&quot;&quot;)" office:value-type="string" office:string-value="ATTR_BAT_DSP_V = &quot;bat_dsp_v&quot;" calcext:value-type="string">
            <text:p>ATTR_BAT_DSP_V = "bat_dsp_v"</text:p>
          </table:table-cell>
          <table:table-cell table:formula="of:=TRIM(ORG.LIBREOFFICE.REGEX([.G33];&quot;\d*\.\d*&quot;;&quot;&quot;))" office:value-type="string" office:string-value="V" calcext:value-type="string">
            <text:p>V</text:p>
          </table:table-cell>
          <table:table-cell table:formula="of:=IF([.P33]=&quot;&quot;;&quot;None&quot;;[.P33])" office:value-type="string" office:string-value="V" calcext:value-type="string">
            <text:p>V</text:p>
          </table:table-cell>
          <table:table-cell table:formula="of:=IF([.K33]=&quot;&quot;;&quot;&quot;;&quot;ATTR_&quot;&amp;[.K33]&amp;&quot;: &quot;&amp;VLOOKUP([.Q33];[Sheet2.$A$1:.$B$9];2)&amp;&quot;,&quot;)" office:value-type="string" office:string-value="ATTR_BAT_DSP_V: ELECTRICAL_POTENTIAL_VOLT," calcext:value-type="string">
            <text:p>ATTR_BAT_DSP_V: ELECTRICAL_POTENTIAL_VOLT,</text:p>
          </table:table-cell>
          <table:table-cell table:formula="of:=IF([.K33]=&quot;&quot;;&quot;&quot;;IF([.Q33]=&quot;None&quot;;[.O33];[.O33]&amp;&quot;  # &quot;&amp;[.Q33]))" office:value-type="string" office:string-value="ATTR_BAT_DSP_V = &quot;bat_dsp_v&quot;  # V" calcext:value-type="string">
            <text:p>ATTR_BAT_DSP_V = "bat_dsp_v" <text:s/># V</text:p>
          </table:table-cell>
          <table:table-cell table:formula="of:=IF([.K33]=&quot;&quot;;&quot;&quot;;&quot;REG_&quot;&amp;[.K33]&amp;&quot; = &quot;&amp;[.C33]-(45*([.A33]-1)))" office:value-type="string" office:string-value="REG_BAT_DSP_V = 29" calcext:value-type="string">
            <text:p>REG_BAT_DSP_V = 29</text:p>
          </table:table-cell>
          <table:table-cell table:number-columns-repeated="1004"/>
        </table:table-row>
        <table:table-row table:style-name="ro1">
          <table:table-cell table:formula="of:=INT([.C34]/45)+1" office:value-type="float" office:value="1" calcext:value-type="float">
            <text:p>1</text:p>
          </table:table-cell>
          <table:table-cell table:formula="of:=[.C34]-(45*([.A34]-1))" office:value-type="float" office:value="30" calcext:value-type="float">
            <text:p>30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Time total H </text:p>
          </table:table-cell>
          <table:table-cell table:style-name="ce2" office:value-type="string" calcext:value-type="string">
            <text:p>Work time total (high) </text:p>
          </table:table-cell>
          <table:table-cell/>
          <table:table-cell office:value-type="string" calcext:value-type="string">
            <text:p>0.5S</text:p>
          </table:table-cell>
          <table:table-cell/>
          <table:table-cell table:formula="of:=TRIM([.D34])" office:value-type="string" office:string-value="Time total H" calcext:value-type="string">
            <text:p>Time total H</text:p>
          </table:table-cell>
          <table:table-cell table:formula="of:=UPPER(SUBSTITUTE([.I34];&quot; &quot;;&quot;_&quot;))" office:value-type="string" office:string-value="TIME_TOTAL_H" calcext:value-type="string">
            <text:p>TIME_TOTAL_H</text:p>
          </table:table-cell>
          <table:table-cell office:value-type="string" calcext:value-type="string">
            <text:p>TIME_TOTAL_H</text:p>
          </table:table-cell>
          <table:table-cell table:formula="of:=IF([.K34]=&quot;&quot;;&quot;&quot;;&quot;ATTR_&quot;&amp;[.K34])" office:value-type="string" office:string-value="ATTR_TIME_TOTAL_H" calcext:value-type="string">
            <text:p>ATTR_TIME_TOTAL_H</text:p>
          </table:table-cell>
          <table:table-cell table:formula="of:=IF([.K34]=&quot;&quot;;&quot;&quot;;&quot;data[ATTR_&quot;&amp;[.K34]&amp;&quot;] = rssf(rir&quot;&amp;[.A34]&amp;&quot;, REG_&quot;&amp;[.K34]&amp;&quot;)&quot;)" office:value-type="string" office:string-value="data[ATTR_TIME_TOTAL_H] = rssf(rir1, REG_TIME_TOTAL_H)" calcext:value-type="string">
            <text:p>data[ATTR_TIME_TOTAL_H] = rssf(rir1, REG_TIME_TOTAL_H)</text:p>
          </table:table-cell>
          <table:table-cell table:formula="of:=&quot;ATTR_&quot;&amp;[.K34]&amp;&quot; = &quot;&quot;&quot;&amp;LOWER(SUBSTITUTE(SUBSTITUTE(SUBSTITUTE(SUBSTITUTE(SUBSTITUTE(TRIM([.E34]);&quot;  &quot;;&quot; &quot;);&quot; &quot;;&quot;_&quot;);&quot;-&quot;;&quot;&quot;);&quot;(&quot;;&quot;&quot;);&quot;)&quot;;&quot;&quot;))&amp;&quot;&quot;&quot;&quot;" office:value-type="string" office:string-value="ATTR_TIME_TOTAL_H = &quot;work_time_total_high&quot;" calcext:value-type="string">
            <text:p>ATTR_TIME_TOTAL_H = "work_time_total_high"</text:p>
          </table:table-cell>
          <table:table-cell table:formula="of:=IF([.K34]=&quot;&quot;;&quot;&quot;;&quot;ATTR_&quot;&amp;[.K34]&amp;&quot; = &quot;&quot;&quot;&amp;LOWER([.K34])&amp;&quot;&quot;&quot;&quot;)" office:value-type="string" office:string-value="ATTR_TIME_TOTAL_H = &quot;time_total_h&quot;" calcext:value-type="string">
            <text:p>ATTR_TIME_TOTAL_H = "time_total_h"</text:p>
          </table:table-cell>
          <table:table-cell table:formula="of:=TRIM(ORG.LIBREOFFICE.REGEX([.G34];&quot;\d*\.\d*&quot;;&quot;&quot;))" office:value-type="string" office:string-value="S" calcext:value-type="string">
            <text:p>S</text:p>
          </table:table-cell>
          <table:table-cell table:formula="of:=IF([.P34]=&quot;&quot;;&quot;None&quot;;[.P34])" office:value-type="string" office:string-value="S" calcext:value-type="string">
            <text:p>S</text:p>
          </table:table-cell>
          <table:table-cell table:formula="of:=IF([.K34]=&quot;&quot;;&quot;&quot;;&quot;ATTR_&quot;&amp;[.K34]&amp;&quot;: &quot;&amp;VLOOKUP([.Q34];[Sheet2.$A$1:.$B$9];2)&amp;&quot;,&quot;)" office:value-type="string" office:string-value="ATTR_TIME_TOTAL_H: TIME_SECONDS," calcext:value-type="string">
            <text:p>ATTR_TIME_TOTAL_H: TIME_SECONDS,</text:p>
          </table:table-cell>
          <table:table-cell table:formula="of:=IF([.K34]=&quot;&quot;;&quot;&quot;;IF([.Q34]=&quot;None&quot;;[.O34];[.O34]&amp;&quot;  # &quot;&amp;[.Q34]))" office:value-type="string" office:string-value="ATTR_TIME_TOTAL_H = &quot;time_total_h&quot;  # S" calcext:value-type="string">
            <text:p>ATTR_TIME_TOTAL_H = "time_total_h" <text:s/># S</text:p>
          </table:table-cell>
          <table:table-cell table:formula="of:=IF([.K34]=&quot;&quot;;&quot;&quot;;&quot;REG_&quot;&amp;[.K34]&amp;&quot; = &quot;&amp;[.C34]-(45*([.A34]-1)))" office:value-type="string" office:string-value="REG_TIME_TOTAL_H = 30" calcext:value-type="string">
            <text:p>REG_TIME_TOTAL_H = 30</text:p>
          </table:table-cell>
          <table:table-cell table:number-columns-repeated="1004"/>
        </table:table-row>
        <table:table-row table:style-name="ro1">
          <table:table-cell table:formula="of:=INT([.C35]/45)+1" office:value-type="float" office:value="1" calcext:value-type="float">
            <text:p>1</text:p>
          </table:table-cell>
          <table:table-cell table:formula="of:=[.C35]-(45*([.A35]-1))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Time total L </text:p>
          </table:table-cell>
          <table:table-cell table:style-name="ce2" office:value-type="string" calcext:value-type="string">
            <text:p>Work time total (low) </text:p>
          </table:table-cell>
          <table:table-cell/>
          <table:table-cell office:value-type="string" calcext:value-type="string">
            <text:p>0.5S</text:p>
          </table:table-cell>
          <table:table-cell/>
          <table:table-cell table:formula="of:=TRIM([.D35])" office:value-type="string" office:string-value="Time total L" calcext:value-type="string">
            <text:p>Time total L</text:p>
          </table:table-cell>
          <table:table-cell table:formula="of:=UPPER(SUBSTITUTE([.I35];&quot; &quot;;&quot;_&quot;))" office:value-type="string" office:string-value="TIME_TOTAL_L" calcext:value-type="string">
            <text:p>TIME_TOTAL_L</text:p>
          </table:table-cell>
          <table:table-cell office:value-type="string" calcext:value-type="string">
            <text:p>TIME_TOTAL_L</text:p>
          </table:table-cell>
          <table:table-cell table:formula="of:=IF([.K35]=&quot;&quot;;&quot;&quot;;&quot;ATTR_&quot;&amp;[.K35])" office:value-type="string" office:string-value="ATTR_TIME_TOTAL_L" calcext:value-type="string">
            <text:p>ATTR_TIME_TOTAL_L</text:p>
          </table:table-cell>
          <table:table-cell table:formula="of:=IF([.K35]=&quot;&quot;;&quot;&quot;;&quot;data[ATTR_&quot;&amp;[.K35]&amp;&quot;] = rssf(rir&quot;&amp;[.A35]&amp;&quot;, REG_&quot;&amp;[.K35]&amp;&quot;)&quot;)" office:value-type="string" office:string-value="data[ATTR_TIME_TOTAL_L] = rssf(rir1, REG_TIME_TOTAL_L)" calcext:value-type="string">
            <text:p>data[ATTR_TIME_TOTAL_L] = rssf(rir1, REG_TIME_TOTAL_L)</text:p>
          </table:table-cell>
          <table:table-cell table:formula="of:=&quot;ATTR_&quot;&amp;[.K35]&amp;&quot; = &quot;&quot;&quot;&amp;LOWER(SUBSTITUTE(SUBSTITUTE(SUBSTITUTE(SUBSTITUTE(SUBSTITUTE(TRIM([.E35]);&quot;  &quot;;&quot; &quot;);&quot; &quot;;&quot;_&quot;);&quot;-&quot;;&quot;&quot;);&quot;(&quot;;&quot;&quot;);&quot;)&quot;;&quot;&quot;))&amp;&quot;&quot;&quot;&quot;" office:value-type="string" office:string-value="ATTR_TIME_TOTAL_L = &quot;work_time_total_low&quot;" calcext:value-type="string">
            <text:p>ATTR_TIME_TOTAL_L = "work_time_total_low"</text:p>
          </table:table-cell>
          <table:table-cell table:formula="of:=IF([.K35]=&quot;&quot;;&quot;&quot;;&quot;ATTR_&quot;&amp;[.K35]&amp;&quot; = &quot;&quot;&quot;&amp;LOWER([.K35])&amp;&quot;&quot;&quot;&quot;)" office:value-type="string" office:string-value="ATTR_TIME_TOTAL_L = &quot;time_total_l&quot;" calcext:value-type="string">
            <text:p>ATTR_TIME_TOTAL_L = "time_total_l"</text:p>
          </table:table-cell>
          <table:table-cell table:formula="of:=TRIM(ORG.LIBREOFFICE.REGEX([.G35];&quot;\d*\.\d*&quot;;&quot;&quot;))" office:value-type="string" office:string-value="S" calcext:value-type="string">
            <text:p>S</text:p>
          </table:table-cell>
          <table:table-cell table:formula="of:=IF([.P35]=&quot;&quot;;&quot;None&quot;;[.P35])" office:value-type="string" office:string-value="S" calcext:value-type="string">
            <text:p>S</text:p>
          </table:table-cell>
          <table:table-cell table:formula="of:=IF([.K35]=&quot;&quot;;&quot;&quot;;&quot;ATTR_&quot;&amp;[.K35]&amp;&quot;: &quot;&amp;VLOOKUP([.Q35];[Sheet2.$A$1:.$B$9];2)&amp;&quot;,&quot;)" office:value-type="string" office:string-value="ATTR_TIME_TOTAL_L: TIME_SECONDS," calcext:value-type="string">
            <text:p>ATTR_TIME_TOTAL_L: TIME_SECONDS,</text:p>
          </table:table-cell>
          <table:table-cell table:formula="of:=IF([.K35]=&quot;&quot;;&quot;&quot;;IF([.Q35]=&quot;None&quot;;[.O35];[.O35]&amp;&quot;  # &quot;&amp;[.Q35]))" office:value-type="string" office:string-value="ATTR_TIME_TOTAL_L = &quot;time_total_l&quot;  # S" calcext:value-type="string">
            <text:p>ATTR_TIME_TOTAL_L = "time_total_l" <text:s/># S</text:p>
          </table:table-cell>
          <table:table-cell table:formula="of:=IF([.K35]=&quot;&quot;;&quot;&quot;;&quot;REG_&quot;&amp;[.K35]&amp;&quot; = &quot;&amp;[.C35]-(45*([.A35]-1)))" office:value-type="string" office:string-value="REG_TIME_TOTAL_L = 31" calcext:value-type="string">
            <text:p>REG_TIME_TOTAL_L = 31</text:p>
          </table:table-cell>
          <table:table-cell table:number-columns-repeated="1004"/>
        </table:table-row>
        <table:table-row table:style-name="ro1">
          <table:table-cell table:formula="of:=INT([.C36]/45)+1" office:value-type="float" office:value="1" calcext:value-type="float">
            <text:p>1</text:p>
          </table:table-cell>
          <table:table-cell table:formula="of:=[.C36]-(45*([.A36]-1))" office:value-type="float" office:value="32" calcext:value-type="float">
            <text:p>32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Buck1_NTC </text:p>
          </table:table-cell>
          <table:table-cell table:style-name="ce2" office:value-type="string" calcext:value-type="string">
            <text:p>Buck1 Temperature </text:p>
          </table:table-cell>
          <table:table-cell/>
          <table:table-cell office:value-type="string" calcext:value-type="string">
            <text:p>0.1C</text:p>
          </table:table-cell>
          <table:table-cell/>
          <table:table-cell table:formula="of:=TRIM([.D36])" office:value-type="string" office:string-value="Buck1_NTC" calcext:value-type="string">
            <text:p>Buck1_NTC</text:p>
          </table:table-cell>
          <table:table-cell table:formula="of:=UPPER(SUBSTITUTE([.I36];&quot; &quot;;&quot;_&quot;))" office:value-type="string" office:string-value="BUCK1_NTC" calcext:value-type="string">
            <text:p>BUCK1_NTC</text:p>
          </table:table-cell>
          <table:table-cell office:value-type="string" calcext:value-type="string">
            <text:p>BUCK1_NTC</text:p>
          </table:table-cell>
          <table:table-cell table:formula="of:=IF([.K36]=&quot;&quot;;&quot;&quot;;&quot;ATTR_&quot;&amp;[.K36])" office:value-type="string" office:string-value="ATTR_BUCK1_NTC" calcext:value-type="string">
            <text:p>ATTR_BUCK1_NTC</text:p>
          </table:table-cell>
          <table:table-cell table:formula="of:=IF([.K36]=&quot;&quot;;&quot;&quot;;&quot;data[ATTR_&quot;&amp;[.K36]&amp;&quot;] = rssf(rir&quot;&amp;[.A36]&amp;&quot;, REG_&quot;&amp;[.K36]&amp;&quot;)&quot;)" office:value-type="string" office:string-value="data[ATTR_BUCK1_NTC] = rssf(rir1, REG_BUCK1_NTC)" calcext:value-type="string">
            <text:p>data[ATTR_BUCK1_NTC] = rssf(rir1, REG_BUCK1_NTC)</text:p>
          </table:table-cell>
          <table:table-cell table:formula="of:=&quot;ATTR_&quot;&amp;[.K36]&amp;&quot; = &quot;&quot;&quot;&amp;LOWER(SUBSTITUTE(SUBSTITUTE(SUBSTITUTE(SUBSTITUTE(SUBSTITUTE(TRIM([.E36]);&quot;  &quot;;&quot; &quot;);&quot; &quot;;&quot;_&quot;);&quot;-&quot;;&quot;&quot;);&quot;(&quot;;&quot;&quot;);&quot;)&quot;;&quot;&quot;))&amp;&quot;&quot;&quot;&quot;" office:value-type="string" office:string-value="ATTR_BUCK1_NTC = &quot;buck1_temperature&quot;" calcext:value-type="string">
            <text:p>ATTR_BUCK1_NTC = "buck1_temperature"</text:p>
          </table:table-cell>
          <table:table-cell table:formula="of:=IF([.K36]=&quot;&quot;;&quot;&quot;;&quot;ATTR_&quot;&amp;[.K36]&amp;&quot; = &quot;&quot;&quot;&amp;LOWER([.K36])&amp;&quot;&quot;&quot;&quot;)" office:value-type="string" office:string-value="ATTR_BUCK1_NTC = &quot;buck1_ntc&quot;" calcext:value-type="string">
            <text:p>ATTR_BUCK1_NTC = "buck1_ntc"</text:p>
          </table:table-cell>
          <table:table-cell table:formula="of:=TRIM(ORG.LIBREOFFICE.REGEX([.G36];&quot;\d*\.\d*&quot;;&quot;&quot;))" office:value-type="string" office:string-value="C" calcext:value-type="string">
            <text:p>C</text:p>
          </table:table-cell>
          <table:table-cell table:formula="of:=IF([.P36]=&quot;&quot;;&quot;None&quot;;[.P36])" office:value-type="string" office:string-value="C" calcext:value-type="string">
            <text:p>C</text:p>
          </table:table-cell>
          <table:table-cell table:formula="of:=IF([.K36]=&quot;&quot;;&quot;&quot;;&quot;ATTR_&quot;&amp;[.K36]&amp;&quot;: &quot;&amp;VLOOKUP([.Q36];[Sheet2.$A$1:.$B$9];2)&amp;&quot;,&quot;)" office:value-type="string" office:string-value="ATTR_BUCK1_NTC: TEMP_CELSIUS," calcext:value-type="string">
            <text:p>ATTR_BUCK1_NTC: TEMP_CELSIUS,</text:p>
          </table:table-cell>
          <table:table-cell table:formula="of:=IF([.K36]=&quot;&quot;;&quot;&quot;;IF([.Q36]=&quot;None&quot;;[.O36];[.O36]&amp;&quot;  # &quot;&amp;[.Q36]))" office:value-type="string" office:string-value="ATTR_BUCK1_NTC = &quot;buck1_ntc&quot;  # C" calcext:value-type="string">
            <text:p>ATTR_BUCK1_NTC = "buck1_ntc" <text:s/># C</text:p>
          </table:table-cell>
          <table:table-cell table:formula="of:=IF([.K36]=&quot;&quot;;&quot;&quot;;&quot;REG_&quot;&amp;[.K36]&amp;&quot; = &quot;&amp;[.C36]-(45*([.A36]-1)))" office:value-type="string" office:string-value="REG_BUCK1_NTC = 32" calcext:value-type="string">
            <text:p>REG_BUCK1_NTC = 32</text:p>
          </table:table-cell>
          <table:table-cell table:number-columns-repeated="1004"/>
        </table:table-row>
        <table:table-row table:style-name="ro1">
          <table:table-cell table:formula="of:=INT([.C37]/45)+1" office:value-type="float" office:value="1" calcext:value-type="float">
            <text:p>1</text:p>
          </table:table-cell>
          <table:table-cell table:formula="of:=[.C37]-(45*([.A37]-1))" office:value-type="float" office:value="33" calcext:value-type="float">
            <text:p>33</text:p>
          </table:table-cell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Buck2_NTC</text:p>
          </table:table-cell>
          <table:table-cell table:style-name="ce2" office:value-type="string" calcext:value-type="string">
            <text:p>Buck2 Temperature </text:p>
          </table:table-cell>
          <table:table-cell/>
          <table:table-cell office:value-type="string" calcext:value-type="string">
            <text:p>0.1C</text:p>
          </table:table-cell>
          <table:table-cell/>
          <table:table-cell table:formula="of:=TRIM([.D37])" office:value-type="string" office:string-value="Buck2_NTC" calcext:value-type="string">
            <text:p>Buck2_NTC</text:p>
          </table:table-cell>
          <table:table-cell table:formula="of:=UPPER(SUBSTITUTE([.I37];&quot; &quot;;&quot;_&quot;))" office:value-type="string" office:string-value="BUCK2_NTC" calcext:value-type="string">
            <text:p>BUCK2_NTC</text:p>
          </table:table-cell>
          <table:table-cell office:value-type="string" calcext:value-type="string">
            <text:p>BUCK2_NTC</text:p>
          </table:table-cell>
          <table:table-cell table:formula="of:=IF([.K37]=&quot;&quot;;&quot;&quot;;&quot;ATTR_&quot;&amp;[.K37])" office:value-type="string" office:string-value="ATTR_BUCK2_NTC" calcext:value-type="string">
            <text:p>ATTR_BUCK2_NTC</text:p>
          </table:table-cell>
          <table:table-cell table:formula="of:=IF([.K37]=&quot;&quot;;&quot;&quot;;&quot;data[ATTR_&quot;&amp;[.K37]&amp;&quot;] = rssf(rir&quot;&amp;[.A37]&amp;&quot;, REG_&quot;&amp;[.K37]&amp;&quot;)&quot;)" office:value-type="string" office:string-value="data[ATTR_BUCK2_NTC] = rssf(rir1, REG_BUCK2_NTC)" calcext:value-type="string">
            <text:p>data[ATTR_BUCK2_NTC] = rssf(rir1, REG_BUCK2_NTC)</text:p>
          </table:table-cell>
          <table:table-cell table:formula="of:=&quot;ATTR_&quot;&amp;[.K37]&amp;&quot; = &quot;&quot;&quot;&amp;LOWER(SUBSTITUTE(SUBSTITUTE(SUBSTITUTE(SUBSTITUTE(SUBSTITUTE(TRIM([.E37]);&quot;  &quot;;&quot; &quot;);&quot; &quot;;&quot;_&quot;);&quot;-&quot;;&quot;&quot;);&quot;(&quot;;&quot;&quot;);&quot;)&quot;;&quot;&quot;))&amp;&quot;&quot;&quot;&quot;" office:value-type="string" office:string-value="ATTR_BUCK2_NTC = &quot;buck2_temperature&quot;" calcext:value-type="string">
            <text:p>ATTR_BUCK2_NTC = "buck2_temperature"</text:p>
          </table:table-cell>
          <table:table-cell table:formula="of:=IF([.K37]=&quot;&quot;;&quot;&quot;;&quot;ATTR_&quot;&amp;[.K37]&amp;&quot; = &quot;&quot;&quot;&amp;LOWER([.K37])&amp;&quot;&quot;&quot;&quot;)" office:value-type="string" office:string-value="ATTR_BUCK2_NTC = &quot;buck2_ntc&quot;" calcext:value-type="string">
            <text:p>ATTR_BUCK2_NTC = "buck2_ntc"</text:p>
          </table:table-cell>
          <table:table-cell table:formula="of:=TRIM(ORG.LIBREOFFICE.REGEX([.G37];&quot;\d*\.\d*&quot;;&quot;&quot;))" office:value-type="string" office:string-value="C" calcext:value-type="string">
            <text:p>C</text:p>
          </table:table-cell>
          <table:table-cell table:formula="of:=IF([.P37]=&quot;&quot;;&quot;None&quot;;[.P37])" office:value-type="string" office:string-value="C" calcext:value-type="string">
            <text:p>C</text:p>
          </table:table-cell>
          <table:table-cell table:formula="of:=IF([.K37]=&quot;&quot;;&quot;&quot;;&quot;ATTR_&quot;&amp;[.K37]&amp;&quot;: &quot;&amp;VLOOKUP([.Q37];[Sheet2.$A$1:.$B$9];2)&amp;&quot;,&quot;)" office:value-type="string" office:string-value="ATTR_BUCK2_NTC: TEMP_CELSIUS," calcext:value-type="string">
            <text:p>ATTR_BUCK2_NTC: TEMP_CELSIUS,</text:p>
          </table:table-cell>
          <table:table-cell table:formula="of:=IF([.K37]=&quot;&quot;;&quot;&quot;;IF([.Q37]=&quot;None&quot;;[.O37];[.O37]&amp;&quot;  # &quot;&amp;[.Q37]))" office:value-type="string" office:string-value="ATTR_BUCK2_NTC = &quot;buck2_ntc&quot;  # C" calcext:value-type="string">
            <text:p>ATTR_BUCK2_NTC = "buck2_ntc" <text:s/># C</text:p>
          </table:table-cell>
          <table:table-cell table:formula="of:=IF([.K37]=&quot;&quot;;&quot;&quot;;&quot;REG_&quot;&amp;[.K37]&amp;&quot; = &quot;&amp;[.C37]-(45*([.A37]-1)))" office:value-type="string" office:string-value="REG_BUCK2_NTC = 33" calcext:value-type="string">
            <text:p>REG_BUCK2_NTC = 33</text:p>
          </table:table-cell>
          <table:table-cell table:number-columns-repeated="1004"/>
        </table:table-row>
        <table:table-row table:style-name="ro1">
          <table:table-cell table:formula="of:=INT([.C38]/45)+1" office:value-type="float" office:value="1" calcext:value-type="float">
            <text:p>1</text:p>
          </table:table-cell>
          <table:table-cell table:formula="of:=[.C38]-(45*([.A38]-1))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string" calcext:value-type="string">
            <text:p>OP_Curr </text:p>
          </table:table-cell>
          <table:table-cell table:style-name="ce2" office:value-type="string" calcext:value-type="string">
            <text:p>Output Current</text:p>
          </table:table-cell>
          <table:table-cell/>
          <table:table-cell office:value-type="string" calcext:value-type="string">
            <text:p>0.1A</text:p>
          </table:table-cell>
          <table:table-cell/>
          <table:table-cell table:formula="of:=TRIM([.D38])" office:value-type="string" office:string-value="OP_Curr" calcext:value-type="string">
            <text:p>OP_Curr</text:p>
          </table:table-cell>
          <table:table-cell table:formula="of:=UPPER(SUBSTITUTE([.I38];&quot; &quot;;&quot;_&quot;))" office:value-type="string" office:string-value="OP_CURR" calcext:value-type="string">
            <text:p>OP_CURR</text:p>
          </table:table-cell>
          <table:table-cell office:value-type="string" calcext:value-type="string">
            <text:p>OP_CURR</text:p>
          </table:table-cell>
          <table:table-cell table:formula="of:=IF([.K38]=&quot;&quot;;&quot;&quot;;&quot;ATTR_&quot;&amp;[.K38])" office:value-type="string" office:string-value="ATTR_OP_CURR" calcext:value-type="string">
            <text:p>ATTR_OP_CURR</text:p>
          </table:table-cell>
          <table:table-cell table:formula="of:=IF([.K38]=&quot;&quot;;&quot;&quot;;&quot;data[ATTR_&quot;&amp;[.K38]&amp;&quot;] = rssf(rir&quot;&amp;[.A38]&amp;&quot;, REG_&quot;&amp;[.K38]&amp;&quot;)&quot;)" office:value-type="string" office:string-value="data[ATTR_OP_CURR] = rssf(rir1, REG_OP_CURR)" calcext:value-type="string">
            <text:p>data[ATTR_OP_CURR] = rssf(rir1, REG_OP_CURR)</text:p>
          </table:table-cell>
          <table:table-cell table:formula="of:=&quot;ATTR_&quot;&amp;[.K38]&amp;&quot; = &quot;&quot;&quot;&amp;LOWER(SUBSTITUTE(SUBSTITUTE(SUBSTITUTE(SUBSTITUTE(SUBSTITUTE(TRIM([.E38]);&quot;  &quot;;&quot; &quot;);&quot; &quot;;&quot;_&quot;);&quot;-&quot;;&quot;&quot;);&quot;(&quot;;&quot;&quot;);&quot;)&quot;;&quot;&quot;))&amp;&quot;&quot;&quot;&quot;" office:value-type="string" office:string-value="ATTR_OP_CURR = &quot;output_current&quot;" calcext:value-type="string">
            <text:p>ATTR_OP_CURR = "output_current"</text:p>
          </table:table-cell>
          <table:table-cell table:formula="of:=IF([.K38]=&quot;&quot;;&quot;&quot;;&quot;ATTR_&quot;&amp;[.K38]&amp;&quot; = &quot;&quot;&quot;&amp;LOWER([.K38])&amp;&quot;&quot;&quot;&quot;)" office:value-type="string" office:string-value="ATTR_OP_CURR = &quot;op_curr&quot;" calcext:value-type="string">
            <text:p>ATTR_OP_CURR = "op_curr"</text:p>
          </table:table-cell>
          <table:table-cell table:formula="of:=TRIM(ORG.LIBREOFFICE.REGEX([.G38];&quot;\d*\.\d*&quot;;&quot;&quot;))" office:value-type="string" office:string-value="A" calcext:value-type="string">
            <text:p>A</text:p>
          </table:table-cell>
          <table:table-cell table:formula="of:=IF([.P38]=&quot;&quot;;&quot;None&quot;;[.P38])" office:value-type="string" office:string-value="A" calcext:value-type="string">
            <text:p>A</text:p>
          </table:table-cell>
          <table:table-cell table:formula="of:=IF([.K38]=&quot;&quot;;&quot;&quot;;&quot;ATTR_&quot;&amp;[.K38]&amp;&quot;: &quot;&amp;VLOOKUP([.Q38];[Sheet2.$A$1:.$B$9];2)&amp;&quot;,&quot;)" office:value-type="string" office:string-value="ATTR_OP_CURR: ELECTRICAL_CURRENT_AMPERE," calcext:value-type="string">
            <text:p>ATTR_OP_CURR: ELECTRICAL_CURRENT_AMPERE,</text:p>
          </table:table-cell>
          <table:table-cell table:formula="of:=IF([.K38]=&quot;&quot;;&quot;&quot;;IF([.Q38]=&quot;None&quot;;[.O38];[.O38]&amp;&quot;  # &quot;&amp;[.Q38]))" office:value-type="string" office:string-value="ATTR_OP_CURR = &quot;op_curr&quot;  # A" calcext:value-type="string">
            <text:p>ATTR_OP_CURR = "op_curr" <text:s/># A</text:p>
          </table:table-cell>
          <table:table-cell table:formula="of:=IF([.K38]=&quot;&quot;;&quot;&quot;;&quot;REG_&quot;&amp;[.K38]&amp;&quot; = &quot;&amp;[.C38]-(45*([.A38]-1)))" office:value-type="string" office:string-value="REG_OP_CURR = 34" calcext:value-type="string">
            <text:p>REG_OP_CURR = 34</text:p>
          </table:table-cell>
          <table:table-cell table:number-columns-repeated="1004"/>
        </table:table-row>
        <table:table-row table:style-name="ro1">
          <table:table-cell table:formula="of:=INT([.C39]/45)+1" office:value-type="float" office:value="1" calcext:value-type="float">
            <text:p>1</text:p>
          </table:table-cell>
          <table:table-cell table:formula="of:=[.C39]-(45*([.A39]-1))" office:value-type="float" office:value="35" calcext:value-type="float">
            <text:p>35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string" calcext:value-type="string">
            <text:p>Inv_Curr </text:p>
          </table:table-cell>
          <table:table-cell office:value-type="string" calcext:value-type="string">
            <text:p>Inv Current</text:p>
          </table:table-cell>
          <table:table-cell/>
          <table:table-cell office:value-type="string" calcext:value-type="string">
            <text:p>0.1A</text:p>
          </table:table-cell>
          <table:table-cell/>
          <table:table-cell table:formula="of:=TRIM([.D39])" office:value-type="string" office:string-value="Inv_Curr" calcext:value-type="string">
            <text:p>Inv_Curr</text:p>
          </table:table-cell>
          <table:table-cell table:formula="of:=UPPER(SUBSTITUTE([.I39];&quot; &quot;;&quot;_&quot;))" office:value-type="string" office:string-value="INV_CURR" calcext:value-type="string">
            <text:p>INV_CURR</text:p>
          </table:table-cell>
          <table:table-cell office:value-type="string" calcext:value-type="string">
            <text:p>INV_CURR</text:p>
          </table:table-cell>
          <table:table-cell table:formula="of:=IF([.K39]=&quot;&quot;;&quot;&quot;;&quot;ATTR_&quot;&amp;[.K39])" office:value-type="string" office:string-value="ATTR_INV_CURR" calcext:value-type="string">
            <text:p>ATTR_INV_CURR</text:p>
          </table:table-cell>
          <table:table-cell table:formula="of:=IF([.K39]=&quot;&quot;;&quot;&quot;;&quot;data[ATTR_&quot;&amp;[.K39]&amp;&quot;] = rssf(rir&quot;&amp;[.A39]&amp;&quot;, REG_&quot;&amp;[.K39]&amp;&quot;)&quot;)" office:value-type="string" office:string-value="data[ATTR_INV_CURR] = rssf(rir1, REG_INV_CURR)" calcext:value-type="string">
            <text:p>data[ATTR_INV_CURR] = rssf(rir1, REG_INV_CURR)</text:p>
          </table:table-cell>
          <table:table-cell table:formula="of:=&quot;ATTR_&quot;&amp;[.K39]&amp;&quot; = &quot;&quot;&quot;&amp;LOWER(SUBSTITUTE(SUBSTITUTE(SUBSTITUTE(SUBSTITUTE(SUBSTITUTE(TRIM([.E39]);&quot;  &quot;;&quot; &quot;);&quot; &quot;;&quot;_&quot;);&quot;-&quot;;&quot;&quot;);&quot;(&quot;;&quot;&quot;);&quot;)&quot;;&quot;&quot;))&amp;&quot;&quot;&quot;&quot;" office:value-type="string" office:string-value="ATTR_INV_CURR = &quot;inv_current&quot;" calcext:value-type="string">
            <text:p>ATTR_INV_CURR = "inv_current"</text:p>
          </table:table-cell>
          <table:table-cell table:formula="of:=IF([.K39]=&quot;&quot;;&quot;&quot;;&quot;ATTR_&quot;&amp;[.K39]&amp;&quot; = &quot;&quot;&quot;&amp;LOWER([.K39])&amp;&quot;&quot;&quot;&quot;)" office:value-type="string" office:string-value="ATTR_INV_CURR = &quot;inv_curr&quot;" calcext:value-type="string">
            <text:p>ATTR_INV_CURR = "inv_curr"</text:p>
          </table:table-cell>
          <table:table-cell table:formula="of:=TRIM(ORG.LIBREOFFICE.REGEX([.G39];&quot;\d*\.\d*&quot;;&quot;&quot;))" office:value-type="string" office:string-value="A" calcext:value-type="string">
            <text:p>A</text:p>
          </table:table-cell>
          <table:table-cell table:formula="of:=IF([.P39]=&quot;&quot;;&quot;None&quot;;[.P39])" office:value-type="string" office:string-value="A" calcext:value-type="string">
            <text:p>A</text:p>
          </table:table-cell>
          <table:table-cell table:formula="of:=IF([.K39]=&quot;&quot;;&quot;&quot;;&quot;ATTR_&quot;&amp;[.K39]&amp;&quot;: &quot;&amp;VLOOKUP([.Q39];[Sheet2.$A$1:.$B$9];2)&amp;&quot;,&quot;)" office:value-type="string" office:string-value="ATTR_INV_CURR: ELECTRICAL_CURRENT_AMPERE," calcext:value-type="string">
            <text:p>ATTR_INV_CURR: ELECTRICAL_CURRENT_AMPERE,</text:p>
          </table:table-cell>
          <table:table-cell table:formula="of:=IF([.K39]=&quot;&quot;;&quot;&quot;;IF([.Q39]=&quot;None&quot;;[.O39];[.O39]&amp;&quot;  # &quot;&amp;[.Q39]))" office:value-type="string" office:string-value="ATTR_INV_CURR = &quot;inv_curr&quot;  # A" calcext:value-type="string">
            <text:p>ATTR_INV_CURR = "inv_curr" <text:s/># A</text:p>
          </table:table-cell>
          <table:table-cell table:formula="of:=IF([.K39]=&quot;&quot;;&quot;&quot;;&quot;REG_&quot;&amp;[.K39]&amp;&quot; = &quot;&amp;[.C39]-(45*([.A39]-1)))" office:value-type="string" office:string-value="REG_INV_CURR = 35" calcext:value-type="string">
            <text:p>REG_INV_CURR = 35</text:p>
          </table:table-cell>
          <table:table-cell table:number-columns-repeated="1004"/>
        </table:table-row>
        <table:table-row table:style-name="ro1">
          <table:table-cell table:formula="of:=INT([.C40]/45)+1" office:value-type="float" office:value="1" calcext:value-type="float">
            <text:p>1</text:p>
          </table:table-cell>
          <table:table-cell table:formula="of:=[.C40]-(45*([.A40]-1))" office:value-type="float" office:value="36" calcext:value-type="float">
            <text:p>36</text:p>
          </table:table-cell>
          <table:table-cell table:style-name="ce1" office:value-type="float" office:value="36" calcext:value-type="float">
            <text:p>36</text:p>
          </table:table-cell>
          <table:table-cell table:style-name="ce2" office:value-type="string" calcext:value-type="string">
            <text:p>AC_InWatt H </text:p>
          </table:table-cell>
          <table:table-cell table:style-name="ce2" office:value-type="string" calcext:value-type="string">
            <text:p>AC input watt (high) </text:p>
          </table:table-cell>
          <table:table-cell/>
          <table:table-cell table:style-name="ce2" office:value-type="string" calcext:value-type="string">
            <text:p>0.1W</text:p>
          </table:table-cell>
          <table:table-cell/>
          <table:table-cell table:formula="of:=TRIM([.D40])" office:value-type="string" office:string-value="AC_InWatt H" calcext:value-type="string">
            <text:p>AC_InWatt H</text:p>
          </table:table-cell>
          <table:table-cell table:formula="of:=UPPER(SUBSTITUTE([.I40];&quot; &quot;;&quot;_&quot;))" office:value-type="string" office:string-value="AC_INWATT_H" calcext:value-type="string">
            <text:p>AC_INWATT_H</text:p>
          </table:table-cell>
          <table:table-cell office:value-type="string" calcext:value-type="string">
            <text:p>AC_IN_WATT_H</text:p>
          </table:table-cell>
          <table:table-cell table:formula="of:=IF([.K40]=&quot;&quot;;&quot;&quot;;&quot;ATTR_&quot;&amp;[.K40])" office:value-type="string" office:string-value="ATTR_AC_IN_WATT_H" calcext:value-type="string">
            <text:p>ATTR_AC_IN_WATT_H</text:p>
          </table:table-cell>
          <table:table-cell table:formula="of:=IF([.K40]=&quot;&quot;;&quot;&quot;;&quot;data[ATTR_&quot;&amp;[.K40]&amp;&quot;] = rssf(rir&quot;&amp;[.A40]&amp;&quot;, REG_&quot;&amp;[.K40]&amp;&quot;)&quot;)" office:value-type="string" office:string-value="data[ATTR_AC_IN_WATT_H] = rssf(rir1, REG_AC_IN_WATT_H)" calcext:value-type="string">
            <text:p>data[ATTR_AC_IN_WATT_H] = rssf(rir1, REG_AC_IN_WATT_H)</text:p>
          </table:table-cell>
          <table:table-cell table:formula="of:=&quot;ATTR_&quot;&amp;[.K40]&amp;&quot; = &quot;&quot;&quot;&amp;LOWER(SUBSTITUTE(SUBSTITUTE(SUBSTITUTE(SUBSTITUTE(SUBSTITUTE(TRIM([.E40]);&quot;  &quot;;&quot; &quot;);&quot; &quot;;&quot;_&quot;);&quot;-&quot;;&quot;&quot;);&quot;(&quot;;&quot;&quot;);&quot;)&quot;;&quot;&quot;))&amp;&quot;&quot;&quot;&quot;" office:value-type="string" office:string-value="ATTR_AC_IN_WATT_H = &quot;ac_input_watt_high&quot;" calcext:value-type="string">
            <text:p>ATTR_AC_IN_WATT_H = "ac_input_watt_high"</text:p>
          </table:table-cell>
          <table:table-cell table:formula="of:=IF([.K40]=&quot;&quot;;&quot;&quot;;&quot;ATTR_&quot;&amp;[.K40]&amp;&quot; = &quot;&quot;&quot;&amp;LOWER([.K40])&amp;&quot;&quot;&quot;&quot;)" office:value-type="string" office:string-value="ATTR_AC_IN_WATT_H = &quot;ac_in_watt_h&quot;" calcext:value-type="string">
            <text:p>ATTR_AC_IN_WATT_H = "ac_in_watt_h"</text:p>
          </table:table-cell>
          <table:table-cell table:formula="of:=TRIM(ORG.LIBREOFFICE.REGEX([.G40];&quot;\d*\.\d*&quot;;&quot;&quot;))" office:value-type="string" office:string-value="W" calcext:value-type="string">
            <text:p>W</text:p>
          </table:table-cell>
          <table:table-cell table:formula="of:=IF([.P40]=&quot;&quot;;&quot;None&quot;;[.P40])" office:value-type="string" office:string-value="W" calcext:value-type="string">
            <text:p>W</text:p>
          </table:table-cell>
          <table:table-cell table:formula="of:=IF([.K40]=&quot;&quot;;&quot;&quot;;&quot;ATTR_&quot;&amp;[.K40]&amp;&quot;: &quot;&amp;VLOOKUP([.Q40];[Sheet2.$A$1:.$B$9];2)&amp;&quot;,&quot;)" office:value-type="string" office:string-value="ATTR_AC_IN_WATT_H: POWER_WATT," calcext:value-type="string">
            <text:p>ATTR_AC_IN_WATT_H: POWER_WATT,</text:p>
          </table:table-cell>
          <table:table-cell table:formula="of:=IF([.K40]=&quot;&quot;;&quot;&quot;;IF([.Q40]=&quot;None&quot;;[.O40];[.O40]&amp;&quot;  # &quot;&amp;[.Q40]))" office:value-type="string" office:string-value="ATTR_AC_IN_WATT_H = &quot;ac_in_watt_h&quot;  # W" calcext:value-type="string">
            <text:p>ATTR_AC_IN_WATT_H = "ac_in_watt_h" <text:s/># W</text:p>
          </table:table-cell>
          <table:table-cell table:formula="of:=IF([.K40]=&quot;&quot;;&quot;&quot;;&quot;REG_&quot;&amp;[.K40]&amp;&quot; = &quot;&amp;[.C40]-(45*([.A40]-1)))" office:value-type="string" office:string-value="REG_AC_IN_WATT_H = 36" calcext:value-type="string">
            <text:p>REG_AC_IN_WATT_H = 36</text:p>
          </table:table-cell>
          <table:table-cell table:number-columns-repeated="1004"/>
        </table:table-row>
        <table:table-row table:style-name="ro1">
          <table:table-cell table:formula="of:=INT([.C41]/45)+1" office:value-type="float" office:value="1" calcext:value-type="float">
            <text:p>1</text:p>
          </table:table-cell>
          <table:table-cell table:formula="of:=[.C41]-(45*([.A41]-1))" office:value-type="float" office:value="37" calcext:value-type="float">
            <text:p>37</text:p>
          </table:table-cell>
          <table:table-cell table:style-name="ce1" office:value-type="float" office:value="37" calcext:value-type="float">
            <text:p>37</text:p>
          </table:table-cell>
          <table:table-cell table:style-name="ce2" office:value-type="string" calcext:value-type="string">
            <text:p>AC_InWatt L </text:p>
          </table:table-cell>
          <table:table-cell table:style-name="ce2" office:value-type="string" calcext:value-type="string">
            <text:p>AC input watt (low) </text:p>
          </table:table-cell>
          <table:table-cell/>
          <table:table-cell table:style-name="ce2" office:value-type="string" calcext:value-type="string">
            <text:p>0.1W</text:p>
          </table:table-cell>
          <table:table-cell/>
          <table:table-cell table:formula="of:=TRIM([.D41])" office:value-type="string" office:string-value="AC_InWatt L" calcext:value-type="string">
            <text:p>AC_InWatt L</text:p>
          </table:table-cell>
          <table:table-cell table:formula="of:=UPPER(SUBSTITUTE([.I41];&quot; &quot;;&quot;_&quot;))" office:value-type="string" office:string-value="AC_INWATT_L" calcext:value-type="string">
            <text:p>AC_INWATT_L</text:p>
          </table:table-cell>
          <table:table-cell office:value-type="string" calcext:value-type="string">
            <text:p>AC_IN_WATT_L</text:p>
          </table:table-cell>
          <table:table-cell table:formula="of:=IF([.K41]=&quot;&quot;;&quot;&quot;;&quot;ATTR_&quot;&amp;[.K41])" office:value-type="string" office:string-value="ATTR_AC_IN_WATT_L" calcext:value-type="string">
            <text:p>ATTR_AC_IN_WATT_L</text:p>
          </table:table-cell>
          <table:table-cell table:formula="of:=IF([.K41]=&quot;&quot;;&quot;&quot;;&quot;data[ATTR_&quot;&amp;[.K41]&amp;&quot;] = rssf(rir&quot;&amp;[.A41]&amp;&quot;, REG_&quot;&amp;[.K41]&amp;&quot;)&quot;)" office:value-type="string" office:string-value="data[ATTR_AC_IN_WATT_L] = rssf(rir1, REG_AC_IN_WATT_L)" calcext:value-type="string">
            <text:p>data[ATTR_AC_IN_WATT_L] = rssf(rir1, REG_AC_IN_WATT_L)</text:p>
          </table:table-cell>
          <table:table-cell table:formula="of:=&quot;ATTR_&quot;&amp;[.K41]&amp;&quot; = &quot;&quot;&quot;&amp;LOWER(SUBSTITUTE(SUBSTITUTE(SUBSTITUTE(SUBSTITUTE(SUBSTITUTE(TRIM([.E41]);&quot;  &quot;;&quot; &quot;);&quot; &quot;;&quot;_&quot;);&quot;-&quot;;&quot;&quot;);&quot;(&quot;;&quot;&quot;);&quot;)&quot;;&quot;&quot;))&amp;&quot;&quot;&quot;&quot;" office:value-type="string" office:string-value="ATTR_AC_IN_WATT_L = &quot;ac_input_watt_low&quot;" calcext:value-type="string">
            <text:p>ATTR_AC_IN_WATT_L = "ac_input_watt_low"</text:p>
          </table:table-cell>
          <table:table-cell table:formula="of:=IF([.K41]=&quot;&quot;;&quot;&quot;;&quot;ATTR_&quot;&amp;[.K41]&amp;&quot; = &quot;&quot;&quot;&amp;LOWER([.K41])&amp;&quot;&quot;&quot;&quot;)" office:value-type="string" office:string-value="ATTR_AC_IN_WATT_L = &quot;ac_in_watt_l&quot;" calcext:value-type="string">
            <text:p>ATTR_AC_IN_WATT_L = "ac_in_watt_l"</text:p>
          </table:table-cell>
          <table:table-cell table:formula="of:=TRIM(ORG.LIBREOFFICE.REGEX([.G41];&quot;\d*\.\d*&quot;;&quot;&quot;))" office:value-type="string" office:string-value="W" calcext:value-type="string">
            <text:p>W</text:p>
          </table:table-cell>
          <table:table-cell table:formula="of:=IF([.P41]=&quot;&quot;;&quot;None&quot;;[.P41])" office:value-type="string" office:string-value="W" calcext:value-type="string">
            <text:p>W</text:p>
          </table:table-cell>
          <table:table-cell table:formula="of:=IF([.K41]=&quot;&quot;;&quot;&quot;;&quot;ATTR_&quot;&amp;[.K41]&amp;&quot;: &quot;&amp;VLOOKUP([.Q41];[Sheet2.$A$1:.$B$9];2)&amp;&quot;,&quot;)" office:value-type="string" office:string-value="ATTR_AC_IN_WATT_L: POWER_WATT," calcext:value-type="string">
            <text:p>ATTR_AC_IN_WATT_L: POWER_WATT,</text:p>
          </table:table-cell>
          <table:table-cell table:formula="of:=IF([.K41]=&quot;&quot;;&quot;&quot;;IF([.Q41]=&quot;None&quot;;[.O41];[.O41]&amp;&quot;  # &quot;&amp;[.Q41]))" office:value-type="string" office:string-value="ATTR_AC_IN_WATT_L = &quot;ac_in_watt_l&quot;  # W" calcext:value-type="string">
            <text:p>ATTR_AC_IN_WATT_L = "ac_in_watt_l" <text:s/># W</text:p>
          </table:table-cell>
          <table:table-cell table:formula="of:=IF([.K41]=&quot;&quot;;&quot;&quot;;&quot;REG_&quot;&amp;[.K41]&amp;&quot; = &quot;&amp;[.C41]-(45*([.A41]-1)))" office:value-type="string" office:string-value="REG_AC_IN_WATT_L = 37" calcext:value-type="string">
            <text:p>REG_AC_IN_WATT_L = 37</text:p>
          </table:table-cell>
          <table:table-cell table:number-columns-repeated="1004"/>
        </table:table-row>
        <table:table-row table:style-name="ro1">
          <table:table-cell table:formula="of:=INT([.C42]/45)+1" office:value-type="float" office:value="1" calcext:value-type="float">
            <text:p>1</text:p>
          </table:table-cell>
          <table:table-cell table:formula="of:=[.C42]-(45*([.A42]-1))" office:value-type="float" office:value="38" calcext:value-type="float">
            <text:p>38</text:p>
          </table:table-cell>
          <table:table-cell table:style-name="ce1" office:value-type="float" office:value="38" calcext:value-type="float">
            <text:p>38</text:p>
          </table:table-cell>
          <table:table-cell table:style-name="ce2" office:value-type="string" calcext:value-type="string">
            <text:p>AC_InVA H </text:p>
          </table:table-cell>
          <table:table-cell office:value-type="string" calcext:value-type="string">
            <text:p>AC input apparent power (high)</text:p>
          </table:table-cell>
          <table:table-cell/>
          <table:table-cell office:value-type="string" calcext:value-type="string">
            <text:p>0.1VA</text:p>
          </table:table-cell>
          <table:table-cell/>
          <table:table-cell table:formula="of:=TRIM([.D42])" office:value-type="string" office:string-value="AC_InVA H" calcext:value-type="string">
            <text:p>AC_InVA H</text:p>
          </table:table-cell>
          <table:table-cell table:formula="of:=UPPER(SUBSTITUTE([.I42];&quot; &quot;;&quot;_&quot;))" office:value-type="string" office:string-value="AC_INVA_H" calcext:value-type="string">
            <text:p>AC_INVA_H</text:p>
          </table:table-cell>
          <table:table-cell office:value-type="string" calcext:value-type="string">
            <text:p>AC_IN_VA_H</text:p>
          </table:table-cell>
          <table:table-cell table:formula="of:=IF([.K42]=&quot;&quot;;&quot;&quot;;&quot;ATTR_&quot;&amp;[.K42])" office:value-type="string" office:string-value="ATTR_AC_IN_VA_H" calcext:value-type="string">
            <text:p>ATTR_AC_IN_VA_H</text:p>
          </table:table-cell>
          <table:table-cell table:formula="of:=IF([.K42]=&quot;&quot;;&quot;&quot;;&quot;data[ATTR_&quot;&amp;[.K42]&amp;&quot;] = rssf(rir&quot;&amp;[.A42]&amp;&quot;, REG_&quot;&amp;[.K42]&amp;&quot;)&quot;)" office:value-type="string" office:string-value="data[ATTR_AC_IN_VA_H] = rssf(rir1, REG_AC_IN_VA_H)" calcext:value-type="string">
            <text:p>data[ATTR_AC_IN_VA_H] = rssf(rir1, REG_AC_IN_VA_H)</text:p>
          </table:table-cell>
          <table:table-cell table:formula="of:=&quot;ATTR_&quot;&amp;[.K42]&amp;&quot; = &quot;&quot;&quot;&amp;LOWER(SUBSTITUTE(SUBSTITUTE(SUBSTITUTE(SUBSTITUTE(SUBSTITUTE(TRIM([.E42]);&quot;  &quot;;&quot; &quot;);&quot; &quot;;&quot;_&quot;);&quot;-&quot;;&quot;&quot;);&quot;(&quot;;&quot;&quot;);&quot;)&quot;;&quot;&quot;))&amp;&quot;&quot;&quot;&quot;" office:value-type="string" office:string-value="ATTR_AC_IN_VA_H = &quot;ac_input_apparent_power_high&quot;" calcext:value-type="string">
            <text:p>ATTR_AC_IN_VA_H = "ac_input_apparent_power_high"</text:p>
          </table:table-cell>
          <table:table-cell table:formula="of:=IF([.K42]=&quot;&quot;;&quot;&quot;;&quot;ATTR_&quot;&amp;[.K42]&amp;&quot; = &quot;&quot;&quot;&amp;LOWER([.K42])&amp;&quot;&quot;&quot;&quot;)" office:value-type="string" office:string-value="ATTR_AC_IN_VA_H = &quot;ac_in_va_h&quot;" calcext:value-type="string">
            <text:p>ATTR_AC_IN_VA_H = "ac_in_va_h"</text:p>
          </table:table-cell>
          <table:table-cell table:formula="of:=TRIM(ORG.LIBREOFFICE.REGEX([.G42];&quot;\d*\.\d*&quot;;&quot;&quot;))" office:value-type="string" office:string-value="VA" calcext:value-type="string">
            <text:p>VA</text:p>
          </table:table-cell>
          <table:table-cell table:formula="of:=IF([.P42]=&quot;&quot;;&quot;None&quot;;[.P42])" office:value-type="string" office:string-value="VA" calcext:value-type="string">
            <text:p>VA</text:p>
          </table:table-cell>
          <table:table-cell table:formula="of:=IF([.K42]=&quot;&quot;;&quot;&quot;;&quot;ATTR_&quot;&amp;[.K42]&amp;&quot;: &quot;&amp;VLOOKUP([.Q42];[Sheet2.$A$1:.$B$9];2)&amp;&quot;,&quot;)" office:value-type="string" office:string-value="ATTR_AC_IN_VA_H: APPARENT_POWER," calcext:value-type="string">
            <text:p>ATTR_AC_IN_VA_H: APPARENT_POWER,</text:p>
          </table:table-cell>
          <table:table-cell table:formula="of:=IF([.K42]=&quot;&quot;;&quot;&quot;;IF([.Q42]=&quot;None&quot;;[.O42];[.O42]&amp;&quot;  # &quot;&amp;[.Q42]))" office:value-type="string" office:string-value="ATTR_AC_IN_VA_H = &quot;ac_in_va_h&quot;  # VA" calcext:value-type="string">
            <text:p>ATTR_AC_IN_VA_H = "ac_in_va_h" <text:s/># VA</text:p>
          </table:table-cell>
          <table:table-cell table:formula="of:=IF([.K42]=&quot;&quot;;&quot;&quot;;&quot;REG_&quot;&amp;[.K42]&amp;&quot; = &quot;&amp;[.C42]-(45*([.A42]-1)))" office:value-type="string" office:string-value="REG_AC_IN_VA_H = 38" calcext:value-type="string">
            <text:p>REG_AC_IN_VA_H = 38</text:p>
          </table:table-cell>
          <table:table-cell table:number-columns-repeated="1004"/>
        </table:table-row>
        <table:table-row table:style-name="ro1">
          <table:table-cell table:formula="of:=INT([.C43]/45)+1" office:value-type="float" office:value="1" calcext:value-type="float">
            <text:p>1</text:p>
          </table:table-cell>
          <table:table-cell table:formula="of:=[.C43]-(45*([.A43]-1))" office:value-type="float" office:value="39" calcext:value-type="float">
            <text:p>39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string" calcext:value-type="string">
            <text:p>AC_InVA L </text:p>
          </table:table-cell>
          <table:table-cell office:value-type="string" calcext:value-type="string">
            <text:p>AC input apparent power (low)</text:p>
          </table:table-cell>
          <table:table-cell/>
          <table:table-cell office:value-type="string" calcext:value-type="string">
            <text:p>0.1VA</text:p>
          </table:table-cell>
          <table:table-cell/>
          <table:table-cell table:formula="of:=TRIM([.D43])" office:value-type="string" office:string-value="AC_InVA L" calcext:value-type="string">
            <text:p>AC_InVA L</text:p>
          </table:table-cell>
          <table:table-cell table:formula="of:=UPPER(SUBSTITUTE([.I43];&quot; &quot;;&quot;_&quot;))" office:value-type="string" office:string-value="AC_INVA_L" calcext:value-type="string">
            <text:p>AC_INVA_L</text:p>
          </table:table-cell>
          <table:table-cell office:value-type="string" calcext:value-type="string">
            <text:p>AC_IN_VA_L</text:p>
          </table:table-cell>
          <table:table-cell table:formula="of:=IF([.K43]=&quot;&quot;;&quot;&quot;;&quot;ATTR_&quot;&amp;[.K43])" office:value-type="string" office:string-value="ATTR_AC_IN_VA_L" calcext:value-type="string">
            <text:p>ATTR_AC_IN_VA_L</text:p>
          </table:table-cell>
          <table:table-cell table:formula="of:=IF([.K43]=&quot;&quot;;&quot;&quot;;&quot;data[ATTR_&quot;&amp;[.K43]&amp;&quot;] = rssf(rir&quot;&amp;[.A43]&amp;&quot;, REG_&quot;&amp;[.K43]&amp;&quot;)&quot;)" office:value-type="string" office:string-value="data[ATTR_AC_IN_VA_L] = rssf(rir1, REG_AC_IN_VA_L)" calcext:value-type="string">
            <text:p>data[ATTR_AC_IN_VA_L] = rssf(rir1, REG_AC_IN_VA_L)</text:p>
          </table:table-cell>
          <table:table-cell table:formula="of:=&quot;ATTR_&quot;&amp;[.K43]&amp;&quot; = &quot;&quot;&quot;&amp;LOWER(SUBSTITUTE(SUBSTITUTE(SUBSTITUTE(SUBSTITUTE(SUBSTITUTE(TRIM([.E43]);&quot;  &quot;;&quot; &quot;);&quot; &quot;;&quot;_&quot;);&quot;-&quot;;&quot;&quot;);&quot;(&quot;;&quot;&quot;);&quot;)&quot;;&quot;&quot;))&amp;&quot;&quot;&quot;&quot;" office:value-type="string" office:string-value="ATTR_AC_IN_VA_L = &quot;ac_input_apparent_power_low&quot;" calcext:value-type="string">
            <text:p>ATTR_AC_IN_VA_L = "ac_input_apparent_power_low"</text:p>
          </table:table-cell>
          <table:table-cell table:formula="of:=IF([.K43]=&quot;&quot;;&quot;&quot;;&quot;ATTR_&quot;&amp;[.K43]&amp;&quot; = &quot;&quot;&quot;&amp;LOWER([.K43])&amp;&quot;&quot;&quot;&quot;)" office:value-type="string" office:string-value="ATTR_AC_IN_VA_L = &quot;ac_in_va_l&quot;" calcext:value-type="string">
            <text:p>ATTR_AC_IN_VA_L = "ac_in_va_l"</text:p>
          </table:table-cell>
          <table:table-cell table:formula="of:=TRIM(ORG.LIBREOFFICE.REGEX([.G43];&quot;\d*\.\d*&quot;;&quot;&quot;))" office:value-type="string" office:string-value="VA" calcext:value-type="string">
            <text:p>VA</text:p>
          </table:table-cell>
          <table:table-cell table:formula="of:=IF([.P43]=&quot;&quot;;&quot;None&quot;;[.P43])" office:value-type="string" office:string-value="VA" calcext:value-type="string">
            <text:p>VA</text:p>
          </table:table-cell>
          <table:table-cell table:formula="of:=IF([.K43]=&quot;&quot;;&quot;&quot;;&quot;ATTR_&quot;&amp;[.K43]&amp;&quot;: &quot;&amp;VLOOKUP([.Q43];[Sheet2.$A$1:.$B$9];2)&amp;&quot;,&quot;)" office:value-type="string" office:string-value="ATTR_AC_IN_VA_L: APPARENT_POWER," calcext:value-type="string">
            <text:p>ATTR_AC_IN_VA_L: APPARENT_POWER,</text:p>
          </table:table-cell>
          <table:table-cell table:formula="of:=IF([.K43]=&quot;&quot;;&quot;&quot;;IF([.Q43]=&quot;None&quot;;[.O43];[.O43]&amp;&quot;  # &quot;&amp;[.Q43]))" office:value-type="string" office:string-value="ATTR_AC_IN_VA_L = &quot;ac_in_va_l&quot;  # VA" calcext:value-type="string">
            <text:p>ATTR_AC_IN_VA_L = "ac_in_va_l" <text:s/># VA</text:p>
          </table:table-cell>
          <table:table-cell table:formula="of:=IF([.K43]=&quot;&quot;;&quot;&quot;;&quot;REG_&quot;&amp;[.K43]&amp;&quot; = &quot;&amp;[.C43]-(45*([.A43]-1)))" office:value-type="string" office:string-value="REG_AC_IN_VA_L = 39" calcext:value-type="string">
            <text:p>REG_AC_IN_VA_L = 39</text:p>
          </table:table-cell>
          <table:table-cell table:number-columns-repeated="1004"/>
        </table:table-row>
        <table:table-row table:style-name="ro1">
          <table:table-cell table:formula="of:=INT([.C44]/45)+1" office:value-type="float" office:value="1" calcext:value-type="float">
            <text:p>1</text:p>
          </table:table-cell>
          <table:table-cell table:formula="of:=[.C44]-(45*([.A44]-1))" office:value-type="float" office:value="40" calcext:value-type="float">
            <text:p>40</text:p>
          </table:table-cell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Fault bit </text:p>
          </table:table-cell>
          <table:table-cell office:value-type="string" calcext:value-type="string">
            <text:p>fault bit </text:p>
          </table:table-cell>
          <table:table-cell table:style-name="ce2" office:value-type="string" calcext:value-type="string">
            <text:p>&amp;*1 </text:p>
          </table:table-cell>
          <table:table-cell table:number-columns-repeated="2"/>
          <table:table-cell table:formula="of:=TRIM([.D44])" office:value-type="string" office:string-value="Fault bit" calcext:value-type="string">
            <text:p>Fault bit</text:p>
          </table:table-cell>
          <table:table-cell table:formula="of:=UPPER(SUBSTITUTE([.I44];&quot; &quot;;&quot;_&quot;))" office:value-type="string" office:string-value="FAULT_BIT" calcext:value-type="string">
            <text:p>FAULT_BIT</text:p>
          </table:table-cell>
          <table:table-cell office:value-type="string" calcext:value-type="string">
            <text:p>FAULT_BIT</text:p>
          </table:table-cell>
          <table:table-cell table:formula="of:=IF([.K44]=&quot;&quot;;&quot;&quot;;&quot;ATTR_&quot;&amp;[.K44])" office:value-type="string" office:string-value="ATTR_FAULT_BIT" calcext:value-type="string">
            <text:p>ATTR_FAULT_BIT</text:p>
          </table:table-cell>
          <table:table-cell table:formula="of:=IF([.K44]=&quot;&quot;;&quot;&quot;;&quot;data[ATTR_&quot;&amp;[.K44]&amp;&quot;] = rssf(rir&quot;&amp;[.A44]&amp;&quot;, REG_&quot;&amp;[.K44]&amp;&quot;)&quot;)" office:value-type="string" office:string-value="data[ATTR_FAULT_BIT] = rssf(rir1, REG_FAULT_BIT)" calcext:value-type="string">
            <text:p>data[ATTR_FAULT_BIT] = rssf(rir1, REG_FAULT_BIT)</text:p>
          </table:table-cell>
          <table:table-cell table:formula="of:=&quot;ATTR_&quot;&amp;[.K44]&amp;&quot; = &quot;&quot;&quot;&amp;LOWER(SUBSTITUTE(SUBSTITUTE(SUBSTITUTE(SUBSTITUTE(SUBSTITUTE(TRIM([.E44]);&quot;  &quot;;&quot; &quot;);&quot; &quot;;&quot;_&quot;);&quot;-&quot;;&quot;&quot;);&quot;(&quot;;&quot;&quot;);&quot;)&quot;;&quot;&quot;))&amp;&quot;&quot;&quot;&quot;" office:value-type="string" office:string-value="ATTR_FAULT_BIT = &quot;fault_bit&quot;" calcext:value-type="string">
            <text:p>ATTR_FAULT_BIT = "fault_bit"</text:p>
          </table:table-cell>
          <table:table-cell table:formula="of:=IF([.K44]=&quot;&quot;;&quot;&quot;;&quot;ATTR_&quot;&amp;[.K44]&amp;&quot; = &quot;&quot;&quot;&amp;LOWER([.K44])&amp;&quot;&quot;&quot;&quot;)" office:value-type="string" office:string-value="ATTR_FAULT_BIT = &quot;fault_bit&quot;" calcext:value-type="string">
            <text:p>ATTR_FAULT_BIT = "fault_bit"</text:p>
          </table:table-cell>
          <table:table-cell table:formula="of:=TRIM(ORG.LIBREOFFICE.REGEX([.G44];&quot;\d*\.\d*&quot;;&quot;&quot;))">
            <text:p/>
          </table:table-cell>
          <table:table-cell table:formula="of:=IF([.P44]=&quot;&quot;;&quot;None&quot;;[.P44])" office:value-type="string" office:string-value="None" calcext:value-type="string">
            <text:p>None</text:p>
          </table:table-cell>
          <table:table-cell table:formula="of:=IF([.K44]=&quot;&quot;;&quot;&quot;;&quot;ATTR_&quot;&amp;[.K44]&amp;&quot;: &quot;&amp;VLOOKUP([.Q44];[Sheet2.$A$1:.$B$9];2)&amp;&quot;,&quot;)" office:value-type="string" office:string-value="ATTR_FAULT_BIT: None," calcext:value-type="string">
            <text:p>ATTR_FAULT_BIT: None,</text:p>
          </table:table-cell>
          <table:table-cell table:formula="of:=IF([.K44]=&quot;&quot;;&quot;&quot;;IF([.Q44]=&quot;None&quot;;[.O44];[.O44]&amp;&quot;  # &quot;&amp;[.Q44]))" office:value-type="string" office:string-value="ATTR_FAULT_BIT = &quot;fault_bit&quot;" calcext:value-type="string">
            <text:p>ATTR_FAULT_BIT = "fault_bit"</text:p>
          </table:table-cell>
          <table:table-cell table:formula="of:=IF([.K44]=&quot;&quot;;&quot;&quot;;&quot;REG_&quot;&amp;[.K44]&amp;&quot; = &quot;&amp;[.C44]-(45*([.A44]-1)))" office:value-type="string" office:string-value="REG_FAULT_BIT = 40" calcext:value-type="string">
            <text:p>REG_FAULT_BIT = 40</text:p>
          </table:table-cell>
          <table:table-cell table:number-columns-repeated="1004"/>
        </table:table-row>
        <table:table-row table:style-name="ro1">
          <table:table-cell table:formula="of:=INT([.C45]/45)+1" office:value-type="float" office:value="1" calcext:value-type="float">
            <text:p>1</text:p>
          </table:table-cell>
          <table:table-cell table:formula="of:=[.C45]-(45*([.A45]-1))" office:value-type="float" office:value="41" calcext:value-type="float">
            <text:p>41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2" office:value-type="string" calcext:value-type="string">
            <text:p>Warning bit </text:p>
          </table:table-cell>
          <table:table-cell table:style-name="ce2" office:value-type="string" calcext:value-type="string">
            <text:p>&amp;*1 </text:p>
          </table:table-cell>
          <table:table-cell table:number-columns-repeated="2"/>
          <table:table-cell table:formula="of:=TRIM([.D45])" office:value-type="string" office:string-value="Warning bit" calcext:value-type="string">
            <text:p>Warning bit</text:p>
          </table:table-cell>
          <table:table-cell table:formula="of:=UPPER(SUBSTITUTE([.I45];&quot; &quot;;&quot;_&quot;))" office:value-type="string" office:string-value="WARNING_BIT" calcext:value-type="string">
            <text:p>WARNING_BIT</text:p>
          </table:table-cell>
          <table:table-cell office:value-type="string" calcext:value-type="string">
            <text:p>WARNING_BIT</text:p>
          </table:table-cell>
          <table:table-cell table:formula="of:=IF([.K45]=&quot;&quot;;&quot;&quot;;&quot;ATTR_&quot;&amp;[.K45])" office:value-type="string" office:string-value="ATTR_WARNING_BIT" calcext:value-type="string">
            <text:p>ATTR_WARNING_BIT</text:p>
          </table:table-cell>
          <table:table-cell table:formula="of:=IF([.K45]=&quot;&quot;;&quot;&quot;;&quot;data[ATTR_&quot;&amp;[.K45]&amp;&quot;] = rssf(rir&quot;&amp;[.A45]&amp;&quot;, REG_&quot;&amp;[.K45]&amp;&quot;)&quot;)" office:value-type="string" office:string-value="data[ATTR_WARNING_BIT] = rssf(rir1, REG_WARNING_BIT)" calcext:value-type="string">
            <text:p>data[ATTR_WARNING_BIT] = rssf(rir1, REG_WARNING_BIT)</text:p>
          </table:table-cell>
          <table:table-cell table:formula="of:=&quot;ATTR_&quot;&amp;[.K45]&amp;&quot; = &quot;&quot;&quot;&amp;LOWER(SUBSTITUTE(SUBSTITUTE(SUBSTITUTE(SUBSTITUTE(SUBSTITUTE(TRIM([.E45]);&quot;  &quot;;&quot; &quot;);&quot; &quot;;&quot;_&quot;);&quot;-&quot;;&quot;&quot;);&quot;(&quot;;&quot;&quot;);&quot;)&quot;;&quot;&quot;))&amp;&quot;&quot;&quot;&quot;" office:value-type="string" office:string-value="ATTR_WARNING_BIT = &quot;warning_bit&quot;" calcext:value-type="string">
            <text:p>ATTR_WARNING_BIT = "warning_bit"</text:p>
          </table:table-cell>
          <table:table-cell table:formula="of:=IF([.K45]=&quot;&quot;;&quot;&quot;;&quot;ATTR_&quot;&amp;[.K45]&amp;&quot; = &quot;&quot;&quot;&amp;LOWER([.K45])&amp;&quot;&quot;&quot;&quot;)" office:value-type="string" office:string-value="ATTR_WARNING_BIT = &quot;warning_bit&quot;" calcext:value-type="string">
            <text:p>ATTR_WARNING_BIT = "warning_bit"</text:p>
          </table:table-cell>
          <table:table-cell table:formula="of:=TRIM(ORG.LIBREOFFICE.REGEX([.G45];&quot;\d*\.\d*&quot;;&quot;&quot;))">
            <text:p/>
          </table:table-cell>
          <table:table-cell table:formula="of:=IF([.P45]=&quot;&quot;;&quot;None&quot;;[.P45])" office:value-type="string" office:string-value="None" calcext:value-type="string">
            <text:p>None</text:p>
          </table:table-cell>
          <table:table-cell table:formula="of:=IF([.K45]=&quot;&quot;;&quot;&quot;;&quot;ATTR_&quot;&amp;[.K45]&amp;&quot;: &quot;&amp;VLOOKUP([.Q45];[Sheet2.$A$1:.$B$9];2)&amp;&quot;,&quot;)" office:value-type="string" office:string-value="ATTR_WARNING_BIT: None," calcext:value-type="string">
            <text:p>ATTR_WARNING_BIT: None,</text:p>
          </table:table-cell>
          <table:table-cell table:formula="of:=IF([.K45]=&quot;&quot;;&quot;&quot;;IF([.Q45]=&quot;None&quot;;[.O45];[.O45]&amp;&quot;  # &quot;&amp;[.Q45]))" office:value-type="string" office:string-value="ATTR_WARNING_BIT = &quot;warning_bit&quot;" calcext:value-type="string">
            <text:p>ATTR_WARNING_BIT = "warning_bit"</text:p>
          </table:table-cell>
          <table:table-cell table:formula="of:=IF([.K45]=&quot;&quot;;&quot;&quot;;&quot;REG_&quot;&amp;[.K45]&amp;&quot; = &quot;&amp;[.C45]-(45*([.A45]-1)))" office:value-type="string" office:string-value="REG_WARNING_BIT = 41" calcext:value-type="string">
            <text:p>REG_WARNING_BIT = 41</text:p>
          </table:table-cell>
          <table:table-cell table:number-columns-repeated="1004"/>
        </table:table-row>
        <table:table-row table:style-name="ro1">
          <table:table-cell table:formula="of:=INT([.C46]/45)+1" office:value-type="float" office:value="1" calcext:value-type="float">
            <text:p>1</text:p>
          </table:table-cell>
          <table:table-cell table:formula="of:=[.C46]-(45*([.A46]-1))" office:value-type="float" office:value="42" calcext:value-type="float">
            <text:p>4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2" office:value-type="string" calcext:value-type="string">
            <text:p>fault value </text:p>
          </table:table-cell>
          <table:table-cell table:number-columns-repeated="3"/>
          <table:table-cell table:formula="of:=TRIM([.D46])" office:value-type="string" office:string-value="fault value" calcext:value-type="string">
            <text:p>fault value</text:p>
          </table:table-cell>
          <table:table-cell table:formula="of:=UPPER(SUBSTITUTE([.I46];&quot; &quot;;&quot;_&quot;))" office:value-type="string" office:string-value="FAULT_VALUE" calcext:value-type="string">
            <text:p>FAULT_VALUE</text:p>
          </table:table-cell>
          <table:table-cell office:value-type="string" calcext:value-type="string">
            <text:p>FAULT_VALUE</text:p>
          </table:table-cell>
          <table:table-cell table:formula="of:=IF([.K46]=&quot;&quot;;&quot;&quot;;&quot;ATTR_&quot;&amp;[.K46])" office:value-type="string" office:string-value="ATTR_FAULT_VALUE" calcext:value-type="string">
            <text:p>ATTR_FAULT_VALUE</text:p>
          </table:table-cell>
          <table:table-cell table:formula="of:=IF([.K46]=&quot;&quot;;&quot;&quot;;&quot;data[ATTR_&quot;&amp;[.K46]&amp;&quot;] = rssf(rir&quot;&amp;[.A46]&amp;&quot;, REG_&quot;&amp;[.K46]&amp;&quot;)&quot;)" office:value-type="string" office:string-value="data[ATTR_FAULT_VALUE] = rssf(rir1, REG_FAULT_VALUE)" calcext:value-type="string">
            <text:p>data[ATTR_FAULT_VALUE] = rssf(rir1, REG_FAULT_VALUE)</text:p>
          </table:table-cell>
          <table:table-cell table:formula="of:=&quot;ATTR_&quot;&amp;[.K46]&amp;&quot; = &quot;&quot;&quot;&amp;LOWER(SUBSTITUTE(SUBSTITUTE(SUBSTITUTE(SUBSTITUTE(SUBSTITUTE(TRIM([.E46]);&quot;  &quot;;&quot; &quot;);&quot; &quot;;&quot;_&quot;);&quot;-&quot;;&quot;&quot;);&quot;(&quot;;&quot;&quot;);&quot;)&quot;;&quot;&quot;))&amp;&quot;&quot;&quot;&quot;" office:value-type="string" office:string-value="ATTR_FAULT_VALUE = &quot;fault_value&quot;" calcext:value-type="string">
            <text:p>ATTR_FAULT_VALUE = "fault_value"</text:p>
          </table:table-cell>
          <table:table-cell table:formula="of:=IF([.K46]=&quot;&quot;;&quot;&quot;;&quot;ATTR_&quot;&amp;[.K46]&amp;&quot; = &quot;&quot;&quot;&amp;LOWER([.K46])&amp;&quot;&quot;&quot;&quot;)" office:value-type="string" office:string-value="ATTR_FAULT_VALUE = &quot;fault_value&quot;" calcext:value-type="string">
            <text:p>ATTR_FAULT_VALUE = "fault_value"</text:p>
          </table:table-cell>
          <table:table-cell table:formula="of:=TRIM(ORG.LIBREOFFICE.REGEX([.G46];&quot;\d*\.\d*&quot;;&quot;&quot;))">
            <text:p/>
          </table:table-cell>
          <table:table-cell table:formula="of:=IF([.P46]=&quot;&quot;;&quot;None&quot;;[.P46])" office:value-type="string" office:string-value="None" calcext:value-type="string">
            <text:p>None</text:p>
          </table:table-cell>
          <table:table-cell table:formula="of:=IF([.K46]=&quot;&quot;;&quot;&quot;;&quot;ATTR_&quot;&amp;[.K46]&amp;&quot;: &quot;&amp;VLOOKUP([.Q46];[Sheet2.$A$1:.$B$9];2)&amp;&quot;,&quot;)" office:value-type="string" office:string-value="ATTR_FAULT_VALUE: None," calcext:value-type="string">
            <text:p>ATTR_FAULT_VALUE: None,</text:p>
          </table:table-cell>
          <table:table-cell table:formula="of:=IF([.K46]=&quot;&quot;;&quot;&quot;;IF([.Q46]=&quot;None&quot;;[.O46];[.O46]&amp;&quot;  # &quot;&amp;[.Q46]))" office:value-type="string" office:string-value="ATTR_FAULT_VALUE = &quot;fault_value&quot;" calcext:value-type="string">
            <text:p>ATTR_FAULT_VALUE = "fault_value"</text:p>
          </table:table-cell>
          <table:table-cell table:formula="of:=IF([.K46]=&quot;&quot;;&quot;&quot;;&quot;REG_&quot;&amp;[.K46]&amp;&quot; = &quot;&amp;[.C46]-(45*([.A46]-1)))" office:value-type="string" office:string-value="REG_FAULT_VALUE = 42" calcext:value-type="string">
            <text:p>REG_FAULT_VALUE = 42</text:p>
          </table:table-cell>
          <table:table-cell table:number-columns-repeated="1004"/>
        </table:table-row>
        <table:table-row table:style-name="ro1">
          <table:table-cell table:formula="of:=INT([.C47]/45)+1" office:value-type="float" office:value="1" calcext:value-type="float">
            <text:p>1</text:p>
          </table:table-cell>
          <table:table-cell table:formula="of:=[.C47]-(45*([.A47]-1))" office:value-type="float" office:value="43" calcext:value-type="float">
            <text:p>43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2" office:value-type="string" calcext:value-type="string">
            <text:p>warning value </text:p>
          </table:table-cell>
          <table:table-cell table:number-columns-repeated="3"/>
          <table:table-cell table:formula="of:=TRIM([.D47])" office:value-type="string" office:string-value="warning value" calcext:value-type="string">
            <text:p>warning value</text:p>
          </table:table-cell>
          <table:table-cell table:formula="of:=UPPER(SUBSTITUTE([.I47];&quot; &quot;;&quot;_&quot;))" office:value-type="string" office:string-value="WARNING_VALUE" calcext:value-type="string">
            <text:p>WARNING_VALUE</text:p>
          </table:table-cell>
          <table:table-cell office:value-type="string" calcext:value-type="string">
            <text:p>WARNING_VALUE</text:p>
          </table:table-cell>
          <table:table-cell table:formula="of:=IF([.K47]=&quot;&quot;;&quot;&quot;;&quot;ATTR_&quot;&amp;[.K47])" office:value-type="string" office:string-value="ATTR_WARNING_VALUE" calcext:value-type="string">
            <text:p>ATTR_WARNING_VALUE</text:p>
          </table:table-cell>
          <table:table-cell table:formula="of:=IF([.K47]=&quot;&quot;;&quot;&quot;;&quot;data[ATTR_&quot;&amp;[.K47]&amp;&quot;] = rssf(rir&quot;&amp;[.A47]&amp;&quot;, REG_&quot;&amp;[.K47]&amp;&quot;)&quot;)" office:value-type="string" office:string-value="data[ATTR_WARNING_VALUE] = rssf(rir1, REG_WARNING_VALUE)" calcext:value-type="string">
            <text:p>data[ATTR_WARNING_VALUE] = rssf(rir1, REG_WARNING_VALUE)</text:p>
          </table:table-cell>
          <table:table-cell table:formula="of:=&quot;ATTR_&quot;&amp;[.K47]&amp;&quot; = &quot;&quot;&quot;&amp;LOWER(SUBSTITUTE(SUBSTITUTE(SUBSTITUTE(SUBSTITUTE(SUBSTITUTE(TRIM([.E47]);&quot;  &quot;;&quot; &quot;);&quot; &quot;;&quot;_&quot;);&quot;-&quot;;&quot;&quot;);&quot;(&quot;;&quot;&quot;);&quot;)&quot;;&quot;&quot;))&amp;&quot;&quot;&quot;&quot;" office:value-type="string" office:string-value="ATTR_WARNING_VALUE = &quot;warning_value&quot;" calcext:value-type="string">
            <text:p>ATTR_WARNING_VALUE = "warning_value"</text:p>
          </table:table-cell>
          <table:table-cell table:formula="of:=IF([.K47]=&quot;&quot;;&quot;&quot;;&quot;ATTR_&quot;&amp;[.K47]&amp;&quot; = &quot;&quot;&quot;&amp;LOWER([.K47])&amp;&quot;&quot;&quot;&quot;)" office:value-type="string" office:string-value="ATTR_WARNING_VALUE = &quot;warning_value&quot;" calcext:value-type="string">
            <text:p>ATTR_WARNING_VALUE = "warning_value"</text:p>
          </table:table-cell>
          <table:table-cell table:formula="of:=TRIM(ORG.LIBREOFFICE.REGEX([.G47];&quot;\d*\.\d*&quot;;&quot;&quot;))">
            <text:p/>
          </table:table-cell>
          <table:table-cell table:formula="of:=IF([.P47]=&quot;&quot;;&quot;None&quot;;[.P47])" office:value-type="string" office:string-value="None" calcext:value-type="string">
            <text:p>None</text:p>
          </table:table-cell>
          <table:table-cell table:formula="of:=IF([.K47]=&quot;&quot;;&quot;&quot;;&quot;ATTR_&quot;&amp;[.K47]&amp;&quot;: &quot;&amp;VLOOKUP([.Q47];[Sheet2.$A$1:.$B$9];2)&amp;&quot;,&quot;)" office:value-type="string" office:string-value="ATTR_WARNING_VALUE: None," calcext:value-type="string">
            <text:p>ATTR_WARNING_VALUE: None,</text:p>
          </table:table-cell>
          <table:table-cell table:formula="of:=IF([.K47]=&quot;&quot;;&quot;&quot;;IF([.Q47]=&quot;None&quot;;[.O47];[.O47]&amp;&quot;  # &quot;&amp;[.Q47]))" office:value-type="string" office:string-value="ATTR_WARNING_VALUE = &quot;warning_value&quot;" calcext:value-type="string">
            <text:p>ATTR_WARNING_VALUE = "warning_value"</text:p>
          </table:table-cell>
          <table:table-cell table:formula="of:=IF([.K47]=&quot;&quot;;&quot;&quot;;&quot;REG_&quot;&amp;[.K47]&amp;&quot; = &quot;&amp;[.C47]-(45*([.A47]-1)))" office:value-type="string" office:string-value="REG_WARNING_VALUE = 43" calcext:value-type="string">
            <text:p>REG_WARNING_VALUE = 43</text:p>
          </table:table-cell>
          <table:table-cell table:number-columns-repeated="1004"/>
        </table:table-row>
        <table:table-row table:style-name="ro1">
          <table:table-cell table:style-name="ce8" table:formula="of:=INT([.C48]/45)+1" office:value-type="float" office:value="1" calcext:value-type="float">
            <text:p>1</text:p>
          </table:table-cell>
          <table:table-cell table:formula="of:=[.C48]-(45*([.A48]-1))" office:value-type="float" office:value="44" calcext:value-type="float">
            <text:p>44</text:p>
          </table:table-cell>
          <table:table-cell table:style-name="ce10" office:value-type="float" office:value="44" calcext:value-type="float">
            <text:p>44</text:p>
          </table:table-cell>
          <table:table-cell table:style-name="ce7" office:value-type="string" calcext:value-type="string">
            <text:p>DTC </text:p>
          </table:table-cell>
          <table:table-cell table:style-name="ce7" office:value-type="string" calcext:value-type="string">
            <text:p>Device Type Code </text:p>
          </table:table-cell>
          <table:table-cell table:style-name="ce7" office:value-type="string" calcext:value-type="string">
            <text:p>&amp;*6</text:p>
          </table:table-cell>
          <table:table-cell table:style-name="ce8" table:number-columns-repeated="2"/>
          <table:table-cell table:style-name="ce8" table:formula="of:=TRIM([.D48])" office:value-type="string" office:string-value="DTC" calcext:value-type="string">
            <text:p>DTC</text:p>
          </table:table-cell>
          <table:table-cell table:style-name="ce8" table:formula="of:=UPPER(SUBSTITUTE([.I48];&quot; &quot;;&quot;_&quot;))" office:value-type="string" office:string-value="DTC" calcext:value-type="string">
            <text:p>DTC</text:p>
          </table:table-cell>
          <table:table-cell table:style-name="ce15" office:value-type="string" calcext:value-type="string">
            <text:p>DTC</text:p>
          </table:table-cell>
          <table:table-cell table:formula="of:=IF([.K48]=&quot;&quot;;&quot;&quot;;&quot;ATTR_&quot;&amp;[.K48])" office:value-type="string" office:string-value="ATTR_DTC" calcext:value-type="string">
            <text:p>ATTR_DTC</text:p>
          </table:table-cell>
          <table:table-cell table:formula="of:=IF([.K48]=&quot;&quot;;&quot;&quot;;&quot;data[ATTR_&quot;&amp;[.K48]&amp;&quot;] = rssf(rir&quot;&amp;[.A48]&amp;&quot;, REG_&quot;&amp;[.K48]&amp;&quot;)&quot;)" office:value-type="string" office:string-value="data[ATTR_DTC] = rssf(rir1, REG_DTC)" calcext:value-type="string">
            <text:p>data[ATTR_DTC] = rssf(rir1, REG_DTC)</text:p>
          </table:table-cell>
          <table:table-cell table:style-name="ce8" table:formula="of:=&quot;ATTR_&quot;&amp;[.K48]&amp;&quot; = &quot;&quot;&quot;&amp;LOWER(SUBSTITUTE(SUBSTITUTE(SUBSTITUTE(SUBSTITUTE(SUBSTITUTE(TRIM([.E48]);&quot;  &quot;;&quot; &quot;);&quot; &quot;;&quot;_&quot;);&quot;-&quot;;&quot;&quot;);&quot;(&quot;;&quot;&quot;);&quot;)&quot;;&quot;&quot;))&amp;&quot;&quot;&quot;&quot;" office:value-type="string" office:string-value="ATTR_DTC = &quot;device_type_code&quot;" calcext:value-type="string">
            <text:p>ATTR_DTC = "device_type_code"</text:p>
          </table:table-cell>
          <table:table-cell table:style-name="ce18" table:formula="of:=IF([.K48]=&quot;&quot;;&quot;&quot;;&quot;ATTR_&quot;&amp;[.K48]&amp;&quot; = &quot;&quot;&quot;&amp;LOWER([.K48])&amp;&quot;&quot;&quot;&quot;)" office:value-type="string" office:string-value="ATTR_DTC = &quot;dtc&quot;" calcext:value-type="string">
            <text:p>ATTR_DTC = "dtc"</text:p>
          </table:table-cell>
          <table:table-cell table:style-name="ce18" table:formula="of:=TRIM(ORG.LIBREOFFICE.REGEX([.G48];&quot;\d*\.\d*&quot;;&quot;&quot;))">
            <text:p/>
          </table:table-cell>
          <table:table-cell table:style-name="ce18" table:formula="of:=IF([.P48]=&quot;&quot;;&quot;None&quot;;[.P48])" office:value-type="string" office:string-value="None" calcext:value-type="string">
            <text:p>None</text:p>
          </table:table-cell>
          <table:table-cell table:style-name="ce19" table:formula="of:=IF([.K48]=&quot;&quot;;&quot;&quot;;&quot;ATTR_&quot;&amp;[.K48]&amp;&quot;: &quot;&amp;VLOOKUP([.Q48];[Sheet2.$A$1:.$B$9];2)&amp;&quot;,&quot;)" office:value-type="string" office:string-value="ATTR_DTC: None," calcext:value-type="string">
            <text:p>ATTR_DTC: None,</text:p>
          </table:table-cell>
          <table:table-cell table:style-name="ce19" table:formula="of:=IF([.K48]=&quot;&quot;;&quot;&quot;;IF([.Q48]=&quot;None&quot;;[.O48];[.O48]&amp;&quot;  # &quot;&amp;[.Q48]))" office:value-type="string" office:string-value="ATTR_DTC = &quot;dtc&quot;" calcext:value-type="string">
            <text:p>ATTR_DTC = "dtc"</text:p>
          </table:table-cell>
          <table:table-cell table:style-name="ce19" table:formula="of:=IF([.K48]=&quot;&quot;;&quot;&quot;;&quot;REG_&quot;&amp;[.K48]&amp;&quot; = &quot;&amp;[.C48]-(45*([.A48]-1)))" office:value-type="string" office:string-value="REG_DTC = 44" calcext:value-type="string">
            <text:p>REG_DTC = 44</text:p>
          </table:table-cell>
          <table:table-cell table:style-name="ce8" table:number-columns-repeated="1004"/>
        </table:table-row>
        <table:table-row table:style-name="ro3">
          <table:table-cell table:formula="of:=INT([.C49]/45)+1" office:value-type="float" office:value="2" calcext:value-type="float">
            <text:p>2</text:p>
          </table:table-cell>
          <table:table-cell table:formula="of:=[.C49]-(45*([.A49]-1))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string" calcext:value-type="string">
            <text:p>Check Step </text:p>
          </table:table-cell>
          <table:table-cell table:style-name="ce2" office:value-type="string" calcext:value-type="string">
            <text:p>Product check step </text:p>
          </table:table-cell>
          <table:table-cell office:value-type="string" calcext:value-type="string">
            <text:p>1:PV1 charge power check; </text:p>
            <text:p>2:PV2 charge power check; </text:p>
            <text:p>3:AC charge Power check</text:p>
          </table:table-cell>
          <table:table-cell table:number-columns-repeated="2"/>
          <table:table-cell table:formula="of:=TRIM([.D49])" office:value-type="string" office:string-value="Check Step" calcext:value-type="string">
            <text:p>Check Step</text:p>
          </table:table-cell>
          <table:table-cell table:formula="of:=UPPER(SUBSTITUTE([.I49];&quot; &quot;;&quot;_&quot;))" office:value-type="string" office:string-value="CHECK_STEP" calcext:value-type="string">
            <text:p>CHECK_STEP</text:p>
          </table:table-cell>
          <table:table-cell office:value-type="string" calcext:value-type="string">
            <text:p>CHECK_STEP</text:p>
          </table:table-cell>
          <table:table-cell table:formula="of:=IF([.K49]=&quot;&quot;;&quot;&quot;;&quot;ATTR_&quot;&amp;[.K49])" office:value-type="string" office:string-value="ATTR_CHECK_STEP" calcext:value-type="string">
            <text:p>ATTR_CHECK_STEP</text:p>
          </table:table-cell>
          <table:table-cell table:formula="of:=IF([.K49]=&quot;&quot;;&quot;&quot;;&quot;data[ATTR_&quot;&amp;[.K49]&amp;&quot;] = rssf(rir&quot;&amp;[.A49]&amp;&quot;, REG_&quot;&amp;[.K49]&amp;&quot;)&quot;)" office:value-type="string" office:string-value="data[ATTR_CHECK_STEP] = rssf(rir2, REG_CHECK_STEP)" calcext:value-type="string">
            <text:p>data[ATTR_CHECK_STEP] = rssf(rir2, REG_CHECK_STEP)</text:p>
          </table:table-cell>
          <table:table-cell table:formula="of:=&quot;ATTR_&quot;&amp;[.K49]&amp;&quot; = &quot;&quot;&quot;&amp;LOWER(SUBSTITUTE(SUBSTITUTE(SUBSTITUTE(SUBSTITUTE(SUBSTITUTE(TRIM([.E49]);&quot;  &quot;;&quot; &quot;);&quot; &quot;;&quot;_&quot;);&quot;-&quot;;&quot;&quot;);&quot;(&quot;;&quot;&quot;);&quot;)&quot;;&quot;&quot;))&amp;&quot;&quot;&quot;&quot;" office:value-type="string" office:string-value="ATTR_CHECK_STEP = &quot;product_check_step&quot;" calcext:value-type="string">
            <text:p>ATTR_CHECK_STEP = "product_check_step"</text:p>
          </table:table-cell>
          <table:table-cell table:formula="of:=IF([.K49]=&quot;&quot;;&quot;&quot;;&quot;ATTR_&quot;&amp;[.K49]&amp;&quot; = &quot;&quot;&quot;&amp;LOWER([.K49])&amp;&quot;&quot;&quot;&quot;)" office:value-type="string" office:string-value="ATTR_CHECK_STEP = &quot;check_step&quot;" calcext:value-type="string">
            <text:p>ATTR_CHECK_STEP = "check_step"</text:p>
          </table:table-cell>
          <table:table-cell table:formula="of:=TRIM(ORG.LIBREOFFICE.REGEX([.G49];&quot;\d*\.\d*&quot;;&quot;&quot;))">
            <text:p/>
          </table:table-cell>
          <table:table-cell table:formula="of:=IF([.P49]=&quot;&quot;;&quot;None&quot;;[.P49])" office:value-type="string" office:string-value="None" calcext:value-type="string">
            <text:p>None</text:p>
          </table:table-cell>
          <table:table-cell table:formula="of:=IF([.K49]=&quot;&quot;;&quot;&quot;;&quot;ATTR_&quot;&amp;[.K49]&amp;&quot;: &quot;&amp;VLOOKUP([.Q49];[Sheet2.$A$1:.$B$9];2)&amp;&quot;,&quot;)" office:value-type="string" office:string-value="ATTR_CHECK_STEP: None," calcext:value-type="string">
            <text:p>ATTR_CHECK_STEP: None,</text:p>
          </table:table-cell>
          <table:table-cell table:formula="of:=IF([.K49]=&quot;&quot;;&quot;&quot;;IF([.Q49]=&quot;None&quot;;[.O49];[.O49]&amp;&quot;  # &quot;&amp;[.Q49]))" office:value-type="string" office:string-value="ATTR_CHECK_STEP = &quot;check_step&quot;" calcext:value-type="string">
            <text:p>ATTR_CHECK_STEP = "check_step"</text:p>
          </table:table-cell>
          <table:table-cell table:formula="of:=IF([.K49]=&quot;&quot;;&quot;&quot;;&quot;REG_&quot;&amp;[.K49]&amp;&quot; = &quot;&amp;[.C49]-(45*([.A49]-1)))" office:value-type="string" office:string-value="REG_CHECK_STEP = 0" calcext:value-type="string">
            <text:p>REG_CHECK_STEP = 0</text:p>
          </table:table-cell>
          <table:table-cell table:number-columns-repeated="1004"/>
        </table:table-row>
        <table:table-row table:style-name="ro3">
          <table:table-cell table:formula="of:=INT([.C50]/45)+1" office:value-type="float" office:value="2" calcext:value-type="float">
            <text:p>2</text:p>
          </table:table-cell>
          <table:table-cell table:formula="of:=[.C50]-(45*([.A50]-1))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2" office:value-type="string" calcext:value-type="string">
            <text:p>Production Line Mode </text:p>
          </table:table-cell>
          <table:table-cell office:value-type="string" calcext:value-type="string">
            <text:p>0: Not at Production Line Mode; </text:p>
            <text:p>1: Production Line Mode; </text:p>
            <text:p>2: Production Line Clear Fault Mode;</text:p>
          </table:table-cell>
          <table:table-cell table:number-columns-repeated="2"/>
          <table:table-cell table:formula="of:=TRIM([.D50])" office:value-type="string" office:string-value="Production Line Mode" calcext:value-type="string">
            <text:p>Production Line Mode</text:p>
          </table:table-cell>
          <table:table-cell table:formula="of:=UPPER(SUBSTITUTE([.I50];&quot; &quot;;&quot;_&quot;))" office:value-type="string" office:string-value="PRODUCTION_LINE_MODE" calcext:value-type="string">
            <text:p>PRODUCTION_LINE_MODE</text:p>
          </table:table-cell>
          <table:table-cell office:value-type="string" calcext:value-type="string">
            <text:p>PRODUCTION_LINE_MODE</text:p>
          </table:table-cell>
          <table:table-cell table:formula="of:=IF([.K50]=&quot;&quot;;&quot;&quot;;&quot;ATTR_&quot;&amp;[.K50])" office:value-type="string" office:string-value="ATTR_PRODUCTION_LINE_MODE" calcext:value-type="string">
            <text:p>ATTR_PRODUCTION_LINE_MODE</text:p>
          </table:table-cell>
          <table:table-cell table:formula="of:=IF([.K50]=&quot;&quot;;&quot;&quot;;&quot;data[ATTR_&quot;&amp;[.K50]&amp;&quot;] = rssf(rir&quot;&amp;[.A50]&amp;&quot;, REG_&quot;&amp;[.K50]&amp;&quot;)&quot;)" office:value-type="string" office:string-value="data[ATTR_PRODUCTION_LINE_MODE] = rssf(rir2, REG_PRODUCTION_LINE_MODE)" calcext:value-type="string">
            <text:p>data[ATTR_PRODUCTION_LINE_MODE] = rssf(rir2, REG_PRODUCTION_LINE_MODE)</text:p>
          </table:table-cell>
          <table:table-cell table:formula="of:=&quot;ATTR_&quot;&amp;[.K50]&amp;&quot; = &quot;&quot;&quot;&amp;LOWER(SUBSTITUTE(SUBSTITUTE(SUBSTITUTE(SUBSTITUTE(SUBSTITUTE(TRIM([.E50]);&quot;  &quot;;&quot; &quot;);&quot; &quot;;&quot;_&quot;);&quot;-&quot;;&quot;&quot;);&quot;(&quot;;&quot;&quot;);&quot;)&quot;;&quot;&quot;))&amp;&quot;&quot;&quot;&quot;" office:value-type="string" office:string-value="ATTR_PRODUCTION_LINE_MODE = &quot;production_line_mode&quot;" calcext:value-type="string">
            <text:p>ATTR_PRODUCTION_LINE_MODE = "production_line_mode"</text:p>
          </table:table-cell>
          <table:table-cell table:formula="of:=IF([.K50]=&quot;&quot;;&quot;&quot;;&quot;ATTR_&quot;&amp;[.K50]&amp;&quot; = &quot;&quot;&quot;&amp;LOWER([.K50])&amp;&quot;&quot;&quot;&quot;)" office:value-type="string" office:string-value="ATTR_PRODUCTION_LINE_MODE = &quot;production_line_mode&quot;" calcext:value-type="string">
            <text:p>ATTR_PRODUCTION_LINE_MODE = "production_line_mode"</text:p>
          </table:table-cell>
          <table:table-cell table:formula="of:=TRIM(ORG.LIBREOFFICE.REGEX([.G50];&quot;\d*\.\d*&quot;;&quot;&quot;))">
            <text:p/>
          </table:table-cell>
          <table:table-cell table:formula="of:=IF([.P50]=&quot;&quot;;&quot;None&quot;;[.P50])" office:value-type="string" office:string-value="None" calcext:value-type="string">
            <text:p>None</text:p>
          </table:table-cell>
          <table:table-cell table:formula="of:=IF([.K50]=&quot;&quot;;&quot;&quot;;&quot;ATTR_&quot;&amp;[.K50]&amp;&quot;: &quot;&amp;VLOOKUP([.Q50];[Sheet2.$A$1:.$B$9];2)&amp;&quot;,&quot;)" office:value-type="string" office:string-value="ATTR_PRODUCTION_LINE_MODE: None," calcext:value-type="string">
            <text:p>ATTR_PRODUCTION_LINE_MODE: None,</text:p>
          </table:table-cell>
          <table:table-cell table:formula="of:=IF([.K50]=&quot;&quot;;&quot;&quot;;IF([.Q50]=&quot;None&quot;;[.O50];[.O50]&amp;&quot;  # &quot;&amp;[.Q50]))" office:value-type="string" office:string-value="ATTR_PRODUCTION_LINE_MODE = &quot;production_line_mode&quot;" calcext:value-type="string">
            <text:p>ATTR_PRODUCTION_LINE_MODE = "production_line_mode"</text:p>
          </table:table-cell>
          <table:table-cell table:formula="of:=IF([.K50]=&quot;&quot;;&quot;&quot;;&quot;REG_&quot;&amp;[.K50]&amp;&quot; = &quot;&amp;[.C50]-(45*([.A50]-1)))" office:value-type="string" office:string-value="REG_PRODUCTION_LINE_MODE = 1" calcext:value-type="string">
            <text:p>REG_PRODUCTION_LINE_MODE = 1</text:p>
          </table:table-cell>
          <table:table-cell table:number-columns-repeated="1004"/>
        </table:table-row>
        <table:table-row table:style-name="ro4">
          <table:table-cell table:formula="of:=INT([.C51]/45)+1" office:value-type="float" office:value="2" calcext:value-type="float">
            <text:p>2</text:p>
          </table:table-cell>
          <table:table-cell table:formula="of:=[.C51]-(45*([.A51]-1))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string" calcext:value-type="string">
            <text:p>ConstantPowerOKFlag </text:p>
          </table:table-cell>
          <table:table-cell table:style-name="ce2" office:value-type="string" calcext:value-type="string">
            <text:p>Constant Power OK Flag </text:p>
          </table:table-cell>
          <table:table-cell office:value-type="string" calcext:value-type="string">
            <text:p>0: Not OK; </text:p>
            <text:p>1: OK;</text:p>
          </table:table-cell>
          <table:table-cell table:number-columns-repeated="2"/>
          <table:table-cell table:formula="of:=TRIM([.D51])" office:value-type="string" office:string-value="ConstantPowerOKFlag" calcext:value-type="string">
            <text:p>ConstantPowerOKFlag</text:p>
          </table:table-cell>
          <table:table-cell table:formula="of:=UPPER(SUBSTITUTE([.I51];&quot; &quot;;&quot;_&quot;))" office:value-type="string" office:string-value="CONSTANTPOWEROKFLAG" calcext:value-type="string">
            <text:p>CONSTANTPOWEROKFLAG</text:p>
          </table:table-cell>
          <table:table-cell office:value-type="string" calcext:value-type="string">
            <text:p>CONSTANT_POWER_OK_FLAG</text:p>
          </table:table-cell>
          <table:table-cell table:formula="of:=IF([.K51]=&quot;&quot;;&quot;&quot;;&quot;ATTR_&quot;&amp;[.K51])" office:value-type="string" office:string-value="ATTR_CONSTANT_POWER_OK_FLAG" calcext:value-type="string">
            <text:p>ATTR_CONSTANT_POWER_OK_FLAG</text:p>
          </table:table-cell>
          <table:table-cell table:formula="of:=IF([.K51]=&quot;&quot;;&quot;&quot;;&quot;data[ATTR_&quot;&amp;[.K51]&amp;&quot;] = rssf(rir&quot;&amp;[.A51]&amp;&quot;, REG_&quot;&amp;[.K51]&amp;&quot;)&quot;)" office:value-type="string" office:string-value="data[ATTR_CONSTANT_POWER_OK_FLAG] = rssf(rir2, REG_CONSTANT_POWER_OK_FLAG)" calcext:value-type="string">
            <text:p>data[ATTR_CONSTANT_POWER_OK_FLAG] = rssf(rir2, REG_CONSTANT_POWER_OK_FLAG)</text:p>
          </table:table-cell>
          <table:table-cell table:formula="of:=&quot;ATTR_&quot;&amp;[.K51]&amp;&quot; = &quot;&quot;&quot;&amp;LOWER(SUBSTITUTE(SUBSTITUTE(SUBSTITUTE(SUBSTITUTE(SUBSTITUTE(TRIM([.E51]);&quot;  &quot;;&quot; &quot;);&quot; &quot;;&quot;_&quot;);&quot;-&quot;;&quot;&quot;);&quot;(&quot;;&quot;&quot;);&quot;)&quot;;&quot;&quot;))&amp;&quot;&quot;&quot;&quot;" office:value-type="string" office:string-value="ATTR_CONSTANT_POWER_OK_FLAG = &quot;constant_power_ok_flag&quot;" calcext:value-type="string">
            <text:p>ATTR_CONSTANT_POWER_OK_FLAG = "constant_power_ok_flag"</text:p>
          </table:table-cell>
          <table:table-cell table:formula="of:=IF([.K51]=&quot;&quot;;&quot;&quot;;&quot;ATTR_&quot;&amp;[.K51]&amp;&quot; = &quot;&quot;&quot;&amp;LOWER([.K51])&amp;&quot;&quot;&quot;&quot;)" office:value-type="string" office:string-value="ATTR_CONSTANT_POWER_OK_FLAG = &quot;constant_power_ok_flag&quot;" calcext:value-type="string">
            <text:p>ATTR_CONSTANT_POWER_OK_FLAG = "constant_power_ok_flag"</text:p>
          </table:table-cell>
          <table:table-cell table:formula="of:=TRIM(ORG.LIBREOFFICE.REGEX([.G51];&quot;\d*\.\d*&quot;;&quot;&quot;))">
            <text:p/>
          </table:table-cell>
          <table:table-cell table:formula="of:=IF([.P51]=&quot;&quot;;&quot;None&quot;;[.P51])" office:value-type="string" office:string-value="None" calcext:value-type="string">
            <text:p>None</text:p>
          </table:table-cell>
          <table:table-cell table:formula="of:=IF([.K51]=&quot;&quot;;&quot;&quot;;&quot;ATTR_&quot;&amp;[.K51]&amp;&quot;: &quot;&amp;VLOOKUP([.Q51];[Sheet2.$A$1:.$B$9];2)&amp;&quot;,&quot;)" office:value-type="string" office:string-value="ATTR_CONSTANT_POWER_OK_FLAG: None," calcext:value-type="string">
            <text:p>ATTR_CONSTANT_POWER_OK_FLAG: None,</text:p>
          </table:table-cell>
          <table:table-cell table:formula="of:=IF([.K51]=&quot;&quot;;&quot;&quot;;IF([.Q51]=&quot;None&quot;;[.O51];[.O51]&amp;&quot;  # &quot;&amp;[.Q51]))" office:value-type="string" office:string-value="ATTR_CONSTANT_POWER_OK_FLAG = &quot;constant_power_ok_flag&quot;" calcext:value-type="string">
            <text:p>ATTR_CONSTANT_POWER_OK_FLAG = "constant_power_ok_flag"</text:p>
          </table:table-cell>
          <table:table-cell table:formula="of:=IF([.K51]=&quot;&quot;;&quot;&quot;;&quot;REG_&quot;&amp;[.K51]&amp;&quot; = &quot;&amp;[.C51]-(45*([.A51]-1)))" office:value-type="string" office:string-value="REG_CONSTANT_POWER_OK_FLAG = 2" calcext:value-type="string">
            <text:p>REG_CONSTANT_POWER_OK_FLAG = 2</text:p>
          </table:table-cell>
          <table:table-cell table:number-columns-repeated="1004"/>
        </table:table-row>
        <table:table-row table:style-name="ro1">
          <table:table-cell table:formula="of:=INT([.C52]/45)+1" office:value-type="float" office:value="2" calcext:value-type="float">
            <text:p>2</text:p>
          </table:table-cell>
          <table:table-cell table:formula="of:=[.C52]-(45*([.A52]-1))" office:value-type="float" office:value="3" calcext:value-type="float">
            <text:p>3</text:p>
          </table:table-cell>
          <table:table-cell table:style-name="ce1" office:value-type="float" office:value="48" calcext:value-type="float">
            <text:p>48</text:p>
          </table:table-cell>
          <table:table-cell table:style-name="ce2" office:value-type="string" calcext:value-type="string">
            <text:p>Epv1_today H </text:p>
          </table:table-cell>
          <table:table-cell table:style-name="ce2" office:value-type="string" calcext:value-type="string">
            <text:p>PV Energy today </text:p>
          </table:table-cell>
          <table:table-cell table:number-columns-repeated="3"/>
          <table:table-cell table:formula="of:=TRIM([.D52])" office:value-type="string" office:string-value="Epv1_today H" calcext:value-type="string">
            <text:p>Epv1_today H</text:p>
          </table:table-cell>
          <table:table-cell table:formula="of:=UPPER(SUBSTITUTE([.I52];&quot; &quot;;&quot;_&quot;))" office:value-type="string" office:string-value="EPV1_TODAY_H" calcext:value-type="string">
            <text:p>EPV1_TODAY_H</text:p>
          </table:table-cell>
          <table:table-cell table:number-columns-repeated="2"/>
          <table:table-cell table:formula="of:=IF([.K52]=&quot;&quot;;&quot;&quot;;&quot;data[ATTR_&quot;&amp;[.K52]&amp;&quot;] = rssf(rir&quot;&amp;[.A52]&amp;&quot;, REG_&quot;&amp;[.K52]&amp;&quot;)&quot;)">
            <text:p/>
          </table:table-cell>
          <table:table-cell table:formula="of:=&quot;ATTR_&quot;&amp;[.K52]&amp;&quot; = &quot;&quot;&quot;&amp;LOWER(SUBSTITUTE(SUBSTITUTE(SUBSTITUTE(SUBSTITUTE(SUBSTITUTE(TRIM([.E52]);&quot;  &quot;;&quot; &quot;);&quot; &quot;;&quot;_&quot;);&quot;-&quot;;&quot;&quot;);&quot;(&quot;;&quot;&quot;);&quot;)&quot;;&quot;&quot;))&amp;&quot;&quot;&quot;&quot;" office:value-type="string" office:string-value="ATTR_ = &quot;pv_energy_today&quot;" calcext:value-type="string">
            <text:p>ATTR_ = "pv_energy_today"</text:p>
          </table:table-cell>
          <table:table-cell table:formula="of:=IF([.K52]=&quot;&quot;;&quot;&quot;;&quot;ATTR_&quot;&amp;[.K52]&amp;&quot; = &quot;&quot;&quot;&amp;LOWER([.K52])&amp;&quot;&quot;&quot;&quot;)">
            <text:p/>
          </table:table-cell>
          <table:table-cell table:formula="of:=TRIM(ORG.LIBREOFFICE.REGEX([.G52];&quot;\d*\.\d*&quot;;&quot;&quot;))">
            <text:p/>
          </table:table-cell>
          <table:table-cell table:formula="of:=IF([.P52]=&quot;&quot;;&quot;None&quot;;[.P52])" office:value-type="string" office:string-value="None" calcext:value-type="string">
            <text:p>None</text:p>
          </table:table-cell>
          <table:table-cell table:formula="of:=IF([.K52]=&quot;&quot;;&quot;&quot;;&quot;ATTR_&quot;&amp;[.K52]&amp;&quot;: &quot;&amp;VLOOKUP([.Q52];[Sheet2.$A$1:.$B$9];2)&amp;&quot;,&quot;)">
            <text:p/>
          </table:table-cell>
          <table:table-cell table:formula="of:=IF([.K52]=&quot;&quot;;&quot;&quot;;IF([.Q52]=&quot;None&quot;;[.O52];[.O52]&amp;&quot;  # &quot;&amp;[.Q52]))">
            <text:p/>
          </table:table-cell>
          <table:table-cell table:formula="of:=IF([.K52]=&quot;&quot;;&quot;&quot;;&quot;REG_&quot;&amp;[.K52]&amp;&quot; = &quot;&amp;[.C52]-(45*([.A52]-1)))">
            <text:p/>
          </table:table-cell>
          <table:table-cell table:number-columns-repeated="1004"/>
        </table:table-row>
        <table:table-row table:style-name="ro1">
          <table:table-cell table:formula="of:=INT([.C53]/45)+1" office:value-type="float" office:value="2" calcext:value-type="float">
            <text:p>2</text:p>
          </table:table-cell>
          <table:table-cell table:formula="of:=[.C53]-(45*([.A53]-1))" office:value-type="float" office:value="4" calcext:value-type="float">
            <text:p>4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string" calcext:value-type="string">
            <text:p>Epv1_today L </text:p>
          </table:table-cell>
          <table:table-cell table:style-name="ce2" office:value-type="string" calcext:value-type="string">
            <text:p>PV Energy today </text:p>
          </table:table-cell>
          <table:table-cell/>
          <table:table-cell office:value-type="string" calcext:value-type="string">
            <text:p>0.1kWh</text:p>
          </table:table-cell>
          <table:table-cell/>
          <table:table-cell table:formula="of:=TRIM([.D53])" office:value-type="string" office:string-value="Epv1_today L" calcext:value-type="string">
            <text:p>Epv1_today L</text:p>
          </table:table-cell>
          <table:table-cell table:formula="of:=UPPER(SUBSTITUTE([.I53];&quot; &quot;;&quot;_&quot;))" office:value-type="string" office:string-value="EPV1_TODAY_L" calcext:value-type="string">
            <text:p>EPV1_TODAY_L</text:p>
          </table:table-cell>
          <table:table-cell table:number-columns-repeated="2"/>
          <table:table-cell table:formula="of:=IF([.K53]=&quot;&quot;;&quot;&quot;;&quot;data[ATTR_&quot;&amp;[.K53]&amp;&quot;] = rssf(rir&quot;&amp;[.A53]&amp;&quot;, REG_&quot;&amp;[.K53]&amp;&quot;)&quot;)">
            <text:p/>
          </table:table-cell>
          <table:table-cell table:formula="of:=&quot;ATTR_&quot;&amp;[.K53]&amp;&quot; = &quot;&quot;&quot;&amp;LOWER(SUBSTITUTE(SUBSTITUTE(SUBSTITUTE(SUBSTITUTE(SUBSTITUTE(TRIM([.E53]);&quot;  &quot;;&quot; &quot;);&quot; &quot;;&quot;_&quot;);&quot;-&quot;;&quot;&quot;);&quot;(&quot;;&quot;&quot;);&quot;)&quot;;&quot;&quot;))&amp;&quot;&quot;&quot;&quot;" office:value-type="string" office:string-value="ATTR_ = &quot;pv_energy_today&quot;" calcext:value-type="string">
            <text:p>ATTR_ = "pv_energy_today"</text:p>
          </table:table-cell>
          <table:table-cell table:formula="of:=IF([.K53]=&quot;&quot;;&quot;&quot;;&quot;ATTR_&quot;&amp;[.K53]&amp;&quot; = &quot;&quot;&quot;&amp;LOWER([.K53])&amp;&quot;&quot;&quot;&quot;)">
            <text:p/>
          </table:table-cell>
          <table:table-cell table:formula="of:=TRIM(ORG.LIBREOFFICE.REGEX([.G53];&quot;\d*\.\d*&quot;;&quot;&quot;))" office:value-type="string" office:string-value="kWh" calcext:value-type="string">
            <text:p>kWh</text:p>
          </table:table-cell>
          <table:table-cell table:formula="of:=IF([.P53]=&quot;&quot;;&quot;None&quot;;[.P53])" office:value-type="string" office:string-value="kWh" calcext:value-type="string">
            <text:p>kWh</text:p>
          </table:table-cell>
          <table:table-cell table:formula="of:=IF([.K53]=&quot;&quot;;&quot;&quot;;&quot;ATTR_&quot;&amp;[.K53]&amp;&quot;: &quot;&amp;VLOOKUP([.Q53];[Sheet2.$A$1:.$B$9];2)&amp;&quot;,&quot;)">
            <text:p/>
          </table:table-cell>
          <table:table-cell table:formula="of:=IF([.K53]=&quot;&quot;;&quot;&quot;;IF([.Q53]=&quot;None&quot;;[.O53];[.O53]&amp;&quot;  # &quot;&amp;[.Q53]))">
            <text:p/>
          </table:table-cell>
          <table:table-cell table:formula="of:=IF([.K53]=&quot;&quot;;&quot;&quot;;&quot;REG_&quot;&amp;[.K53]&amp;&quot; = &quot;&amp;[.C53]-(45*([.A53]-1)))">
            <text:p/>
          </table:table-cell>
          <table:table-cell table:number-columns-repeated="1004"/>
        </table:table-row>
        <table:table-row table:style-name="ro1">
          <table:table-cell table:formula="of:=INT([.C54]/45)+1" office:value-type="float" office:value="2" calcext:value-type="float">
            <text:p>2</text:p>
          </table:table-cell>
          <table:table-cell table:formula="of:=[.C54]-(45*([.A54]-1))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string" calcext:value-type="string">
            <text:p>Epv1_total H </text:p>
          </table:table-cell>
          <table:table-cell table:style-name="ce2"/>
          <table:table-cell table:number-columns-repeated="3"/>
          <table:table-cell table:formula="of:=TRIM([.D54])" office:value-type="string" office:string-value="Epv1_total H" calcext:value-type="string">
            <text:p>Epv1_total H</text:p>
          </table:table-cell>
          <table:table-cell table:formula="of:=UPPER(SUBSTITUTE([.I54];&quot; &quot;;&quot;_&quot;))" office:value-type="string" office:string-value="EPV1_TOTAL_H" calcext:value-type="string">
            <text:p>EPV1_TOTAL_H</text:p>
          </table:table-cell>
          <table:table-cell table:number-columns-repeated="2"/>
          <table:table-cell table:formula="of:=IF([.K54]=&quot;&quot;;&quot;&quot;;&quot;data[ATTR_&quot;&amp;[.K54]&amp;&quot;] = rssf(rir&quot;&amp;[.A54]&amp;&quot;, REG_&quot;&amp;[.K54]&amp;&quot;)&quot;)">
            <text:p/>
          </table:table-cell>
          <table:table-cell table:formula="of:=&quot;ATTR_&quot;&amp;[.K54]&amp;&quot; = &quot;&quot;&quot;&amp;LOWER(SUBSTITUTE(SUBSTITUTE(SUBSTITUTE(SUBSTITUTE(SUBSTITUTE(TRIM([.E54]);&quot;  &quot;;&quot; &quot;);&quot; &quot;;&quot;_&quot;);&quot;-&quot;;&quot;&quot;);&quot;(&quot;;&quot;&quot;);&quot;)&quot;;&quot;&quot;))&amp;&quot;&quot;&quot;&quot;" office:value-type="string" office:string-value="ATTR_ = &quot;&quot;" calcext:value-type="string">
            <text:p>ATTR_ = ""</text:p>
          </table:table-cell>
          <table:table-cell table:formula="of:=IF([.K54]=&quot;&quot;;&quot;&quot;;&quot;ATTR_&quot;&amp;[.K54]&amp;&quot; = &quot;&quot;&quot;&amp;LOWER([.K54])&amp;&quot;&quot;&quot;&quot;)">
            <text:p/>
          </table:table-cell>
          <table:table-cell table:formula="of:=TRIM(ORG.LIBREOFFICE.REGEX([.G54];&quot;\d*\.\d*&quot;;&quot;&quot;))">
            <text:p/>
          </table:table-cell>
          <table:table-cell table:formula="of:=IF([.P54]=&quot;&quot;;&quot;None&quot;;[.P54])" office:value-type="string" office:string-value="None" calcext:value-type="string">
            <text:p>None</text:p>
          </table:table-cell>
          <table:table-cell table:formula="of:=IF([.K54]=&quot;&quot;;&quot;&quot;;&quot;ATTR_&quot;&amp;[.K54]&amp;&quot;: &quot;&amp;VLOOKUP([.Q54];[Sheet2.$A$1:.$B$9];2)&amp;&quot;,&quot;)">
            <text:p/>
          </table:table-cell>
          <table:table-cell table:formula="of:=IF([.K54]=&quot;&quot;;&quot;&quot;;IF([.Q54]=&quot;None&quot;;[.O54];[.O54]&amp;&quot;  # &quot;&amp;[.Q54]))">
            <text:p/>
          </table:table-cell>
          <table:table-cell table:formula="of:=IF([.K54]=&quot;&quot;;&quot;&quot;;&quot;REG_&quot;&amp;[.K54]&amp;&quot; = &quot;&amp;[.C54]-(45*([.A54]-1)))">
            <text:p/>
          </table:table-cell>
          <table:table-cell table:number-columns-repeated="1004"/>
        </table:table-row>
        <table:table-row table:style-name="ro1">
          <table:table-cell table:formula="of:=INT([.C55]/45)+1" office:value-type="float" office:value="2" calcext:value-type="float">
            <text:p>2</text:p>
          </table:table-cell>
          <table:table-cell table:formula="of:=[.C55]-(45*([.A55]-1))" office:value-type="float" office:value="6" calcext:value-type="float">
            <text:p>6</text:p>
          </table:table-cell>
          <table:table-cell table:style-name="ce1" office:value-type="float" office:value="51" calcext:value-type="float">
            <text:p>51</text:p>
          </table:table-cell>
          <table:table-cell table:style-name="ce2" office:value-type="string" calcext:value-type="string">
            <text:p>Epv1_total L </text:p>
          </table:table-cell>
          <table:table-cell table:number-columns-repeated="2"/>
          <table:table-cell office:value-type="string" calcext:value-type="string">
            <text:p>0.1kWh</text:p>
          </table:table-cell>
          <table:table-cell/>
          <table:table-cell table:formula="of:=TRIM([.D55])" office:value-type="string" office:string-value="Epv1_total L" calcext:value-type="string">
            <text:p>Epv1_total L</text:p>
          </table:table-cell>
          <table:table-cell table:formula="of:=UPPER(SUBSTITUTE([.I55];&quot; &quot;;&quot;_&quot;))" office:value-type="string" office:string-value="EPV1_TOTAL_L" calcext:value-type="string">
            <text:p>EPV1_TOTAL_L</text:p>
          </table:table-cell>
          <table:table-cell table:number-columns-repeated="2"/>
          <table:table-cell table:formula="of:=IF([.K55]=&quot;&quot;;&quot;&quot;;&quot;data[ATTR_&quot;&amp;[.K55]&amp;&quot;] = rssf(rir&quot;&amp;[.A55]&amp;&quot;, REG_&quot;&amp;[.K55]&amp;&quot;)&quot;)">
            <text:p/>
          </table:table-cell>
          <table:table-cell table:formula="of:=&quot;ATTR_&quot;&amp;[.K55]&amp;&quot; = &quot;&quot;&quot;&amp;LOWER(SUBSTITUTE(SUBSTITUTE(SUBSTITUTE(SUBSTITUTE(SUBSTITUTE(TRIM([.E55]);&quot;  &quot;;&quot; &quot;);&quot; &quot;;&quot;_&quot;);&quot;-&quot;;&quot;&quot;);&quot;(&quot;;&quot;&quot;);&quot;)&quot;;&quot;&quot;))&amp;&quot;&quot;&quot;&quot;" office:value-type="string" office:string-value="ATTR_ = &quot;&quot;" calcext:value-type="string">
            <text:p>ATTR_ = ""</text:p>
          </table:table-cell>
          <table:table-cell table:formula="of:=IF([.K55]=&quot;&quot;;&quot;&quot;;&quot;ATTR_&quot;&amp;[.K55]&amp;&quot; = &quot;&quot;&quot;&amp;LOWER([.K55])&amp;&quot;&quot;&quot;&quot;)">
            <text:p/>
          </table:table-cell>
          <table:table-cell table:formula="of:=TRIM(ORG.LIBREOFFICE.REGEX([.G55];&quot;\d*\.\d*&quot;;&quot;&quot;))" office:value-type="string" office:string-value="kWh" calcext:value-type="string">
            <text:p>kWh</text:p>
          </table:table-cell>
          <table:table-cell table:formula="of:=IF([.P55]=&quot;&quot;;&quot;None&quot;;[.P55])" office:value-type="string" office:string-value="kWh" calcext:value-type="string">
            <text:p>kWh</text:p>
          </table:table-cell>
          <table:table-cell table:formula="of:=IF([.K55]=&quot;&quot;;&quot;&quot;;&quot;ATTR_&quot;&amp;[.K55]&amp;&quot;: &quot;&amp;VLOOKUP([.Q55];[Sheet2.$A$1:.$B$9];2)&amp;&quot;,&quot;)">
            <text:p/>
          </table:table-cell>
          <table:table-cell table:formula="of:=IF([.K55]=&quot;&quot;;&quot;&quot;;IF([.Q55]=&quot;None&quot;;[.O55];[.O55]&amp;&quot;  # &quot;&amp;[.Q55]))">
            <text:p/>
          </table:table-cell>
          <table:table-cell table:formula="of:=IF([.K55]=&quot;&quot;;&quot;&quot;;&quot;REG_&quot;&amp;[.K55]&amp;&quot; = &quot;&amp;[.C55]-(45*([.A55]-1)))">
            <text:p/>
          </table:table-cell>
          <table:table-cell table:number-columns-repeated="1004"/>
        </table:table-row>
        <table:table-row table:style-name="ro1">
          <table:table-cell table:formula="of:=INT([.C56]/45)+1" office:value-type="float" office:value="2" calcext:value-type="float">
            <text:p>2</text:p>
          </table:table-cell>
          <table:table-cell table:formula="of:=[.C56]-(45*([.A56]-1))" office:value-type="float" office:value="7" calcext:value-type="float">
            <text:p>7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string" calcext:value-type="string">
            <text:p>Epv2_today H </text:p>
          </table:table-cell>
          <table:table-cell table:style-name="ce2" office:value-type="string" calcext:value-type="string">
            <text:p>PV Energy today </text:p>
          </table:table-cell>
          <table:table-cell/>
          <table:table-cell table:style-name="ce2"/>
          <table:table-cell/>
          <table:table-cell table:formula="of:=TRIM([.D56])" office:value-type="string" office:string-value="Epv2_today H" calcext:value-type="string">
            <text:p>Epv2_today H</text:p>
          </table:table-cell>
          <table:table-cell table:formula="of:=UPPER(SUBSTITUTE([.I56];&quot; &quot;;&quot;_&quot;))" office:value-type="string" office:string-value="EPV2_TODAY_H" calcext:value-type="string">
            <text:p>EPV2_TODAY_H</text:p>
          </table:table-cell>
          <table:table-cell table:number-columns-repeated="2"/>
          <table:table-cell table:formula="of:=IF([.K56]=&quot;&quot;;&quot;&quot;;&quot;data[ATTR_&quot;&amp;[.K56]&amp;&quot;] = rssf(rir&quot;&amp;[.A56]&amp;&quot;, REG_&quot;&amp;[.K56]&amp;&quot;)&quot;)">
            <text:p/>
          </table:table-cell>
          <table:table-cell table:formula="of:=&quot;ATTR_&quot;&amp;[.K56]&amp;&quot; = &quot;&quot;&quot;&amp;LOWER(SUBSTITUTE(SUBSTITUTE(SUBSTITUTE(SUBSTITUTE(SUBSTITUTE(TRIM([.E56]);&quot;  &quot;;&quot; &quot;);&quot; &quot;;&quot;_&quot;);&quot;-&quot;;&quot;&quot;);&quot;(&quot;;&quot;&quot;);&quot;)&quot;;&quot;&quot;))&amp;&quot;&quot;&quot;&quot;" office:value-type="string" office:string-value="ATTR_ = &quot;pv_energy_today&quot;" calcext:value-type="string">
            <text:p>ATTR_ = "pv_energy_today"</text:p>
          </table:table-cell>
          <table:table-cell table:formula="of:=IF([.K56]=&quot;&quot;;&quot;&quot;;&quot;ATTR_&quot;&amp;[.K56]&amp;&quot; = &quot;&quot;&quot;&amp;LOWER([.K56])&amp;&quot;&quot;&quot;&quot;)">
            <text:p/>
          </table:table-cell>
          <table:table-cell table:formula="of:=TRIM(ORG.LIBREOFFICE.REGEX([.G56];&quot;\d*\.\d*&quot;;&quot;&quot;))">
            <text:p/>
          </table:table-cell>
          <table:table-cell table:formula="of:=IF([.P56]=&quot;&quot;;&quot;None&quot;;[.P56])" office:value-type="string" office:string-value="None" calcext:value-type="string">
            <text:p>None</text:p>
          </table:table-cell>
          <table:table-cell table:formula="of:=IF([.K56]=&quot;&quot;;&quot;&quot;;&quot;ATTR_&quot;&amp;[.K56]&amp;&quot;: &quot;&amp;VLOOKUP([.Q56];[Sheet2.$A$1:.$B$9];2)&amp;&quot;,&quot;)">
            <text:p/>
          </table:table-cell>
          <table:table-cell table:formula="of:=IF([.K56]=&quot;&quot;;&quot;&quot;;IF([.Q56]=&quot;None&quot;;[.O56];[.O56]&amp;&quot;  # &quot;&amp;[.Q56]))">
            <text:p/>
          </table:table-cell>
          <table:table-cell table:formula="of:=IF([.K56]=&quot;&quot;;&quot;&quot;;&quot;REG_&quot;&amp;[.K56]&amp;&quot; = &quot;&amp;[.C56]-(45*([.A56]-1)))">
            <text:p/>
          </table:table-cell>
          <table:table-cell table:number-columns-repeated="1004"/>
        </table:table-row>
        <table:table-row table:style-name="ro1">
          <table:table-cell table:formula="of:=INT([.C57]/45)+1" office:value-type="float" office:value="2" calcext:value-type="float">
            <text:p>2</text:p>
          </table:table-cell>
          <table:table-cell table:formula="of:=[.C57]-(45*([.A57]-1))" office:value-type="float" office:value="8" calcext:value-type="float">
            <text:p>8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5"/>
          <table:table-cell table:formula="of:=TRIM([.D57])">
            <text:p/>
          </table:table-cell>
          <table:table-cell table:formula="of:=UPPER(SUBSTITUTE([.I57];&quot; &quot;;&quot;_&quot;))">
            <text:p/>
          </table:table-cell>
          <table:table-cell table:number-columns-repeated="2"/>
          <table:table-cell table:formula="of:=IF([.K57]=&quot;&quot;;&quot;&quot;;&quot;data[ATTR_&quot;&amp;[.K57]&amp;&quot;] = rssf(rir&quot;&amp;[.A57]&amp;&quot;, REG_&quot;&amp;[.K57]&amp;&quot;)&quot;)">
            <text:p/>
          </table:table-cell>
          <table:table-cell table:formula="of:=&quot;ATTR_&quot;&amp;[.K57]&amp;&quot; = &quot;&quot;&quot;&amp;LOWER(SUBSTITUTE(SUBSTITUTE(SUBSTITUTE(SUBSTITUTE(SUBSTITUTE(TRIM([.E57]);&quot;  &quot;;&quot; &quot;);&quot; &quot;;&quot;_&quot;);&quot;-&quot;;&quot;&quot;);&quot;(&quot;;&quot;&quot;);&quot;)&quot;;&quot;&quot;))&amp;&quot;&quot;&quot;&quot;" office:value-type="string" office:string-value="ATTR_ = &quot;&quot;" calcext:value-type="string">
            <text:p>ATTR_ = ""</text:p>
          </table:table-cell>
          <table:table-cell table:formula="of:=IF([.K57]=&quot;&quot;;&quot;&quot;;&quot;ATTR_&quot;&amp;[.K57]&amp;&quot; = &quot;&quot;&quot;&amp;LOWER([.K57])&amp;&quot;&quot;&quot;&quot;)">
            <text:p/>
          </table:table-cell>
          <table:table-cell table:formula="of:=TRIM(ORG.LIBREOFFICE.REGEX([.G57];&quot;\d*\.\d*&quot;;&quot;&quot;))">
            <text:p/>
          </table:table-cell>
          <table:table-cell table:formula="of:=IF([.P57]=&quot;&quot;;&quot;None&quot;;[.P57])" office:value-type="string" office:string-value="None" calcext:value-type="string">
            <text:p>None</text:p>
          </table:table-cell>
          <table:table-cell table:formula="of:=IF([.K57]=&quot;&quot;;&quot;&quot;;&quot;ATTR_&quot;&amp;[.K57]&amp;&quot;: &quot;&amp;VLOOKUP([.Q57];[Sheet2.$A$1:.$B$9];2)&amp;&quot;,&quot;)">
            <text:p/>
          </table:table-cell>
          <table:table-cell table:formula="of:=IF([.K57]=&quot;&quot;;&quot;&quot;;IF([.Q57]=&quot;None&quot;;[.O57];[.O57]&amp;&quot;  # &quot;&amp;[.Q57]))">
            <text:p/>
          </table:table-cell>
          <table:table-cell table:formula="of:=IF([.K57]=&quot;&quot;;&quot;&quot;;&quot;REG_&quot;&amp;[.K57]&amp;&quot; = &quot;&amp;[.C57]-(45*([.A57]-1)))">
            <text:p/>
          </table:table-cell>
          <table:table-cell table:number-columns-repeated="1004"/>
        </table:table-row>
        <table:table-row table:style-name="ro1">
          <table:table-cell table:formula="of:=INT([.C58]/45)+1" office:value-type="float" office:value="2" calcext:value-type="float">
            <text:p>2</text:p>
          </table:table-cell>
          <table:table-cell table:formula="of:=[.C58]-(45*([.A58]-1))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5"/>
          <table:table-cell table:formula="of:=TRIM([.D58])">
            <text:p/>
          </table:table-cell>
          <table:table-cell table:formula="of:=UPPER(SUBSTITUTE([.I58];&quot; &quot;;&quot;_&quot;))">
            <text:p/>
          </table:table-cell>
          <table:table-cell table:number-columns-repeated="2"/>
          <table:table-cell table:formula="of:=IF([.K58]=&quot;&quot;;&quot;&quot;;&quot;data[ATTR_&quot;&amp;[.K58]&amp;&quot;] = rssf(rir&quot;&amp;[.A58]&amp;&quot;, REG_&quot;&amp;[.K58]&amp;&quot;)&quot;)">
            <text:p/>
          </table:table-cell>
          <table:table-cell table:formula="of:=&quot;ATTR_&quot;&amp;[.K58]&amp;&quot; = &quot;&quot;&quot;&amp;LOWER(SUBSTITUTE(SUBSTITUTE(SUBSTITUTE(SUBSTITUTE(SUBSTITUTE(TRIM([.E58]);&quot;  &quot;;&quot; &quot;);&quot; &quot;;&quot;_&quot;);&quot;-&quot;;&quot;&quot;);&quot;(&quot;;&quot;&quot;);&quot;)&quot;;&quot;&quot;))&amp;&quot;&quot;&quot;&quot;" office:value-type="string" office:string-value="ATTR_ = &quot;&quot;" calcext:value-type="string">
            <text:p>ATTR_ = ""</text:p>
          </table:table-cell>
          <table:table-cell table:formula="of:=IF([.K58]=&quot;&quot;;&quot;&quot;;&quot;ATTR_&quot;&amp;[.K58]&amp;&quot; = &quot;&quot;&quot;&amp;LOWER([.K58])&amp;&quot;&quot;&quot;&quot;)">
            <text:p/>
          </table:table-cell>
          <table:table-cell table:formula="of:=TRIM(ORG.LIBREOFFICE.REGEX([.G58];&quot;\d*\.\d*&quot;;&quot;&quot;))">
            <text:p/>
          </table:table-cell>
          <table:table-cell table:formula="of:=IF([.P58]=&quot;&quot;;&quot;None&quot;;[.P58])" office:value-type="string" office:string-value="None" calcext:value-type="string">
            <text:p>None</text:p>
          </table:table-cell>
          <table:table-cell table:formula="of:=IF([.K58]=&quot;&quot;;&quot;&quot;;&quot;ATTR_&quot;&amp;[.K58]&amp;&quot;: &quot;&amp;VLOOKUP([.Q58];[Sheet2.$A$1:.$B$9];2)&amp;&quot;,&quot;)">
            <text:p/>
          </table:table-cell>
          <table:table-cell table:formula="of:=IF([.K58]=&quot;&quot;;&quot;&quot;;IF([.Q58]=&quot;None&quot;;[.O58];[.O58]&amp;&quot;  # &quot;&amp;[.Q58]))">
            <text:p/>
          </table:table-cell>
          <table:table-cell table:formula="of:=IF([.K58]=&quot;&quot;;&quot;&quot;;&quot;REG_&quot;&amp;[.K58]&amp;&quot; = &quot;&amp;[.C58]-(45*([.A58]-1)))">
            <text:p/>
          </table:table-cell>
          <table:table-cell table:number-columns-repeated="1004"/>
        </table:table-row>
        <table:table-row table:style-name="ro1">
          <table:table-cell table:formula="of:=INT([.C59]/45)+1" office:value-type="float" office:value="2" calcext:value-type="float">
            <text:p>2</text:p>
          </table:table-cell>
          <table:table-cell table:formula="of:=[.C59]-(45*([.A59]-1))" office:value-type="float" office:value="10" calcext:value-type="float">
            <text:p>1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5"/>
          <table:table-cell table:formula="of:=TRIM([.D59])">
            <text:p/>
          </table:table-cell>
          <table:table-cell table:formula="of:=UPPER(SUBSTITUTE([.I59];&quot; &quot;;&quot;_&quot;))">
            <text:p/>
          </table:table-cell>
          <table:table-cell table:number-columns-repeated="2"/>
          <table:table-cell table:formula="of:=IF([.K59]=&quot;&quot;;&quot;&quot;;&quot;data[ATTR_&quot;&amp;[.K59]&amp;&quot;] = rssf(rir&quot;&amp;[.A59]&amp;&quot;, REG_&quot;&amp;[.K59]&amp;&quot;)&quot;)">
            <text:p/>
          </table:table-cell>
          <table:table-cell table:formula="of:=&quot;ATTR_&quot;&amp;[.K59]&amp;&quot; = &quot;&quot;&quot;&amp;LOWER(SUBSTITUTE(SUBSTITUTE(SUBSTITUTE(SUBSTITUTE(SUBSTITUTE(TRIM([.E59]);&quot;  &quot;;&quot; &quot;);&quot; &quot;;&quot;_&quot;);&quot;-&quot;;&quot;&quot;);&quot;(&quot;;&quot;&quot;);&quot;)&quot;;&quot;&quot;))&amp;&quot;&quot;&quot;&quot;" office:value-type="string" office:string-value="ATTR_ = &quot;&quot;" calcext:value-type="string">
            <text:p>ATTR_ = ""</text:p>
          </table:table-cell>
          <table:table-cell table:formula="of:=IF([.K59]=&quot;&quot;;&quot;&quot;;&quot;ATTR_&quot;&amp;[.K59]&amp;&quot; = &quot;&quot;&quot;&amp;LOWER([.K59])&amp;&quot;&quot;&quot;&quot;)">
            <text:p/>
          </table:table-cell>
          <table:table-cell table:formula="of:=TRIM(ORG.LIBREOFFICE.REGEX([.G59];&quot;\d*\.\d*&quot;;&quot;&quot;))">
            <text:p/>
          </table:table-cell>
          <table:table-cell table:formula="of:=IF([.P59]=&quot;&quot;;&quot;None&quot;;[.P59])" office:value-type="string" office:string-value="None" calcext:value-type="string">
            <text:p>None</text:p>
          </table:table-cell>
          <table:table-cell table:formula="of:=IF([.K59]=&quot;&quot;;&quot;&quot;;&quot;ATTR_&quot;&amp;[.K59]&amp;&quot;: &quot;&amp;VLOOKUP([.Q59];[Sheet2.$A$1:.$B$9];2)&amp;&quot;,&quot;)">
            <text:p/>
          </table:table-cell>
          <table:table-cell table:formula="of:=IF([.K59]=&quot;&quot;;&quot;&quot;;IF([.Q59]=&quot;None&quot;;[.O59];[.O59]&amp;&quot;  # &quot;&amp;[.Q59]))">
            <text:p/>
          </table:table-cell>
          <table:table-cell table:formula="of:=IF([.K59]=&quot;&quot;;&quot;&quot;;&quot;REG_&quot;&amp;[.K59]&amp;&quot; = &quot;&amp;[.C59]-(45*([.A59]-1)))">
            <text:p/>
          </table:table-cell>
          <table:table-cell table:number-columns-repeated="1004"/>
        </table:table-row>
        <table:table-row table:style-name="ro1">
          <table:table-cell table:formula="of:=INT([.C60]/45)+1" office:value-type="float" office:value="2" calcext:value-type="float">
            <text:p>2</text:p>
          </table:table-cell>
          <table:table-cell table:formula="of:=[.C60]-(45*([.A60]-1))" office:value-type="float" office:value="11" calcext:value-type="float">
            <text:p>11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string" calcext:value-type="string">
            <text:p>Eac_chrToday H </text:p>
          </table:table-cell>
          <table:table-cell table:style-name="ce2" office:value-type="string" calcext:value-type="string">
            <text:p>AC charge Energy today </text:p>
          </table:table-cell>
          <table:table-cell table:number-columns-repeated="3"/>
          <table:table-cell table:formula="of:=TRIM([.D60])" office:value-type="string" office:string-value="Eac_chrToday H" calcext:value-type="string">
            <text:p>Eac_chrToday H</text:p>
          </table:table-cell>
          <table:table-cell table:formula="of:=UPPER(SUBSTITUTE([.I60];&quot; &quot;;&quot;_&quot;))" office:value-type="string" office:string-value="EAC_CHRTODAY_H" calcext:value-type="string">
            <text:p>EAC_CHRTODAY_H</text:p>
          </table:table-cell>
          <table:table-cell office:value-type="string" calcext:value-type="string">
            <text:p>AC_CHR_TODAY_H</text:p>
          </table:table-cell>
          <table:table-cell/>
          <table:table-cell table:formula="of:=IF([.K60]=&quot;&quot;;&quot;&quot;;&quot;data[ATTR_&quot;&amp;[.K60]&amp;&quot;] = rssf(rir&quot;&amp;[.A60]&amp;&quot;, REG_&quot;&amp;[.K60]&amp;&quot;)&quot;)" office:value-type="string" office:string-value="data[ATTR_AC_CHR_TODAY_H] = rssf(rir2, REG_AC_CHR_TODAY_H)" calcext:value-type="string">
            <text:p>data[ATTR_AC_CHR_TODAY_H] = rssf(rir2, REG_AC_CHR_TODAY_H)</text:p>
          </table:table-cell>
          <table:table-cell table:formula="of:=&quot;ATTR_&quot;&amp;[.K60]&amp;&quot; = &quot;&quot;&quot;&amp;LOWER(SUBSTITUTE(SUBSTITUTE(SUBSTITUTE(SUBSTITUTE(SUBSTITUTE(TRIM([.E60]);&quot;  &quot;;&quot; &quot;);&quot; &quot;;&quot;_&quot;);&quot;-&quot;;&quot;&quot;);&quot;(&quot;;&quot;&quot;);&quot;)&quot;;&quot;&quot;))&amp;&quot;&quot;&quot;&quot;" office:value-type="string" office:string-value="ATTR_AC_CHR_TODAY_H = &quot;ac_charge_energy_today&quot;" calcext:value-type="string">
            <text:p>ATTR_AC_CHR_TODAY_H = "ac_charge_energy_today"</text:p>
          </table:table-cell>
          <table:table-cell table:formula="of:=IF([.K60]=&quot;&quot;;&quot;&quot;;&quot;ATTR_&quot;&amp;[.K60]&amp;&quot; = &quot;&quot;&quot;&amp;LOWER([.K60])&amp;&quot;&quot;&quot;&quot;)" office:value-type="string" office:string-value="ATTR_AC_CHR_TODAY_H = &quot;ac_chr_today_h&quot;" calcext:value-type="string">
            <text:p>ATTR_AC_CHR_TODAY_H = "ac_chr_today_h"</text:p>
          </table:table-cell>
          <table:table-cell table:formula="of:=TRIM(ORG.LIBREOFFICE.REGEX([.G60];&quot;\d*\.\d*&quot;;&quot;&quot;))">
            <text:p/>
          </table:table-cell>
          <table:table-cell table:formula="of:=IF([.P60]=&quot;&quot;;&quot;None&quot;;[.P60])" office:value-type="string" office:string-value="None" calcext:value-type="string">
            <text:p>None</text:p>
          </table:table-cell>
          <table:table-cell table:formula="of:=IF([.K60]=&quot;&quot;;&quot;&quot;;&quot;ATTR_&quot;&amp;[.K60]&amp;&quot;: &quot;&amp;VLOOKUP([.Q60];[Sheet2.$A$1:.$B$9];2)&amp;&quot;,&quot;)" office:value-type="string" office:string-value="ATTR_AC_CHR_TODAY_H: None," calcext:value-type="string">
            <text:p>ATTR_AC_CHR_TODAY_H: None,</text:p>
          </table:table-cell>
          <table:table-cell table:formula="of:=IF([.K60]=&quot;&quot;;&quot;&quot;;IF([.Q60]=&quot;None&quot;;[.O60];[.O60]&amp;&quot;  # &quot;&amp;[.Q60]))" office:value-type="string" office:string-value="ATTR_AC_CHR_TODAY_H = &quot;ac_chr_today_h&quot;" calcext:value-type="string">
            <text:p>ATTR_AC_CHR_TODAY_H = "ac_chr_today_h"</text:p>
          </table:table-cell>
          <table:table-cell table:formula="of:=IF([.K60]=&quot;&quot;;&quot;&quot;;&quot;REG_&quot;&amp;[.K60]&amp;&quot; = &quot;&amp;[.C60]-(45*([.A60]-1)))" office:value-type="string" office:string-value="REG_AC_CHR_TODAY_H = 11" calcext:value-type="string">
            <text:p>REG_AC_CHR_TODAY_H = 11</text:p>
          </table:table-cell>
          <table:table-cell table:number-columns-repeated="1004"/>
        </table:table-row>
        <table:table-row table:style-name="ro1">
          <table:table-cell table:formula="of:=INT([.C61]/45)+1" office:value-type="float" office:value="2" calcext:value-type="float">
            <text:p>2</text:p>
          </table:table-cell>
          <table:table-cell table:formula="of:=[.C61]-(45*([.A61]-1))" office:value-type="float" office:value="12" calcext:value-type="float">
            <text:p>12</text:p>
          </table:table-cell>
          <table:table-cell table:style-name="ce1" office:value-type="float" office:value="57" calcext:value-type="float">
            <text:p>57</text:p>
          </table:table-cell>
          <table:table-cell table:style-name="ce2" office:value-type="string" calcext:value-type="string">
            <text:p>Eac_chrToday L </text:p>
          </table:table-cell>
          <table:table-cell table:style-name="ce2" office:value-type="string" calcext:value-type="string">
            <text:p>AC charge Energy today </text:p>
          </table:table-cell>
          <table:table-cell/>
          <table:table-cell office:value-type="string" calcext:value-type="string">
            <text:p>0.1kWh</text:p>
          </table:table-cell>
          <table:table-cell/>
          <table:table-cell table:formula="of:=TRIM([.D61])" office:value-type="string" office:string-value="Eac_chrToday L" calcext:value-type="string">
            <text:p>Eac_chrToday L</text:p>
          </table:table-cell>
          <table:table-cell table:formula="of:=UPPER(SUBSTITUTE([.I61];&quot; &quot;;&quot;_&quot;))" office:value-type="string" office:string-value="EAC_CHRTODAY_L" calcext:value-type="string">
            <text:p>EAC_CHRTODAY_L</text:p>
          </table:table-cell>
          <table:table-cell office:value-type="string" calcext:value-type="string">
            <text:p>AC_CHR_TODAY_L</text:p>
          </table:table-cell>
          <table:table-cell/>
          <table:table-cell table:formula="of:=IF([.K61]=&quot;&quot;;&quot;&quot;;&quot;data[ATTR_&quot;&amp;[.K61]&amp;&quot;] = rssf(rir&quot;&amp;[.A61]&amp;&quot;, REG_&quot;&amp;[.K61]&amp;&quot;)&quot;)" office:value-type="string" office:string-value="data[ATTR_AC_CHR_TODAY_L] = rssf(rir2, REG_AC_CHR_TODAY_L)" calcext:value-type="string">
            <text:p>data[ATTR_AC_CHR_TODAY_L] = rssf(rir2, REG_AC_CHR_TODAY_L)</text:p>
          </table:table-cell>
          <table:table-cell table:formula="of:=&quot;ATTR_&quot;&amp;[.K61]&amp;&quot; = &quot;&quot;&quot;&amp;LOWER(SUBSTITUTE(SUBSTITUTE(SUBSTITUTE(SUBSTITUTE(SUBSTITUTE(TRIM([.E61]);&quot;  &quot;;&quot; &quot;);&quot; &quot;;&quot;_&quot;);&quot;-&quot;;&quot;&quot;);&quot;(&quot;;&quot;&quot;);&quot;)&quot;;&quot;&quot;))&amp;&quot;&quot;&quot;&quot;" office:value-type="string" office:string-value="ATTR_AC_CHR_TODAY_L = &quot;ac_charge_energy_today&quot;" calcext:value-type="string">
            <text:p>ATTR_AC_CHR_TODAY_L = "ac_charge_energy_today"</text:p>
          </table:table-cell>
          <table:table-cell table:formula="of:=IF([.K61]=&quot;&quot;;&quot;&quot;;&quot;ATTR_&quot;&amp;[.K61]&amp;&quot; = &quot;&quot;&quot;&amp;LOWER([.K61])&amp;&quot;&quot;&quot;&quot;)" office:value-type="string" office:string-value="ATTR_AC_CHR_TODAY_L = &quot;ac_chr_today_l&quot;" calcext:value-type="string">
            <text:p>ATTR_AC_CHR_TODAY_L = "ac_chr_today_l"</text:p>
          </table:table-cell>
          <table:table-cell table:formula="of:=TRIM(ORG.LIBREOFFICE.REGEX([.G61];&quot;\d*\.\d*&quot;;&quot;&quot;))" office:value-type="string" office:string-value="kWh" calcext:value-type="string">
            <text:p>kWh</text:p>
          </table:table-cell>
          <table:table-cell table:formula="of:=IF([.P61]=&quot;&quot;;&quot;None&quot;;[.P61])" office:value-type="string" office:string-value="kWh" calcext:value-type="string">
            <text:p>kWh</text:p>
          </table:table-cell>
          <table:table-cell table:formula="of:=IF([.K61]=&quot;&quot;;&quot;&quot;;&quot;ATTR_&quot;&amp;[.K61]&amp;&quot;: &quot;&amp;VLOOKUP([.Q61];[Sheet2.$A$1:.$B$9];2)&amp;&quot;,&quot;)" office:value-type="string" office:string-value="ATTR_AC_CHR_TODAY_L: ENERGY_KILO_WATT_HOUR," calcext:value-type="string">
            <text:p>ATTR_AC_CHR_TODAY_L: ENERGY_KILO_WATT_HOUR,</text:p>
          </table:table-cell>
          <table:table-cell table:formula="of:=IF([.K61]=&quot;&quot;;&quot;&quot;;IF([.Q61]=&quot;None&quot;;[.O61];[.O61]&amp;&quot;  # &quot;&amp;[.Q61]))" office:value-type="string" office:string-value="ATTR_AC_CHR_TODAY_L = &quot;ac_chr_today_l&quot;  # kWh" calcext:value-type="string">
            <text:p>ATTR_AC_CHR_TODAY_L = "ac_chr_today_l" <text:s/># kWh</text:p>
          </table:table-cell>
          <table:table-cell table:formula="of:=IF([.K61]=&quot;&quot;;&quot;&quot;;&quot;REG_&quot;&amp;[.K61]&amp;&quot; = &quot;&amp;[.C61]-(45*([.A61]-1)))" office:value-type="string" office:string-value="REG_AC_CHR_TODAY_L = 12" calcext:value-type="string">
            <text:p>REG_AC_CHR_TODAY_L = 12</text:p>
          </table:table-cell>
          <table:table-cell table:number-columns-repeated="1004"/>
        </table:table-row>
        <table:table-row table:style-name="ro1">
          <table:table-cell table:formula="of:=INT([.C62]/45)+1" office:value-type="float" office:value="2" calcext:value-type="float">
            <text:p>2</text:p>
          </table:table-cell>
          <table:table-cell table:formula="of:=[.C62]-(45*([.A62]-1))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style-name="ce2" office:value-type="string" calcext:value-type="string">
            <text:p>Eac_chrTotal H </text:p>
          </table:table-cell>
          <table:table-cell table:style-name="ce2" office:value-type="string" calcext:value-type="string">
            <text:p>AC charge Energy total </text:p>
          </table:table-cell>
          <table:table-cell table:number-columns-repeated="3"/>
          <table:table-cell table:formula="of:=TRIM([.D62])" office:value-type="string" office:string-value="Eac_chrTotal H" calcext:value-type="string">
            <text:p>Eac_chrTotal H</text:p>
          </table:table-cell>
          <table:table-cell table:formula="of:=UPPER(SUBSTITUTE([.I62];&quot; &quot;;&quot;_&quot;))" office:value-type="string" office:string-value="EAC_CHRTOTAL_H" calcext:value-type="string">
            <text:p>EAC_CHRTOTAL_H</text:p>
          </table:table-cell>
          <table:table-cell office:value-type="string" calcext:value-type="string">
            <text:p>AC_CHR_TOTAL_H</text:p>
          </table:table-cell>
          <table:table-cell/>
          <table:table-cell table:formula="of:=IF([.K62]=&quot;&quot;;&quot;&quot;;&quot;data[ATTR_&quot;&amp;[.K62]&amp;&quot;] = rssf(rir&quot;&amp;[.A62]&amp;&quot;, REG_&quot;&amp;[.K62]&amp;&quot;)&quot;)" office:value-type="string" office:string-value="data[ATTR_AC_CHR_TOTAL_H] = rssf(rir2, REG_AC_CHR_TOTAL_H)" calcext:value-type="string">
            <text:p>data[ATTR_AC_CHR_TOTAL_H] = rssf(rir2, REG_AC_CHR_TOTAL_H)</text:p>
          </table:table-cell>
          <table:table-cell table:formula="of:=&quot;ATTR_&quot;&amp;[.K62]&amp;&quot; = &quot;&quot;&quot;&amp;LOWER(SUBSTITUTE(SUBSTITUTE(SUBSTITUTE(SUBSTITUTE(SUBSTITUTE(TRIM([.E62]);&quot;  &quot;;&quot; &quot;);&quot; &quot;;&quot;_&quot;);&quot;-&quot;;&quot;&quot;);&quot;(&quot;;&quot;&quot;);&quot;)&quot;;&quot;&quot;))&amp;&quot;&quot;&quot;&quot;" office:value-type="string" office:string-value="ATTR_AC_CHR_TOTAL_H = &quot;ac_charge_energy_total&quot;" calcext:value-type="string">
            <text:p>ATTR_AC_CHR_TOTAL_H = "ac_charge_energy_total"</text:p>
          </table:table-cell>
          <table:table-cell table:formula="of:=IF([.K62]=&quot;&quot;;&quot;&quot;;&quot;ATTR_&quot;&amp;[.K62]&amp;&quot; = &quot;&quot;&quot;&amp;LOWER([.K62])&amp;&quot;&quot;&quot;&quot;)" office:value-type="string" office:string-value="ATTR_AC_CHR_TOTAL_H = &quot;ac_chr_total_h&quot;" calcext:value-type="string">
            <text:p>ATTR_AC_CHR_TOTAL_H = "ac_chr_total_h"</text:p>
          </table:table-cell>
          <table:table-cell table:formula="of:=TRIM(ORG.LIBREOFFICE.REGEX([.G62];&quot;\d*\.\d*&quot;;&quot;&quot;))">
            <text:p/>
          </table:table-cell>
          <table:table-cell table:formula="of:=IF([.P62]=&quot;&quot;;&quot;None&quot;;[.P62])" office:value-type="string" office:string-value="None" calcext:value-type="string">
            <text:p>None</text:p>
          </table:table-cell>
          <table:table-cell table:formula="of:=IF([.K62]=&quot;&quot;;&quot;&quot;;&quot;ATTR_&quot;&amp;[.K62]&amp;&quot;: &quot;&amp;VLOOKUP([.Q62];[Sheet2.$A$1:.$B$9];2)&amp;&quot;,&quot;)" office:value-type="string" office:string-value="ATTR_AC_CHR_TOTAL_H: None," calcext:value-type="string">
            <text:p>ATTR_AC_CHR_TOTAL_H: None,</text:p>
          </table:table-cell>
          <table:table-cell table:formula="of:=IF([.K62]=&quot;&quot;;&quot;&quot;;IF([.Q62]=&quot;None&quot;;[.O62];[.O62]&amp;&quot;  # &quot;&amp;[.Q62]))" office:value-type="string" office:string-value="ATTR_AC_CHR_TOTAL_H = &quot;ac_chr_total_h&quot;" calcext:value-type="string">
            <text:p>ATTR_AC_CHR_TOTAL_H = "ac_chr_total_h"</text:p>
          </table:table-cell>
          <table:table-cell table:formula="of:=IF([.K62]=&quot;&quot;;&quot;&quot;;&quot;REG_&quot;&amp;[.K62]&amp;&quot; = &quot;&amp;[.C62]-(45*([.A62]-1)))" office:value-type="string" office:string-value="REG_AC_CHR_TOTAL_H = 13" calcext:value-type="string">
            <text:p>REG_AC_CHR_TOTAL_H = 13</text:p>
          </table:table-cell>
          <table:table-cell table:number-columns-repeated="1004"/>
        </table:table-row>
        <table:table-row table:style-name="ro1">
          <table:table-cell table:formula="of:=INT([.C63]/45)+1" office:value-type="float" office:value="2" calcext:value-type="float">
            <text:p>2</text:p>
          </table:table-cell>
          <table:table-cell table:formula="of:=[.C63]-(45*([.A63]-1))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style-name="ce2" office:value-type="string" calcext:value-type="string">
            <text:p>Eac_chrTotal L </text:p>
          </table:table-cell>
          <table:table-cell table:style-name="ce2" office:value-type="string" calcext:value-type="string">
            <text:p>AC charge Energy total </text:p>
          </table:table-cell>
          <table:table-cell/>
          <table:table-cell office:value-type="string" calcext:value-type="string">
            <text:p>0.1kWh</text:p>
          </table:table-cell>
          <table:table-cell/>
          <table:table-cell table:formula="of:=TRIM([.D63])" office:value-type="string" office:string-value="Eac_chrTotal L" calcext:value-type="string">
            <text:p>Eac_chrTotal L</text:p>
          </table:table-cell>
          <table:table-cell table:formula="of:=UPPER(SUBSTITUTE([.I63];&quot; &quot;;&quot;_&quot;))" office:value-type="string" office:string-value="EAC_CHRTOTAL_L" calcext:value-type="string">
            <text:p>EAC_CHRTOTAL_L</text:p>
          </table:table-cell>
          <table:table-cell office:value-type="string" calcext:value-type="string">
            <text:p>AC_CHR_TOTAL_L</text:p>
          </table:table-cell>
          <table:table-cell/>
          <table:table-cell table:formula="of:=IF([.K63]=&quot;&quot;;&quot;&quot;;&quot;data[ATTR_&quot;&amp;[.K63]&amp;&quot;] = rssf(rir&quot;&amp;[.A63]&amp;&quot;, REG_&quot;&amp;[.K63]&amp;&quot;)&quot;)" office:value-type="string" office:string-value="data[ATTR_AC_CHR_TOTAL_L] = rssf(rir2, REG_AC_CHR_TOTAL_L)" calcext:value-type="string">
            <text:p>data[ATTR_AC_CHR_TOTAL_L] = rssf(rir2, REG_AC_CHR_TOTAL_L)</text:p>
          </table:table-cell>
          <table:table-cell table:formula="of:=&quot;ATTR_&quot;&amp;[.K63]&amp;&quot; = &quot;&quot;&quot;&amp;LOWER(SUBSTITUTE(SUBSTITUTE(SUBSTITUTE(SUBSTITUTE(SUBSTITUTE(TRIM([.E63]);&quot;  &quot;;&quot; &quot;);&quot; &quot;;&quot;_&quot;);&quot;-&quot;;&quot;&quot;);&quot;(&quot;;&quot;&quot;);&quot;)&quot;;&quot;&quot;))&amp;&quot;&quot;&quot;&quot;" office:value-type="string" office:string-value="ATTR_AC_CHR_TOTAL_L = &quot;ac_charge_energy_total&quot;" calcext:value-type="string">
            <text:p>ATTR_AC_CHR_TOTAL_L = "ac_charge_energy_total"</text:p>
          </table:table-cell>
          <table:table-cell table:formula="of:=IF([.K63]=&quot;&quot;;&quot;&quot;;&quot;ATTR_&quot;&amp;[.K63]&amp;&quot; = &quot;&quot;&quot;&amp;LOWER([.K63])&amp;&quot;&quot;&quot;&quot;)" office:value-type="string" office:string-value="ATTR_AC_CHR_TOTAL_L = &quot;ac_chr_total_l&quot;" calcext:value-type="string">
            <text:p>ATTR_AC_CHR_TOTAL_L = "ac_chr_total_l"</text:p>
          </table:table-cell>
          <table:table-cell table:formula="of:=TRIM(ORG.LIBREOFFICE.REGEX([.G63];&quot;\d*\.\d*&quot;;&quot;&quot;))" office:value-type="string" office:string-value="kWh" calcext:value-type="string">
            <text:p>kWh</text:p>
          </table:table-cell>
          <table:table-cell table:formula="of:=IF([.P63]=&quot;&quot;;&quot;None&quot;;[.P63])" office:value-type="string" office:string-value="kWh" calcext:value-type="string">
            <text:p>kWh</text:p>
          </table:table-cell>
          <table:table-cell table:formula="of:=IF([.K63]=&quot;&quot;;&quot;&quot;;&quot;ATTR_&quot;&amp;[.K63]&amp;&quot;: &quot;&amp;VLOOKUP([.Q63];[Sheet2.$A$1:.$B$9];2)&amp;&quot;,&quot;)" office:value-type="string" office:string-value="ATTR_AC_CHR_TOTAL_L: ENERGY_KILO_WATT_HOUR," calcext:value-type="string">
            <text:p>ATTR_AC_CHR_TOTAL_L: ENERGY_KILO_WATT_HOUR,</text:p>
          </table:table-cell>
          <table:table-cell table:formula="of:=IF([.K63]=&quot;&quot;;&quot;&quot;;IF([.Q63]=&quot;None&quot;;[.O63];[.O63]&amp;&quot;  # &quot;&amp;[.Q63]))" office:value-type="string" office:string-value="ATTR_AC_CHR_TOTAL_L = &quot;ac_chr_total_l&quot;  # kWh" calcext:value-type="string">
            <text:p>ATTR_AC_CHR_TOTAL_L = "ac_chr_total_l" <text:s/># kWh</text:p>
          </table:table-cell>
          <table:table-cell table:formula="of:=IF([.K63]=&quot;&quot;;&quot;&quot;;&quot;REG_&quot;&amp;[.K63]&amp;&quot; = &quot;&amp;[.C63]-(45*([.A63]-1)))" office:value-type="string" office:string-value="REG_AC_CHR_TOTAL_L = 14" calcext:value-type="string">
            <text:p>REG_AC_CHR_TOTAL_L = 14</text:p>
          </table:table-cell>
          <table:table-cell table:number-columns-repeated="1004"/>
        </table:table-row>
        <table:table-row table:style-name="ro4">
          <table:table-cell table:formula="of:=INT([.C64]/45)+1" office:value-type="float" office:value="2" calcext:value-type="float">
            <text:p>2</text:p>
          </table:table-cell>
          <table:table-cell table:formula="of:=[.C64]-(45*([.A64]-1))" office:value-type="float" office:value="15" calcext:value-type="float">
            <text:p>15</text:p>
          </table:table-cell>
          <table:table-cell table:style-name="ce1" office:value-type="float" office:value="60" calcext:value-type="float">
            <text:p>60</text:p>
          </table:table-cell>
          <table:table-cell table:style-name="ce2" office:value-type="string" calcext:value-type="string">
            <text:p>Ebat_dischrToday H </text:p>
          </table:table-cell>
          <table:table-cell table:style-name="ce2" office:value-type="string" calcext:value-type="string">
            <text:p>Bat discharge Energy today </text:p>
          </table:table-cell>
          <table:table-cell table:number-columns-repeated="3"/>
          <table:table-cell table:formula="of:=TRIM([.D64])" office:value-type="string" office:string-value="Ebat_dischrToday H" calcext:value-type="string">
            <text:p>Ebat_dischrToday H</text:p>
          </table:table-cell>
          <table:table-cell table:formula="of:=UPPER(SUBSTITUTE([.I64];&quot; &quot;;&quot;_&quot;))" office:value-type="string" office:string-value="EBAT_DISCHRTODAY_H" calcext:value-type="string">
            <text:p>EBAT_DISCHRTODAY_H</text:p>
          </table:table-cell>
          <table:table-cell office:value-type="string" calcext:value-type="string">
            <text:p>BAT_DISCHR_TODAY_H</text:p>
          </table:table-cell>
          <table:table-cell/>
          <table:table-cell table:formula="of:=IF([.K64]=&quot;&quot;;&quot;&quot;;&quot;data[ATTR_&quot;&amp;[.K64]&amp;&quot;] = rssf(rir&quot;&amp;[.A64]&amp;&quot;, REG_&quot;&amp;[.K64]&amp;&quot;)&quot;)" office:value-type="string" office:string-value="data[ATTR_BAT_DISCHR_TODAY_H] = rssf(rir2, REG_BAT_DISCHR_TODAY_H)" calcext:value-type="string">
            <text:p>data[ATTR_BAT_DISCHR_TODAY_H] = rssf(rir2, REG_BAT_DISCHR_TODAY_H)</text:p>
          </table:table-cell>
          <table:table-cell table:formula="of:=&quot;ATTR_&quot;&amp;[.K64]&amp;&quot; = &quot;&quot;&quot;&amp;LOWER(SUBSTITUTE(SUBSTITUTE(SUBSTITUTE(SUBSTITUTE(SUBSTITUTE(TRIM([.E64]);&quot;  &quot;;&quot; &quot;);&quot; &quot;;&quot;_&quot;);&quot;-&quot;;&quot;&quot;);&quot;(&quot;;&quot;&quot;);&quot;)&quot;;&quot;&quot;))&amp;&quot;&quot;&quot;&quot;" office:value-type="string" office:string-value="ATTR_BAT_DISCHR_TODAY_H = &quot;bat_discharge_energy_today&quot;" calcext:value-type="string">
            <text:p>ATTR_BAT_DISCHR_TODAY_H = "bat_discharge_energy_today"</text:p>
          </table:table-cell>
          <table:table-cell table:formula="of:=IF([.K64]=&quot;&quot;;&quot;&quot;;&quot;ATTR_&quot;&amp;[.K64]&amp;&quot; = &quot;&quot;&quot;&amp;LOWER([.K64])&amp;&quot;&quot;&quot;&quot;)" office:value-type="string" office:string-value="ATTR_BAT_DISCHR_TODAY_H = &quot;bat_dischr_today_h&quot;" calcext:value-type="string">
            <text:p>ATTR_BAT_DISCHR_TODAY_H = "bat_dischr_today_h"</text:p>
          </table:table-cell>
          <table:table-cell table:formula="of:=TRIM(ORG.LIBREOFFICE.REGEX([.G64];&quot;\d*\.\d*&quot;;&quot;&quot;))">
            <text:p/>
          </table:table-cell>
          <table:table-cell table:formula="of:=IF([.P64]=&quot;&quot;;&quot;None&quot;;[.P64])" office:value-type="string" office:string-value="None" calcext:value-type="string">
            <text:p>None</text:p>
          </table:table-cell>
          <table:table-cell table:formula="of:=IF([.K64]=&quot;&quot;;&quot;&quot;;&quot;ATTR_&quot;&amp;[.K64]&amp;&quot;: &quot;&amp;VLOOKUP([.Q64];[Sheet2.$A$1:.$B$9];2)&amp;&quot;,&quot;)" office:value-type="string" office:string-value="ATTR_BAT_DISCHR_TODAY_H: None," calcext:value-type="string">
            <text:p>ATTR_BAT_DISCHR_TODAY_H: None,</text:p>
          </table:table-cell>
          <table:table-cell table:formula="of:=IF([.K64]=&quot;&quot;;&quot;&quot;;IF([.Q64]=&quot;None&quot;;[.O64];[.O64]&amp;&quot;  # &quot;&amp;[.Q64]))" office:value-type="string" office:string-value="ATTR_BAT_DISCHR_TODAY_H = &quot;bat_dischr_today_h&quot;" calcext:value-type="string">
            <text:p>ATTR_BAT_DISCHR_TODAY_H = "bat_dischr_today_h"</text:p>
          </table:table-cell>
          <table:table-cell table:formula="of:=IF([.K64]=&quot;&quot;;&quot;&quot;;&quot;REG_&quot;&amp;[.K64]&amp;&quot; = &quot;&amp;[.C64]-(45*([.A64]-1)))" office:value-type="string" office:string-value="REG_BAT_DISCHR_TODAY_H = 15" calcext:value-type="string">
            <text:p>REG_BAT_DISCHR_TODAY_H = 15</text:p>
          </table:table-cell>
          <table:table-cell table:number-columns-repeated="1004"/>
        </table:table-row>
        <table:table-row table:style-name="ro4">
          <table:table-cell table:formula="of:=INT([.C65]/45)+1" office:value-type="float" office:value="2" calcext:value-type="float">
            <text:p>2</text:p>
          </table:table-cell>
          <table:table-cell table:formula="of:=[.C65]-(45*([.A65]-1))" office:value-type="float" office:value="16" calcext:value-type="float">
            <text:p>16</text:p>
          </table:table-cell>
          <table:table-cell table:style-name="ce1" office:value-type="float" office:value="61" calcext:value-type="float">
            <text:p>61</text:p>
          </table:table-cell>
          <table:table-cell table:style-name="ce2" office:value-type="string" calcext:value-type="string">
            <text:p>Ebat_dischrToday L </text:p>
          </table:table-cell>
          <table:table-cell table:style-name="ce2" office:value-type="string" calcext:value-type="string">
            <text:p>Bat discharge Energy today </text:p>
          </table:table-cell>
          <table:table-cell/>
          <table:table-cell office:value-type="string" calcext:value-type="string">
            <text:p>0.1kWh</text:p>
          </table:table-cell>
          <table:table-cell/>
          <table:table-cell table:formula="of:=TRIM([.D65])" office:value-type="string" office:string-value="Ebat_dischrToday L" calcext:value-type="string">
            <text:p>Ebat_dischrToday L</text:p>
          </table:table-cell>
          <table:table-cell table:formula="of:=UPPER(SUBSTITUTE([.I65];&quot; &quot;;&quot;_&quot;))" office:value-type="string" office:string-value="EBAT_DISCHRTODAY_L" calcext:value-type="string">
            <text:p>EBAT_DISCHRTODAY_L</text:p>
          </table:table-cell>
          <table:table-cell office:value-type="string" calcext:value-type="string">
            <text:p>BAT_DISCHR_TODAY_L</text:p>
          </table:table-cell>
          <table:table-cell/>
          <table:table-cell table:formula="of:=IF([.K65]=&quot;&quot;;&quot;&quot;;&quot;data[ATTR_&quot;&amp;[.K65]&amp;&quot;] = rssf(rir&quot;&amp;[.A65]&amp;&quot;, REG_&quot;&amp;[.K65]&amp;&quot;)&quot;)" office:value-type="string" office:string-value="data[ATTR_BAT_DISCHR_TODAY_L] = rssf(rir2, REG_BAT_DISCHR_TODAY_L)" calcext:value-type="string">
            <text:p>data[ATTR_BAT_DISCHR_TODAY_L] = rssf(rir2, REG_BAT_DISCHR_TODAY_L)</text:p>
          </table:table-cell>
          <table:table-cell table:formula="of:=&quot;ATTR_&quot;&amp;[.K65]&amp;&quot; = &quot;&quot;&quot;&amp;LOWER(SUBSTITUTE(SUBSTITUTE(SUBSTITUTE(SUBSTITUTE(SUBSTITUTE(TRIM([.E65]);&quot;  &quot;;&quot; &quot;);&quot; &quot;;&quot;_&quot;);&quot;-&quot;;&quot;&quot;);&quot;(&quot;;&quot;&quot;);&quot;)&quot;;&quot;&quot;))&amp;&quot;&quot;&quot;&quot;" office:value-type="string" office:string-value="ATTR_BAT_DISCHR_TODAY_L = &quot;bat_discharge_energy_today&quot;" calcext:value-type="string">
            <text:p>ATTR_BAT_DISCHR_TODAY_L = "bat_discharge_energy_today"</text:p>
          </table:table-cell>
          <table:table-cell table:formula="of:=IF([.K65]=&quot;&quot;;&quot;&quot;;&quot;ATTR_&quot;&amp;[.K65]&amp;&quot; = &quot;&quot;&quot;&amp;LOWER([.K65])&amp;&quot;&quot;&quot;&quot;)" office:value-type="string" office:string-value="ATTR_BAT_DISCHR_TODAY_L = &quot;bat_dischr_today_l&quot;" calcext:value-type="string">
            <text:p>ATTR_BAT_DISCHR_TODAY_L = "bat_dischr_today_l"</text:p>
          </table:table-cell>
          <table:table-cell table:formula="of:=TRIM(ORG.LIBREOFFICE.REGEX([.G65];&quot;\d*\.\d*&quot;;&quot;&quot;))" office:value-type="string" office:string-value="kWh" calcext:value-type="string">
            <text:p>kWh</text:p>
          </table:table-cell>
          <table:table-cell table:formula="of:=IF([.P65]=&quot;&quot;;&quot;None&quot;;[.P65])" office:value-type="string" office:string-value="kWh" calcext:value-type="string">
            <text:p>kWh</text:p>
          </table:table-cell>
          <table:table-cell table:formula="of:=IF([.K65]=&quot;&quot;;&quot;&quot;;&quot;ATTR_&quot;&amp;[.K65]&amp;&quot;: &quot;&amp;VLOOKUP([.Q65];[Sheet2.$A$1:.$B$9];2)&amp;&quot;,&quot;)" office:value-type="string" office:string-value="ATTR_BAT_DISCHR_TODAY_L: ENERGY_KILO_WATT_HOUR," calcext:value-type="string">
            <text:p>ATTR_BAT_DISCHR_TODAY_L: ENERGY_KILO_WATT_HOUR,</text:p>
          </table:table-cell>
          <table:table-cell table:formula="of:=IF([.K65]=&quot;&quot;;&quot;&quot;;IF([.Q65]=&quot;None&quot;;[.O65];[.O65]&amp;&quot;  # &quot;&amp;[.Q65]))" office:value-type="string" office:string-value="ATTR_BAT_DISCHR_TODAY_L = &quot;bat_dischr_today_l&quot;  # kWh" calcext:value-type="string">
            <text:p>ATTR_BAT_DISCHR_TODAY_L = "bat_dischr_today_l" <text:s/># kWh</text:p>
          </table:table-cell>
          <table:table-cell table:formula="of:=IF([.K65]=&quot;&quot;;&quot;&quot;;&quot;REG_&quot;&amp;[.K65]&amp;&quot; = &quot;&amp;[.C65]-(45*([.A65]-1)))" office:value-type="string" office:string-value="REG_BAT_DISCHR_TODAY_L = 16" calcext:value-type="string">
            <text:p>REG_BAT_DISCHR_TODAY_L = 16</text:p>
          </table:table-cell>
          <table:table-cell table:number-columns-repeated="1004"/>
        </table:table-row>
        <table:table-row table:style-name="ro1">
          <table:table-cell table:formula="of:=INT([.C66]/45)+1" office:value-type="float" office:value="2" calcext:value-type="float">
            <text:p>2</text:p>
          </table:table-cell>
          <table:table-cell table:formula="of:=[.C66]-(45*([.A66]-1))" office:value-type="float" office:value="17" calcext:value-type="float">
            <text:p>17</text:p>
          </table:table-cell>
          <table:table-cell table:style-name="ce1" office:value-type="float" office:value="62" calcext:value-type="float">
            <text:p>62</text:p>
          </table:table-cell>
          <table:table-cell table:style-name="ce2" office:value-type="string" calcext:value-type="string">
            <text:p>Ebat_dischrTotal H </text:p>
          </table:table-cell>
          <table:table-cell table:style-name="ce2" office:value-type="string" calcext:value-type="string">
            <text:p>Bat discharge Energy total </text:p>
          </table:table-cell>
          <table:table-cell table:number-columns-repeated="3"/>
          <table:table-cell table:formula="of:=TRIM([.D66])" office:value-type="string" office:string-value="Ebat_dischrTotal H" calcext:value-type="string">
            <text:p>Ebat_dischrTotal H</text:p>
          </table:table-cell>
          <table:table-cell table:formula="of:=UPPER(SUBSTITUTE([.I66];&quot; &quot;;&quot;_&quot;))" office:value-type="string" office:string-value="EBAT_DISCHRTOTAL_H" calcext:value-type="string">
            <text:p>EBAT_DISCHRTOTAL_H</text:p>
          </table:table-cell>
          <table:table-cell office:value-type="string" calcext:value-type="string">
            <text:p>BAT_DISCHR_TOTAL_H</text:p>
          </table:table-cell>
          <table:table-cell/>
          <table:table-cell table:formula="of:=IF([.K66]=&quot;&quot;;&quot;&quot;;&quot;data[ATTR_&quot;&amp;[.K66]&amp;&quot;] = rssf(rir&quot;&amp;[.A66]&amp;&quot;, REG_&quot;&amp;[.K66]&amp;&quot;)&quot;)" office:value-type="string" office:string-value="data[ATTR_BAT_DISCHR_TOTAL_H] = rssf(rir2, REG_BAT_DISCHR_TOTAL_H)" calcext:value-type="string">
            <text:p>data[ATTR_BAT_DISCHR_TOTAL_H] = rssf(rir2, REG_BAT_DISCHR_TOTAL_H)</text:p>
          </table:table-cell>
          <table:table-cell table:formula="of:=&quot;ATTR_&quot;&amp;[.K66]&amp;&quot; = &quot;&quot;&quot;&amp;LOWER(SUBSTITUTE(SUBSTITUTE(SUBSTITUTE(SUBSTITUTE(SUBSTITUTE(TRIM([.E66]);&quot;  &quot;;&quot; &quot;);&quot; &quot;;&quot;_&quot;);&quot;-&quot;;&quot;&quot;);&quot;(&quot;;&quot;&quot;);&quot;)&quot;;&quot;&quot;))&amp;&quot;&quot;&quot;&quot;" office:value-type="string" office:string-value="ATTR_BAT_DISCHR_TOTAL_H = &quot;bat_discharge_energy_total&quot;" calcext:value-type="string">
            <text:p>ATTR_BAT_DISCHR_TOTAL_H = "bat_discharge_energy_total"</text:p>
          </table:table-cell>
          <table:table-cell table:formula="of:=IF([.K66]=&quot;&quot;;&quot;&quot;;&quot;ATTR_&quot;&amp;[.K66]&amp;&quot; = &quot;&quot;&quot;&amp;LOWER([.K66])&amp;&quot;&quot;&quot;&quot;)" office:value-type="string" office:string-value="ATTR_BAT_DISCHR_TOTAL_H = &quot;bat_dischr_total_h&quot;" calcext:value-type="string">
            <text:p>ATTR_BAT_DISCHR_TOTAL_H = "bat_dischr_total_h"</text:p>
          </table:table-cell>
          <table:table-cell table:formula="of:=TRIM(ORG.LIBREOFFICE.REGEX([.G66];&quot;\d*\.\d*&quot;;&quot;&quot;))">
            <text:p/>
          </table:table-cell>
          <table:table-cell table:formula="of:=IF([.P66]=&quot;&quot;;&quot;None&quot;;[.P66])" office:value-type="string" office:string-value="None" calcext:value-type="string">
            <text:p>None</text:p>
          </table:table-cell>
          <table:table-cell table:formula="of:=IF([.K66]=&quot;&quot;;&quot;&quot;;&quot;ATTR_&quot;&amp;[.K66]&amp;&quot;: &quot;&amp;VLOOKUP([.Q66];[Sheet2.$A$1:.$B$9];2)&amp;&quot;,&quot;)" office:value-type="string" office:string-value="ATTR_BAT_DISCHR_TOTAL_H: None," calcext:value-type="string">
            <text:p>ATTR_BAT_DISCHR_TOTAL_H: None,</text:p>
          </table:table-cell>
          <table:table-cell table:formula="of:=IF([.K66]=&quot;&quot;;&quot;&quot;;IF([.Q66]=&quot;None&quot;;[.O66];[.O66]&amp;&quot;  # &quot;&amp;[.Q66]))" office:value-type="string" office:string-value="ATTR_BAT_DISCHR_TOTAL_H = &quot;bat_dischr_total_h&quot;" calcext:value-type="string">
            <text:p>ATTR_BAT_DISCHR_TOTAL_H = "bat_dischr_total_h"</text:p>
          </table:table-cell>
          <table:table-cell table:formula="of:=IF([.K66]=&quot;&quot;;&quot;&quot;;&quot;REG_&quot;&amp;[.K66]&amp;&quot; = &quot;&amp;[.C66]-(45*([.A66]-1)))" office:value-type="string" office:string-value="REG_BAT_DISCHR_TOTAL_H = 17" calcext:value-type="string">
            <text:p>REG_BAT_DISCHR_TOTAL_H = 17</text:p>
          </table:table-cell>
          <table:table-cell table:number-columns-repeated="1004"/>
        </table:table-row>
        <table:table-row table:style-name="ro1">
          <table:table-cell table:formula="of:=INT([.C67]/45)+1" office:value-type="float" office:value="2" calcext:value-type="float">
            <text:p>2</text:p>
          </table:table-cell>
          <table:table-cell table:formula="of:=[.C67]-(45*([.A67]-1))" office:value-type="float" office:value="18" calcext:value-type="float">
            <text:p>18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string" calcext:value-type="string">
            <text:p>Ebat_dischrTotal L </text:p>
          </table:table-cell>
          <table:table-cell table:style-name="ce2" office:value-type="string" calcext:value-type="string">
            <text:p>Bat discharge Energy total </text:p>
          </table:table-cell>
          <table:table-cell/>
          <table:table-cell office:value-type="string" calcext:value-type="string">
            <text:p>0.1kWh</text:p>
          </table:table-cell>
          <table:table-cell/>
          <table:table-cell table:formula="of:=TRIM([.D67])" office:value-type="string" office:string-value="Ebat_dischrTotal L" calcext:value-type="string">
            <text:p>Ebat_dischrTotal L</text:p>
          </table:table-cell>
          <table:table-cell table:formula="of:=UPPER(SUBSTITUTE([.I67];&quot; &quot;;&quot;_&quot;))" office:value-type="string" office:string-value="EBAT_DISCHRTOTAL_L" calcext:value-type="string">
            <text:p>EBAT_DISCHRTOTAL_L</text:p>
          </table:table-cell>
          <table:table-cell office:value-type="string" calcext:value-type="string">
            <text:p>BAT_DISCHR_TOTAL_L</text:p>
          </table:table-cell>
          <table:table-cell/>
          <table:table-cell table:formula="of:=IF([.K67]=&quot;&quot;;&quot;&quot;;&quot;data[ATTR_&quot;&amp;[.K67]&amp;&quot;] = rssf(rir&quot;&amp;[.A67]&amp;&quot;, REG_&quot;&amp;[.K67]&amp;&quot;)&quot;)" office:value-type="string" office:string-value="data[ATTR_BAT_DISCHR_TOTAL_L] = rssf(rir2, REG_BAT_DISCHR_TOTAL_L)" calcext:value-type="string">
            <text:p>data[ATTR_BAT_DISCHR_TOTAL_L] = rssf(rir2, REG_BAT_DISCHR_TOTAL_L)</text:p>
          </table:table-cell>
          <table:table-cell table:formula="of:=&quot;ATTR_&quot;&amp;[.K67]&amp;&quot; = &quot;&quot;&quot;&amp;LOWER(SUBSTITUTE(SUBSTITUTE(SUBSTITUTE(SUBSTITUTE(SUBSTITUTE(TRIM([.E67]);&quot;  &quot;;&quot; &quot;);&quot; &quot;;&quot;_&quot;);&quot;-&quot;;&quot;&quot;);&quot;(&quot;;&quot;&quot;);&quot;)&quot;;&quot;&quot;))&amp;&quot;&quot;&quot;&quot;" office:value-type="string" office:string-value="ATTR_BAT_DISCHR_TOTAL_L = &quot;bat_discharge_energy_total&quot;" calcext:value-type="string">
            <text:p>ATTR_BAT_DISCHR_TOTAL_L = "bat_discharge_energy_total"</text:p>
          </table:table-cell>
          <table:table-cell table:formula="of:=IF([.K67]=&quot;&quot;;&quot;&quot;;&quot;ATTR_&quot;&amp;[.K67]&amp;&quot; = &quot;&quot;&quot;&amp;LOWER([.K67])&amp;&quot;&quot;&quot;&quot;)" office:value-type="string" office:string-value="ATTR_BAT_DISCHR_TOTAL_L = &quot;bat_dischr_total_l&quot;" calcext:value-type="string">
            <text:p>ATTR_BAT_DISCHR_TOTAL_L = "bat_dischr_total_l"</text:p>
          </table:table-cell>
          <table:table-cell table:formula="of:=TRIM(ORG.LIBREOFFICE.REGEX([.G67];&quot;\d*\.\d*&quot;;&quot;&quot;))" office:value-type="string" office:string-value="kWh" calcext:value-type="string">
            <text:p>kWh</text:p>
          </table:table-cell>
          <table:table-cell table:formula="of:=IF([.P67]=&quot;&quot;;&quot;None&quot;;[.P67])" office:value-type="string" office:string-value="kWh" calcext:value-type="string">
            <text:p>kWh</text:p>
          </table:table-cell>
          <table:table-cell table:formula="of:=IF([.K67]=&quot;&quot;;&quot;&quot;;&quot;ATTR_&quot;&amp;[.K67]&amp;&quot;: &quot;&amp;VLOOKUP([.Q67];[Sheet2.$A$1:.$B$9];2)&amp;&quot;,&quot;)" office:value-type="string" office:string-value="ATTR_BAT_DISCHR_TOTAL_L: ENERGY_KILO_WATT_HOUR," calcext:value-type="string">
            <text:p>ATTR_BAT_DISCHR_TOTAL_L: ENERGY_KILO_WATT_HOUR,</text:p>
          </table:table-cell>
          <table:table-cell table:formula="of:=IF([.K67]=&quot;&quot;;&quot;&quot;;IF([.Q67]=&quot;None&quot;;[.O67];[.O67]&amp;&quot;  # &quot;&amp;[.Q67]))" office:value-type="string" office:string-value="ATTR_BAT_DISCHR_TOTAL_L = &quot;bat_dischr_total_l&quot;  # kWh" calcext:value-type="string">
            <text:p>ATTR_BAT_DISCHR_TOTAL_L = "bat_dischr_total_l" <text:s/># kWh</text:p>
          </table:table-cell>
          <table:table-cell table:formula="of:=IF([.K67]=&quot;&quot;;&quot;&quot;;&quot;REG_&quot;&amp;[.K67]&amp;&quot; = &quot;&amp;[.C67]-(45*([.A67]-1)))" office:value-type="string" office:string-value="REG_BAT_DISCHR_TOTAL_L = 18" calcext:value-type="string">
            <text:p>REG_BAT_DISCHR_TOTAL_L = 18</text:p>
          </table:table-cell>
          <table:table-cell table:number-columns-repeated="1004"/>
        </table:table-row>
        <table:table-row table:style-name="ro1">
          <table:table-cell table:formula="of:=INT([.C68]/45)+1" office:value-type="float" office:value="2" calcext:value-type="float">
            <text:p>2</text:p>
          </table:table-cell>
          <table:table-cell table:formula="of:=[.C68]-(45*([.A68]-1))" office:value-type="float" office:value="19" calcext:value-type="float">
            <text:p>19</text:p>
          </table:table-cell>
          <table:table-cell table:style-name="ce1" office:value-type="float" office:value="64" calcext:value-type="float">
            <text:p>64</text:p>
          </table:table-cell>
          <table:table-cell table:style-name="ce2" office:value-type="string" calcext:value-type="string">
            <text:p>Eac_dischrToday H </text:p>
          </table:table-cell>
          <table:table-cell table:style-name="ce2" office:value-type="string" calcext:value-type="string">
            <text:p>AC discharge Energy today </text:p>
          </table:table-cell>
          <table:table-cell table:number-columns-repeated="3"/>
          <table:table-cell table:formula="of:=TRIM([.D68])" office:value-type="string" office:string-value="Eac_dischrToday H" calcext:value-type="string">
            <text:p>Eac_dischrToday H</text:p>
          </table:table-cell>
          <table:table-cell table:formula="of:=UPPER(SUBSTITUTE([.I68];&quot; &quot;;&quot;_&quot;))" office:value-type="string" office:string-value="EAC_DISCHRTODAY_H" calcext:value-type="string">
            <text:p>EAC_DISCHRTODAY_H</text:p>
          </table:table-cell>
          <table:table-cell office:value-type="string" calcext:value-type="string">
            <text:p>AC_DISCHR_TODAY_H</text:p>
          </table:table-cell>
          <table:table-cell/>
          <table:table-cell table:formula="of:=IF([.K68]=&quot;&quot;;&quot;&quot;;&quot;data[ATTR_&quot;&amp;[.K68]&amp;&quot;] = rssf(rir&quot;&amp;[.A68]&amp;&quot;, REG_&quot;&amp;[.K68]&amp;&quot;)&quot;)" office:value-type="string" office:string-value="data[ATTR_AC_DISCHR_TODAY_H] = rssf(rir2, REG_AC_DISCHR_TODAY_H)" calcext:value-type="string">
            <text:p>data[ATTR_AC_DISCHR_TODAY_H] = rssf(rir2, REG_AC_DISCHR_TODAY_H)</text:p>
          </table:table-cell>
          <table:table-cell table:formula="of:=&quot;ATTR_&quot;&amp;[.K68]&amp;&quot; = &quot;&quot;&quot;&amp;LOWER(SUBSTITUTE(SUBSTITUTE(SUBSTITUTE(SUBSTITUTE(SUBSTITUTE(TRIM([.E68]);&quot;  &quot;;&quot; &quot;);&quot; &quot;;&quot;_&quot;);&quot;-&quot;;&quot;&quot;);&quot;(&quot;;&quot;&quot;);&quot;)&quot;;&quot;&quot;))&amp;&quot;&quot;&quot;&quot;" office:value-type="string" office:string-value="ATTR_AC_DISCHR_TODAY_H = &quot;ac_discharge_energy_today&quot;" calcext:value-type="string">
            <text:p>ATTR_AC_DISCHR_TODAY_H = "ac_discharge_energy_today"</text:p>
          </table:table-cell>
          <table:table-cell table:formula="of:=IF([.K68]=&quot;&quot;;&quot;&quot;;&quot;ATTR_&quot;&amp;[.K68]&amp;&quot; = &quot;&quot;&quot;&amp;LOWER([.K68])&amp;&quot;&quot;&quot;&quot;)" office:value-type="string" office:string-value="ATTR_AC_DISCHR_TODAY_H = &quot;ac_dischr_today_h&quot;" calcext:value-type="string">
            <text:p>ATTR_AC_DISCHR_TODAY_H = "ac_dischr_today_h"</text:p>
          </table:table-cell>
          <table:table-cell table:formula="of:=TRIM(ORG.LIBREOFFICE.REGEX([.G68];&quot;\d*\.\d*&quot;;&quot;&quot;))">
            <text:p/>
          </table:table-cell>
          <table:table-cell table:formula="of:=IF([.P68]=&quot;&quot;;&quot;None&quot;;[.P68])" office:value-type="string" office:string-value="None" calcext:value-type="string">
            <text:p>None</text:p>
          </table:table-cell>
          <table:table-cell table:formula="of:=IF([.K68]=&quot;&quot;;&quot;&quot;;&quot;ATTR_&quot;&amp;[.K68]&amp;&quot;: &quot;&amp;VLOOKUP([.Q68];[Sheet2.$A$1:.$B$9];2)&amp;&quot;,&quot;)" office:value-type="string" office:string-value="ATTR_AC_DISCHR_TODAY_H: None," calcext:value-type="string">
            <text:p>ATTR_AC_DISCHR_TODAY_H: None,</text:p>
          </table:table-cell>
          <table:table-cell table:formula="of:=IF([.K68]=&quot;&quot;;&quot;&quot;;IF([.Q68]=&quot;None&quot;;[.O68];[.O68]&amp;&quot;  # &quot;&amp;[.Q68]))" office:value-type="string" office:string-value="ATTR_AC_DISCHR_TODAY_H = &quot;ac_dischr_today_h&quot;" calcext:value-type="string">
            <text:p>ATTR_AC_DISCHR_TODAY_H = "ac_dischr_today_h"</text:p>
          </table:table-cell>
          <table:table-cell table:formula="of:=IF([.K68]=&quot;&quot;;&quot;&quot;;&quot;REG_&quot;&amp;[.K68]&amp;&quot; = &quot;&amp;[.C68]-(45*([.A68]-1)))" office:value-type="string" office:string-value="REG_AC_DISCHR_TODAY_H = 19" calcext:value-type="string">
            <text:p>REG_AC_DISCHR_TODAY_H = 19</text:p>
          </table:table-cell>
          <table:table-cell table:number-columns-repeated="1004"/>
        </table:table-row>
        <table:table-row table:style-name="ro1">
          <table:table-cell table:formula="of:=INT([.C69]/45)+1" office:value-type="float" office:value="2" calcext:value-type="float">
            <text:p>2</text:p>
          </table:table-cell>
          <table:table-cell table:formula="of:=[.C69]-(45*([.A69]-1))" office:value-type="float" office:value="20" calcext:value-type="float">
            <text:p>20</text:p>
          </table:table-cell>
          <table:table-cell table:style-name="ce1" office:value-type="float" office:value="65" calcext:value-type="float">
            <text:p>65</text:p>
          </table:table-cell>
          <table:table-cell table:style-name="ce2" office:value-type="string" calcext:value-type="string">
            <text:p>Eac_dischrToday L </text:p>
          </table:table-cell>
          <table:table-cell table:style-name="ce2" office:value-type="string" calcext:value-type="string">
            <text:p>AC discharge Energy today </text:p>
          </table:table-cell>
          <table:table-cell/>
          <table:table-cell office:value-type="string" calcext:value-type="string">
            <text:p>0.1kWh</text:p>
          </table:table-cell>
          <table:table-cell/>
          <table:table-cell table:formula="of:=TRIM([.D69])" office:value-type="string" office:string-value="Eac_dischrToday L" calcext:value-type="string">
            <text:p>Eac_dischrToday L</text:p>
          </table:table-cell>
          <table:table-cell table:formula="of:=UPPER(SUBSTITUTE([.I69];&quot; &quot;;&quot;_&quot;))" office:value-type="string" office:string-value="EAC_DISCHRTODAY_L" calcext:value-type="string">
            <text:p>EAC_DISCHRTODAY_L</text:p>
          </table:table-cell>
          <table:table-cell office:value-type="string" calcext:value-type="string">
            <text:p>AC_DISCHR_TODAY_L</text:p>
          </table:table-cell>
          <table:table-cell/>
          <table:table-cell table:formula="of:=IF([.K69]=&quot;&quot;;&quot;&quot;;&quot;data[ATTR_&quot;&amp;[.K69]&amp;&quot;] = rssf(rir&quot;&amp;[.A69]&amp;&quot;, REG_&quot;&amp;[.K69]&amp;&quot;)&quot;)" office:value-type="string" office:string-value="data[ATTR_AC_DISCHR_TODAY_L] = rssf(rir2, REG_AC_DISCHR_TODAY_L)" calcext:value-type="string">
            <text:p>data[ATTR_AC_DISCHR_TODAY_L] = rssf(rir2, REG_AC_DISCHR_TODAY_L)</text:p>
          </table:table-cell>
          <table:table-cell table:formula="of:=&quot;ATTR_&quot;&amp;[.K69]&amp;&quot; = &quot;&quot;&quot;&amp;LOWER(SUBSTITUTE(SUBSTITUTE(SUBSTITUTE(SUBSTITUTE(SUBSTITUTE(TRIM([.E69]);&quot;  &quot;;&quot; &quot;);&quot; &quot;;&quot;_&quot;);&quot;-&quot;;&quot;&quot;);&quot;(&quot;;&quot;&quot;);&quot;)&quot;;&quot;&quot;))&amp;&quot;&quot;&quot;&quot;" office:value-type="string" office:string-value="ATTR_AC_DISCHR_TODAY_L = &quot;ac_discharge_energy_today&quot;" calcext:value-type="string">
            <text:p>ATTR_AC_DISCHR_TODAY_L = "ac_discharge_energy_today"</text:p>
          </table:table-cell>
          <table:table-cell table:formula="of:=IF([.K69]=&quot;&quot;;&quot;&quot;;&quot;ATTR_&quot;&amp;[.K69]&amp;&quot; = &quot;&quot;&quot;&amp;LOWER([.K69])&amp;&quot;&quot;&quot;&quot;)" office:value-type="string" office:string-value="ATTR_AC_DISCHR_TODAY_L = &quot;ac_dischr_today_l&quot;" calcext:value-type="string">
            <text:p>ATTR_AC_DISCHR_TODAY_L = "ac_dischr_today_l"</text:p>
          </table:table-cell>
          <table:table-cell table:formula="of:=TRIM(ORG.LIBREOFFICE.REGEX([.G69];&quot;\d*\.\d*&quot;;&quot;&quot;))" office:value-type="string" office:string-value="kWh" calcext:value-type="string">
            <text:p>kWh</text:p>
          </table:table-cell>
          <table:table-cell table:formula="of:=IF([.P69]=&quot;&quot;;&quot;None&quot;;[.P69])" office:value-type="string" office:string-value="kWh" calcext:value-type="string">
            <text:p>kWh</text:p>
          </table:table-cell>
          <table:table-cell table:formula="of:=IF([.K69]=&quot;&quot;;&quot;&quot;;&quot;ATTR_&quot;&amp;[.K69]&amp;&quot;: &quot;&amp;VLOOKUP([.Q69];[Sheet2.$A$1:.$B$9];2)&amp;&quot;,&quot;)" office:value-type="string" office:string-value="ATTR_AC_DISCHR_TODAY_L: ENERGY_KILO_WATT_HOUR," calcext:value-type="string">
            <text:p>ATTR_AC_DISCHR_TODAY_L: ENERGY_KILO_WATT_HOUR,</text:p>
          </table:table-cell>
          <table:table-cell table:formula="of:=IF([.K69]=&quot;&quot;;&quot;&quot;;IF([.Q69]=&quot;None&quot;;[.O69];[.O69]&amp;&quot;  # &quot;&amp;[.Q69]))" office:value-type="string" office:string-value="ATTR_AC_DISCHR_TODAY_L = &quot;ac_dischr_today_l&quot;  # kWh" calcext:value-type="string">
            <text:p>ATTR_AC_DISCHR_TODAY_L = "ac_dischr_today_l" <text:s/># kWh</text:p>
          </table:table-cell>
          <table:table-cell table:formula="of:=IF([.K69]=&quot;&quot;;&quot;&quot;;&quot;REG_&quot;&amp;[.K69]&amp;&quot; = &quot;&amp;[.C69]-(45*([.A69]-1)))" office:value-type="string" office:string-value="REG_AC_DISCHR_TODAY_L = 20" calcext:value-type="string">
            <text:p>REG_AC_DISCHR_TODAY_L = 20</text:p>
          </table:table-cell>
          <table:table-cell table:number-columns-repeated="1004"/>
        </table:table-row>
        <table:table-row table:style-name="ro1">
          <table:table-cell table:formula="of:=INT([.C70]/45)+1" office:value-type="float" office:value="2" calcext:value-type="float">
            <text:p>2</text:p>
          </table:table-cell>
          <table:table-cell table:formula="of:=[.C70]-(45*([.A70]-1))" office:value-type="float" office:value="21" calcext:value-type="float">
            <text:p>21</text:p>
          </table:table-cell>
          <table:table-cell table:style-name="ce1" office:value-type="float" office:value="66" calcext:value-type="float">
            <text:p>66</text:p>
          </table:table-cell>
          <table:table-cell table:style-name="ce2" office:value-type="string" calcext:value-type="string">
            <text:p>Eac_dischrTotal H </text:p>
          </table:table-cell>
          <table:table-cell table:style-name="ce2" office:value-type="string" calcext:value-type="string">
            <text:p>AC discharge Energy total </text:p>
          </table:table-cell>
          <table:table-cell table:number-columns-repeated="3"/>
          <table:table-cell table:formula="of:=TRIM([.D70])" office:value-type="string" office:string-value="Eac_dischrTotal H" calcext:value-type="string">
            <text:p>Eac_dischrTotal H</text:p>
          </table:table-cell>
          <table:table-cell table:formula="of:=UPPER(SUBSTITUTE([.I70];&quot; &quot;;&quot;_&quot;))" office:value-type="string" office:string-value="EAC_DISCHRTOTAL_H" calcext:value-type="string">
            <text:p>EAC_DISCHRTOTAL_H</text:p>
          </table:table-cell>
          <table:table-cell office:value-type="string" calcext:value-type="string">
            <text:p>AC_DISCHR_TOTAL_H</text:p>
          </table:table-cell>
          <table:table-cell/>
          <table:table-cell table:formula="of:=IF([.K70]=&quot;&quot;;&quot;&quot;;&quot;data[ATTR_&quot;&amp;[.K70]&amp;&quot;] = rssf(rir&quot;&amp;[.A70]&amp;&quot;, REG_&quot;&amp;[.K70]&amp;&quot;)&quot;)" office:value-type="string" office:string-value="data[ATTR_AC_DISCHR_TOTAL_H] = rssf(rir2, REG_AC_DISCHR_TOTAL_H)" calcext:value-type="string">
            <text:p>data[ATTR_AC_DISCHR_TOTAL_H] = rssf(rir2, REG_AC_DISCHR_TOTAL_H)</text:p>
          </table:table-cell>
          <table:table-cell table:formula="of:=&quot;ATTR_&quot;&amp;[.K70]&amp;&quot; = &quot;&quot;&quot;&amp;LOWER(SUBSTITUTE(SUBSTITUTE(SUBSTITUTE(SUBSTITUTE(SUBSTITUTE(TRIM([.E70]);&quot;  &quot;;&quot; &quot;);&quot; &quot;;&quot;_&quot;);&quot;-&quot;;&quot;&quot;);&quot;(&quot;;&quot;&quot;);&quot;)&quot;;&quot;&quot;))&amp;&quot;&quot;&quot;&quot;" office:value-type="string" office:string-value="ATTR_AC_DISCHR_TOTAL_H = &quot;ac_discharge_energy_total&quot;" calcext:value-type="string">
            <text:p>ATTR_AC_DISCHR_TOTAL_H = "ac_discharge_energy_total"</text:p>
          </table:table-cell>
          <table:table-cell table:formula="of:=IF([.K70]=&quot;&quot;;&quot;&quot;;&quot;ATTR_&quot;&amp;[.K70]&amp;&quot; = &quot;&quot;&quot;&amp;LOWER([.K70])&amp;&quot;&quot;&quot;&quot;)" office:value-type="string" office:string-value="ATTR_AC_DISCHR_TOTAL_H = &quot;ac_dischr_total_h&quot;" calcext:value-type="string">
            <text:p>ATTR_AC_DISCHR_TOTAL_H = "ac_dischr_total_h"</text:p>
          </table:table-cell>
          <table:table-cell table:formula="of:=TRIM(ORG.LIBREOFFICE.REGEX([.G70];&quot;\d*\.\d*&quot;;&quot;&quot;))">
            <text:p/>
          </table:table-cell>
          <table:table-cell table:formula="of:=IF([.P70]=&quot;&quot;;&quot;None&quot;;[.P70])" office:value-type="string" office:string-value="None" calcext:value-type="string">
            <text:p>None</text:p>
          </table:table-cell>
          <table:table-cell table:formula="of:=IF([.K70]=&quot;&quot;;&quot;&quot;;&quot;ATTR_&quot;&amp;[.K70]&amp;&quot;: &quot;&amp;VLOOKUP([.Q70];[Sheet2.$A$1:.$B$9];2)&amp;&quot;,&quot;)" office:value-type="string" office:string-value="ATTR_AC_DISCHR_TOTAL_H: None," calcext:value-type="string">
            <text:p>ATTR_AC_DISCHR_TOTAL_H: None,</text:p>
          </table:table-cell>
          <table:table-cell table:formula="of:=IF([.K70]=&quot;&quot;;&quot;&quot;;IF([.Q70]=&quot;None&quot;;[.O70];[.O70]&amp;&quot;  # &quot;&amp;[.Q70]))" office:value-type="string" office:string-value="ATTR_AC_DISCHR_TOTAL_H = &quot;ac_dischr_total_h&quot;" calcext:value-type="string">
            <text:p>ATTR_AC_DISCHR_TOTAL_H = "ac_dischr_total_h"</text:p>
          </table:table-cell>
          <table:table-cell table:formula="of:=IF([.K70]=&quot;&quot;;&quot;&quot;;&quot;REG_&quot;&amp;[.K70]&amp;&quot; = &quot;&amp;[.C70]-(45*([.A70]-1)))" office:value-type="string" office:string-value="REG_AC_DISCHR_TOTAL_H = 21" calcext:value-type="string">
            <text:p>REG_AC_DISCHR_TOTAL_H = 21</text:p>
          </table:table-cell>
          <table:table-cell table:number-columns-repeated="1004"/>
        </table:table-row>
        <table:table-row table:style-name="ro1">
          <table:table-cell table:formula="of:=INT([.C71]/45)+1" office:value-type="float" office:value="2" calcext:value-type="float">
            <text:p>2</text:p>
          </table:table-cell>
          <table:table-cell table:formula="of:=[.C71]-(45*([.A71]-1))" office:value-type="float" office:value="22" calcext:value-type="float">
            <text:p>22</text:p>
          </table:table-cell>
          <table:table-cell table:style-name="ce1" office:value-type="float" office:value="67" calcext:value-type="float">
            <text:p>67</text:p>
          </table:table-cell>
          <table:table-cell table:style-name="ce2" office:value-type="string" calcext:value-type="string">
            <text:p>Eac_dischrTotal L </text:p>
          </table:table-cell>
          <table:table-cell table:style-name="ce2" office:value-type="string" calcext:value-type="string">
            <text:p>AC discharge Energy total </text:p>
          </table:table-cell>
          <table:table-cell/>
          <table:table-cell office:value-type="string" calcext:value-type="string">
            <text:p>0.1kWh</text:p>
          </table:table-cell>
          <table:table-cell/>
          <table:table-cell table:formula="of:=TRIM([.D71])" office:value-type="string" office:string-value="Eac_dischrTotal L" calcext:value-type="string">
            <text:p>Eac_dischrTotal L</text:p>
          </table:table-cell>
          <table:table-cell table:formula="of:=UPPER(SUBSTITUTE([.I71];&quot; &quot;;&quot;_&quot;))" office:value-type="string" office:string-value="EAC_DISCHRTOTAL_L" calcext:value-type="string">
            <text:p>EAC_DISCHRTOTAL_L</text:p>
          </table:table-cell>
          <table:table-cell office:value-type="string" calcext:value-type="string">
            <text:p>AC_DISCHR_TOTAL_L</text:p>
          </table:table-cell>
          <table:table-cell/>
          <table:table-cell table:formula="of:=IF([.K71]=&quot;&quot;;&quot;&quot;;&quot;data[ATTR_&quot;&amp;[.K71]&amp;&quot;] = rssf(rir&quot;&amp;[.A71]&amp;&quot;, REG_&quot;&amp;[.K71]&amp;&quot;)&quot;)" office:value-type="string" office:string-value="data[ATTR_AC_DISCHR_TOTAL_L] = rssf(rir2, REG_AC_DISCHR_TOTAL_L)" calcext:value-type="string">
            <text:p>data[ATTR_AC_DISCHR_TOTAL_L] = rssf(rir2, REG_AC_DISCHR_TOTAL_L)</text:p>
          </table:table-cell>
          <table:table-cell table:formula="of:=&quot;ATTR_&quot;&amp;[.K71]&amp;&quot; = &quot;&quot;&quot;&amp;LOWER(SUBSTITUTE(SUBSTITUTE(SUBSTITUTE(SUBSTITUTE(SUBSTITUTE(TRIM([.E71]);&quot;  &quot;;&quot; &quot;);&quot; &quot;;&quot;_&quot;);&quot;-&quot;;&quot;&quot;);&quot;(&quot;;&quot;&quot;);&quot;)&quot;;&quot;&quot;))&amp;&quot;&quot;&quot;&quot;" office:value-type="string" office:string-value="ATTR_AC_DISCHR_TOTAL_L = &quot;ac_discharge_energy_total&quot;" calcext:value-type="string">
            <text:p>ATTR_AC_DISCHR_TOTAL_L = "ac_discharge_energy_total"</text:p>
          </table:table-cell>
          <table:table-cell table:formula="of:=IF([.K71]=&quot;&quot;;&quot;&quot;;&quot;ATTR_&quot;&amp;[.K71]&amp;&quot; = &quot;&quot;&quot;&amp;LOWER([.K71])&amp;&quot;&quot;&quot;&quot;)" office:value-type="string" office:string-value="ATTR_AC_DISCHR_TOTAL_L = &quot;ac_dischr_total_l&quot;" calcext:value-type="string">
            <text:p>ATTR_AC_DISCHR_TOTAL_L = "ac_dischr_total_l"</text:p>
          </table:table-cell>
          <table:table-cell table:formula="of:=TRIM(ORG.LIBREOFFICE.REGEX([.G71];&quot;\d*\.\d*&quot;;&quot;&quot;))" office:value-type="string" office:string-value="kWh" calcext:value-type="string">
            <text:p>kWh</text:p>
          </table:table-cell>
          <table:table-cell table:formula="of:=IF([.P71]=&quot;&quot;;&quot;None&quot;;[.P71])" office:value-type="string" office:string-value="kWh" calcext:value-type="string">
            <text:p>kWh</text:p>
          </table:table-cell>
          <table:table-cell table:formula="of:=IF([.K71]=&quot;&quot;;&quot;&quot;;&quot;ATTR_&quot;&amp;[.K71]&amp;&quot;: &quot;&amp;VLOOKUP([.Q71];[Sheet2.$A$1:.$B$9];2)&amp;&quot;,&quot;)" office:value-type="string" office:string-value="ATTR_AC_DISCHR_TOTAL_L: ENERGY_KILO_WATT_HOUR," calcext:value-type="string">
            <text:p>ATTR_AC_DISCHR_TOTAL_L: ENERGY_KILO_WATT_HOUR,</text:p>
          </table:table-cell>
          <table:table-cell table:formula="of:=IF([.K71]=&quot;&quot;;&quot;&quot;;IF([.Q71]=&quot;None&quot;;[.O71];[.O71]&amp;&quot;  # &quot;&amp;[.Q71]))" office:value-type="string" office:string-value="ATTR_AC_DISCHR_TOTAL_L = &quot;ac_dischr_total_l&quot;  # kWh" calcext:value-type="string">
            <text:p>ATTR_AC_DISCHR_TOTAL_L = "ac_dischr_total_l" <text:s/># kWh</text:p>
          </table:table-cell>
          <table:table-cell table:formula="of:=IF([.K71]=&quot;&quot;;&quot;&quot;;&quot;REG_&quot;&amp;[.K71]&amp;&quot; = &quot;&amp;[.C71]-(45*([.A71]-1)))" office:value-type="string" office:string-value="REG_AC_DISCHR_TOTAL_L = 22" calcext:value-type="string">
            <text:p>REG_AC_DISCHR_TOTAL_L = 22</text:p>
          </table:table-cell>
          <table:table-cell table:number-columns-repeated="1004"/>
        </table:table-row>
        <table:table-row table:style-name="ro1">
          <table:table-cell table:formula="of:=INT([.C72]/45)+1" office:value-type="float" office:value="2" calcext:value-type="float">
            <text:p>2</text:p>
          </table:table-cell>
          <table:table-cell table:formula="of:=[.C72]-(45*([.A72]-1))" office:value-type="float" office:value="23" calcext:value-type="float">
            <text:p>23</text:p>
          </table:table-cell>
          <table:table-cell table:style-name="ce1" office:value-type="float" office:value="68" calcext:value-type="float">
            <text:p>68</text:p>
          </table:table-cell>
          <table:table-cell table:style-name="ce2" office:value-type="string" calcext:value-type="string">
            <text:p>AC Chr Curr </text:p>
          </table:table-cell>
          <table:table-cell table:style-name="ce2" office:value-type="string" calcext:value-type="string">
            <text:p>AC Charge Battery Current </text:p>
          </table:table-cell>
          <table:table-cell/>
          <table:table-cell office:value-type="string" calcext:value-type="string">
            <text:p>0.1A</text:p>
          </table:table-cell>
          <table:table-cell/>
          <table:table-cell table:formula="of:=TRIM([.D72])" office:value-type="string" office:string-value="AC Chr Curr" calcext:value-type="string">
            <text:p>AC Chr Curr</text:p>
          </table:table-cell>
          <table:table-cell table:formula="of:=UPPER(SUBSTITUTE([.I72];&quot; &quot;;&quot;_&quot;))" office:value-type="string" office:string-value="AC_CHR_CURR" calcext:value-type="string">
            <text:p>AC_CHR_CURR</text:p>
          </table:table-cell>
          <table:table-cell office:value-type="string" calcext:value-type="string">
            <text:p>AC_CHR_CURR</text:p>
          </table:table-cell>
          <table:table-cell/>
          <table:table-cell table:formula="of:=IF([.K72]=&quot;&quot;;&quot;&quot;;&quot;data[ATTR_&quot;&amp;[.K72]&amp;&quot;] = rssf(rir&quot;&amp;[.A72]&amp;&quot;, REG_&quot;&amp;[.K72]&amp;&quot;)&quot;)" office:value-type="string" office:string-value="data[ATTR_AC_CHR_CURR] = rssf(rir2, REG_AC_CHR_CURR)" calcext:value-type="string">
            <text:p>data[ATTR_AC_CHR_CURR] = rssf(rir2, REG_AC_CHR_CURR)</text:p>
          </table:table-cell>
          <table:table-cell table:formula="of:=&quot;ATTR_&quot;&amp;[.K72]&amp;&quot; = &quot;&quot;&quot;&amp;LOWER(SUBSTITUTE(SUBSTITUTE(SUBSTITUTE(SUBSTITUTE(SUBSTITUTE(TRIM([.E72]);&quot;  &quot;;&quot; &quot;);&quot; &quot;;&quot;_&quot;);&quot;-&quot;;&quot;&quot;);&quot;(&quot;;&quot;&quot;);&quot;)&quot;;&quot;&quot;))&amp;&quot;&quot;&quot;&quot;" office:value-type="string" office:string-value="ATTR_AC_CHR_CURR = &quot;ac_charge_battery_current&quot;" calcext:value-type="string">
            <text:p>ATTR_AC_CHR_CURR = "ac_charge_battery_current"</text:p>
          </table:table-cell>
          <table:table-cell table:formula="of:=IF([.K72]=&quot;&quot;;&quot;&quot;;&quot;ATTR_&quot;&amp;[.K72]&amp;&quot; = &quot;&quot;&quot;&amp;LOWER([.K72])&amp;&quot;&quot;&quot;&quot;)" office:value-type="string" office:string-value="ATTR_AC_CHR_CURR = &quot;ac_chr_curr&quot;" calcext:value-type="string">
            <text:p>ATTR_AC_CHR_CURR = "ac_chr_curr"</text:p>
          </table:table-cell>
          <table:table-cell table:formula="of:=TRIM(ORG.LIBREOFFICE.REGEX([.G72];&quot;\d*\.\d*&quot;;&quot;&quot;))" office:value-type="string" office:string-value="A" calcext:value-type="string">
            <text:p>A</text:p>
          </table:table-cell>
          <table:table-cell table:formula="of:=IF([.P72]=&quot;&quot;;&quot;None&quot;;[.P72])" office:value-type="string" office:string-value="A" calcext:value-type="string">
            <text:p>A</text:p>
          </table:table-cell>
          <table:table-cell table:formula="of:=IF([.K72]=&quot;&quot;;&quot;&quot;;&quot;ATTR_&quot;&amp;[.K72]&amp;&quot;: &quot;&amp;VLOOKUP([.Q72];[Sheet2.$A$1:.$B$9];2)&amp;&quot;,&quot;)" office:value-type="string" office:string-value="ATTR_AC_CHR_CURR: ELECTRICAL_CURRENT_AMPERE," calcext:value-type="string">
            <text:p>ATTR_AC_CHR_CURR: ELECTRICAL_CURRENT_AMPERE,</text:p>
          </table:table-cell>
          <table:table-cell table:formula="of:=IF([.K72]=&quot;&quot;;&quot;&quot;;IF([.Q72]=&quot;None&quot;;[.O72];[.O72]&amp;&quot;  # &quot;&amp;[.Q72]))" office:value-type="string" office:string-value="ATTR_AC_CHR_CURR = &quot;ac_chr_curr&quot;  # A" calcext:value-type="string">
            <text:p>ATTR_AC_CHR_CURR = "ac_chr_curr" <text:s/># A</text:p>
          </table:table-cell>
          <table:table-cell table:formula="of:=IF([.K72]=&quot;&quot;;&quot;&quot;;&quot;REG_&quot;&amp;[.K72]&amp;&quot; = &quot;&amp;[.C72]-(45*([.A72]-1)))" office:value-type="string" office:string-value="REG_AC_CHR_CURR = 23" calcext:value-type="string">
            <text:p>REG_AC_CHR_CURR = 23</text:p>
          </table:table-cell>
          <table:table-cell table:number-columns-repeated="1004"/>
        </table:table-row>
        <table:table-row table:style-name="ro1">
          <table:table-cell table:formula="of:=INT([.C73]/45)+1" office:value-type="float" office:value="2" calcext:value-type="float">
            <text:p>2</text:p>
          </table:table-cell>
          <table:table-cell table:formula="of:=[.C73]-(45*([.A73]-1))" office:value-type="float" office:value="24" calcext:value-type="float">
            <text:p>24</text:p>
          </table:table-cell>
          <table:table-cell table:style-name="ce1" office:value-type="float" office:value="69" calcext:value-type="float">
            <text:p>69</text:p>
          </table:table-cell>
          <table:table-cell table:style-name="ce2" office:value-type="string" calcext:value-type="string">
            <text:p>AC_DisChrWatt H </text:p>
          </table:table-cell>
          <table:table-cell table:style-name="ce2" office:value-type="string" calcext:value-type="string">
            <text:p>AC discharge watt (high) </text:p>
          </table:table-cell>
          <table:table-cell/>
          <table:table-cell office:value-type="string" calcext:value-type="string">
            <text:p>0.1W</text:p>
          </table:table-cell>
          <table:table-cell/>
          <table:table-cell table:formula="of:=TRIM([.D73])" office:value-type="string" office:string-value="AC_DisChrWatt H" calcext:value-type="string">
            <text:p>AC_DisChrWatt H</text:p>
          </table:table-cell>
          <table:table-cell table:formula="of:=UPPER(SUBSTITUTE([.I73];&quot; &quot;;&quot;_&quot;))" office:value-type="string" office:string-value="AC_DISCHRWATT_H" calcext:value-type="string">
            <text:p>AC_DISCHRWATT_H</text:p>
          </table:table-cell>
          <table:table-cell office:value-type="string" calcext:value-type="string">
            <text:p>AC_DISCHR_WATT_H</text:p>
          </table:table-cell>
          <table:table-cell/>
          <table:table-cell table:formula="of:=IF([.K73]=&quot;&quot;;&quot;&quot;;&quot;data[ATTR_&quot;&amp;[.K73]&amp;&quot;] = rssf(rir&quot;&amp;[.A73]&amp;&quot;, REG_&quot;&amp;[.K73]&amp;&quot;)&quot;)" office:value-type="string" office:string-value="data[ATTR_AC_DISCHR_WATT_H] = rssf(rir2, REG_AC_DISCHR_WATT_H)" calcext:value-type="string">
            <text:p>data[ATTR_AC_DISCHR_WATT_H] = rssf(rir2, REG_AC_DISCHR_WATT_H)</text:p>
          </table:table-cell>
          <table:table-cell table:formula="of:=&quot;ATTR_&quot;&amp;[.K73]&amp;&quot; = &quot;&quot;&quot;&amp;LOWER(SUBSTITUTE(SUBSTITUTE(SUBSTITUTE(SUBSTITUTE(SUBSTITUTE(TRIM([.E73]);&quot;  &quot;;&quot; &quot;);&quot; &quot;;&quot;_&quot;);&quot;-&quot;;&quot;&quot;);&quot;(&quot;;&quot;&quot;);&quot;)&quot;;&quot;&quot;))&amp;&quot;&quot;&quot;&quot;" office:value-type="string" office:string-value="ATTR_AC_DISCHR_WATT_H = &quot;ac_discharge_watt_high&quot;" calcext:value-type="string">
            <text:p>ATTR_AC_DISCHR_WATT_H = "ac_discharge_watt_high"</text:p>
          </table:table-cell>
          <table:table-cell table:formula="of:=IF([.K73]=&quot;&quot;;&quot;&quot;;&quot;ATTR_&quot;&amp;[.K73]&amp;&quot; = &quot;&quot;&quot;&amp;LOWER([.K73])&amp;&quot;&quot;&quot;&quot;)" office:value-type="string" office:string-value="ATTR_AC_DISCHR_WATT_H = &quot;ac_dischr_watt_h&quot;" calcext:value-type="string">
            <text:p>ATTR_AC_DISCHR_WATT_H = "ac_dischr_watt_h"</text:p>
          </table:table-cell>
          <table:table-cell table:formula="of:=TRIM(ORG.LIBREOFFICE.REGEX([.G73];&quot;\d*\.\d*&quot;;&quot;&quot;))" office:value-type="string" office:string-value="W" calcext:value-type="string">
            <text:p>W</text:p>
          </table:table-cell>
          <table:table-cell table:formula="of:=IF([.P73]=&quot;&quot;;&quot;None&quot;;[.P73])" office:value-type="string" office:string-value="W" calcext:value-type="string">
            <text:p>W</text:p>
          </table:table-cell>
          <table:table-cell table:formula="of:=IF([.K73]=&quot;&quot;;&quot;&quot;;&quot;ATTR_&quot;&amp;[.K73]&amp;&quot;: &quot;&amp;VLOOKUP([.Q73];[Sheet2.$A$1:.$B$9];2)&amp;&quot;,&quot;)" office:value-type="string" office:string-value="ATTR_AC_DISCHR_WATT_H: POWER_WATT," calcext:value-type="string">
            <text:p>ATTR_AC_DISCHR_WATT_H: POWER_WATT,</text:p>
          </table:table-cell>
          <table:table-cell table:formula="of:=IF([.K73]=&quot;&quot;;&quot;&quot;;IF([.Q73]=&quot;None&quot;;[.O73];[.O73]&amp;&quot;  # &quot;&amp;[.Q73]))" office:value-type="string" office:string-value="ATTR_AC_DISCHR_WATT_H = &quot;ac_dischr_watt_h&quot;  # W" calcext:value-type="string">
            <text:p>ATTR_AC_DISCHR_WATT_H = "ac_dischr_watt_h" <text:s/># W</text:p>
          </table:table-cell>
          <table:table-cell table:formula="of:=IF([.K73]=&quot;&quot;;&quot;&quot;;&quot;REG_&quot;&amp;[.K73]&amp;&quot; = &quot;&amp;[.C73]-(45*([.A73]-1)))" office:value-type="string" office:string-value="REG_AC_DISCHR_WATT_H = 24" calcext:value-type="string">
            <text:p>REG_AC_DISCHR_WATT_H = 24</text:p>
          </table:table-cell>
          <table:table-cell table:number-columns-repeated="1004"/>
        </table:table-row>
        <table:table-row table:style-name="ro1">
          <table:table-cell table:formula="of:=INT([.C74]/45)+1" office:value-type="float" office:value="2" calcext:value-type="float">
            <text:p>2</text:p>
          </table:table-cell>
          <table:table-cell table:formula="of:=[.C74]-(45*([.A74]-1))" office:value-type="float" office:value="25" calcext:value-type="float">
            <text:p>25</text:p>
          </table:table-cell>
          <table:table-cell table:style-name="ce1" office:value-type="float" office:value="70" calcext:value-type="float">
            <text:p>70</text:p>
          </table:table-cell>
          <table:table-cell table:style-name="ce2" office:value-type="string" calcext:value-type="string">
            <text:p>AC_DisChrWatt L </text:p>
          </table:table-cell>
          <table:table-cell table:style-name="ce2" office:value-type="string" calcext:value-type="string">
            <text:p>AC discharge watt (low) </text:p>
          </table:table-cell>
          <table:table-cell/>
          <table:table-cell office:value-type="string" calcext:value-type="string">
            <text:p>0.1W</text:p>
          </table:table-cell>
          <table:table-cell/>
          <table:table-cell table:formula="of:=TRIM([.D74])" office:value-type="string" office:string-value="AC_DisChrWatt L" calcext:value-type="string">
            <text:p>AC_DisChrWatt L</text:p>
          </table:table-cell>
          <table:table-cell table:formula="of:=UPPER(SUBSTITUTE([.I74];&quot; &quot;;&quot;_&quot;))" office:value-type="string" office:string-value="AC_DISCHRWATT_L" calcext:value-type="string">
            <text:p>AC_DISCHRWATT_L</text:p>
          </table:table-cell>
          <table:table-cell office:value-type="string" calcext:value-type="string">
            <text:p>AC_DISCHR_WATT_L</text:p>
          </table:table-cell>
          <table:table-cell/>
          <table:table-cell table:formula="of:=IF([.K74]=&quot;&quot;;&quot;&quot;;&quot;data[ATTR_&quot;&amp;[.K74]&amp;&quot;] = rssf(rir&quot;&amp;[.A74]&amp;&quot;, REG_&quot;&amp;[.K74]&amp;&quot;)&quot;)" office:value-type="string" office:string-value="data[ATTR_AC_DISCHR_WATT_L] = rssf(rir2, REG_AC_DISCHR_WATT_L)" calcext:value-type="string">
            <text:p>data[ATTR_AC_DISCHR_WATT_L] = rssf(rir2, REG_AC_DISCHR_WATT_L)</text:p>
          </table:table-cell>
          <table:table-cell table:formula="of:=&quot;ATTR_&quot;&amp;[.K74]&amp;&quot; = &quot;&quot;&quot;&amp;LOWER(SUBSTITUTE(SUBSTITUTE(SUBSTITUTE(SUBSTITUTE(SUBSTITUTE(TRIM([.E74]);&quot;  &quot;;&quot; &quot;);&quot; &quot;;&quot;_&quot;);&quot;-&quot;;&quot;&quot;);&quot;(&quot;;&quot;&quot;);&quot;)&quot;;&quot;&quot;))&amp;&quot;&quot;&quot;&quot;" office:value-type="string" office:string-value="ATTR_AC_DISCHR_WATT_L = &quot;ac_discharge_watt_low&quot;" calcext:value-type="string">
            <text:p>ATTR_AC_DISCHR_WATT_L = "ac_discharge_watt_low"</text:p>
          </table:table-cell>
          <table:table-cell table:formula="of:=IF([.K74]=&quot;&quot;;&quot;&quot;;&quot;ATTR_&quot;&amp;[.K74]&amp;&quot; = &quot;&quot;&quot;&amp;LOWER([.K74])&amp;&quot;&quot;&quot;&quot;)" office:value-type="string" office:string-value="ATTR_AC_DISCHR_WATT_L = &quot;ac_dischr_watt_l&quot;" calcext:value-type="string">
            <text:p>ATTR_AC_DISCHR_WATT_L = "ac_dischr_watt_l"</text:p>
          </table:table-cell>
          <table:table-cell table:formula="of:=TRIM(ORG.LIBREOFFICE.REGEX([.G74];&quot;\d*\.\d*&quot;;&quot;&quot;))" office:value-type="string" office:string-value="W" calcext:value-type="string">
            <text:p>W</text:p>
          </table:table-cell>
          <table:table-cell table:formula="of:=IF([.P74]=&quot;&quot;;&quot;None&quot;;[.P74])" office:value-type="string" office:string-value="W" calcext:value-type="string">
            <text:p>W</text:p>
          </table:table-cell>
          <table:table-cell table:formula="of:=IF([.K74]=&quot;&quot;;&quot;&quot;;&quot;ATTR_&quot;&amp;[.K74]&amp;&quot;: &quot;&amp;VLOOKUP([.Q74];[Sheet2.$A$1:.$B$9];2)&amp;&quot;,&quot;)" office:value-type="string" office:string-value="ATTR_AC_DISCHR_WATT_L: POWER_WATT," calcext:value-type="string">
            <text:p>ATTR_AC_DISCHR_WATT_L: POWER_WATT,</text:p>
          </table:table-cell>
          <table:table-cell table:formula="of:=IF([.K74]=&quot;&quot;;&quot;&quot;;IF([.Q74]=&quot;None&quot;;[.O74];[.O74]&amp;&quot;  # &quot;&amp;[.Q74]))" office:value-type="string" office:string-value="ATTR_AC_DISCHR_WATT_L = &quot;ac_dischr_watt_l&quot;  # W" calcext:value-type="string">
            <text:p>ATTR_AC_DISCHR_WATT_L = "ac_dischr_watt_l" <text:s/># W</text:p>
          </table:table-cell>
          <table:table-cell table:formula="of:=IF([.K74]=&quot;&quot;;&quot;&quot;;&quot;REG_&quot;&amp;[.K74]&amp;&quot; = &quot;&amp;[.C74]-(45*([.A74]-1)))" office:value-type="string" office:string-value="REG_AC_DISCHR_WATT_L = 25" calcext:value-type="string">
            <text:p>REG_AC_DISCHR_WATT_L = 25</text:p>
          </table:table-cell>
          <table:table-cell table:number-columns-repeated="1004"/>
        </table:table-row>
        <table:table-row table:style-name="ro1">
          <table:table-cell table:formula="of:=INT([.C75]/45)+1" office:value-type="float" office:value="2" calcext:value-type="float">
            <text:p>2</text:p>
          </table:table-cell>
          <table:table-cell table:formula="of:=[.C75]-(45*([.A75]-1))" office:value-type="float" office:value="26" calcext:value-type="float">
            <text:p>26</text:p>
          </table:table-cell>
          <table:table-cell table:style-name="ce1" office:value-type="float" office:value="71" calcext:value-type="float">
            <text:p>71</text:p>
          </table:table-cell>
          <table:table-cell table:style-name="ce2" office:value-type="string" calcext:value-type="string">
            <text:p>AC_DisChrVA H </text:p>
          </table:table-cell>
          <table:table-cell office:value-type="string" calcext:value-type="string">
            <text:p>AC discharge apparent power (high)</text:p>
          </table:table-cell>
          <table:table-cell/>
          <table:table-cell office:value-type="string" calcext:value-type="string">
            <text:p>0.1VA</text:p>
          </table:table-cell>
          <table:table-cell/>
          <table:table-cell table:formula="of:=TRIM([.D75])" office:value-type="string" office:string-value="AC_DisChrVA H" calcext:value-type="string">
            <text:p>AC_DisChrVA H</text:p>
          </table:table-cell>
          <table:table-cell table:formula="of:=UPPER(SUBSTITUTE([.I75];&quot; &quot;;&quot;_&quot;))" office:value-type="string" office:string-value="AC_DISCHRVA_H" calcext:value-type="string">
            <text:p>AC_DISCHRVA_H</text:p>
          </table:table-cell>
          <table:table-cell office:value-type="string" calcext:value-type="string">
            <text:p>AC_DISCHR_VA_H</text:p>
          </table:table-cell>
          <table:table-cell/>
          <table:table-cell table:formula="of:=IF([.K75]=&quot;&quot;;&quot;&quot;;&quot;data[ATTR_&quot;&amp;[.K75]&amp;&quot;] = rssf(rir&quot;&amp;[.A75]&amp;&quot;, REG_&quot;&amp;[.K75]&amp;&quot;)&quot;)" office:value-type="string" office:string-value="data[ATTR_AC_DISCHR_VA_H] = rssf(rir2, REG_AC_DISCHR_VA_H)" calcext:value-type="string">
            <text:p>data[ATTR_AC_DISCHR_VA_H] = rssf(rir2, REG_AC_DISCHR_VA_H)</text:p>
          </table:table-cell>
          <table:table-cell table:formula="of:=&quot;ATTR_&quot;&amp;[.K75]&amp;&quot; = &quot;&quot;&quot;&amp;LOWER(SUBSTITUTE(SUBSTITUTE(SUBSTITUTE(SUBSTITUTE(SUBSTITUTE(TRIM([.E75]);&quot;  &quot;;&quot; &quot;);&quot; &quot;;&quot;_&quot;);&quot;-&quot;;&quot;&quot;);&quot;(&quot;;&quot;&quot;);&quot;)&quot;;&quot;&quot;))&amp;&quot;&quot;&quot;&quot;" office:value-type="string" office:string-value="ATTR_AC_DISCHR_VA_H = &quot;ac_discharge_apparent_power_high&quot;" calcext:value-type="string">
            <text:p>ATTR_AC_DISCHR_VA_H = "ac_discharge_apparent_power_high"</text:p>
          </table:table-cell>
          <table:table-cell table:formula="of:=IF([.K75]=&quot;&quot;;&quot;&quot;;&quot;ATTR_&quot;&amp;[.K75]&amp;&quot; = &quot;&quot;&quot;&amp;LOWER([.K75])&amp;&quot;&quot;&quot;&quot;)" office:value-type="string" office:string-value="ATTR_AC_DISCHR_VA_H = &quot;ac_dischr_va_h&quot;" calcext:value-type="string">
            <text:p>ATTR_AC_DISCHR_VA_H = "ac_dischr_va_h"</text:p>
          </table:table-cell>
          <table:table-cell table:formula="of:=TRIM(ORG.LIBREOFFICE.REGEX([.G75];&quot;\d*\.\d*&quot;;&quot;&quot;))" office:value-type="string" office:string-value="VA" calcext:value-type="string">
            <text:p>VA</text:p>
          </table:table-cell>
          <table:table-cell table:formula="of:=IF([.P75]=&quot;&quot;;&quot;None&quot;;[.P75])" office:value-type="string" office:string-value="VA" calcext:value-type="string">
            <text:p>VA</text:p>
          </table:table-cell>
          <table:table-cell table:formula="of:=IF([.K75]=&quot;&quot;;&quot;&quot;;&quot;ATTR_&quot;&amp;[.K75]&amp;&quot;: &quot;&amp;VLOOKUP([.Q75];[Sheet2.$A$1:.$B$9];2)&amp;&quot;,&quot;)" office:value-type="string" office:string-value="ATTR_AC_DISCHR_VA_H: APPARENT_POWER," calcext:value-type="string">
            <text:p>ATTR_AC_DISCHR_VA_H: APPARENT_POWER,</text:p>
          </table:table-cell>
          <table:table-cell table:formula="of:=IF([.K75]=&quot;&quot;;&quot;&quot;;IF([.Q75]=&quot;None&quot;;[.O75];[.O75]&amp;&quot;  # &quot;&amp;[.Q75]))" office:value-type="string" office:string-value="ATTR_AC_DISCHR_VA_H = &quot;ac_dischr_va_h&quot;  # VA" calcext:value-type="string">
            <text:p>ATTR_AC_DISCHR_VA_H = "ac_dischr_va_h" <text:s/># VA</text:p>
          </table:table-cell>
          <table:table-cell table:formula="of:=IF([.K75]=&quot;&quot;;&quot;&quot;;&quot;REG_&quot;&amp;[.K75]&amp;&quot; = &quot;&amp;[.C75]-(45*([.A75]-1)))" office:value-type="string" office:string-value="REG_AC_DISCHR_VA_H = 26" calcext:value-type="string">
            <text:p>REG_AC_DISCHR_VA_H = 26</text:p>
          </table:table-cell>
          <table:table-cell table:number-columns-repeated="1004"/>
        </table:table-row>
        <table:table-row table:style-name="ro1">
          <table:table-cell table:formula="of:=INT([.C76]/45)+1" office:value-type="float" office:value="2" calcext:value-type="float">
            <text:p>2</text:p>
          </table:table-cell>
          <table:table-cell table:formula="of:=[.C76]-(45*([.A76]-1))" office:value-type="float" office:value="27" calcext:value-type="float">
            <text:p>27</text:p>
          </table:table-cell>
          <table:table-cell table:style-name="ce1" office:value-type="float" office:value="72" calcext:value-type="float">
            <text:p>72</text:p>
          </table:table-cell>
          <table:table-cell table:style-name="ce2" office:value-type="string" calcext:value-type="string">
            <text:p>AC_DisChrVA L </text:p>
          </table:table-cell>
          <table:table-cell office:value-type="string" calcext:value-type="string">
            <text:p>AC discharge apparent power (low)</text:p>
          </table:table-cell>
          <table:table-cell/>
          <table:table-cell office:value-type="string" calcext:value-type="string">
            <text:p>0.1VA</text:p>
          </table:table-cell>
          <table:table-cell/>
          <table:table-cell table:formula="of:=TRIM([.D76])" office:value-type="string" office:string-value="AC_DisChrVA L" calcext:value-type="string">
            <text:p>AC_DisChrVA L</text:p>
          </table:table-cell>
          <table:table-cell table:formula="of:=UPPER(SUBSTITUTE([.I76];&quot; &quot;;&quot;_&quot;))" office:value-type="string" office:string-value="AC_DISCHRVA_L" calcext:value-type="string">
            <text:p>AC_DISCHRVA_L</text:p>
          </table:table-cell>
          <table:table-cell office:value-type="string" calcext:value-type="string">
            <text:p>AC_DISCHR_VA_L</text:p>
          </table:table-cell>
          <table:table-cell/>
          <table:table-cell table:formula="of:=IF([.K76]=&quot;&quot;;&quot;&quot;;&quot;data[ATTR_&quot;&amp;[.K76]&amp;&quot;] = rssf(rir&quot;&amp;[.A76]&amp;&quot;, REG_&quot;&amp;[.K76]&amp;&quot;)&quot;)" office:value-type="string" office:string-value="data[ATTR_AC_DISCHR_VA_L] = rssf(rir2, REG_AC_DISCHR_VA_L)" calcext:value-type="string">
            <text:p>data[ATTR_AC_DISCHR_VA_L] = rssf(rir2, REG_AC_DISCHR_VA_L)</text:p>
          </table:table-cell>
          <table:table-cell table:formula="of:=&quot;ATTR_&quot;&amp;[.K76]&amp;&quot; = &quot;&quot;&quot;&amp;LOWER(SUBSTITUTE(SUBSTITUTE(SUBSTITUTE(SUBSTITUTE(SUBSTITUTE(TRIM([.E76]);&quot;  &quot;;&quot; &quot;);&quot; &quot;;&quot;_&quot;);&quot;-&quot;;&quot;&quot;);&quot;(&quot;;&quot;&quot;);&quot;)&quot;;&quot;&quot;))&amp;&quot;&quot;&quot;&quot;" office:value-type="string" office:string-value="ATTR_AC_DISCHR_VA_L = &quot;ac_discharge_apparent_power_low&quot;" calcext:value-type="string">
            <text:p>ATTR_AC_DISCHR_VA_L = "ac_discharge_apparent_power_low"</text:p>
          </table:table-cell>
          <table:table-cell table:formula="of:=IF([.K76]=&quot;&quot;;&quot;&quot;;&quot;ATTR_&quot;&amp;[.K76]&amp;&quot; = &quot;&quot;&quot;&amp;LOWER([.K76])&amp;&quot;&quot;&quot;&quot;)" office:value-type="string" office:string-value="ATTR_AC_DISCHR_VA_L = &quot;ac_dischr_va_l&quot;" calcext:value-type="string">
            <text:p>ATTR_AC_DISCHR_VA_L = "ac_dischr_va_l"</text:p>
          </table:table-cell>
          <table:table-cell table:formula="of:=TRIM(ORG.LIBREOFFICE.REGEX([.G76];&quot;\d*\.\d*&quot;;&quot;&quot;))" office:value-type="string" office:string-value="VA" calcext:value-type="string">
            <text:p>VA</text:p>
          </table:table-cell>
          <table:table-cell table:formula="of:=IF([.P76]=&quot;&quot;;&quot;None&quot;;[.P76])" office:value-type="string" office:string-value="VA" calcext:value-type="string">
            <text:p>VA</text:p>
          </table:table-cell>
          <table:table-cell table:formula="of:=IF([.K76]=&quot;&quot;;&quot;&quot;;&quot;ATTR_&quot;&amp;[.K76]&amp;&quot;: &quot;&amp;VLOOKUP([.Q76];[Sheet2.$A$1:.$B$9];2)&amp;&quot;,&quot;)" office:value-type="string" office:string-value="ATTR_AC_DISCHR_VA_L: APPARENT_POWER," calcext:value-type="string">
            <text:p>ATTR_AC_DISCHR_VA_L: APPARENT_POWER,</text:p>
          </table:table-cell>
          <table:table-cell table:formula="of:=IF([.K76]=&quot;&quot;;&quot;&quot;;IF([.Q76]=&quot;None&quot;;[.O76];[.O76]&amp;&quot;  # &quot;&amp;[.Q76]))" office:value-type="string" office:string-value="ATTR_AC_DISCHR_VA_L = &quot;ac_dischr_va_l&quot;  # VA" calcext:value-type="string">
            <text:p>ATTR_AC_DISCHR_VA_L = "ac_dischr_va_l" <text:s/># VA</text:p>
          </table:table-cell>
          <table:table-cell table:formula="of:=IF([.K76]=&quot;&quot;;&quot;&quot;;&quot;REG_&quot;&amp;[.K76]&amp;&quot; = &quot;&amp;[.C76]-(45*([.A76]-1)))" office:value-type="string" office:string-value="REG_AC_DISCHR_VA_L = 27" calcext:value-type="string">
            <text:p>REG_AC_DISCHR_VA_L = 27</text:p>
          </table:table-cell>
          <table:table-cell table:number-columns-repeated="1004"/>
        </table:table-row>
        <table:table-row table:style-name="ro1">
          <table:table-cell table:formula="of:=INT([.C77]/45)+1" office:value-type="float" office:value="2" calcext:value-type="float">
            <text:p>2</text:p>
          </table:table-cell>
          <table:table-cell table:formula="of:=[.C77]-(45*([.A77]-1))" office:value-type="float" office:value="28" calcext:value-type="float">
            <text:p>28</text:p>
          </table:table-cell>
          <table:table-cell table:style-name="ce1" office:value-type="float" office:value="73" calcext:value-type="float">
            <text:p>73</text:p>
          </table:table-cell>
          <table:table-cell table:style-name="ce2" office:value-type="string" calcext:value-type="string">
            <text:p>Bat_DisChrWatt H </text:p>
          </table:table-cell>
          <table:table-cell table:style-name="ce2" office:value-type="string" calcext:value-type="string">
            <text:p>Bat discharge watt (high) </text:p>
          </table:table-cell>
          <table:table-cell table:style-name="ce2"/>
          <table:table-cell table:style-name="ce2" office:value-type="string" calcext:value-type="string">
            <text:p>0.1W</text:p>
          </table:table-cell>
          <table:table-cell/>
          <table:table-cell table:formula="of:=TRIM([.D77])" office:value-type="string" office:string-value="Bat_DisChrWatt H" calcext:value-type="string">
            <text:p>Bat_DisChrWatt H</text:p>
          </table:table-cell>
          <table:table-cell table:formula="of:=UPPER(SUBSTITUTE([.I77];&quot; &quot;;&quot;_&quot;))" office:value-type="string" office:string-value="BAT_DISCHRWATT_H" calcext:value-type="string">
            <text:p>BAT_DISCHRWATT_H</text:p>
          </table:table-cell>
          <table:table-cell office:value-type="string" calcext:value-type="string">
            <text:p>BAT_DISCHR_WATT_H</text:p>
          </table:table-cell>
          <table:table-cell/>
          <table:table-cell table:formula="of:=IF([.K77]=&quot;&quot;;&quot;&quot;;&quot;data[ATTR_&quot;&amp;[.K77]&amp;&quot;] = rssf(rir&quot;&amp;[.A77]&amp;&quot;, REG_&quot;&amp;[.K77]&amp;&quot;)&quot;)" office:value-type="string" office:string-value="data[ATTR_BAT_DISCHR_WATT_H] = rssf(rir2, REG_BAT_DISCHR_WATT_H)" calcext:value-type="string">
            <text:p>data[ATTR_BAT_DISCHR_WATT_H] = rssf(rir2, REG_BAT_DISCHR_WATT_H)</text:p>
          </table:table-cell>
          <table:table-cell table:formula="of:=&quot;ATTR_&quot;&amp;[.K77]&amp;&quot; = &quot;&quot;&quot;&amp;LOWER(SUBSTITUTE(SUBSTITUTE(SUBSTITUTE(SUBSTITUTE(SUBSTITUTE(TRIM([.E77]);&quot;  &quot;;&quot; &quot;);&quot; &quot;;&quot;_&quot;);&quot;-&quot;;&quot;&quot;);&quot;(&quot;;&quot;&quot;);&quot;)&quot;;&quot;&quot;))&amp;&quot;&quot;&quot;&quot;" office:value-type="string" office:string-value="ATTR_BAT_DISCHR_WATT_H = &quot;bat_discharge_watt_high&quot;" calcext:value-type="string">
            <text:p>ATTR_BAT_DISCHR_WATT_H = "bat_discharge_watt_high"</text:p>
          </table:table-cell>
          <table:table-cell table:formula="of:=IF([.K77]=&quot;&quot;;&quot;&quot;;&quot;ATTR_&quot;&amp;[.K77]&amp;&quot; = &quot;&quot;&quot;&amp;LOWER([.K77])&amp;&quot;&quot;&quot;&quot;)" office:value-type="string" office:string-value="ATTR_BAT_DISCHR_WATT_H = &quot;bat_dischr_watt_h&quot;" calcext:value-type="string">
            <text:p>ATTR_BAT_DISCHR_WATT_H = "bat_dischr_watt_h"</text:p>
          </table:table-cell>
          <table:table-cell table:formula="of:=TRIM(ORG.LIBREOFFICE.REGEX([.G77];&quot;\d*\.\d*&quot;;&quot;&quot;))" office:value-type="string" office:string-value="W" calcext:value-type="string">
            <text:p>W</text:p>
          </table:table-cell>
          <table:table-cell table:formula="of:=IF([.P77]=&quot;&quot;;&quot;None&quot;;[.P77])" office:value-type="string" office:string-value="W" calcext:value-type="string">
            <text:p>W</text:p>
          </table:table-cell>
          <table:table-cell table:formula="of:=IF([.K77]=&quot;&quot;;&quot;&quot;;&quot;ATTR_&quot;&amp;[.K77]&amp;&quot;: &quot;&amp;VLOOKUP([.Q77];[Sheet2.$A$1:.$B$9];2)&amp;&quot;,&quot;)" office:value-type="string" office:string-value="ATTR_BAT_DISCHR_WATT_H: POWER_WATT," calcext:value-type="string">
            <text:p>ATTR_BAT_DISCHR_WATT_H: POWER_WATT,</text:p>
          </table:table-cell>
          <table:table-cell table:formula="of:=IF([.K77]=&quot;&quot;;&quot;&quot;;IF([.Q77]=&quot;None&quot;;[.O77];[.O77]&amp;&quot;  # &quot;&amp;[.Q77]))" office:value-type="string" office:string-value="ATTR_BAT_DISCHR_WATT_H = &quot;bat_dischr_watt_h&quot;  # W" calcext:value-type="string">
            <text:p>ATTR_BAT_DISCHR_WATT_H = "bat_dischr_watt_h" <text:s/># W</text:p>
          </table:table-cell>
          <table:table-cell table:formula="of:=IF([.K77]=&quot;&quot;;&quot;&quot;;&quot;REG_&quot;&amp;[.K77]&amp;&quot; = &quot;&amp;[.C77]-(45*([.A77]-1)))" office:value-type="string" office:string-value="REG_BAT_DISCHR_WATT_H = 28" calcext:value-type="string">
            <text:p>REG_BAT_DISCHR_WATT_H = 28</text:p>
          </table:table-cell>
          <table:table-cell table:number-columns-repeated="1004"/>
        </table:table-row>
        <table:table-row table:style-name="ro1">
          <table:table-cell table:formula="of:=INT([.C78]/45)+1" office:value-type="float" office:value="2" calcext:value-type="float">
            <text:p>2</text:p>
          </table:table-cell>
          <table:table-cell table:formula="of:=[.C78]-(45*([.A78]-1))" office:value-type="float" office:value="29" calcext:value-type="float">
            <text:p>29</text:p>
          </table:table-cell>
          <table:table-cell table:style-name="ce1" office:value-type="float" office:value="74" calcext:value-type="float">
            <text:p>74</text:p>
          </table:table-cell>
          <table:table-cell table:style-name="ce2" office:value-type="string" calcext:value-type="string">
            <text:p>Bat_DisChrWatt L </text:p>
          </table:table-cell>
          <table:table-cell table:style-name="ce2" office:value-type="string" calcext:value-type="string">
            <text:p>Bat discharge watt (low) </text:p>
          </table:table-cell>
          <table:table-cell/>
          <table:table-cell table:style-name="ce2" office:value-type="string" calcext:value-type="string">
            <text:p>0.1W</text:p>
          </table:table-cell>
          <table:table-cell/>
          <table:table-cell table:formula="of:=TRIM([.D78])" office:value-type="string" office:string-value="Bat_DisChrWatt L" calcext:value-type="string">
            <text:p>Bat_DisChrWatt L</text:p>
          </table:table-cell>
          <table:table-cell table:formula="of:=UPPER(SUBSTITUTE([.I78];&quot; &quot;;&quot;_&quot;))" office:value-type="string" office:string-value="BAT_DISCHRWATT_L" calcext:value-type="string">
            <text:p>BAT_DISCHRWATT_L</text:p>
          </table:table-cell>
          <table:table-cell office:value-type="string" calcext:value-type="string">
            <text:p>BAT_DISCHR_WATT_L</text:p>
          </table:table-cell>
          <table:table-cell/>
          <table:table-cell table:formula="of:=IF([.K78]=&quot;&quot;;&quot;&quot;;&quot;data[ATTR_&quot;&amp;[.K78]&amp;&quot;] = rssf(rir&quot;&amp;[.A78]&amp;&quot;, REG_&quot;&amp;[.K78]&amp;&quot;)&quot;)" office:value-type="string" office:string-value="data[ATTR_BAT_DISCHR_WATT_L] = rssf(rir2, REG_BAT_DISCHR_WATT_L)" calcext:value-type="string">
            <text:p>data[ATTR_BAT_DISCHR_WATT_L] = rssf(rir2, REG_BAT_DISCHR_WATT_L)</text:p>
          </table:table-cell>
          <table:table-cell table:formula="of:=&quot;ATTR_&quot;&amp;[.K78]&amp;&quot; = &quot;&quot;&quot;&amp;LOWER(SUBSTITUTE(SUBSTITUTE(SUBSTITUTE(SUBSTITUTE(SUBSTITUTE(TRIM([.E78]);&quot;  &quot;;&quot; &quot;);&quot; &quot;;&quot;_&quot;);&quot;-&quot;;&quot;&quot;);&quot;(&quot;;&quot;&quot;);&quot;)&quot;;&quot;&quot;))&amp;&quot;&quot;&quot;&quot;" office:value-type="string" office:string-value="ATTR_BAT_DISCHR_WATT_L = &quot;bat_discharge_watt_low&quot;" calcext:value-type="string">
            <text:p>ATTR_BAT_DISCHR_WATT_L = "bat_discharge_watt_low"</text:p>
          </table:table-cell>
          <table:table-cell table:formula="of:=IF([.K78]=&quot;&quot;;&quot;&quot;;&quot;ATTR_&quot;&amp;[.K78]&amp;&quot; = &quot;&quot;&quot;&amp;LOWER([.K78])&amp;&quot;&quot;&quot;&quot;)" office:value-type="string" office:string-value="ATTR_BAT_DISCHR_WATT_L = &quot;bat_dischr_watt_l&quot;" calcext:value-type="string">
            <text:p>ATTR_BAT_DISCHR_WATT_L = "bat_dischr_watt_l"</text:p>
          </table:table-cell>
          <table:table-cell table:formula="of:=TRIM(ORG.LIBREOFFICE.REGEX([.G78];&quot;\d*\.\d*&quot;;&quot;&quot;))" office:value-type="string" office:string-value="W" calcext:value-type="string">
            <text:p>W</text:p>
          </table:table-cell>
          <table:table-cell table:formula="of:=IF([.P78]=&quot;&quot;;&quot;None&quot;;[.P78])" office:value-type="string" office:string-value="W" calcext:value-type="string">
            <text:p>W</text:p>
          </table:table-cell>
          <table:table-cell table:formula="of:=IF([.K78]=&quot;&quot;;&quot;&quot;;&quot;ATTR_&quot;&amp;[.K78]&amp;&quot;: &quot;&amp;VLOOKUP([.Q78];[Sheet2.$A$1:.$B$9];2)&amp;&quot;,&quot;)" office:value-type="string" office:string-value="ATTR_BAT_DISCHR_WATT_L: POWER_WATT," calcext:value-type="string">
            <text:p>ATTR_BAT_DISCHR_WATT_L: POWER_WATT,</text:p>
          </table:table-cell>
          <table:table-cell table:formula="of:=IF([.K78]=&quot;&quot;;&quot;&quot;;IF([.Q78]=&quot;None&quot;;[.O78];[.O78]&amp;&quot;  # &quot;&amp;[.Q78]))" office:value-type="string" office:string-value="ATTR_BAT_DISCHR_WATT_L = &quot;bat_dischr_watt_l&quot;  # W" calcext:value-type="string">
            <text:p>ATTR_BAT_DISCHR_WATT_L = "bat_dischr_watt_l" <text:s/># W</text:p>
          </table:table-cell>
          <table:table-cell table:formula="of:=IF([.K78]=&quot;&quot;;&quot;&quot;;&quot;REG_&quot;&amp;[.K78]&amp;&quot; = &quot;&amp;[.C78]-(45*([.A78]-1)))" office:value-type="string" office:string-value="REG_BAT_DISCHR_WATT_L = 29" calcext:value-type="string">
            <text:p>REG_BAT_DISCHR_WATT_L = 29</text:p>
          </table:table-cell>
          <table:table-cell table:number-columns-repeated="1004"/>
        </table:table-row>
        <table:table-row table:style-name="ro1">
          <table:table-cell table:formula="of:=INT([.C79]/45)+1" office:value-type="float" office:value="2" calcext:value-type="float">
            <text:p>2</text:p>
          </table:table-cell>
          <table:table-cell table:formula="of:=[.C79]-(45*([.A79]-1))" office:value-type="float" office:value="30" calcext:value-type="float">
            <text:p>30</text:p>
          </table:table-cell>
          <table:table-cell table:style-name="ce1" office:value-type="float" office:value="75" calcext:value-type="float">
            <text:p>75</text:p>
          </table:table-cell>
          <table:table-cell table:style-name="ce2" office:value-type="string" calcext:value-type="string">
            <text:p>Bat_DisChrVA H </text:p>
          </table:table-cell>
          <table:table-cell office:value-type="string" calcext:value-type="string">
            <text:p>Bat discharge apparent power (high)</text:p>
          </table:table-cell>
          <table:table-cell/>
          <table:table-cell office:value-type="string" calcext:value-type="string">
            <text:p>0.1VA</text:p>
          </table:table-cell>
          <table:table-cell/>
          <table:table-cell table:formula="of:=TRIM([.D79])" office:value-type="string" office:string-value="Bat_DisChrVA H" calcext:value-type="string">
            <text:p>Bat_DisChrVA H</text:p>
          </table:table-cell>
          <table:table-cell table:formula="of:=UPPER(SUBSTITUTE([.I79];&quot; &quot;;&quot;_&quot;))" office:value-type="string" office:string-value="BAT_DISCHRVA_H" calcext:value-type="string">
            <text:p>BAT_DISCHRVA_H</text:p>
          </table:table-cell>
          <table:table-cell office:value-type="string" calcext:value-type="string">
            <text:p>BAT_DISCHR_VA_H</text:p>
          </table:table-cell>
          <table:table-cell/>
          <table:table-cell table:formula="of:=IF([.K79]=&quot;&quot;;&quot;&quot;;&quot;data[ATTR_&quot;&amp;[.K79]&amp;&quot;] = rssf(rir&quot;&amp;[.A79]&amp;&quot;, REG_&quot;&amp;[.K79]&amp;&quot;)&quot;)" office:value-type="string" office:string-value="data[ATTR_BAT_DISCHR_VA_H] = rssf(rir2, REG_BAT_DISCHR_VA_H)" calcext:value-type="string">
            <text:p>data[ATTR_BAT_DISCHR_VA_H] = rssf(rir2, REG_BAT_DISCHR_VA_H)</text:p>
          </table:table-cell>
          <table:table-cell table:formula="of:=&quot;ATTR_&quot;&amp;[.K79]&amp;&quot; = &quot;&quot;&quot;&amp;LOWER(SUBSTITUTE(SUBSTITUTE(SUBSTITUTE(SUBSTITUTE(SUBSTITUTE(TRIM([.E79]);&quot;  &quot;;&quot; &quot;);&quot; &quot;;&quot;_&quot;);&quot;-&quot;;&quot;&quot;);&quot;(&quot;;&quot;&quot;);&quot;)&quot;;&quot;&quot;))&amp;&quot;&quot;&quot;&quot;" office:value-type="string" office:string-value="ATTR_BAT_DISCHR_VA_H = &quot;bat_discharge_apparent_power_high&quot;" calcext:value-type="string">
            <text:p>ATTR_BAT_DISCHR_VA_H = "bat_discharge_apparent_power_high"</text:p>
          </table:table-cell>
          <table:table-cell table:formula="of:=IF([.K79]=&quot;&quot;;&quot;&quot;;&quot;ATTR_&quot;&amp;[.K79]&amp;&quot; = &quot;&quot;&quot;&amp;LOWER([.K79])&amp;&quot;&quot;&quot;&quot;)" office:value-type="string" office:string-value="ATTR_BAT_DISCHR_VA_H = &quot;bat_dischr_va_h&quot;" calcext:value-type="string">
            <text:p>ATTR_BAT_DISCHR_VA_H = "bat_dischr_va_h"</text:p>
          </table:table-cell>
          <table:table-cell table:formula="of:=TRIM(ORG.LIBREOFFICE.REGEX([.G79];&quot;\d*\.\d*&quot;;&quot;&quot;))" office:value-type="string" office:string-value="VA" calcext:value-type="string">
            <text:p>VA</text:p>
          </table:table-cell>
          <table:table-cell table:formula="of:=IF([.P79]=&quot;&quot;;&quot;None&quot;;[.P79])" office:value-type="string" office:string-value="VA" calcext:value-type="string">
            <text:p>VA</text:p>
          </table:table-cell>
          <table:table-cell table:formula="of:=IF([.K79]=&quot;&quot;;&quot;&quot;;&quot;ATTR_&quot;&amp;[.K79]&amp;&quot;: &quot;&amp;VLOOKUP([.Q79];[Sheet2.$A$1:.$B$9];2)&amp;&quot;,&quot;)" office:value-type="string" office:string-value="ATTR_BAT_DISCHR_VA_H: APPARENT_POWER," calcext:value-type="string">
            <text:p>ATTR_BAT_DISCHR_VA_H: APPARENT_POWER,</text:p>
          </table:table-cell>
          <table:table-cell table:formula="of:=IF([.K79]=&quot;&quot;;&quot;&quot;;IF([.Q79]=&quot;None&quot;;[.O79];[.O79]&amp;&quot;  # &quot;&amp;[.Q79]))" office:value-type="string" office:string-value="ATTR_BAT_DISCHR_VA_H = &quot;bat_dischr_va_h&quot;  # VA" calcext:value-type="string">
            <text:p>ATTR_BAT_DISCHR_VA_H = "bat_dischr_va_h" <text:s/># VA</text:p>
          </table:table-cell>
          <table:table-cell table:formula="of:=IF([.K79]=&quot;&quot;;&quot;&quot;;&quot;REG_&quot;&amp;[.K79]&amp;&quot; = &quot;&amp;[.C79]-(45*([.A79]-1)))" office:value-type="string" office:string-value="REG_BAT_DISCHR_VA_H = 30" calcext:value-type="string">
            <text:p>REG_BAT_DISCHR_VA_H = 30</text:p>
          </table:table-cell>
          <table:table-cell table:number-columns-repeated="1004"/>
        </table:table-row>
        <table:table-row table:style-name="ro1">
          <table:table-cell table:formula="of:=INT([.C80]/45)+1" office:value-type="float" office:value="2" calcext:value-type="float">
            <text:p>2</text:p>
          </table:table-cell>
          <table:table-cell table:formula="of:=[.C80]-(45*([.A80]-1))" office:value-type="float" office:value="31" calcext:value-type="float">
            <text:p>31</text:p>
          </table:table-cell>
          <table:table-cell table:style-name="ce1" office:value-type="float" office:value="76" calcext:value-type="float">
            <text:p>76</text:p>
          </table:table-cell>
          <table:table-cell table:style-name="ce2" office:value-type="string" calcext:value-type="string">
            <text:p>Bat_DisChrVA L </text:p>
          </table:table-cell>
          <table:table-cell office:value-type="string" calcext:value-type="string">
            <text:p>Bat discharge apparent power (low)</text:p>
          </table:table-cell>
          <table:table-cell/>
          <table:table-cell office:value-type="string" calcext:value-type="string">
            <text:p>0.1VA</text:p>
          </table:table-cell>
          <table:table-cell/>
          <table:table-cell table:formula="of:=TRIM([.D80])" office:value-type="string" office:string-value="Bat_DisChrVA L" calcext:value-type="string">
            <text:p>Bat_DisChrVA L</text:p>
          </table:table-cell>
          <table:table-cell table:formula="of:=UPPER(SUBSTITUTE([.I80];&quot; &quot;;&quot;_&quot;))" office:value-type="string" office:string-value="BAT_DISCHRVA_L" calcext:value-type="string">
            <text:p>BAT_DISCHRVA_L</text:p>
          </table:table-cell>
          <table:table-cell office:value-type="string" calcext:value-type="string">
            <text:p>BAT_DISCHR_VA_L</text:p>
          </table:table-cell>
          <table:table-cell/>
          <table:table-cell table:formula="of:=IF([.K80]=&quot;&quot;;&quot;&quot;;&quot;data[ATTR_&quot;&amp;[.K80]&amp;&quot;] = rssf(rir&quot;&amp;[.A80]&amp;&quot;, REG_&quot;&amp;[.K80]&amp;&quot;)&quot;)" office:value-type="string" office:string-value="data[ATTR_BAT_DISCHR_VA_L] = rssf(rir2, REG_BAT_DISCHR_VA_L)" calcext:value-type="string">
            <text:p>data[ATTR_BAT_DISCHR_VA_L] = rssf(rir2, REG_BAT_DISCHR_VA_L)</text:p>
          </table:table-cell>
          <table:table-cell table:formula="of:=&quot;ATTR_&quot;&amp;[.K80]&amp;&quot; = &quot;&quot;&quot;&amp;LOWER(SUBSTITUTE(SUBSTITUTE(SUBSTITUTE(SUBSTITUTE(SUBSTITUTE(TRIM([.E80]);&quot;  &quot;;&quot; &quot;);&quot; &quot;;&quot;_&quot;);&quot;-&quot;;&quot;&quot;);&quot;(&quot;;&quot;&quot;);&quot;)&quot;;&quot;&quot;))&amp;&quot;&quot;&quot;&quot;" office:value-type="string" office:string-value="ATTR_BAT_DISCHR_VA_L = &quot;bat_discharge_apparent_power_low&quot;" calcext:value-type="string">
            <text:p>ATTR_BAT_DISCHR_VA_L = "bat_discharge_apparent_power_low"</text:p>
          </table:table-cell>
          <table:table-cell table:formula="of:=IF([.K80]=&quot;&quot;;&quot;&quot;;&quot;ATTR_&quot;&amp;[.K80]&amp;&quot; = &quot;&quot;&quot;&amp;LOWER([.K80])&amp;&quot;&quot;&quot;&quot;)" office:value-type="string" office:string-value="ATTR_BAT_DISCHR_VA_L = &quot;bat_dischr_va_l&quot;" calcext:value-type="string">
            <text:p>ATTR_BAT_DISCHR_VA_L = "bat_dischr_va_l"</text:p>
          </table:table-cell>
          <table:table-cell table:formula="of:=TRIM(ORG.LIBREOFFICE.REGEX([.G80];&quot;\d*\.\d*&quot;;&quot;&quot;))" office:value-type="string" office:string-value="VA" calcext:value-type="string">
            <text:p>VA</text:p>
          </table:table-cell>
          <table:table-cell table:formula="of:=IF([.P80]=&quot;&quot;;&quot;None&quot;;[.P80])" office:value-type="string" office:string-value="VA" calcext:value-type="string">
            <text:p>VA</text:p>
          </table:table-cell>
          <table:table-cell table:formula="of:=IF([.K80]=&quot;&quot;;&quot;&quot;;&quot;ATTR_&quot;&amp;[.K80]&amp;&quot;: &quot;&amp;VLOOKUP([.Q80];[Sheet2.$A$1:.$B$9];2)&amp;&quot;,&quot;)" office:value-type="string" office:string-value="ATTR_BAT_DISCHR_VA_L: APPARENT_POWER," calcext:value-type="string">
            <text:p>ATTR_BAT_DISCHR_VA_L: APPARENT_POWER,</text:p>
          </table:table-cell>
          <table:table-cell table:formula="of:=IF([.K80]=&quot;&quot;;&quot;&quot;;IF([.Q80]=&quot;None&quot;;[.O80];[.O80]&amp;&quot;  # &quot;&amp;[.Q80]))" office:value-type="string" office:string-value="ATTR_BAT_DISCHR_VA_L = &quot;bat_dischr_va_l&quot;  # VA" calcext:value-type="string">
            <text:p>ATTR_BAT_DISCHR_VA_L = "bat_dischr_va_l" <text:s/># VA</text:p>
          </table:table-cell>
          <table:table-cell table:formula="of:=IF([.K80]=&quot;&quot;;&quot;&quot;;&quot;REG_&quot;&amp;[.K80]&amp;&quot; = &quot;&amp;[.C80]-(45*([.A80]-1)))" office:value-type="string" office:string-value="REG_BAT_DISCHR_VA_L = 31" calcext:value-type="string">
            <text:p>REG_BAT_DISCHR_VA_L = 31</text:p>
          </table:table-cell>
          <table:table-cell table:number-columns-repeated="1004"/>
        </table:table-row>
        <table:table-row table:style-name="ro3">
          <table:table-cell table:formula="of:=INT([.C81]/45)+1" office:value-type="float" office:value="2" calcext:value-type="float">
            <text:p>2</text:p>
          </table:table-cell>
          <table:table-cell table:formula="of:=[.C81]-(45*([.A81]-1))" office:value-type="float" office:value="32" calcext:value-type="float">
            <text:p>32</text:p>
          </table:table-cell>
          <table:table-cell table:style-name="ce1" office:value-type="float" office:value="77" calcext:value-type="float">
            <text:p>77</text:p>
          </table:table-cell>
          <table:table-cell table:style-name="ce2" office:value-type="string" calcext:value-type="string">
            <text:p>Bat_Watt H </text:p>
          </table:table-cell>
          <table:table-cell office:value-type="string" calcext:value-type="string">
            <text:p>Bat watt (high) </text:p>
          </table:table-cell>
          <table:table-cell office:value-type="string" calcext:value-type="string">
            <text:p>(signed int 32) </text:p>
            <text:p>Positive:Battery Discharge Power; </text:p>
            <text:p>Negative: Battery Charge Power</text:p>
          </table:table-cell>
          <table:table-cell table:style-name="ce2" office:value-type="string" calcext:value-type="string">
            <text:p>0.1W</text:p>
          </table:table-cell>
          <table:table-cell/>
          <table:table-cell table:formula="of:=TRIM([.D81])" office:value-type="string" office:string-value="Bat_Watt H" calcext:value-type="string">
            <text:p>Bat_Watt H</text:p>
          </table:table-cell>
          <table:table-cell table:formula="of:=UPPER(SUBSTITUTE([.I81];&quot; &quot;;&quot;_&quot;))" office:value-type="string" office:string-value="BAT_WATT_H" calcext:value-type="string">
            <text:p>BAT_WATT_H</text:p>
          </table:table-cell>
          <table:table-cell office:value-type="string" calcext:value-type="string">
            <text:p>BAT_WATT_H</text:p>
          </table:table-cell>
          <table:table-cell/>
          <table:table-cell table:formula="of:=IF([.K81]=&quot;&quot;;&quot;&quot;;&quot;data[ATTR_&quot;&amp;[.K81]&amp;&quot;] = rssf(rir&quot;&amp;[.A81]&amp;&quot;, REG_&quot;&amp;[.K81]&amp;&quot;)&quot;)" office:value-type="string" office:string-value="data[ATTR_BAT_WATT_H] = rssf(rir2, REG_BAT_WATT_H)" calcext:value-type="string">
            <text:p>data[ATTR_BAT_WATT_H] = rssf(rir2, REG_BAT_WATT_H)</text:p>
          </table:table-cell>
          <table:table-cell table:formula="of:=&quot;ATTR_&quot;&amp;[.K81]&amp;&quot; = &quot;&quot;&quot;&amp;LOWER(SUBSTITUTE(SUBSTITUTE(SUBSTITUTE(SUBSTITUTE(SUBSTITUTE(TRIM([.E81]);&quot;  &quot;;&quot; &quot;);&quot; &quot;;&quot;_&quot;);&quot;-&quot;;&quot;&quot;);&quot;(&quot;;&quot;&quot;);&quot;)&quot;;&quot;&quot;))&amp;&quot;&quot;&quot;&quot;" office:value-type="string" office:string-value="ATTR_BAT_WATT_H = &quot;bat_watt_high&quot;" calcext:value-type="string">
            <text:p>ATTR_BAT_WATT_H = "bat_watt_high"</text:p>
          </table:table-cell>
          <table:table-cell table:formula="of:=IF([.K81]=&quot;&quot;;&quot;&quot;;&quot;ATTR_&quot;&amp;[.K81]&amp;&quot; = &quot;&quot;&quot;&amp;LOWER([.K81])&amp;&quot;&quot;&quot;&quot;)" office:value-type="string" office:string-value="ATTR_BAT_WATT_H = &quot;bat_watt_h&quot;" calcext:value-type="string">
            <text:p>ATTR_BAT_WATT_H = "bat_watt_h"</text:p>
          </table:table-cell>
          <table:table-cell table:formula="of:=TRIM(ORG.LIBREOFFICE.REGEX([.G81];&quot;\d*\.\d*&quot;;&quot;&quot;))" office:value-type="string" office:string-value="W" calcext:value-type="string">
            <text:p>W</text:p>
          </table:table-cell>
          <table:table-cell table:formula="of:=IF([.P81]=&quot;&quot;;&quot;None&quot;;[.P81])" office:value-type="string" office:string-value="W" calcext:value-type="string">
            <text:p>W</text:p>
          </table:table-cell>
          <table:table-cell table:formula="of:=IF([.K81]=&quot;&quot;;&quot;&quot;;&quot;ATTR_&quot;&amp;[.K81]&amp;&quot;: &quot;&amp;VLOOKUP([.Q81];[Sheet2.$A$1:.$B$9];2)&amp;&quot;,&quot;)" office:value-type="string" office:string-value="ATTR_BAT_WATT_H: POWER_WATT," calcext:value-type="string">
            <text:p>ATTR_BAT_WATT_H: POWER_WATT,</text:p>
          </table:table-cell>
          <table:table-cell table:formula="of:=IF([.K81]=&quot;&quot;;&quot;&quot;;IF([.Q81]=&quot;None&quot;;[.O81];[.O81]&amp;&quot;  # &quot;&amp;[.Q81]))" office:value-type="string" office:string-value="ATTR_BAT_WATT_H = &quot;bat_watt_h&quot;  # W" calcext:value-type="string">
            <text:p>ATTR_BAT_WATT_H = "bat_watt_h" <text:s/># W</text:p>
          </table:table-cell>
          <table:table-cell table:formula="of:=IF([.K81]=&quot;&quot;;&quot;&quot;;&quot;REG_&quot;&amp;[.K81]&amp;&quot; = &quot;&amp;[.C81]-(45*([.A81]-1)))" office:value-type="string" office:string-value="REG_BAT_WATT_H = 32" calcext:value-type="string">
            <text:p>REG_BAT_WATT_H = 32</text:p>
          </table:table-cell>
          <table:table-cell table:number-columns-repeated="1004"/>
        </table:table-row>
        <table:table-row table:style-name="ro3">
          <table:table-cell table:formula="of:=INT([.C82]/45)+1" office:value-type="float" office:value="2" calcext:value-type="float">
            <text:p>2</text:p>
          </table:table-cell>
          <table:table-cell table:formula="of:=[.C82]-(45*([.A82]-1))" office:value-type="float" office:value="33" calcext:value-type="float">
            <text:p>33</text:p>
          </table:table-cell>
          <table:table-cell table:style-name="ce1" office:value-type="float" office:value="78" calcext:value-type="float">
            <text:p>78</text:p>
          </table:table-cell>
          <table:table-cell table:style-name="ce2" office:value-type="string" calcext:value-type="string">
            <text:p>Bat_Watt L </text:p>
          </table:table-cell>
          <table:table-cell table:style-name="ce2" office:value-type="string" calcext:value-type="string">
            <text:p>Bat watt (low) </text:p>
          </table:table-cell>
          <table:table-cell office:value-type="string" calcext:value-type="string">
            <text:p>(signed int 32) </text:p>
            <text:p>Positive:Battery Discharge Power; </text:p>
            <text:p>Negative: Battery Charge Power</text:p>
          </table:table-cell>
          <table:table-cell table:style-name="ce2" office:value-type="string" calcext:value-type="string">
            <text:p>0.1W</text:p>
          </table:table-cell>
          <table:table-cell/>
          <table:table-cell table:formula="of:=TRIM([.D82])" office:value-type="string" office:string-value="Bat_Watt L" calcext:value-type="string">
            <text:p>Bat_Watt L</text:p>
          </table:table-cell>
          <table:table-cell table:formula="of:=UPPER(SUBSTITUTE([.I82];&quot; &quot;;&quot;_&quot;))" office:value-type="string" office:string-value="BAT_WATT_L" calcext:value-type="string">
            <text:p>BAT_WATT_L</text:p>
          </table:table-cell>
          <table:table-cell office:value-type="string" calcext:value-type="string">
            <text:p>BAT_WATT_L</text:p>
          </table:table-cell>
          <table:table-cell/>
          <table:table-cell table:formula="of:=IF([.K82]=&quot;&quot;;&quot;&quot;;&quot;data[ATTR_&quot;&amp;[.K82]&amp;&quot;] = rssf(rir&quot;&amp;[.A82]&amp;&quot;, REG_&quot;&amp;[.K82]&amp;&quot;)&quot;)" office:value-type="string" office:string-value="data[ATTR_BAT_WATT_L] = rssf(rir2, REG_BAT_WATT_L)" calcext:value-type="string">
            <text:p>data[ATTR_BAT_WATT_L] = rssf(rir2, REG_BAT_WATT_L)</text:p>
          </table:table-cell>
          <table:table-cell table:formula="of:=&quot;ATTR_&quot;&amp;[.K82]&amp;&quot; = &quot;&quot;&quot;&amp;LOWER(SUBSTITUTE(SUBSTITUTE(SUBSTITUTE(SUBSTITUTE(SUBSTITUTE(TRIM([.E82]);&quot;  &quot;;&quot; &quot;);&quot; &quot;;&quot;_&quot;);&quot;-&quot;;&quot;&quot;);&quot;(&quot;;&quot;&quot;);&quot;)&quot;;&quot;&quot;))&amp;&quot;&quot;&quot;&quot;" office:value-type="string" office:string-value="ATTR_BAT_WATT_L = &quot;bat_watt_low&quot;" calcext:value-type="string">
            <text:p>ATTR_BAT_WATT_L = "bat_watt_low"</text:p>
          </table:table-cell>
          <table:table-cell table:formula="of:=IF([.K82]=&quot;&quot;;&quot;&quot;;&quot;ATTR_&quot;&amp;[.K82]&amp;&quot; = &quot;&quot;&quot;&amp;LOWER([.K82])&amp;&quot;&quot;&quot;&quot;)" office:value-type="string" office:string-value="ATTR_BAT_WATT_L = &quot;bat_watt_l&quot;" calcext:value-type="string">
            <text:p>ATTR_BAT_WATT_L = "bat_watt_l"</text:p>
          </table:table-cell>
          <table:table-cell table:formula="of:=TRIM(ORG.LIBREOFFICE.REGEX([.G82];&quot;\d*\.\d*&quot;;&quot;&quot;))" office:value-type="string" office:string-value="W" calcext:value-type="string">
            <text:p>W</text:p>
          </table:table-cell>
          <table:table-cell table:formula="of:=IF([.P82]=&quot;&quot;;&quot;None&quot;;[.P82])" office:value-type="string" office:string-value="W" calcext:value-type="string">
            <text:p>W</text:p>
          </table:table-cell>
          <table:table-cell table:formula="of:=IF([.K82]=&quot;&quot;;&quot;&quot;;&quot;ATTR_&quot;&amp;[.K82]&amp;&quot;: &quot;&amp;VLOOKUP([.Q82];[Sheet2.$A$1:.$B$9];2)&amp;&quot;,&quot;)" office:value-type="string" office:string-value="ATTR_BAT_WATT_L: POWER_WATT," calcext:value-type="string">
            <text:p>ATTR_BAT_WATT_L: POWER_WATT,</text:p>
          </table:table-cell>
          <table:table-cell table:formula="of:=IF([.K82]=&quot;&quot;;&quot;&quot;;IF([.Q82]=&quot;None&quot;;[.O82];[.O82]&amp;&quot;  # &quot;&amp;[.Q82]))" office:value-type="string" office:string-value="ATTR_BAT_WATT_L = &quot;bat_watt_l&quot;  # W" calcext:value-type="string">
            <text:p>ATTR_BAT_WATT_L = "bat_watt_l" <text:s/># W</text:p>
          </table:table-cell>
          <table:table-cell table:formula="of:=IF([.K82]=&quot;&quot;;&quot;&quot;;&quot;REG_&quot;&amp;[.K82]&amp;&quot; = &quot;&amp;[.C82]-(45*([.A82]-1)))" office:value-type="string" office:string-value="REG_BAT_WATT_L = 33" calcext:value-type="string">
            <text:p>REG_BAT_WATT_L = 33</text:p>
          </table:table-cell>
          <table:table-cell table:number-columns-repeated="1004"/>
        </table:table-row>
        <table:table-row table:style-name="ro1">
          <table:table-cell table:formula="of:=INT([.C83]/45)+1" office:value-type="float" office:value="2" calcext:value-type="float">
            <text:p>2</text:p>
          </table:table-cell>
          <table:table-cell table:formula="of:=[.C83]-(45*([.A83]-1))" office:value-type="float" office:value="34" calcext:value-type="float">
            <text:p>34</text:p>
          </table:table-cell>
          <table:table-cell table:style-name="ce1" office:value-type="float" office:value="79" calcext:value-type="float">
            <text:p>79</text:p>
          </table:table-cell>
          <table:table-cell table:style-name="ce2" office:value-type="string" calcext:value-type="string">
            <text:p>Reserved </text:p>
          </table:table-cell>
          <table:table-cell table:style-name="ce2" office:value-type="string" calcext:value-type="string">
            <text:p>Not Used </text:p>
          </table:table-cell>
          <table:table-cell table:number-columns-repeated="3"/>
          <table:table-cell table:formula="of:=TRIM([.D83])" office:value-type="string" office:string-value="Reserved" calcext:value-type="string">
            <text:p>Reserved</text:p>
          </table:table-cell>
          <table:table-cell table:formula="of:=UPPER(SUBSTITUTE([.I83];&quot; &quot;;&quot;_&quot;))" office:value-type="string" office:string-value="RESERVED" calcext:value-type="string">
            <text:p>RESERVED</text:p>
          </table:table-cell>
          <table:table-cell table:number-columns-repeated="2"/>
          <table:table-cell table:formula="of:=IF([.K83]=&quot;&quot;;&quot;&quot;;&quot;data[ATTR_&quot;&amp;[.K83]&amp;&quot;] = rssf(rir&quot;&amp;[.A83]&amp;&quot;, REG_&quot;&amp;[.K83]&amp;&quot;)&quot;)">
            <text:p/>
          </table:table-cell>
          <table:table-cell table:formula="of:=&quot;ATTR_&quot;&amp;[.K83]&amp;&quot; = &quot;&quot;&quot;&amp;LOWER(SUBSTITUTE(SUBSTITUTE(SUBSTITUTE(SUBSTITUTE(SUBSTITUTE(TRIM([.E83]);&quot;  &quot;;&quot; &quot;);&quot; &quot;;&quot;_&quot;);&quot;-&quot;;&quot;&quot;);&quot;(&quot;;&quot;&quot;);&quot;)&quot;;&quot;&quot;))&amp;&quot;&quot;&quot;&quot;" office:value-type="string" office:string-value="ATTR_ = &quot;not_used&quot;" calcext:value-type="string">
            <text:p>ATTR_ = "not_used"</text:p>
          </table:table-cell>
          <table:table-cell table:formula="of:=IF([.K83]=&quot;&quot;;&quot;&quot;;&quot;ATTR_&quot;&amp;[.K83]&amp;&quot; = &quot;&quot;&quot;&amp;LOWER([.K83])&amp;&quot;&quot;&quot;&quot;)">
            <text:p/>
          </table:table-cell>
          <table:table-cell table:formula="of:=TRIM(ORG.LIBREOFFICE.REGEX([.G83];&quot;\d*\.\d*&quot;;&quot;&quot;))">
            <text:p/>
          </table:table-cell>
          <table:table-cell table:formula="of:=IF([.P83]=&quot;&quot;;&quot;None&quot;;[.P83])" office:value-type="string" office:string-value="None" calcext:value-type="string">
            <text:p>None</text:p>
          </table:table-cell>
          <table:table-cell table:formula="of:=IF([.K83]=&quot;&quot;;&quot;&quot;;&quot;ATTR_&quot;&amp;[.K83]&amp;&quot;: &quot;&amp;VLOOKUP([.Q83];[Sheet2.$A$1:.$B$9];2)&amp;&quot;,&quot;)">
            <text:p/>
          </table:table-cell>
          <table:table-cell table:formula="of:=IF([.K83]=&quot;&quot;;&quot;&quot;;IF([.Q83]=&quot;None&quot;;[.O83];[.O83]&amp;&quot;  # &quot;&amp;[.Q83]))">
            <text:p/>
          </table:table-cell>
          <table:table-cell table:formula="of:=IF([.K83]=&quot;&quot;;&quot;&quot;;&quot;REG_&quot;&amp;[.K83]&amp;&quot; = &quot;&amp;[.C83]-(45*([.A83]-1)))">
            <text:p/>
          </table:table-cell>
          <table:table-cell table:number-columns-repeated="1004"/>
        </table:table-row>
        <table:table-row table:style-name="ro4">
          <table:table-cell table:formula="of:=INT([.C84]/45)+1" office:value-type="float" office:value="2" calcext:value-type="float">
            <text:p>2</text:p>
          </table:table-cell>
          <table:table-cell table:formula="of:=[.C84]-(45*([.A84]-1))" office:value-type="float" office:value="35" calcext:value-type="float">
            <text:p>35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string" calcext:value-type="string">
            <text:p>BatOverCharge </text:p>
          </table:table-cell>
          <table:table-cell table:style-name="ce2" office:value-type="string" calcext:value-type="string">
            <text:p>Battery Over Charge Flag </text:p>
          </table:table-cell>
          <table:table-cell office:value-type="string" calcext:value-type="string">
            <text:p>0:Battery not over charge; </text:p>
            <text:p>1:Battery over charge;</text:p>
          </table:table-cell>
          <table:table-cell table:number-columns-repeated="2"/>
          <table:table-cell table:formula="of:=TRIM([.D84])" office:value-type="string" office:string-value="BatOverCharge" calcext:value-type="string">
            <text:p>BatOverCharge</text:p>
          </table:table-cell>
          <table:table-cell table:formula="of:=UPPER(SUBSTITUTE([.I84];&quot; &quot;;&quot;_&quot;))" office:value-type="string" office:string-value="BATOVERCHARGE" calcext:value-type="string">
            <text:p>BATOVERCHARGE</text:p>
          </table:table-cell>
          <table:table-cell office:value-type="string" calcext:value-type="string">
            <text:p>BAT_OVERCHARGE</text:p>
          </table:table-cell>
          <table:table-cell/>
          <table:table-cell table:formula="of:=IF([.K84]=&quot;&quot;;&quot;&quot;;&quot;data[ATTR_&quot;&amp;[.K84]&amp;&quot;] = rssf(rir&quot;&amp;[.A84]&amp;&quot;, REG_&quot;&amp;[.K84]&amp;&quot;)&quot;)" office:value-type="string" office:string-value="data[ATTR_BAT_OVERCHARGE] = rssf(rir2, REG_BAT_OVERCHARGE)" calcext:value-type="string">
            <text:p>data[ATTR_BAT_OVERCHARGE] = rssf(rir2, REG_BAT_OVERCHARGE)</text:p>
          </table:table-cell>
          <table:table-cell table:formula="of:=&quot;ATTR_&quot;&amp;[.K84]&amp;&quot; = &quot;&quot;&quot;&amp;LOWER(SUBSTITUTE(SUBSTITUTE(SUBSTITUTE(SUBSTITUTE(SUBSTITUTE(TRIM([.E84]);&quot;  &quot;;&quot; &quot;);&quot; &quot;;&quot;_&quot;);&quot;-&quot;;&quot;&quot;);&quot;(&quot;;&quot;&quot;);&quot;)&quot;;&quot;&quot;))&amp;&quot;&quot;&quot;&quot;" office:value-type="string" office:string-value="ATTR_BAT_OVERCHARGE = &quot;battery_over_charge_flag&quot;" calcext:value-type="string">
            <text:p>ATTR_BAT_OVERCHARGE = "battery_over_charge_flag"</text:p>
          </table:table-cell>
          <table:table-cell table:formula="of:=IF([.K84]=&quot;&quot;;&quot;&quot;;&quot;ATTR_&quot;&amp;[.K84]&amp;&quot; = &quot;&quot;&quot;&amp;LOWER([.K84])&amp;&quot;&quot;&quot;&quot;)" office:value-type="string" office:string-value="ATTR_BAT_OVERCHARGE = &quot;bat_overcharge&quot;" calcext:value-type="string">
            <text:p>ATTR_BAT_OVERCHARGE = "bat_overcharge"</text:p>
          </table:table-cell>
          <table:table-cell table:formula="of:=TRIM(ORG.LIBREOFFICE.REGEX([.G84];&quot;\d*\.\d*&quot;;&quot;&quot;))">
            <text:p/>
          </table:table-cell>
          <table:table-cell table:formula="of:=IF([.P84]=&quot;&quot;;&quot;None&quot;;[.P84])" office:value-type="string" office:string-value="None" calcext:value-type="string">
            <text:p>None</text:p>
          </table:table-cell>
          <table:table-cell table:formula="of:=IF([.K84]=&quot;&quot;;&quot;&quot;;&quot;ATTR_&quot;&amp;[.K84]&amp;&quot;: &quot;&amp;VLOOKUP([.Q84];[Sheet2.$A$1:.$B$9];2)&amp;&quot;,&quot;)" office:value-type="string" office:string-value="ATTR_BAT_OVERCHARGE: None," calcext:value-type="string">
            <text:p>ATTR_BAT_OVERCHARGE: None,</text:p>
          </table:table-cell>
          <table:table-cell table:formula="of:=IF([.K84]=&quot;&quot;;&quot;&quot;;IF([.Q84]=&quot;None&quot;;[.O84];[.O84]&amp;&quot;  # &quot;&amp;[.Q84]))" office:value-type="string" office:string-value="ATTR_BAT_OVERCHARGE = &quot;bat_overcharge&quot;" calcext:value-type="string">
            <text:p>ATTR_BAT_OVERCHARGE = "bat_overcharge"</text:p>
          </table:table-cell>
          <table:table-cell table:formula="of:=IF([.K84]=&quot;&quot;;&quot;&quot;;&quot;REG_&quot;&amp;[.K84]&amp;&quot; = &quot;&amp;[.C84]-(45*([.A84]-1)))" office:value-type="string" office:string-value="REG_BAT_OVERCHARGE = 35" calcext:value-type="string">
            <text:p>REG_BAT_OVERCHARGE = 35</text:p>
          </table:table-cell>
          <table:table-cell table:number-columns-repeated="1004"/>
        </table:table-row>
        <table:table-row table:style-name="ro1">
          <table:table-cell table:formula="of:=INT([.C85]/45)+1" office:value-type="float" office:value="2" calcext:value-type="float">
            <text:p>2</text:p>
          </table:table-cell>
          <table:table-cell table:formula="of:=[.C85]-(45*([.A85]-1))" office:value-type="float" office:value="36" calcext:value-type="float">
            <text:p>36</text:p>
          </table:table-cell>
          <table:table-cell table:style-name="ce1" office:value-type="float" office:value="81" calcext:value-type="float">
            <text:p>81</text:p>
          </table:table-cell>
          <table:table-cell table:style-name="ce2" office:value-type="string" calcext:value-type="string">
            <text:p>MpptFanSpeed </text:p>
          </table:table-cell>
          <table:table-cell table:style-name="ce2" office:value-type="string" calcext:value-type="string">
            <text:p>Fan speed of MPPT Charger </text:p>
          </table:table-cell>
          <table:table-cell office:value-type="string" calcext:value-type="string">
            <text:p>0-100</text:p>
          </table:table-cell>
          <table:table-cell table:style-name="ce3" office:value-type="percentage" office:value="0.01" calcext:value-type="percentage">
            <text:p>1%</text:p>
          </table:table-cell>
          <table:table-cell/>
          <table:table-cell table:formula="of:=TRIM([.D85])" office:value-type="string" office:string-value="MpptFanSpeed" calcext:value-type="string">
            <text:p>MpptFanSpeed</text:p>
          </table:table-cell>
          <table:table-cell table:formula="of:=UPPER(SUBSTITUTE([.I85];&quot; &quot;;&quot;_&quot;))" office:value-type="string" office:string-value="MPPTFANSPEED" calcext:value-type="string">
            <text:p>MPPTFANSPEED</text:p>
          </table:table-cell>
          <table:table-cell office:value-type="string" calcext:value-type="string">
            <text:p>MPPT_FANSPEED</text:p>
          </table:table-cell>
          <table:table-cell/>
          <table:table-cell table:formula="of:=IF([.K85]=&quot;&quot;;&quot;&quot;;&quot;data[ATTR_&quot;&amp;[.K85]&amp;&quot;] = rssf(rir&quot;&amp;[.A85]&amp;&quot;, REG_&quot;&amp;[.K85]&amp;&quot;)&quot;)" office:value-type="string" office:string-value="data[ATTR_MPPT_FANSPEED] = rssf(rir2, REG_MPPT_FANSPEED)" calcext:value-type="string">
            <text:p>data[ATTR_MPPT_FANSPEED] = rssf(rir2, REG_MPPT_FANSPEED)</text:p>
          </table:table-cell>
          <table:table-cell table:formula="of:=&quot;ATTR_&quot;&amp;[.K85]&amp;&quot; = &quot;&quot;&quot;&amp;LOWER(SUBSTITUTE(SUBSTITUTE(SUBSTITUTE(SUBSTITUTE(SUBSTITUTE(TRIM([.E85]);&quot;  &quot;;&quot; &quot;);&quot; &quot;;&quot;_&quot;);&quot;-&quot;;&quot;&quot;);&quot;(&quot;;&quot;&quot;);&quot;)&quot;;&quot;&quot;))&amp;&quot;&quot;&quot;&quot;" office:value-type="string" office:string-value="ATTR_MPPT_FANSPEED = &quot;fan_speed_of_mppt_charger&quot;" calcext:value-type="string">
            <text:p>ATTR_MPPT_FANSPEED = "fan_speed_of_mppt_charger"</text:p>
          </table:table-cell>
          <table:table-cell table:formula="of:=IF([.K85]=&quot;&quot;;&quot;&quot;;&quot;ATTR_&quot;&amp;[.K85]&amp;&quot; = &quot;&quot;&quot;&amp;LOWER([.K85])&amp;&quot;&quot;&quot;&quot;)" office:value-type="string" office:string-value="ATTR_MPPT_FANSPEED = &quot;mppt_fanspeed&quot;" calcext:value-type="string">
            <text:p>ATTR_MPPT_FANSPEED = "mppt_fanspeed"</text:p>
          </table:table-cell>
          <table:table-cell table:formula="of:=TRIM(ORG.LIBREOFFICE.REGEX([.G85];&quot;\d*\.\d*&quot;;&quot;&quot;))">
            <text:p/>
          </table:table-cell>
          <table:table-cell table:formula="of:=IF([.P85]=&quot;&quot;;&quot;None&quot;;[.P85])" office:value-type="string" office:string-value="None" calcext:value-type="string">
            <text:p>None</text:p>
          </table:table-cell>
          <table:table-cell table:formula="of:=IF([.K85]=&quot;&quot;;&quot;&quot;;&quot;ATTR_&quot;&amp;[.K85]&amp;&quot;: &quot;&amp;VLOOKUP([.Q85];[Sheet2.$A$1:.$B$9];2)&amp;&quot;,&quot;)" office:value-type="string" office:string-value="ATTR_MPPT_FANSPEED: None," calcext:value-type="string">
            <text:p>ATTR_MPPT_FANSPEED: None,</text:p>
          </table:table-cell>
          <table:table-cell table:formula="of:=IF([.K85]=&quot;&quot;;&quot;&quot;;IF([.Q85]=&quot;None&quot;;[.O85];[.O85]&amp;&quot;  # &quot;&amp;[.Q85]))" office:value-type="string" office:string-value="ATTR_MPPT_FANSPEED = &quot;mppt_fanspeed&quot;" calcext:value-type="string">
            <text:p>ATTR_MPPT_FANSPEED = "mppt_fanspeed"</text:p>
          </table:table-cell>
          <table:table-cell table:formula="of:=IF([.K85]=&quot;&quot;;&quot;&quot;;&quot;REG_&quot;&amp;[.K85]&amp;&quot; = &quot;&amp;[.C85]-(45*([.A85]-1)))" office:value-type="string" office:string-value="REG_MPPT_FANSPEED = 36" calcext:value-type="string">
            <text:p>REG_MPPT_FANSPEED = 36</text:p>
          </table:table-cell>
          <table:table-cell table:number-columns-repeated="1004"/>
        </table:table-row>
        <table:table-row table:style-name="ro1">
          <table:table-cell table:style-name="ce8" table:formula="of:=INT([.C86]/45)+1" office:value-type="float" office:value="2" calcext:value-type="float">
            <text:p>2</text:p>
          </table:table-cell>
          <table:table-cell table:formula="of:=[.C86]-(45*([.A86]-1))" office:value-type="float" office:value="37" calcext:value-type="float">
            <text:p>37</text:p>
          </table:table-cell>
          <table:table-cell table:style-name="ce10" office:value-type="float" office:value="82" calcext:value-type="float">
            <text:p>82</text:p>
          </table:table-cell>
          <table:table-cell table:style-name="ce7" office:value-type="string" calcext:value-type="string">
            <text:p>InvFanSpeed </text:p>
          </table:table-cell>
          <table:table-cell table:style-name="ce7" office:value-type="string" calcext:value-type="string">
            <text:p>Fan speed of Inverter </text:p>
          </table:table-cell>
          <table:table-cell table:style-name="ce8" office:value-type="string" calcext:value-type="string">
            <text:p>0-100</text:p>
          </table:table-cell>
          <table:table-cell table:style-name="ce13" office:value-type="percentage" office:value="0.01" calcext:value-type="percentage">
            <text:p>1%</text:p>
          </table:table-cell>
          <table:table-cell table:style-name="ce8"/>
          <table:table-cell table:style-name="ce8" table:formula="of:=TRIM([.D86])" office:value-type="string" office:string-value="InvFanSpeed" calcext:value-type="string">
            <text:p>InvFanSpeed</text:p>
          </table:table-cell>
          <table:table-cell table:style-name="ce8" table:formula="of:=UPPER(SUBSTITUTE([.I86];&quot; &quot;;&quot;_&quot;))" office:value-type="string" office:string-value="INVFANSPEED" calcext:value-type="string">
            <text:p>INVFANSPEED</text:p>
          </table:table-cell>
          <table:table-cell table:style-name="ce15" office:value-type="string" calcext:value-type="string">
            <text:p>INV_FANSPEED</text:p>
          </table:table-cell>
          <table:table-cell table:style-name="ce8"/>
          <table:table-cell table:formula="of:=IF([.K86]=&quot;&quot;;&quot;&quot;;&quot;data[ATTR_&quot;&amp;[.K86]&amp;&quot;] = rssf(rir&quot;&amp;[.A86]&amp;&quot;, REG_&quot;&amp;[.K86]&amp;&quot;)&quot;)" office:value-type="string" office:string-value="data[ATTR_INV_FANSPEED] = rssf(rir2, REG_INV_FANSPEED)" calcext:value-type="string">
            <text:p>data[ATTR_INV_FANSPEED] = rssf(rir2, REG_INV_FANSPEED)</text:p>
          </table:table-cell>
          <table:table-cell table:style-name="ce8" table:formula="of:=&quot;ATTR_&quot;&amp;[.K86]&amp;&quot; = &quot;&quot;&quot;&amp;LOWER(SUBSTITUTE(SUBSTITUTE(SUBSTITUTE(SUBSTITUTE(SUBSTITUTE(TRIM([.E86]);&quot;  &quot;;&quot; &quot;);&quot; &quot;;&quot;_&quot;);&quot;-&quot;;&quot;&quot;);&quot;(&quot;;&quot;&quot;);&quot;)&quot;;&quot;&quot;))&amp;&quot;&quot;&quot;&quot;" office:value-type="string" office:string-value="ATTR_INV_FANSPEED = &quot;fan_speed_of_inverter&quot;" calcext:value-type="string">
            <text:p>ATTR_INV_FANSPEED = "fan_speed_of_inverter"</text:p>
          </table:table-cell>
          <table:table-cell table:style-name="ce18" table:formula="of:=IF([.K86]=&quot;&quot;;&quot;&quot;;&quot;ATTR_&quot;&amp;[.K86]&amp;&quot; = &quot;&quot;&quot;&amp;LOWER([.K86])&amp;&quot;&quot;&quot;&quot;)" office:value-type="string" office:string-value="ATTR_INV_FANSPEED = &quot;inv_fanspeed&quot;" calcext:value-type="string">
            <text:p>ATTR_INV_FANSPEED = "inv_fanspeed"</text:p>
          </table:table-cell>
          <table:table-cell table:style-name="ce18" table:formula="of:=TRIM(ORG.LIBREOFFICE.REGEX([.G86];&quot;\d*\.\d*&quot;;&quot;&quot;))">
            <text:p/>
          </table:table-cell>
          <table:table-cell table:style-name="ce18" table:formula="of:=IF([.P86]=&quot;&quot;;&quot;None&quot;;[.P86])" office:value-type="string" office:string-value="None" calcext:value-type="string">
            <text:p>None</text:p>
          </table:table-cell>
          <table:table-cell table:style-name="ce19" table:formula="of:=IF([.K86]=&quot;&quot;;&quot;&quot;;&quot;ATTR_&quot;&amp;[.K86]&amp;&quot;: &quot;&amp;VLOOKUP([.Q86];[Sheet2.$A$1:.$B$9];2)&amp;&quot;,&quot;)" office:value-type="string" office:string-value="ATTR_INV_FANSPEED: None," calcext:value-type="string">
            <text:p>ATTR_INV_FANSPEED: None,</text:p>
          </table:table-cell>
          <table:table-cell table:style-name="ce19" table:formula="of:=IF([.K86]=&quot;&quot;;&quot;&quot;;IF([.Q86]=&quot;None&quot;;[.O86];[.O86]&amp;&quot;  # &quot;&amp;[.Q86]))" office:value-type="string" office:string-value="ATTR_INV_FANSPEED = &quot;inv_fanspeed&quot;" calcext:value-type="string">
            <text:p>ATTR_INV_FANSPEED = "inv_fanspeed"</text:p>
          </table:table-cell>
          <table:table-cell table:style-name="ce19" table:formula="of:=IF([.K86]=&quot;&quot;;&quot;&quot;;&quot;REG_&quot;&amp;[.K86]&amp;&quot; = &quot;&amp;[.C86]-(45*([.A86]-1)))" office:value-type="string" office:string-value="REG_INV_FANSPEED = 37" calcext:value-type="string">
            <text:p>REG_INV_FANSPEED = 37</text:p>
          </table:table-cell>
          <table:table-cell table:style-name="ce8" table:number-columns-repeated="1004"/>
        </table:table-row>
        <table:table-row table:style-name="ro1">
          <table:table-cell table:formula="of:=INT([.C87]/45)+1" office:value-type="float" office:value="3" calcext:value-type="float">
            <text:p>3</text:p>
          </table:table-cell>
          <table:table-cell table:formula="of:=[.C87]-(45*([.A87]-1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BMS_Status </text:p>
          </table:table-cell>
          <table:table-cell table:style-name="ce2" office:value-type="string" calcext:value-type="string">
            <text:p>Status from BMS </text:p>
          </table:table-cell>
          <table:table-cell office:value-type="string" calcext:value-type="string">
            <text:p>Detail information, refer to document: Growatt xxSxxP ESS Protocol</text:p>
          </table:table-cell>
          <table:table-cell table:number-columns-repeated="2"/>
          <table:table-cell table:formula="of:=TRIM([.D87])" office:value-type="string" office:string-value="BMS_Status" calcext:value-type="string">
            <text:p>BMS_Status</text:p>
          </table:table-cell>
          <table:table-cell table:formula="of:=UPPER(SUBSTITUTE([.I87];&quot; &quot;;&quot;_&quot;))" office:value-type="string" office:string-value="BMS_STATUS" calcext:value-type="string">
            <text:p>BMS_STATUS</text:p>
          </table:table-cell>
          <table:table-cell office:value-type="string" calcext:value-type="string">
            <text:p>BMS_STATUS</text:p>
          </table:table-cell>
          <table:table-cell/>
          <table:table-cell table:formula="of:=IF([.K87]=&quot;&quot;;&quot;&quot;;&quot;data[ATTR_&quot;&amp;[.K87]&amp;&quot;] = rssf(rir&quot;&amp;[.A87]&amp;&quot;, REG_&quot;&amp;[.K87]&amp;&quot;)&quot;)" office:value-type="string" office:string-value="data[ATTR_BMS_STATUS] = rssf(rir3, REG_BMS_STATUS)" calcext:value-type="string">
            <text:p>data[ATTR_BMS_STATUS] = rssf(rir3, REG_BMS_STATUS)</text:p>
          </table:table-cell>
          <table:table-cell table:formula="of:=&quot;ATTR_&quot;&amp;[.K87]&amp;&quot; = &quot;&quot;&quot;&amp;LOWER(SUBSTITUTE(SUBSTITUTE(SUBSTITUTE(SUBSTITUTE(SUBSTITUTE(TRIM([.E87]);&quot;  &quot;;&quot; &quot;);&quot; &quot;;&quot;_&quot;);&quot;-&quot;;&quot;&quot;);&quot;(&quot;;&quot;&quot;);&quot;)&quot;;&quot;&quot;))&amp;&quot;&quot;&quot;&quot;" office:value-type="string" office:string-value="ATTR_BMS_STATUS = &quot;status_from_bms&quot;" calcext:value-type="string">
            <text:p>ATTR_BMS_STATUS = "status_from_bms"</text:p>
          </table:table-cell>
          <table:table-cell table:formula="of:=IF([.K87]=&quot;&quot;;&quot;&quot;;&quot;ATTR_&quot;&amp;[.K87]&amp;&quot; = &quot;&quot;&quot;&amp;LOWER([.K87])&amp;&quot;&quot;&quot;&quot;)" office:value-type="string" office:string-value="ATTR_BMS_STATUS = &quot;bms_status&quot;" calcext:value-type="string">
            <text:p>ATTR_BMS_STATUS = "bms_status"</text:p>
          </table:table-cell>
          <table:table-cell table:formula="of:=TRIM(ORG.LIBREOFFICE.REGEX([.G87];&quot;\d*\.\d*&quot;;&quot;&quot;))">
            <text:p/>
          </table:table-cell>
          <table:table-cell table:formula="of:=IF([.P87]=&quot;&quot;;&quot;None&quot;;[.P87])" office:value-type="string" office:string-value="None" calcext:value-type="string">
            <text:p>None</text:p>
          </table:table-cell>
          <table:table-cell table:formula="of:=IF([.K87]=&quot;&quot;;&quot;&quot;;&quot;ATTR_&quot;&amp;[.K87]&amp;&quot;: &quot;&amp;VLOOKUP([.Q87];[Sheet2.$A$1:.$B$9];2)&amp;&quot;,&quot;)" office:value-type="string" office:string-value="ATTR_BMS_STATUS: None," calcext:value-type="string">
            <text:p>ATTR_BMS_STATUS: None,</text:p>
          </table:table-cell>
          <table:table-cell table:formula="of:=IF([.K87]=&quot;&quot;;&quot;&quot;;IF([.Q87]=&quot;None&quot;;[.O87];[.O87]&amp;&quot;  # &quot;&amp;[.Q87]))" office:value-type="string" office:string-value="ATTR_BMS_STATUS = &quot;bms_status&quot;" calcext:value-type="string">
            <text:p>ATTR_BMS_STATUS = "bms_status"</text:p>
          </table:table-cell>
          <table:table-cell table:formula="of:=IF([.K87]=&quot;&quot;;&quot;&quot;;&quot;REG_&quot;&amp;[.K87]&amp;&quot; = &quot;&amp;[.C87]-(45*([.A87]-1)))" office:value-type="string" office:string-value="REG_BMS_STATUS = 0" calcext:value-type="string">
            <text:p>REG_BMS_STATUS = 0</text:p>
          </table:table-cell>
          <table:table-cell table:number-columns-repeated="1004"/>
        </table:table-row>
        <table:table-row table:style-name="ro1">
          <table:table-cell table:formula="of:=INT([.C88]/45)+1" office:value-type="float" office:value="3" calcext:value-type="float">
            <text:p>3</text:p>
          </table:table-cell>
          <table:table-cell table:formula="of:=[.C88]-(45*([.A88]-1))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BMS_Error </text:p>
          </table:table-cell>
          <table:table-cell table:style-name="ce2" office:value-type="string" calcext:value-type="string">
            <text:p>Error infomation from BMS </text:p>
          </table:table-cell>
          <table:table-cell office:value-type="string" calcext:value-type="string">
            <text:p>Detail information, refer to document: Growatt xxSxxP ESS Protocol</text:p>
          </table:table-cell>
          <table:table-cell table:number-columns-repeated="2"/>
          <table:table-cell table:formula="of:=TRIM([.D88])" office:value-type="string" office:string-value="BMS_Error" calcext:value-type="string">
            <text:p>BMS_Error</text:p>
          </table:table-cell>
          <table:table-cell table:formula="of:=UPPER(SUBSTITUTE([.I88];&quot; &quot;;&quot;_&quot;))" office:value-type="string" office:string-value="BMS_ERROR" calcext:value-type="string">
            <text:p>BMS_ERROR</text:p>
          </table:table-cell>
          <table:table-cell office:value-type="string" calcext:value-type="string">
            <text:p>BMS_ERROR</text:p>
          </table:table-cell>
          <table:table-cell/>
          <table:table-cell table:formula="of:=IF([.K88]=&quot;&quot;;&quot;&quot;;&quot;data[ATTR_&quot;&amp;[.K88]&amp;&quot;] = rssf(rir&quot;&amp;[.A88]&amp;&quot;, REG_&quot;&amp;[.K88]&amp;&quot;)&quot;)" office:value-type="string" office:string-value="data[ATTR_BMS_ERROR] = rssf(rir3, REG_BMS_ERROR)" calcext:value-type="string">
            <text:p>data[ATTR_BMS_ERROR] = rssf(rir3, REG_BMS_ERROR)</text:p>
          </table:table-cell>
          <table:table-cell table:formula="of:=&quot;ATTR_&quot;&amp;[.K88]&amp;&quot; = &quot;&quot;&quot;&amp;LOWER(SUBSTITUTE(SUBSTITUTE(SUBSTITUTE(SUBSTITUTE(SUBSTITUTE(TRIM([.E88]);&quot;  &quot;;&quot; &quot;);&quot; &quot;;&quot;_&quot;);&quot;-&quot;;&quot;&quot;);&quot;(&quot;;&quot;&quot;);&quot;)&quot;;&quot;&quot;))&amp;&quot;&quot;&quot;&quot;" office:value-type="string" office:string-value="ATTR_BMS_ERROR = &quot;error_infomation_from_bms&quot;" calcext:value-type="string">
            <text:p>ATTR_BMS_ERROR = "error_infomation_from_bms"</text:p>
          </table:table-cell>
          <table:table-cell table:formula="of:=IF([.K88]=&quot;&quot;;&quot;&quot;;&quot;ATTR_&quot;&amp;[.K88]&amp;&quot; = &quot;&quot;&quot;&amp;LOWER([.K88])&amp;&quot;&quot;&quot;&quot;)" office:value-type="string" office:string-value="ATTR_BMS_ERROR = &quot;bms_error&quot;" calcext:value-type="string">
            <text:p>ATTR_BMS_ERROR = "bms_error"</text:p>
          </table:table-cell>
          <table:table-cell table:formula="of:=TRIM(ORG.LIBREOFFICE.REGEX([.G88];&quot;\d*\.\d*&quot;;&quot;&quot;))">
            <text:p/>
          </table:table-cell>
          <table:table-cell table:formula="of:=IF([.P88]=&quot;&quot;;&quot;None&quot;;[.P88])" office:value-type="string" office:string-value="None" calcext:value-type="string">
            <text:p>None</text:p>
          </table:table-cell>
          <table:table-cell table:formula="of:=IF([.K88]=&quot;&quot;;&quot;&quot;;&quot;ATTR_&quot;&amp;[.K88]&amp;&quot;: &quot;&amp;VLOOKUP([.Q88];[Sheet2.$A$1:.$B$9];2)&amp;&quot;,&quot;)" office:value-type="string" office:string-value="ATTR_BMS_ERROR: None," calcext:value-type="string">
            <text:p>ATTR_BMS_ERROR: None,</text:p>
          </table:table-cell>
          <table:table-cell table:formula="of:=IF([.K88]=&quot;&quot;;&quot;&quot;;IF([.Q88]=&quot;None&quot;;[.O88];[.O88]&amp;&quot;  # &quot;&amp;[.Q88]))" office:value-type="string" office:string-value="ATTR_BMS_ERROR = &quot;bms_error&quot;" calcext:value-type="string">
            <text:p>ATTR_BMS_ERROR = "bms_error"</text:p>
          </table:table-cell>
          <table:table-cell table:formula="of:=IF([.K88]=&quot;&quot;;&quot;&quot;;&quot;REG_&quot;&amp;[.K88]&amp;&quot; = &quot;&amp;[.C88]-(45*([.A88]-1)))" office:value-type="string" office:string-value="REG_BMS_ERROR = 1" calcext:value-type="string">
            <text:p>REG_BMS_ERROR = 1</text:p>
          </table:table-cell>
          <table:table-cell table:number-columns-repeated="1004"/>
        </table:table-row>
        <table:table-row table:style-name="ro1">
          <table:table-cell table:formula="of:=INT([.C89]/45)+1" office:value-type="float" office:value="3" calcext:value-type="float">
            <text:p>3</text:p>
          </table:table-cell>
          <table:table-cell table:formula="of:=[.C89]-(45*([.A89]-1))"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BMS_WarnInfo </text:p>
          </table:table-cell>
          <table:table-cell table:style-name="ce2" office:value-type="string" calcext:value-type="string">
            <text:p>Warning info from BMS </text:p>
          </table:table-cell>
          <table:table-cell office:value-type="string" calcext:value-type="string">
            <text:p>Detail information, refer to document: Growatt xxSxxP ESS Protocol</text:p>
          </table:table-cell>
          <table:table-cell table:number-columns-repeated="2"/>
          <table:table-cell table:formula="of:=TRIM([.D89])" office:value-type="string" office:string-value="BMS_WarnInfo" calcext:value-type="string">
            <text:p>BMS_WarnInfo</text:p>
          </table:table-cell>
          <table:table-cell table:formula="of:=UPPER(SUBSTITUTE([.I89];&quot; &quot;;&quot;_&quot;))" office:value-type="string" office:string-value="BMS_WARNINFO" calcext:value-type="string">
            <text:p>BMS_WARNINFO</text:p>
          </table:table-cell>
          <table:table-cell office:value-type="string" calcext:value-type="string">
            <text:p>BMS_WARNINFO</text:p>
          </table:table-cell>
          <table:table-cell/>
          <table:table-cell table:formula="of:=IF([.K89]=&quot;&quot;;&quot;&quot;;&quot;data[ATTR_&quot;&amp;[.K89]&amp;&quot;] = rssf(rir&quot;&amp;[.A89]&amp;&quot;, REG_&quot;&amp;[.K89]&amp;&quot;)&quot;)" office:value-type="string" office:string-value="data[ATTR_BMS_WARNINFO] = rssf(rir3, REG_BMS_WARNINFO)" calcext:value-type="string">
            <text:p>data[ATTR_BMS_WARNINFO] = rssf(rir3, REG_BMS_WARNINFO)</text:p>
          </table:table-cell>
          <table:table-cell table:formula="of:=&quot;ATTR_&quot;&amp;[.K89]&amp;&quot; = &quot;&quot;&quot;&amp;LOWER(SUBSTITUTE(SUBSTITUTE(SUBSTITUTE(SUBSTITUTE(SUBSTITUTE(TRIM([.E89]);&quot;  &quot;;&quot; &quot;);&quot; &quot;;&quot;_&quot;);&quot;-&quot;;&quot;&quot;);&quot;(&quot;;&quot;&quot;);&quot;)&quot;;&quot;&quot;))&amp;&quot;&quot;&quot;&quot;" office:value-type="string" office:string-value="ATTR_BMS_WARNINFO = &quot;warning_info_from_bms&quot;" calcext:value-type="string">
            <text:p>ATTR_BMS_WARNINFO = "warning_info_from_bms"</text:p>
          </table:table-cell>
          <table:table-cell table:formula="of:=IF([.K89]=&quot;&quot;;&quot;&quot;;&quot;ATTR_&quot;&amp;[.K89]&amp;&quot; = &quot;&quot;&quot;&amp;LOWER([.K89])&amp;&quot;&quot;&quot;&quot;)" office:value-type="string" office:string-value="ATTR_BMS_WARNINFO = &quot;bms_warninfo&quot;" calcext:value-type="string">
            <text:p>ATTR_BMS_WARNINFO = "bms_warninfo"</text:p>
          </table:table-cell>
          <table:table-cell table:formula="of:=TRIM(ORG.LIBREOFFICE.REGEX([.G89];&quot;\d*\.\d*&quot;;&quot;&quot;))">
            <text:p/>
          </table:table-cell>
          <table:table-cell table:formula="of:=IF([.P89]=&quot;&quot;;&quot;None&quot;;[.P89])" office:value-type="string" office:string-value="None" calcext:value-type="string">
            <text:p>None</text:p>
          </table:table-cell>
          <table:table-cell table:formula="of:=IF([.K89]=&quot;&quot;;&quot;&quot;;&quot;ATTR_&quot;&amp;[.K89]&amp;&quot;: &quot;&amp;VLOOKUP([.Q89];[Sheet2.$A$1:.$B$9];2)&amp;&quot;,&quot;)" office:value-type="string" office:string-value="ATTR_BMS_WARNINFO: None," calcext:value-type="string">
            <text:p>ATTR_BMS_WARNINFO: None,</text:p>
          </table:table-cell>
          <table:table-cell table:formula="of:=IF([.K89]=&quot;&quot;;&quot;&quot;;IF([.Q89]=&quot;None&quot;;[.O89];[.O89]&amp;&quot;  # &quot;&amp;[.Q89]))" office:value-type="string" office:string-value="ATTR_BMS_WARNINFO = &quot;bms_warninfo&quot;" calcext:value-type="string">
            <text:p>ATTR_BMS_WARNINFO = "bms_warninfo"</text:p>
          </table:table-cell>
          <table:table-cell table:formula="of:=IF([.K89]=&quot;&quot;;&quot;&quot;;&quot;REG_&quot;&amp;[.K89]&amp;&quot; = &quot;&amp;[.C89]-(45*([.A89]-1)))" office:value-type="string" office:string-value="REG_BMS_WARNINFO = 2" calcext:value-type="string">
            <text:p>REG_BMS_WARNINFO = 2</text:p>
          </table:table-cell>
          <table:table-cell table:number-columns-repeated="1004"/>
        </table:table-row>
        <table:table-row table:style-name="ro1">
          <table:table-cell table:formula="of:=INT([.C90]/45)+1" office:value-type="float" office:value="3" calcext:value-type="float">
            <text:p>3</text:p>
          </table:table-cell>
          <table:table-cell table:formula="of:=[.C90]-(45*([.A90]-1))"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BMS_SOC </text:p>
          </table:table-cell>
          <table:table-cell table:style-name="ce2" office:value-type="string" calcext:value-type="string">
            <text:p>SOC from BMS </text:p>
          </table:table-cell>
          <table:table-cell office:value-type="string" calcext:value-type="string">
            <text:p>First byte set to ‘0’ 0~100 See Box information</text:p>
          </table:table-cell>
          <table:table-cell table:style-name="ce3" office:value-type="percentage" office:value="0.01" calcext:value-type="percentage">
            <text:p>1%</text:p>
          </table:table-cell>
          <table:table-cell/>
          <table:table-cell table:formula="of:=TRIM([.D90])" office:value-type="string" office:string-value="BMS_SOC" calcext:value-type="string">
            <text:p>BMS_SOC</text:p>
          </table:table-cell>
          <table:table-cell table:formula="of:=UPPER(SUBSTITUTE([.I90];&quot; &quot;;&quot;_&quot;))" office:value-type="string" office:string-value="BMS_SOC" calcext:value-type="string">
            <text:p>BMS_SOC</text:p>
          </table:table-cell>
          <table:table-cell office:value-type="string" calcext:value-type="string">
            <text:p>BMS_SOC</text:p>
          </table:table-cell>
          <table:table-cell/>
          <table:table-cell table:formula="of:=IF([.K90]=&quot;&quot;;&quot;&quot;;&quot;data[ATTR_&quot;&amp;[.K90]&amp;&quot;] = rssf(rir&quot;&amp;[.A90]&amp;&quot;, REG_&quot;&amp;[.K90]&amp;&quot;)&quot;)" office:value-type="string" office:string-value="data[ATTR_BMS_SOC] = rssf(rir3, REG_BMS_SOC)" calcext:value-type="string">
            <text:p>data[ATTR_BMS_SOC] = rssf(rir3, REG_BMS_SOC)</text:p>
          </table:table-cell>
          <table:table-cell table:formula="of:=&quot;ATTR_&quot;&amp;[.K90]&amp;&quot; = &quot;&quot;&quot;&amp;LOWER(SUBSTITUTE(SUBSTITUTE(SUBSTITUTE(SUBSTITUTE(SUBSTITUTE(TRIM([.E90]);&quot;  &quot;;&quot; &quot;);&quot; &quot;;&quot;_&quot;);&quot;-&quot;;&quot;&quot;);&quot;(&quot;;&quot;&quot;);&quot;)&quot;;&quot;&quot;))&amp;&quot;&quot;&quot;&quot;" office:value-type="string" office:string-value="ATTR_BMS_SOC = &quot;soc_from_bms&quot;" calcext:value-type="string">
            <text:p>ATTR_BMS_SOC = "soc_from_bms"</text:p>
          </table:table-cell>
          <table:table-cell table:formula="of:=IF([.K90]=&quot;&quot;;&quot;&quot;;&quot;ATTR_&quot;&amp;[.K90]&amp;&quot; = &quot;&quot;&quot;&amp;LOWER([.K90])&amp;&quot;&quot;&quot;&quot;)" office:value-type="string" office:string-value="ATTR_BMS_SOC = &quot;bms_soc&quot;" calcext:value-type="string">
            <text:p>ATTR_BMS_SOC = "bms_soc"</text:p>
          </table:table-cell>
          <table:table-cell table:formula="of:=TRIM(ORG.LIBREOFFICE.REGEX([.G90];&quot;\d*\.\d*&quot;;&quot;&quot;))">
            <text:p/>
          </table:table-cell>
          <table:table-cell table:formula="of:=IF([.P90]=&quot;&quot;;&quot;None&quot;;[.P90])" office:value-type="string" office:string-value="None" calcext:value-type="string">
            <text:p>None</text:p>
          </table:table-cell>
          <table:table-cell table:formula="of:=IF([.K90]=&quot;&quot;;&quot;&quot;;&quot;ATTR_&quot;&amp;[.K90]&amp;&quot;: &quot;&amp;VLOOKUP([.Q90];[Sheet2.$A$1:.$B$9];2)&amp;&quot;,&quot;)" office:value-type="string" office:string-value="ATTR_BMS_SOC: None," calcext:value-type="string">
            <text:p>ATTR_BMS_SOC: None,</text:p>
          </table:table-cell>
          <table:table-cell table:formula="of:=IF([.K90]=&quot;&quot;;&quot;&quot;;IF([.Q90]=&quot;None&quot;;[.O90];[.O90]&amp;&quot;  # &quot;&amp;[.Q90]))" office:value-type="string" office:string-value="ATTR_BMS_SOC = &quot;bms_soc&quot;" calcext:value-type="string">
            <text:p>ATTR_BMS_SOC = "bms_soc"</text:p>
          </table:table-cell>
          <table:table-cell table:formula="of:=IF([.K90]=&quot;&quot;;&quot;&quot;;&quot;REG_&quot;&amp;[.K90]&amp;&quot; = &quot;&amp;[.C90]-(45*([.A90]-1)))" office:value-type="string" office:string-value="REG_BMS_SOC = 3" calcext:value-type="string">
            <text:p>REG_BMS_SOC = 3</text:p>
          </table:table-cell>
          <table:table-cell table:number-columns-repeated="1004"/>
        </table:table-row>
        <table:table-row table:style-name="ro1">
          <table:table-cell table:formula="of:=INT([.C91]/45)+1" office:value-type="float" office:value="3" calcext:value-type="float">
            <text:p>3</text:p>
          </table:table-cell>
          <table:table-cell table:formula="of:=[.C91]-(45*([.A91]-1))"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BMS_BatteryVolt </text:p>
          </table:table-cell>
          <table:table-cell table:style-name="ce2" office:value-type="string" calcext:value-type="string">
            <text:p>Battery voltage from BMS </text:p>
          </table:table-cell>
          <table:table-cell table:style-name="ce2" office:value-type="string" calcext:value-type="string">
            <text:p>See Box information </text:p>
          </table:table-cell>
          <table:table-cell office:value-type="string" calcext:value-type="string">
            <text:p>0.1V</text:p>
          </table:table-cell>
          <table:table-cell/>
          <table:table-cell table:formula="of:=TRIM([.D91])" office:value-type="string" office:string-value="BMS_BatteryVolt" calcext:value-type="string">
            <text:p>BMS_BatteryVolt</text:p>
          </table:table-cell>
          <table:table-cell table:formula="of:=UPPER(SUBSTITUTE([.I91];&quot; &quot;;&quot;_&quot;))" office:value-type="string" office:string-value="BMS_BATTERYVOLT" calcext:value-type="string">
            <text:p>BMS_BATTERYVOLT</text:p>
          </table:table-cell>
          <table:table-cell office:value-type="string" calcext:value-type="string">
            <text:p>BMS_BAT_V</text:p>
          </table:table-cell>
          <table:table-cell/>
          <table:table-cell table:formula="of:=IF([.K91]=&quot;&quot;;&quot;&quot;;&quot;data[ATTR_&quot;&amp;[.K91]&amp;&quot;] = rssf(rir&quot;&amp;[.A91]&amp;&quot;, REG_&quot;&amp;[.K91]&amp;&quot;)&quot;)" office:value-type="string" office:string-value="data[ATTR_BMS_BAT_V] = rssf(rir3, REG_BMS_BAT_V)" calcext:value-type="string">
            <text:p>data[ATTR_BMS_BAT_V] = rssf(rir3, REG_BMS_BAT_V)</text:p>
          </table:table-cell>
          <table:table-cell table:formula="of:=&quot;ATTR_&quot;&amp;[.K91]&amp;&quot; = &quot;&quot;&quot;&amp;LOWER(SUBSTITUTE(SUBSTITUTE(SUBSTITUTE(SUBSTITUTE(SUBSTITUTE(TRIM([.E91]);&quot;  &quot;;&quot; &quot;);&quot; &quot;;&quot;_&quot;);&quot;-&quot;;&quot;&quot;);&quot;(&quot;;&quot;&quot;);&quot;)&quot;;&quot;&quot;))&amp;&quot;&quot;&quot;&quot;" office:value-type="string" office:string-value="ATTR_BMS_BAT_V = &quot;battery_voltage_from_bms&quot;" calcext:value-type="string">
            <text:p>ATTR_BMS_BAT_V = "battery_voltage_from_bms"</text:p>
          </table:table-cell>
          <table:table-cell table:formula="of:=IF([.K91]=&quot;&quot;;&quot;&quot;;&quot;ATTR_&quot;&amp;[.K91]&amp;&quot; = &quot;&quot;&quot;&amp;LOWER([.K91])&amp;&quot;&quot;&quot;&quot;)" office:value-type="string" office:string-value="ATTR_BMS_BAT_V = &quot;bms_bat_v&quot;" calcext:value-type="string">
            <text:p>ATTR_BMS_BAT_V = "bms_bat_v"</text:p>
          </table:table-cell>
          <table:table-cell table:formula="of:=TRIM(ORG.LIBREOFFICE.REGEX([.G91];&quot;\d*\.\d*&quot;;&quot;&quot;))" office:value-type="string" office:string-value="V" calcext:value-type="string">
            <text:p>V</text:p>
          </table:table-cell>
          <table:table-cell table:formula="of:=IF([.P91]=&quot;&quot;;&quot;None&quot;;[.P91])" office:value-type="string" office:string-value="V" calcext:value-type="string">
            <text:p>V</text:p>
          </table:table-cell>
          <table:table-cell table:formula="of:=IF([.K91]=&quot;&quot;;&quot;&quot;;&quot;ATTR_&quot;&amp;[.K91]&amp;&quot;: &quot;&amp;VLOOKUP([.Q91];[Sheet2.$A$1:.$B$9];2)&amp;&quot;,&quot;)" office:value-type="string" office:string-value="ATTR_BMS_BAT_V: ELECTRICAL_POTENTIAL_VOLT," calcext:value-type="string">
            <text:p>ATTR_BMS_BAT_V: ELECTRICAL_POTENTIAL_VOLT,</text:p>
          </table:table-cell>
          <table:table-cell table:formula="of:=IF([.K91]=&quot;&quot;;&quot;&quot;;IF([.Q91]=&quot;None&quot;;[.O91];[.O91]&amp;&quot;  # &quot;&amp;[.Q91]))" office:value-type="string" office:string-value="ATTR_BMS_BAT_V = &quot;bms_bat_v&quot;  # V" calcext:value-type="string">
            <text:p>ATTR_BMS_BAT_V = "bms_bat_v" <text:s/># V</text:p>
          </table:table-cell>
          <table:table-cell table:formula="of:=IF([.K91]=&quot;&quot;;&quot;&quot;;&quot;REG_&quot;&amp;[.K91]&amp;&quot; = &quot;&amp;[.C91]-(45*([.A91]-1)))" office:value-type="string" office:string-value="REG_BMS_BAT_V = 4" calcext:value-type="string">
            <text:p>REG_BMS_BAT_V = 4</text:p>
          </table:table-cell>
          <table:table-cell table:number-columns-repeated="1004"/>
        </table:table-row>
        <table:table-row table:style-name="ro1">
          <table:table-cell table:formula="of:=INT([.C92]/45)+1" office:value-type="float" office:value="3" calcext:value-type="float">
            <text:p>3</text:p>
          </table:table-cell>
          <table:table-cell table:formula="of:=[.C92]-(45*([.A92]-1))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BMS_BatteryCurr </text:p>
          </table:table-cell>
          <table:table-cell table:style-name="ce2" office:value-type="string" calcext:value-type="string">
            <text:p>Battery current from BMS </text:p>
          </table:table-cell>
          <table:table-cell table:style-name="ce2" office:value-type="string" calcext:value-type="string">
            <text:p>See Current explain </text:p>
          </table:table-cell>
          <table:table-cell office:value-type="string" calcext:value-type="string">
            <text:p>0.1A</text:p>
          </table:table-cell>
          <table:table-cell/>
          <table:table-cell table:formula="of:=TRIM([.D92])" office:value-type="string" office:string-value="BMS_BatteryCurr" calcext:value-type="string">
            <text:p>BMS_BatteryCurr</text:p>
          </table:table-cell>
          <table:table-cell table:formula="of:=UPPER(SUBSTITUTE([.I92];&quot; &quot;;&quot;_&quot;))" office:value-type="string" office:string-value="BMS_BATTERYCURR" calcext:value-type="string">
            <text:p>BMS_BATTERYCURR</text:p>
          </table:table-cell>
          <table:table-cell office:value-type="string" calcext:value-type="string">
            <text:p>BMS_BAT_CURR</text:p>
          </table:table-cell>
          <table:table-cell/>
          <table:table-cell table:formula="of:=IF([.K92]=&quot;&quot;;&quot;&quot;;&quot;data[ATTR_&quot;&amp;[.K92]&amp;&quot;] = rssf(rir&quot;&amp;[.A92]&amp;&quot;, REG_&quot;&amp;[.K92]&amp;&quot;)&quot;)" office:value-type="string" office:string-value="data[ATTR_BMS_BAT_CURR] = rssf(rir3, REG_BMS_BAT_CURR)" calcext:value-type="string">
            <text:p>data[ATTR_BMS_BAT_CURR] = rssf(rir3, REG_BMS_BAT_CURR)</text:p>
          </table:table-cell>
          <table:table-cell table:formula="of:=&quot;ATTR_&quot;&amp;[.K92]&amp;&quot; = &quot;&quot;&quot;&amp;LOWER(SUBSTITUTE(SUBSTITUTE(SUBSTITUTE(SUBSTITUTE(SUBSTITUTE(TRIM([.E92]);&quot;  &quot;;&quot; &quot;);&quot; &quot;;&quot;_&quot;);&quot;-&quot;;&quot;&quot;);&quot;(&quot;;&quot;&quot;);&quot;)&quot;;&quot;&quot;))&amp;&quot;&quot;&quot;&quot;" office:value-type="string" office:string-value="ATTR_BMS_BAT_CURR = &quot;battery_current_from_bms&quot;" calcext:value-type="string">
            <text:p>ATTR_BMS_BAT_CURR = "battery_current_from_bms"</text:p>
          </table:table-cell>
          <table:table-cell table:formula="of:=IF([.K92]=&quot;&quot;;&quot;&quot;;&quot;ATTR_&quot;&amp;[.K92]&amp;&quot; = &quot;&quot;&quot;&amp;LOWER([.K92])&amp;&quot;&quot;&quot;&quot;)" office:value-type="string" office:string-value="ATTR_BMS_BAT_CURR = &quot;bms_bat_curr&quot;" calcext:value-type="string">
            <text:p>ATTR_BMS_BAT_CURR = "bms_bat_curr"</text:p>
          </table:table-cell>
          <table:table-cell table:formula="of:=TRIM(ORG.LIBREOFFICE.REGEX([.G92];&quot;\d*\.\d*&quot;;&quot;&quot;))" office:value-type="string" office:string-value="A" calcext:value-type="string">
            <text:p>A</text:p>
          </table:table-cell>
          <table:table-cell table:formula="of:=IF([.P92]=&quot;&quot;;&quot;None&quot;;[.P92])" office:value-type="string" office:string-value="A" calcext:value-type="string">
            <text:p>A</text:p>
          </table:table-cell>
          <table:table-cell table:formula="of:=IF([.K92]=&quot;&quot;;&quot;&quot;;&quot;ATTR_&quot;&amp;[.K92]&amp;&quot;: &quot;&amp;VLOOKUP([.Q92];[Sheet2.$A$1:.$B$9];2)&amp;&quot;,&quot;)" office:value-type="string" office:string-value="ATTR_BMS_BAT_CURR: ELECTRICAL_CURRENT_AMPERE," calcext:value-type="string">
            <text:p>ATTR_BMS_BAT_CURR: ELECTRICAL_CURRENT_AMPERE,</text:p>
          </table:table-cell>
          <table:table-cell table:formula="of:=IF([.K92]=&quot;&quot;;&quot;&quot;;IF([.Q92]=&quot;None&quot;;[.O92];[.O92]&amp;&quot;  # &quot;&amp;[.Q92]))" office:value-type="string" office:string-value="ATTR_BMS_BAT_CURR = &quot;bms_bat_curr&quot;  # A" calcext:value-type="string">
            <text:p>ATTR_BMS_BAT_CURR = "bms_bat_curr" <text:s/># A</text:p>
          </table:table-cell>
          <table:table-cell table:formula="of:=IF([.K92]=&quot;&quot;;&quot;&quot;;&quot;REG_&quot;&amp;[.K92]&amp;&quot; = &quot;&amp;[.C92]-(45*([.A92]-1)))" office:value-type="string" office:string-value="REG_BMS_BAT_CURR = 5" calcext:value-type="string">
            <text:p>REG_BMS_BAT_CURR = 5</text:p>
          </table:table-cell>
          <table:table-cell table:number-columns-repeated="1004"/>
        </table:table-row>
        <table:table-row table:style-name="ro1">
          <table:table-cell table:formula="of:=INT([.C93]/45)+1" office:value-type="float" office:value="3" calcext:value-type="float">
            <text:p>3</text:p>
          </table:table-cell>
          <table:table-cell table:formula="of:=[.C93]-(45*([.A93]-1))"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BMS_BatteryTemp </text:p>
          </table:table-cell>
          <table:table-cell office:value-type="string" calcext:value-type="string">
            <text:p>Battery temperature from BMS</text:p>
          </table:table-cell>
          <table:table-cell office:value-type="string" calcext:value-type="string">
            <text:p>-127 to 127</text:p>
          </table:table-cell>
          <table:table-cell office:value-type="string" calcext:value-type="string">
            <text:p>C</text:p>
          </table:table-cell>
          <table:table-cell/>
          <table:table-cell table:formula="of:=TRIM([.D93])" office:value-type="string" office:string-value="BMS_BatteryTemp" calcext:value-type="string">
            <text:p>BMS_BatteryTemp</text:p>
          </table:table-cell>
          <table:table-cell table:formula="of:=UPPER(SUBSTITUTE([.I93];&quot; &quot;;&quot;_&quot;))" office:value-type="string" office:string-value="BMS_BATTERYTEMP" calcext:value-type="string">
            <text:p>BMS_BATTERYTEMP</text:p>
          </table:table-cell>
          <table:table-cell office:value-type="string" calcext:value-type="string">
            <text:p>BMS_BAT_TEMP</text:p>
          </table:table-cell>
          <table:table-cell/>
          <table:table-cell table:formula="of:=IF([.K93]=&quot;&quot;;&quot;&quot;;&quot;data[ATTR_&quot;&amp;[.K93]&amp;&quot;] = rssf(rir&quot;&amp;[.A93]&amp;&quot;, REG_&quot;&amp;[.K93]&amp;&quot;)&quot;)" office:value-type="string" office:string-value="data[ATTR_BMS_BAT_TEMP] = rssf(rir3, REG_BMS_BAT_TEMP)" calcext:value-type="string">
            <text:p>data[ATTR_BMS_BAT_TEMP] = rssf(rir3, REG_BMS_BAT_TEMP)</text:p>
          </table:table-cell>
          <table:table-cell table:formula="of:=&quot;ATTR_&quot;&amp;[.K93]&amp;&quot; = &quot;&quot;&quot;&amp;LOWER(SUBSTITUTE(SUBSTITUTE(SUBSTITUTE(SUBSTITUTE(SUBSTITUTE(TRIM([.E93]);&quot;  &quot;;&quot; &quot;);&quot; &quot;;&quot;_&quot;);&quot;-&quot;;&quot;&quot;);&quot;(&quot;;&quot;&quot;);&quot;)&quot;;&quot;&quot;))&amp;&quot;&quot;&quot;&quot;" office:value-type="string" office:string-value="ATTR_BMS_BAT_TEMP = &quot;battery_temperature_from_bms&quot;" calcext:value-type="string">
            <text:p>ATTR_BMS_BAT_TEMP = "battery_temperature_from_bms"</text:p>
          </table:table-cell>
          <table:table-cell table:formula="of:=IF([.K93]=&quot;&quot;;&quot;&quot;;&quot;ATTR_&quot;&amp;[.K93]&amp;&quot; = &quot;&quot;&quot;&amp;LOWER([.K93])&amp;&quot;&quot;&quot;&quot;)" office:value-type="string" office:string-value="ATTR_BMS_BAT_TEMP = &quot;bms_bat_temp&quot;" calcext:value-type="string">
            <text:p>ATTR_BMS_BAT_TEMP = "bms_bat_temp"</text:p>
          </table:table-cell>
          <table:table-cell table:formula="of:=TRIM(ORG.LIBREOFFICE.REGEX([.G93];&quot;\d*\.\d*&quot;;&quot;&quot;))" office:value-type="string" office:string-value="C" calcext:value-type="string">
            <text:p>C</text:p>
          </table:table-cell>
          <table:table-cell table:formula="of:=IF([.P93]=&quot;&quot;;&quot;None&quot;;[.P93])" office:value-type="string" office:string-value="C" calcext:value-type="string">
            <text:p>C</text:p>
          </table:table-cell>
          <table:table-cell table:formula="of:=IF([.K93]=&quot;&quot;;&quot;&quot;;&quot;ATTR_&quot;&amp;[.K93]&amp;&quot;: &quot;&amp;VLOOKUP([.Q93];[Sheet2.$A$1:.$B$9];2)&amp;&quot;,&quot;)" office:value-type="string" office:string-value="ATTR_BMS_BAT_TEMP: TEMP_CELSIUS," calcext:value-type="string">
            <text:p>ATTR_BMS_BAT_TEMP: TEMP_CELSIUS,</text:p>
          </table:table-cell>
          <table:table-cell table:formula="of:=IF([.K93]=&quot;&quot;;&quot;&quot;;IF([.Q93]=&quot;None&quot;;[.O93];[.O93]&amp;&quot;  # &quot;&amp;[.Q93]))" office:value-type="string" office:string-value="ATTR_BMS_BAT_TEMP = &quot;bms_bat_temp&quot;  # C" calcext:value-type="string">
            <text:p>ATTR_BMS_BAT_TEMP = "bms_bat_temp" <text:s/># C</text:p>
          </table:table-cell>
          <table:table-cell table:formula="of:=IF([.K93]=&quot;&quot;;&quot;&quot;;&quot;REG_&quot;&amp;[.K93]&amp;&quot; = &quot;&amp;[.C93]-(45*([.A93]-1)))" office:value-type="string" office:string-value="REG_BMS_BAT_TEMP = 6" calcext:value-type="string">
            <text:p>REG_BMS_BAT_TEMP = 6</text:p>
          </table:table-cell>
          <table:table-cell table:number-columns-repeated="1004"/>
        </table:table-row>
        <table:table-row table:style-name="ro1">
          <table:table-cell table:formula="of:=INT([.C94]/45)+1" office:value-type="float" office:value="3" calcext:value-type="float">
            <text:p>3</text:p>
          </table:table-cell>
          <table:table-cell table:formula="of:=[.C94]-(45*([.A94]-1))"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BMS_MaxCurr </text:p>
          </table:table-cell>
          <table:table-cell office:value-type="string" calcext:value-type="string">
            <text:p>Max. charge/discharge current from BMS</text:p>
          </table:table-cell>
          <table:table-cell office:value-type="string" calcext:value-type="string">
            <text:p>Charger/Discharger, must use this value to limit charge/discharge current</text:p>
          </table:table-cell>
          <table:table-cell table:number-columns-repeated="2"/>
          <table:table-cell table:formula="of:=TRIM([.D94])" office:value-type="string" office:string-value="BMS_MaxCurr" calcext:value-type="string">
            <text:p>BMS_MaxCurr</text:p>
          </table:table-cell>
          <table:table-cell table:formula="of:=UPPER(SUBSTITUTE([.I94];&quot; &quot;;&quot;_&quot;))" office:value-type="string" office:string-value="BMS_MAXCURR" calcext:value-type="string">
            <text:p>BMS_MAXCURR</text:p>
          </table:table-cell>
          <table:table-cell office:value-type="string" calcext:value-type="string">
            <text:p>BMS_MAX_CURR</text:p>
          </table:table-cell>
          <table:table-cell/>
          <table:table-cell table:formula="of:=IF([.K94]=&quot;&quot;;&quot;&quot;;&quot;data[ATTR_&quot;&amp;[.K94]&amp;&quot;] = rssf(rir&quot;&amp;[.A94]&amp;&quot;, REG_&quot;&amp;[.K94]&amp;&quot;)&quot;)" office:value-type="string" office:string-value="data[ATTR_BMS_MAX_CURR] = rssf(rir3, REG_BMS_MAX_CURR)" calcext:value-type="string">
            <text:p>data[ATTR_BMS_MAX_CURR] = rssf(rir3, REG_BMS_MAX_CURR)</text:p>
          </table:table-cell>
          <table:table-cell table:formula="of:=&quot;ATTR_&quot;&amp;[.K94]&amp;&quot; = &quot;&quot;&quot;&amp;LOWER(SUBSTITUTE(SUBSTITUTE(SUBSTITUTE(SUBSTITUTE(SUBSTITUTE(TRIM([.E94]);&quot;  &quot;;&quot; &quot;);&quot; &quot;;&quot;_&quot;);&quot;-&quot;;&quot;&quot;);&quot;(&quot;;&quot;&quot;);&quot;)&quot;;&quot;&quot;))&amp;&quot;&quot;&quot;&quot;" office:value-type="string" office:string-value="ATTR_BMS_MAX_CURR = &quot;max._charge/discharge_current_from_bms&quot;" calcext:value-type="string">
            <text:p>ATTR_BMS_MAX_CURR = "max._charge/discharge_current_from_bms"</text:p>
          </table:table-cell>
          <table:table-cell table:formula="of:=IF([.K94]=&quot;&quot;;&quot;&quot;;&quot;ATTR_&quot;&amp;[.K94]&amp;&quot; = &quot;&quot;&quot;&amp;LOWER([.K94])&amp;&quot;&quot;&quot;&quot;)" office:value-type="string" office:string-value="ATTR_BMS_MAX_CURR = &quot;bms_max_curr&quot;" calcext:value-type="string">
            <text:p>ATTR_BMS_MAX_CURR = "bms_max_curr"</text:p>
          </table:table-cell>
          <table:table-cell table:formula="of:=TRIM(ORG.LIBREOFFICE.REGEX([.G94];&quot;\d*\.\d*&quot;;&quot;&quot;))">
            <text:p/>
          </table:table-cell>
          <table:table-cell table:formula="of:=IF([.P94]=&quot;&quot;;&quot;None&quot;;[.P94])" office:value-type="string" office:string-value="None" calcext:value-type="string">
            <text:p>None</text:p>
          </table:table-cell>
          <table:table-cell table:formula="of:=IF([.K94]=&quot;&quot;;&quot;&quot;;&quot;ATTR_&quot;&amp;[.K94]&amp;&quot;: &quot;&amp;VLOOKUP([.Q94];[Sheet2.$A$1:.$B$9];2)&amp;&quot;,&quot;)" office:value-type="string" office:string-value="ATTR_BMS_MAX_CURR: None," calcext:value-type="string">
            <text:p>ATTR_BMS_MAX_CURR: None,</text:p>
          </table:table-cell>
          <table:table-cell table:formula="of:=IF([.K94]=&quot;&quot;;&quot;&quot;;IF([.Q94]=&quot;None&quot;;[.O94];[.O94]&amp;&quot;  # &quot;&amp;[.Q94]))" office:value-type="string" office:string-value="ATTR_BMS_MAX_CURR = &quot;bms_max_curr&quot;" calcext:value-type="string">
            <text:p>ATTR_BMS_MAX_CURR = "bms_max_curr"</text:p>
          </table:table-cell>
          <table:table-cell table:formula="of:=IF([.K94]=&quot;&quot;;&quot;&quot;;&quot;REG_&quot;&amp;[.K94]&amp;&quot; = &quot;&amp;[.C94]-(45*([.A94]-1)))" office:value-type="string" office:string-value="REG_BMS_MAX_CURR = 7" calcext:value-type="string">
            <text:p>REG_BMS_MAX_CURR = 7</text:p>
          </table:table-cell>
          <table:table-cell table:number-columns-repeated="1004"/>
        </table:table-row>
        <table:table-row table:style-name="ro1">
          <table:table-cell table:formula="of:=INT([.C95]/45)+1" office:value-type="float" office:value="3" calcext:value-type="float">
            <text:p>3</text:p>
          </table:table-cell>
          <table:table-cell table:formula="of:=[.C95]-(45*([.A95]-1))"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BMS_ConstantVolt </text:p>
          </table:table-cell>
          <table:table-cell table:style-name="ce2" office:value-type="string" calcext:value-type="string">
            <text:p>CV voltage from BMS </text:p>
          </table:table-cell>
          <table:table-cell office:value-type="string" calcext:value-type="string">
            <text:p>(CV Voltage List) </text:p>
          </table:table-cell>
          <table:table-cell office:value-type="string" calcext:value-type="string">
            <text:p>0.1V</text:p>
          </table:table-cell>
          <table:table-cell/>
          <table:table-cell table:formula="of:=TRIM([.D95])" office:value-type="string" office:string-value="BMS_ConstantVolt" calcext:value-type="string">
            <text:p>BMS_ConstantVolt</text:p>
          </table:table-cell>
          <table:table-cell table:formula="of:=UPPER(SUBSTITUTE([.I95];&quot; &quot;;&quot;_&quot;))" office:value-type="string" office:string-value="BMS_CONSTANTVOLT" calcext:value-type="string">
            <text:p>BMS_CONSTANTVOLT</text:p>
          </table:table-cell>
          <table:table-cell office:value-type="string" calcext:value-type="string">
            <text:p>BMS_CONSTANT_V</text:p>
          </table:table-cell>
          <table:table-cell/>
          <table:table-cell table:formula="of:=IF([.K95]=&quot;&quot;;&quot;&quot;;&quot;data[ATTR_&quot;&amp;[.K95]&amp;&quot;] = rssf(rir&quot;&amp;[.A95]&amp;&quot;, REG_&quot;&amp;[.K95]&amp;&quot;)&quot;)" office:value-type="string" office:string-value="data[ATTR_BMS_CONSTANT_V] = rssf(rir3, REG_BMS_CONSTANT_V)" calcext:value-type="string">
            <text:p>data[ATTR_BMS_CONSTANT_V] = rssf(rir3, REG_BMS_CONSTANT_V)</text:p>
          </table:table-cell>
          <table:table-cell table:formula="of:=&quot;ATTR_&quot;&amp;[.K95]&amp;&quot; = &quot;&quot;&quot;&amp;LOWER(SUBSTITUTE(SUBSTITUTE(SUBSTITUTE(SUBSTITUTE(SUBSTITUTE(TRIM([.E95]);&quot;  &quot;;&quot; &quot;);&quot; &quot;;&quot;_&quot;);&quot;-&quot;;&quot;&quot;);&quot;(&quot;;&quot;&quot;);&quot;)&quot;;&quot;&quot;))&amp;&quot;&quot;&quot;&quot;" office:value-type="string" office:string-value="ATTR_BMS_CONSTANT_V = &quot;cv_voltage_from_bms&quot;" calcext:value-type="string">
            <text:p>ATTR_BMS_CONSTANT_V = "cv_voltage_from_bms"</text:p>
          </table:table-cell>
          <table:table-cell table:formula="of:=IF([.K95]=&quot;&quot;;&quot;&quot;;&quot;ATTR_&quot;&amp;[.K95]&amp;&quot; = &quot;&quot;&quot;&amp;LOWER([.K95])&amp;&quot;&quot;&quot;&quot;)" office:value-type="string" office:string-value="ATTR_BMS_CONSTANT_V = &quot;bms_constant_v&quot;" calcext:value-type="string">
            <text:p>ATTR_BMS_CONSTANT_V = "bms_constant_v"</text:p>
          </table:table-cell>
          <table:table-cell table:formula="of:=TRIM(ORG.LIBREOFFICE.REGEX([.G95];&quot;\d*\.\d*&quot;;&quot;&quot;))" office:value-type="string" office:string-value="V" calcext:value-type="string">
            <text:p>V</text:p>
          </table:table-cell>
          <table:table-cell table:formula="of:=IF([.P95]=&quot;&quot;;&quot;None&quot;;[.P95])" office:value-type="string" office:string-value="V" calcext:value-type="string">
            <text:p>V</text:p>
          </table:table-cell>
          <table:table-cell table:formula="of:=IF([.K95]=&quot;&quot;;&quot;&quot;;&quot;ATTR_&quot;&amp;[.K95]&amp;&quot;: &quot;&amp;VLOOKUP([.Q95];[Sheet2.$A$1:.$B$9];2)&amp;&quot;,&quot;)" office:value-type="string" office:string-value="ATTR_BMS_CONSTANT_V: ELECTRICAL_POTENTIAL_VOLT," calcext:value-type="string">
            <text:p>ATTR_BMS_CONSTANT_V: ELECTRICAL_POTENTIAL_VOLT,</text:p>
          </table:table-cell>
          <table:table-cell table:formula="of:=IF([.K95]=&quot;&quot;;&quot;&quot;;IF([.Q95]=&quot;None&quot;;[.O95];[.O95]&amp;&quot;  # &quot;&amp;[.Q95]))" office:value-type="string" office:string-value="ATTR_BMS_CONSTANT_V = &quot;bms_constant_v&quot;  # V" calcext:value-type="string">
            <text:p>ATTR_BMS_CONSTANT_V = "bms_constant_v" <text:s/># V</text:p>
          </table:table-cell>
          <table:table-cell table:formula="of:=IF([.K95]=&quot;&quot;;&quot;&quot;;&quot;REG_&quot;&amp;[.K95]&amp;&quot; = &quot;&amp;[.C95]-(45*([.A95]-1)))" office:value-type="string" office:string-value="REG_BMS_CONSTANT_V = 8" calcext:value-type="string">
            <text:p>REG_BMS_CONSTANT_V = 8</text:p>
          </table:table-cell>
          <table:table-cell table:number-columns-repeated="1004"/>
        </table:table-row>
        <table:table-row table:style-name="ro1">
          <table:table-cell table:formula="of:=INT([.C96]/45)+1" office:value-type="float" office:value="3" calcext:value-type="float">
            <text:p>3</text:p>
          </table:table-cell>
          <table:table-cell table:formula="of:=[.C96]-(45*([.A96]-1))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BMS_BMSInfo </text:p>
          </table:table-cell>
          <table:table-cell table:style-name="ce2" office:value-type="string" calcext:value-type="string">
            <text:p>BMS Information from BMS </text:p>
          </table:table-cell>
          <table:table-cell office:value-type="string" calcext:value-type="string">
            <text:p>Detail information, refer to document: Growatt xxSxxP ESS Protocol</text:p>
          </table:table-cell>
          <table:table-cell table:number-columns-repeated="2"/>
          <table:table-cell table:formula="of:=TRIM([.D96])" office:value-type="string" office:string-value="BMS_BMSInfo" calcext:value-type="string">
            <text:p>BMS_BMSInfo</text:p>
          </table:table-cell>
          <table:table-cell table:formula="of:=UPPER(SUBSTITUTE([.I96];&quot; &quot;;&quot;_&quot;))" office:value-type="string" office:string-value="BMS_BMSINFO" calcext:value-type="string">
            <text:p>BMS_BMSINFO</text:p>
          </table:table-cell>
          <table:table-cell office:value-type="string" calcext:value-type="string">
            <text:p>BMS_BMSINFO</text:p>
          </table:table-cell>
          <table:table-cell/>
          <table:table-cell table:formula="of:=IF([.K96]=&quot;&quot;;&quot;&quot;;&quot;data[ATTR_&quot;&amp;[.K96]&amp;&quot;] = rssf(rir&quot;&amp;[.A96]&amp;&quot;, REG_&quot;&amp;[.K96]&amp;&quot;)&quot;)" office:value-type="string" office:string-value="data[ATTR_BMS_BMSINFO] = rssf(rir3, REG_BMS_BMSINFO)" calcext:value-type="string">
            <text:p>data[ATTR_BMS_BMSINFO] = rssf(rir3, REG_BMS_BMSINFO)</text:p>
          </table:table-cell>
          <table:table-cell table:formula="of:=&quot;ATTR_&quot;&amp;[.K96]&amp;&quot; = &quot;&quot;&quot;&amp;LOWER(SUBSTITUTE(SUBSTITUTE(SUBSTITUTE(SUBSTITUTE(SUBSTITUTE(TRIM([.E96]);&quot;  &quot;;&quot; &quot;);&quot; &quot;;&quot;_&quot;);&quot;-&quot;;&quot;&quot;);&quot;(&quot;;&quot;&quot;);&quot;)&quot;;&quot;&quot;))&amp;&quot;&quot;&quot;&quot;" office:value-type="string" office:string-value="ATTR_BMS_BMSINFO = &quot;bms_information_from_bms&quot;" calcext:value-type="string">
            <text:p>ATTR_BMS_BMSINFO = "bms_information_from_bms"</text:p>
          </table:table-cell>
          <table:table-cell table:formula="of:=IF([.K96]=&quot;&quot;;&quot;&quot;;&quot;ATTR_&quot;&amp;[.K96]&amp;&quot; = &quot;&quot;&quot;&amp;LOWER([.K96])&amp;&quot;&quot;&quot;&quot;)" office:value-type="string" office:string-value="ATTR_BMS_BMSINFO = &quot;bms_bmsinfo&quot;" calcext:value-type="string">
            <text:p>ATTR_BMS_BMSINFO = "bms_bmsinfo"</text:p>
          </table:table-cell>
          <table:table-cell table:formula="of:=TRIM(ORG.LIBREOFFICE.REGEX([.G96];&quot;\d*\.\d*&quot;;&quot;&quot;))">
            <text:p/>
          </table:table-cell>
          <table:table-cell table:formula="of:=IF([.P96]=&quot;&quot;;&quot;None&quot;;[.P96])" office:value-type="string" office:string-value="None" calcext:value-type="string">
            <text:p>None</text:p>
          </table:table-cell>
          <table:table-cell table:formula="of:=IF([.K96]=&quot;&quot;;&quot;&quot;;&quot;ATTR_&quot;&amp;[.K96]&amp;&quot;: &quot;&amp;VLOOKUP([.Q96];[Sheet2.$A$1:.$B$9];2)&amp;&quot;,&quot;)" office:value-type="string" office:string-value="ATTR_BMS_BMSINFO: None," calcext:value-type="string">
            <text:p>ATTR_BMS_BMSINFO: None,</text:p>
          </table:table-cell>
          <table:table-cell table:formula="of:=IF([.K96]=&quot;&quot;;&quot;&quot;;IF([.Q96]=&quot;None&quot;;[.O96];[.O96]&amp;&quot;  # &quot;&amp;[.Q96]))" office:value-type="string" office:string-value="ATTR_BMS_BMSINFO = &quot;bms_bmsinfo&quot;" calcext:value-type="string">
            <text:p>ATTR_BMS_BMSINFO = "bms_bmsinfo"</text:p>
          </table:table-cell>
          <table:table-cell table:formula="of:=IF([.K96]=&quot;&quot;;&quot;&quot;;&quot;REG_&quot;&amp;[.K96]&amp;&quot; = &quot;&amp;[.C96]-(45*([.A96]-1)))" office:value-type="string" office:string-value="REG_BMS_BMSINFO = 9" calcext:value-type="string">
            <text:p>REG_BMS_BMSINFO = 9</text:p>
          </table:table-cell>
          <table:table-cell table:number-columns-repeated="1004"/>
        </table:table-row>
        <table:table-row table:style-name="ro1">
          <table:table-cell table:formula="of:=INT([.C97]/45)+1" office:value-type="float" office:value="3" calcext:value-type="float">
            <text:p>3</text:p>
          </table:table-cell>
          <table:table-cell table:formula="of:=[.C97]-(45*([.A97]-1))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BMS_PackInfo </text:p>
          </table:table-cell>
          <table:table-cell table:style-name="ce2" office:value-type="string" calcext:value-type="string">
            <text:p>Pack Information from BMS </text:p>
          </table:table-cell>
          <table:table-cell office:value-type="string" calcext:value-type="string">
            <text:p>Detail information, refer to document: Growatt xxSxxP ESS Protocol</text:p>
          </table:table-cell>
          <table:table-cell table:number-columns-repeated="2"/>
          <table:table-cell table:formula="of:=TRIM([.D97])" office:value-type="string" office:string-value="BMS_PackInfo" calcext:value-type="string">
            <text:p>BMS_PackInfo</text:p>
          </table:table-cell>
          <table:table-cell table:formula="of:=UPPER(SUBSTITUTE([.I97];&quot; &quot;;&quot;_&quot;))" office:value-type="string" office:string-value="BMS_PACKINFO" calcext:value-type="string">
            <text:p>BMS_PACKINFO</text:p>
          </table:table-cell>
          <table:table-cell office:value-type="string" calcext:value-type="string">
            <text:p>BMS_PACKINFO</text:p>
          </table:table-cell>
          <table:table-cell/>
          <table:table-cell table:formula="of:=IF([.K97]=&quot;&quot;;&quot;&quot;;&quot;data[ATTR_&quot;&amp;[.K97]&amp;&quot;] = rssf(rir&quot;&amp;[.A97]&amp;&quot;, REG_&quot;&amp;[.K97]&amp;&quot;)&quot;)" office:value-type="string" office:string-value="data[ATTR_BMS_PACKINFO] = rssf(rir3, REG_BMS_PACKINFO)" calcext:value-type="string">
            <text:p>data[ATTR_BMS_PACKINFO] = rssf(rir3, REG_BMS_PACKINFO)</text:p>
          </table:table-cell>
          <table:table-cell table:formula="of:=&quot;ATTR_&quot;&amp;[.K97]&amp;&quot; = &quot;&quot;&quot;&amp;LOWER(SUBSTITUTE(SUBSTITUTE(SUBSTITUTE(SUBSTITUTE(SUBSTITUTE(TRIM([.E97]);&quot;  &quot;;&quot; &quot;);&quot; &quot;;&quot;_&quot;);&quot;-&quot;;&quot;&quot;);&quot;(&quot;;&quot;&quot;);&quot;)&quot;;&quot;&quot;))&amp;&quot;&quot;&quot;&quot;" office:value-type="string" office:string-value="ATTR_BMS_PACKINFO = &quot;pack_information_from_bms&quot;" calcext:value-type="string">
            <text:p>ATTR_BMS_PACKINFO = "pack_information_from_bms"</text:p>
          </table:table-cell>
          <table:table-cell table:formula="of:=IF([.K97]=&quot;&quot;;&quot;&quot;;&quot;ATTR_&quot;&amp;[.K97]&amp;&quot; = &quot;&quot;&quot;&amp;LOWER([.K97])&amp;&quot;&quot;&quot;&quot;)" office:value-type="string" office:string-value="ATTR_BMS_PACKINFO = &quot;bms_packinfo&quot;" calcext:value-type="string">
            <text:p>ATTR_BMS_PACKINFO = "bms_packinfo"</text:p>
          </table:table-cell>
          <table:table-cell table:formula="of:=TRIM(ORG.LIBREOFFICE.REGEX([.G97];&quot;\d*\.\d*&quot;;&quot;&quot;))">
            <text:p/>
          </table:table-cell>
          <table:table-cell table:formula="of:=IF([.P97]=&quot;&quot;;&quot;None&quot;;[.P97])" office:value-type="string" office:string-value="None" calcext:value-type="string">
            <text:p>None</text:p>
          </table:table-cell>
          <table:table-cell table:formula="of:=IF([.K97]=&quot;&quot;;&quot;&quot;;&quot;ATTR_&quot;&amp;[.K97]&amp;&quot;: &quot;&amp;VLOOKUP([.Q97];[Sheet2.$A$1:.$B$9];2)&amp;&quot;,&quot;)" office:value-type="string" office:string-value="ATTR_BMS_PACKINFO: None," calcext:value-type="string">
            <text:p>ATTR_BMS_PACKINFO: None,</text:p>
          </table:table-cell>
          <table:table-cell table:formula="of:=IF([.K97]=&quot;&quot;;&quot;&quot;;IF([.Q97]=&quot;None&quot;;[.O97];[.O97]&amp;&quot;  # &quot;&amp;[.Q97]))" office:value-type="string" office:string-value="ATTR_BMS_PACKINFO = &quot;bms_packinfo&quot;" calcext:value-type="string">
            <text:p>ATTR_BMS_PACKINFO = "bms_packinfo"</text:p>
          </table:table-cell>
          <table:table-cell table:formula="of:=IF([.K97]=&quot;&quot;;&quot;&quot;;&quot;REG_&quot;&amp;[.K97]&amp;&quot; = &quot;&amp;[.C97]-(45*([.A97]-1)))" office:value-type="string" office:string-value="REG_BMS_PACKINFO = 10" calcext:value-type="string">
            <text:p>REG_BMS_PACKINFO = 10</text:p>
          </table:table-cell>
          <table:table-cell table:number-columns-repeated="1004"/>
        </table:table-row>
        <table:table-row table:style-name="ro1">
          <table:table-cell table:formula="of:=INT([.C98]/45)+1" office:value-type="float" office:value="3" calcext:value-type="float">
            <text:p>3</text:p>
          </table:table-cell>
          <table:table-cell table:formula="of:=[.C98]-(45*([.A98]-1))"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BMS_UsingCap </text:p>
          </table:table-cell>
          <table:table-cell table:style-name="ce2" office:value-type="string" calcext:value-type="string">
            <text:p>Using Cap from BMS </text:p>
          </table:table-cell>
          <table:table-cell office:value-type="string" calcext:value-type="string">
            <text:p>Detail information, refer to document: Growatt xxSxxP ESS Protocol</text:p>
          </table:table-cell>
          <table:table-cell table:number-columns-repeated="2"/>
          <table:table-cell table:formula="of:=TRIM([.D98])" office:value-type="string" office:string-value="BMS_UsingCap" calcext:value-type="string">
            <text:p>BMS_UsingCap</text:p>
          </table:table-cell>
          <table:table-cell table:formula="of:=UPPER(SUBSTITUTE([.I98];&quot; &quot;;&quot;_&quot;))" office:value-type="string" office:string-value="BMS_USINGCAP" calcext:value-type="string">
            <text:p>BMS_USINGCAP</text:p>
          </table:table-cell>
          <table:table-cell office:value-type="string" calcext:value-type="string">
            <text:p>BMS_USINGCAP</text:p>
          </table:table-cell>
          <table:table-cell/>
          <table:table-cell table:formula="of:=IF([.K98]=&quot;&quot;;&quot;&quot;;&quot;data[ATTR_&quot;&amp;[.K98]&amp;&quot;] = rssf(rir&quot;&amp;[.A98]&amp;&quot;, REG_&quot;&amp;[.K98]&amp;&quot;)&quot;)" office:value-type="string" office:string-value="data[ATTR_BMS_USINGCAP] = rssf(rir3, REG_BMS_USINGCAP)" calcext:value-type="string">
            <text:p>data[ATTR_BMS_USINGCAP] = rssf(rir3, REG_BMS_USINGCAP)</text:p>
          </table:table-cell>
          <table:table-cell table:formula="of:=&quot;ATTR_&quot;&amp;[.K98]&amp;&quot; = &quot;&quot;&quot;&amp;LOWER(SUBSTITUTE(SUBSTITUTE(SUBSTITUTE(SUBSTITUTE(SUBSTITUTE(TRIM([.E98]);&quot;  &quot;;&quot; &quot;);&quot; &quot;;&quot;_&quot;);&quot;-&quot;;&quot;&quot;);&quot;(&quot;;&quot;&quot;);&quot;)&quot;;&quot;&quot;))&amp;&quot;&quot;&quot;&quot;" office:value-type="string" office:string-value="ATTR_BMS_USINGCAP = &quot;using_cap_from_bms&quot;" calcext:value-type="string">
            <text:p>ATTR_BMS_USINGCAP = "using_cap_from_bms"</text:p>
          </table:table-cell>
          <table:table-cell table:formula="of:=IF([.K98]=&quot;&quot;;&quot;&quot;;&quot;ATTR_&quot;&amp;[.K98]&amp;&quot; = &quot;&quot;&quot;&amp;LOWER([.K98])&amp;&quot;&quot;&quot;&quot;)" office:value-type="string" office:string-value="ATTR_BMS_USINGCAP = &quot;bms_usingcap&quot;" calcext:value-type="string">
            <text:p>ATTR_BMS_USINGCAP = "bms_usingcap"</text:p>
          </table:table-cell>
          <table:table-cell table:formula="of:=TRIM(ORG.LIBREOFFICE.REGEX([.G98];&quot;\d*\.\d*&quot;;&quot;&quot;))">
            <text:p/>
          </table:table-cell>
          <table:table-cell table:formula="of:=IF([.P98]=&quot;&quot;;&quot;None&quot;;[.P98])" office:value-type="string" office:string-value="None" calcext:value-type="string">
            <text:p>None</text:p>
          </table:table-cell>
          <table:table-cell table:formula="of:=IF([.K98]=&quot;&quot;;&quot;&quot;;&quot;ATTR_&quot;&amp;[.K98]&amp;&quot;: &quot;&amp;VLOOKUP([.Q98];[Sheet2.$A$1:.$B$9];2)&amp;&quot;,&quot;)" office:value-type="string" office:string-value="ATTR_BMS_USINGCAP: None," calcext:value-type="string">
            <text:p>ATTR_BMS_USINGCAP: None,</text:p>
          </table:table-cell>
          <table:table-cell table:formula="of:=IF([.K98]=&quot;&quot;;&quot;&quot;;IF([.Q98]=&quot;None&quot;;[.O98];[.O98]&amp;&quot;  # &quot;&amp;[.Q98]))" office:value-type="string" office:string-value="ATTR_BMS_USINGCAP = &quot;bms_usingcap&quot;" calcext:value-type="string">
            <text:p>ATTR_BMS_USINGCAP = "bms_usingcap"</text:p>
          </table:table-cell>
          <table:table-cell table:formula="of:=IF([.K98]=&quot;&quot;;&quot;&quot;;&quot;REG_&quot;&amp;[.K98]&amp;&quot; = &quot;&amp;[.C98]-(45*([.A98]-1)))" office:value-type="string" office:string-value="REG_BMS_USINGCAP = 11" calcext:value-type="string">
            <text:p>REG_BMS_USINGCAP = 11</text:p>
          </table:table-cell>
          <table:table-cell table:number-columns-repeated="1004"/>
        </table:table-row>
        <table:table-row table:style-name="ro1">
          <table:table-cell table:formula="of:=INT([.C99]/45)+1" office:value-type="float" office:value="3" calcext:value-type="float">
            <text:p>3</text:p>
          </table:table-cell>
          <table:table-cell table:formula="of:=[.C99]-(45*([.A99]-1))"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BMS_Cell1_Volt </text:p>
          </table:table-cell>
          <table:table-cell table:style-name="ce2" office:value-type="string" calcext:value-type="string">
            <text:p>Cell1_Voltage from BMS </text:p>
          </table:table-cell>
          <table:table-cell office:value-type="string" calcext:value-type="string">
            <text:p>Guessing it’s V</text:p>
          </table:table-cell>
          <table:table-cell office:value-type="string" calcext:value-type="string">
            <text:p>0.1V</text:p>
          </table:table-cell>
          <table:table-cell/>
          <table:table-cell table:formula="of:=TRIM([.D99])" office:value-type="string" office:string-value="BMS_Cell1_Volt" calcext:value-type="string">
            <text:p>BMS_Cell1_Volt</text:p>
          </table:table-cell>
          <table:table-cell table:formula="of:=UPPER(SUBSTITUTE([.I99];&quot; &quot;;&quot;_&quot;))" office:value-type="string" office:string-value="BMS_CELL1_VOLT" calcext:value-type="string">
            <text:p>BMS_CELL1_VOLT</text:p>
          </table:table-cell>
          <table:table-cell office:value-type="string" calcext:value-type="string">
            <text:p>BMS_CELL01_V</text:p>
          </table:table-cell>
          <table:table-cell/>
          <table:table-cell table:formula="of:=IF([.K99]=&quot;&quot;;&quot;&quot;;&quot;data[ATTR_&quot;&amp;[.K99]&amp;&quot;] = rssf(rir&quot;&amp;[.A99]&amp;&quot;, REG_&quot;&amp;[.K99]&amp;&quot;)&quot;)" office:value-type="string" office:string-value="data[ATTR_BMS_CELL01_V] = rssf(rir3, REG_BMS_CELL01_V)" calcext:value-type="string">
            <text:p>data[ATTR_BMS_CELL01_V] = rssf(rir3, REG_BMS_CELL01_V)</text:p>
          </table:table-cell>
          <table:table-cell table:formula="of:=&quot;ATTR_&quot;&amp;[.K99]&amp;&quot; = &quot;&quot;&quot;&amp;LOWER(SUBSTITUTE(SUBSTITUTE(SUBSTITUTE(SUBSTITUTE(SUBSTITUTE(TRIM([.E99]);&quot;  &quot;;&quot; &quot;);&quot; &quot;;&quot;_&quot;);&quot;-&quot;;&quot;&quot;);&quot;(&quot;;&quot;&quot;);&quot;)&quot;;&quot;&quot;))&amp;&quot;&quot;&quot;&quot;" office:value-type="string" office:string-value="ATTR_BMS_CELL01_V = &quot;cell1_voltage_from_bms&quot;" calcext:value-type="string">
            <text:p>ATTR_BMS_CELL01_V = "cell1_voltage_from_bms"</text:p>
          </table:table-cell>
          <table:table-cell table:formula="of:=IF([.K99]=&quot;&quot;;&quot;&quot;;&quot;ATTR_&quot;&amp;[.K99]&amp;&quot; = &quot;&quot;&quot;&amp;LOWER([.K99])&amp;&quot;&quot;&quot;&quot;)" office:value-type="string" office:string-value="ATTR_BMS_CELL01_V = &quot;bms_cell01_v&quot;" calcext:value-type="string">
            <text:p>ATTR_BMS_CELL01_V = "bms_cell01_v"</text:p>
          </table:table-cell>
          <table:table-cell table:formula="of:=TRIM(ORG.LIBREOFFICE.REGEX([.G99];&quot;\d*\.\d*&quot;;&quot;&quot;))" office:value-type="string" office:string-value="V" calcext:value-type="string">
            <text:p>V</text:p>
          </table:table-cell>
          <table:table-cell table:formula="of:=IF([.P99]=&quot;&quot;;&quot;None&quot;;[.P99])" office:value-type="string" office:string-value="V" calcext:value-type="string">
            <text:p>V</text:p>
          </table:table-cell>
          <table:table-cell table:formula="of:=IF([.K99]=&quot;&quot;;&quot;&quot;;&quot;ATTR_&quot;&amp;[.K99]&amp;&quot;: &quot;&amp;VLOOKUP([.Q99];[Sheet2.$A$1:.$B$9];2)&amp;&quot;,&quot;)" office:value-type="string" office:string-value="ATTR_BMS_CELL01_V: ELECTRICAL_POTENTIAL_VOLT," calcext:value-type="string">
            <text:p>ATTR_BMS_CELL01_V: ELECTRICAL_POTENTIAL_VOLT,</text:p>
          </table:table-cell>
          <table:table-cell table:formula="of:=IF([.K99]=&quot;&quot;;&quot;&quot;;IF([.Q99]=&quot;None&quot;;[.O99];[.O99]&amp;&quot;  # &quot;&amp;[.Q99]))" office:value-type="string" office:string-value="ATTR_BMS_CELL01_V = &quot;bms_cell01_v&quot;  # V" calcext:value-type="string">
            <text:p>ATTR_BMS_CELL01_V = "bms_cell01_v" <text:s/># V</text:p>
          </table:table-cell>
          <table:table-cell table:formula="of:=IF([.K99]=&quot;&quot;;&quot;&quot;;&quot;REG_&quot;&amp;[.K99]&amp;&quot; = &quot;&amp;[.C99]-(45*([.A99]-1)))" office:value-type="string" office:string-value="REG_BMS_CELL01_V = 12" calcext:value-type="string">
            <text:p>REG_BMS_CELL01_V = 12</text:p>
          </table:table-cell>
          <table:table-cell table:number-columns-repeated="1004"/>
        </table:table-row>
        <table:table-row table:style-name="ro1">
          <table:table-cell table:formula="of:=INT([.C100]/45)+1" office:value-type="float" office:value="3" calcext:value-type="float">
            <text:p>3</text:p>
          </table:table-cell>
          <table:table-cell table:formula="of:=[.C100]-(45*([.A100]-1))"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MS_Cell2_Volt</text:p>
          </table:table-cell>
          <table:table-cell office:value-type="string" calcext:value-type="string">
            <text:p>Cell2_Voltage from BMS</text:p>
          </table:table-cell>
          <table:table-cell office:value-type="string" calcext:value-type="string">
            <text:p>Guessing it’s V</text:p>
          </table:table-cell>
          <table:table-cell office:value-type="string" calcext:value-type="string">
            <text:p>0.1V</text:p>
          </table:table-cell>
          <table:table-cell/>
          <table:table-cell table:formula="of:=TRIM([.D100])" office:value-type="string" office:string-value="BMS_Cell2_Volt" calcext:value-type="string">
            <text:p>BMS_Cell2_Volt</text:p>
          </table:table-cell>
          <table:table-cell table:formula="of:=UPPER(SUBSTITUTE([.I100];&quot; &quot;;&quot;_&quot;))" office:value-type="string" office:string-value="BMS_CELL2_VOLT" calcext:value-type="string">
            <text:p>BMS_CELL2_VOLT</text:p>
          </table:table-cell>
          <table:table-cell office:value-type="string" calcext:value-type="string">
            <text:p>BMS_CELL02_V</text:p>
          </table:table-cell>
          <table:table-cell/>
          <table:table-cell table:formula="of:=IF([.K100]=&quot;&quot;;&quot;&quot;;&quot;data[ATTR_&quot;&amp;[.K100]&amp;&quot;] = rssf(rir&quot;&amp;[.A100]&amp;&quot;, REG_&quot;&amp;[.K100]&amp;&quot;)&quot;)" office:value-type="string" office:string-value="data[ATTR_BMS_CELL02_V] = rssf(rir3, REG_BMS_CELL02_V)" calcext:value-type="string">
            <text:p>data[ATTR_BMS_CELL02_V] = rssf(rir3, REG_BMS_CELL02_V)</text:p>
          </table:table-cell>
          <table:table-cell table:formula="of:=&quot;ATTR_&quot;&amp;[.K100]&amp;&quot; = &quot;&quot;&quot;&amp;LOWER(SUBSTITUTE(SUBSTITUTE(SUBSTITUTE(SUBSTITUTE(SUBSTITUTE(TRIM([.E100]);&quot;  &quot;;&quot; &quot;);&quot; &quot;;&quot;_&quot;);&quot;-&quot;;&quot;&quot;);&quot;(&quot;;&quot;&quot;);&quot;)&quot;;&quot;&quot;))&amp;&quot;&quot;&quot;&quot;" office:value-type="string" office:string-value="ATTR_BMS_CELL02_V = &quot;cell2_voltage_from_bms&quot;" calcext:value-type="string">
            <text:p>ATTR_BMS_CELL02_V = "cell2_voltage_from_bms"</text:p>
          </table:table-cell>
          <table:table-cell table:formula="of:=IF([.K100]=&quot;&quot;;&quot;&quot;;&quot;ATTR_&quot;&amp;[.K100]&amp;&quot; = &quot;&quot;&quot;&amp;LOWER([.K100])&amp;&quot;&quot;&quot;&quot;)" office:value-type="string" office:string-value="ATTR_BMS_CELL02_V = &quot;bms_cell02_v&quot;" calcext:value-type="string">
            <text:p>ATTR_BMS_CELL02_V = "bms_cell02_v"</text:p>
          </table:table-cell>
          <table:table-cell table:formula="of:=TRIM(ORG.LIBREOFFICE.REGEX([.G100];&quot;\d*\.\d*&quot;;&quot;&quot;))" office:value-type="string" office:string-value="V" calcext:value-type="string">
            <text:p>V</text:p>
          </table:table-cell>
          <table:table-cell table:formula="of:=IF([.P100]=&quot;&quot;;&quot;None&quot;;[.P100])" office:value-type="string" office:string-value="V" calcext:value-type="string">
            <text:p>V</text:p>
          </table:table-cell>
          <table:table-cell table:formula="of:=IF([.K100]=&quot;&quot;;&quot;&quot;;&quot;ATTR_&quot;&amp;[.K100]&amp;&quot;: &quot;&amp;VLOOKUP([.Q100];[Sheet2.$A$1:.$B$9];2)&amp;&quot;,&quot;)" office:value-type="string" office:string-value="ATTR_BMS_CELL02_V: ELECTRICAL_POTENTIAL_VOLT," calcext:value-type="string">
            <text:p>ATTR_BMS_CELL02_V: ELECTRICAL_POTENTIAL_VOLT,</text:p>
          </table:table-cell>
          <table:table-cell table:formula="of:=IF([.K100]=&quot;&quot;;&quot;&quot;;IF([.Q100]=&quot;None&quot;;[.O100];[.O100]&amp;&quot;  # &quot;&amp;[.Q100]))" office:value-type="string" office:string-value="ATTR_BMS_CELL02_V = &quot;bms_cell02_v&quot;  # V" calcext:value-type="string">
            <text:p>ATTR_BMS_CELL02_V = "bms_cell02_v" <text:s/># V</text:p>
          </table:table-cell>
          <table:table-cell table:formula="of:=IF([.K100]=&quot;&quot;;&quot;&quot;;&quot;REG_&quot;&amp;[.K100]&amp;&quot; = &quot;&amp;[.C100]-(45*([.A100]-1)))" office:value-type="string" office:string-value="REG_BMS_CELL02_V = 13" calcext:value-type="string">
            <text:p>REG_BMS_CELL02_V = 13</text:p>
          </table:table-cell>
          <table:table-cell table:number-columns-repeated="1004"/>
        </table:table-row>
        <table:table-row table:style-name="ro1">
          <table:table-cell table:formula="of:=INT([.C101]/45)+1" office:value-type="float" office:value="3" calcext:value-type="float">
            <text:p>3</text:p>
          </table:table-cell>
          <table:table-cell table:formula="of:=[.C101]-(45*([.A101]-1))"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MS_Cell3_Volt</text:p>
          </table:table-cell>
          <table:table-cell office:value-type="string" calcext:value-type="string">
            <text:p>Cell3_Voltage from BMS</text:p>
          </table:table-cell>
          <table:table-cell office:value-type="string" calcext:value-type="string">
            <text:p>Guessing it’s V</text:p>
          </table:table-cell>
          <table:table-cell office:value-type="string" calcext:value-type="string">
            <text:p>0.1V</text:p>
          </table:table-cell>
          <table:table-cell/>
          <table:table-cell table:formula="of:=TRIM([.D101])" office:value-type="string" office:string-value="BMS_Cell3_Volt" calcext:value-type="string">
            <text:p>BMS_Cell3_Volt</text:p>
          </table:table-cell>
          <table:table-cell table:formula="of:=UPPER(SUBSTITUTE([.I101];&quot; &quot;;&quot;_&quot;))" office:value-type="string" office:string-value="BMS_CELL3_VOLT" calcext:value-type="string">
            <text:p>BMS_CELL3_VOLT</text:p>
          </table:table-cell>
          <table:table-cell office:value-type="string" calcext:value-type="string">
            <text:p>BMS_CELL03_V</text:p>
          </table:table-cell>
          <table:table-cell/>
          <table:table-cell table:formula="of:=IF([.K101]=&quot;&quot;;&quot;&quot;;&quot;data[ATTR_&quot;&amp;[.K101]&amp;&quot;] = rssf(rir&quot;&amp;[.A101]&amp;&quot;, REG_&quot;&amp;[.K101]&amp;&quot;)&quot;)" office:value-type="string" office:string-value="data[ATTR_BMS_CELL03_V] = rssf(rir3, REG_BMS_CELL03_V)" calcext:value-type="string">
            <text:p>data[ATTR_BMS_CELL03_V] = rssf(rir3, REG_BMS_CELL03_V)</text:p>
          </table:table-cell>
          <table:table-cell table:formula="of:=&quot;ATTR_&quot;&amp;[.K101]&amp;&quot; = &quot;&quot;&quot;&amp;LOWER(SUBSTITUTE(SUBSTITUTE(SUBSTITUTE(SUBSTITUTE(SUBSTITUTE(TRIM([.E101]);&quot;  &quot;;&quot; &quot;);&quot; &quot;;&quot;_&quot;);&quot;-&quot;;&quot;&quot;);&quot;(&quot;;&quot;&quot;);&quot;)&quot;;&quot;&quot;))&amp;&quot;&quot;&quot;&quot;" office:value-type="string" office:string-value="ATTR_BMS_CELL03_V = &quot;cell3_voltage_from_bms&quot;" calcext:value-type="string">
            <text:p>ATTR_BMS_CELL03_V = "cell3_voltage_from_bms"</text:p>
          </table:table-cell>
          <table:table-cell table:formula="of:=IF([.K101]=&quot;&quot;;&quot;&quot;;&quot;ATTR_&quot;&amp;[.K101]&amp;&quot; = &quot;&quot;&quot;&amp;LOWER([.K101])&amp;&quot;&quot;&quot;&quot;)" office:value-type="string" office:string-value="ATTR_BMS_CELL03_V = &quot;bms_cell03_v&quot;" calcext:value-type="string">
            <text:p>ATTR_BMS_CELL03_V = "bms_cell03_v"</text:p>
          </table:table-cell>
          <table:table-cell table:formula="of:=TRIM(ORG.LIBREOFFICE.REGEX([.G101];&quot;\d*\.\d*&quot;;&quot;&quot;))" office:value-type="string" office:string-value="V" calcext:value-type="string">
            <text:p>V</text:p>
          </table:table-cell>
          <table:table-cell table:formula="of:=IF([.P101]=&quot;&quot;;&quot;None&quot;;[.P101])" office:value-type="string" office:string-value="V" calcext:value-type="string">
            <text:p>V</text:p>
          </table:table-cell>
          <table:table-cell table:formula="of:=IF([.K101]=&quot;&quot;;&quot;&quot;;&quot;ATTR_&quot;&amp;[.K101]&amp;&quot;: &quot;&amp;VLOOKUP([.Q101];[Sheet2.$A$1:.$B$9];2)&amp;&quot;,&quot;)" office:value-type="string" office:string-value="ATTR_BMS_CELL03_V: ELECTRICAL_POTENTIAL_VOLT," calcext:value-type="string">
            <text:p>ATTR_BMS_CELL03_V: ELECTRICAL_POTENTIAL_VOLT,</text:p>
          </table:table-cell>
          <table:table-cell table:formula="of:=IF([.K101]=&quot;&quot;;&quot;&quot;;IF([.Q101]=&quot;None&quot;;[.O101];[.O101]&amp;&quot;  # &quot;&amp;[.Q101]))" office:value-type="string" office:string-value="ATTR_BMS_CELL03_V = &quot;bms_cell03_v&quot;  # V" calcext:value-type="string">
            <text:p>ATTR_BMS_CELL03_V = "bms_cell03_v" <text:s/># V</text:p>
          </table:table-cell>
          <table:table-cell table:formula="of:=IF([.K101]=&quot;&quot;;&quot;&quot;;&quot;REG_&quot;&amp;[.K101]&amp;&quot; = &quot;&amp;[.C101]-(45*([.A101]-1)))" office:value-type="string" office:string-value="REG_BMS_CELL03_V = 14" calcext:value-type="string">
            <text:p>REG_BMS_CELL03_V = 14</text:p>
          </table:table-cell>
          <table:table-cell table:number-columns-repeated="1004"/>
        </table:table-row>
        <table:table-row table:style-name="ro1">
          <table:table-cell table:formula="of:=INT([.C102]/45)+1" office:value-type="float" office:value="3" calcext:value-type="float">
            <text:p>3</text:p>
          </table:table-cell>
          <table:table-cell table:formula="of:=[.C102]-(45*([.A102]-1))"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MS_Cell4_Volt</text:p>
          </table:table-cell>
          <table:table-cell office:value-type="string" calcext:value-type="string">
            <text:p>Cell4_Voltage from BMS</text:p>
          </table:table-cell>
          <table:table-cell office:value-type="string" calcext:value-type="string">
            <text:p>Guessing it’s V</text:p>
          </table:table-cell>
          <table:table-cell office:value-type="string" calcext:value-type="string">
            <text:p>0.1V</text:p>
          </table:table-cell>
          <table:table-cell/>
          <table:table-cell table:formula="of:=TRIM([.D102])" office:value-type="string" office:string-value="BMS_Cell4_Volt" calcext:value-type="string">
            <text:p>BMS_Cell4_Volt</text:p>
          </table:table-cell>
          <table:table-cell table:formula="of:=UPPER(SUBSTITUTE([.I102];&quot; &quot;;&quot;_&quot;))" office:value-type="string" office:string-value="BMS_CELL4_VOLT" calcext:value-type="string">
            <text:p>BMS_CELL4_VOLT</text:p>
          </table:table-cell>
          <table:table-cell office:value-type="string" calcext:value-type="string">
            <text:p>BMS_CELL04_V</text:p>
          </table:table-cell>
          <table:table-cell/>
          <table:table-cell table:formula="of:=IF([.K102]=&quot;&quot;;&quot;&quot;;&quot;data[ATTR_&quot;&amp;[.K102]&amp;&quot;] = rssf(rir&quot;&amp;[.A102]&amp;&quot;, REG_&quot;&amp;[.K102]&amp;&quot;)&quot;)" office:value-type="string" office:string-value="data[ATTR_BMS_CELL04_V] = rssf(rir3, REG_BMS_CELL04_V)" calcext:value-type="string">
            <text:p>data[ATTR_BMS_CELL04_V] = rssf(rir3, REG_BMS_CELL04_V)</text:p>
          </table:table-cell>
          <table:table-cell table:formula="of:=&quot;ATTR_&quot;&amp;[.K102]&amp;&quot; = &quot;&quot;&quot;&amp;LOWER(SUBSTITUTE(SUBSTITUTE(SUBSTITUTE(SUBSTITUTE(SUBSTITUTE(TRIM([.E102]);&quot;  &quot;;&quot; &quot;);&quot; &quot;;&quot;_&quot;);&quot;-&quot;;&quot;&quot;);&quot;(&quot;;&quot;&quot;);&quot;)&quot;;&quot;&quot;))&amp;&quot;&quot;&quot;&quot;" office:value-type="string" office:string-value="ATTR_BMS_CELL04_V = &quot;cell4_voltage_from_bms&quot;" calcext:value-type="string">
            <text:p>ATTR_BMS_CELL04_V = "cell4_voltage_from_bms"</text:p>
          </table:table-cell>
          <table:table-cell table:formula="of:=IF([.K102]=&quot;&quot;;&quot;&quot;;&quot;ATTR_&quot;&amp;[.K102]&amp;&quot; = &quot;&quot;&quot;&amp;LOWER([.K102])&amp;&quot;&quot;&quot;&quot;)" office:value-type="string" office:string-value="ATTR_BMS_CELL04_V = &quot;bms_cell04_v&quot;" calcext:value-type="string">
            <text:p>ATTR_BMS_CELL04_V = "bms_cell04_v"</text:p>
          </table:table-cell>
          <table:table-cell table:formula="of:=TRIM(ORG.LIBREOFFICE.REGEX([.G102];&quot;\d*\.\d*&quot;;&quot;&quot;))" office:value-type="string" office:string-value="V" calcext:value-type="string">
            <text:p>V</text:p>
          </table:table-cell>
          <table:table-cell table:formula="of:=IF([.P102]=&quot;&quot;;&quot;None&quot;;[.P102])" office:value-type="string" office:string-value="V" calcext:value-type="string">
            <text:p>V</text:p>
          </table:table-cell>
          <table:table-cell table:formula="of:=IF([.K102]=&quot;&quot;;&quot;&quot;;&quot;ATTR_&quot;&amp;[.K102]&amp;&quot;: &quot;&amp;VLOOKUP([.Q102];[Sheet2.$A$1:.$B$9];2)&amp;&quot;,&quot;)" office:value-type="string" office:string-value="ATTR_BMS_CELL04_V: ELECTRICAL_POTENTIAL_VOLT," calcext:value-type="string">
            <text:p>ATTR_BMS_CELL04_V: ELECTRICAL_POTENTIAL_VOLT,</text:p>
          </table:table-cell>
          <table:table-cell table:formula="of:=IF([.K102]=&quot;&quot;;&quot;&quot;;IF([.Q102]=&quot;None&quot;;[.O102];[.O102]&amp;&quot;  # &quot;&amp;[.Q102]))" office:value-type="string" office:string-value="ATTR_BMS_CELL04_V = &quot;bms_cell04_v&quot;  # V" calcext:value-type="string">
            <text:p>ATTR_BMS_CELL04_V = "bms_cell04_v" <text:s/># V</text:p>
          </table:table-cell>
          <table:table-cell table:formula="of:=IF([.K102]=&quot;&quot;;&quot;&quot;;&quot;REG_&quot;&amp;[.K102]&amp;&quot; = &quot;&amp;[.C102]-(45*([.A102]-1)))" office:value-type="string" office:string-value="REG_BMS_CELL04_V = 15" calcext:value-type="string">
            <text:p>REG_BMS_CELL04_V = 15</text:p>
          </table:table-cell>
          <table:table-cell table:number-columns-repeated="1004"/>
        </table:table-row>
        <table:table-row table:style-name="ro1">
          <table:table-cell table:formula="of:=INT([.C103]/45)+1" office:value-type="float" office:value="3" calcext:value-type="float">
            <text:p>3</text:p>
          </table:table-cell>
          <table:table-cell table:formula="of:=[.C103]-(45*([.A103]-1))"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MS_Cell5_Volt</text:p>
          </table:table-cell>
          <table:table-cell office:value-type="string" calcext:value-type="string">
            <text:p>Cell5_Voltage from BMS</text:p>
          </table:table-cell>
          <table:table-cell office:value-type="string" calcext:value-type="string">
            <text:p>Guessing it’s V</text:p>
          </table:table-cell>
          <table:table-cell office:value-type="string" calcext:value-type="string">
            <text:p>0.1V</text:p>
          </table:table-cell>
          <table:table-cell/>
          <table:table-cell table:formula="of:=TRIM([.D103])" office:value-type="string" office:string-value="BMS_Cell5_Volt" calcext:value-type="string">
            <text:p>BMS_Cell5_Volt</text:p>
          </table:table-cell>
          <table:table-cell table:formula="of:=UPPER(SUBSTITUTE([.I103];&quot; &quot;;&quot;_&quot;))" office:value-type="string" office:string-value="BMS_CELL5_VOLT" calcext:value-type="string">
            <text:p>BMS_CELL5_VOLT</text:p>
          </table:table-cell>
          <table:table-cell office:value-type="string" calcext:value-type="string">
            <text:p>BMS_CELL05_V</text:p>
          </table:table-cell>
          <table:table-cell/>
          <table:table-cell table:formula="of:=IF([.K103]=&quot;&quot;;&quot;&quot;;&quot;data[ATTR_&quot;&amp;[.K103]&amp;&quot;] = rssf(rir&quot;&amp;[.A103]&amp;&quot;, REG_&quot;&amp;[.K103]&amp;&quot;)&quot;)" office:value-type="string" office:string-value="data[ATTR_BMS_CELL05_V] = rssf(rir3, REG_BMS_CELL05_V)" calcext:value-type="string">
            <text:p>data[ATTR_BMS_CELL05_V] = rssf(rir3, REG_BMS_CELL05_V)</text:p>
          </table:table-cell>
          <table:table-cell table:formula="of:=&quot;ATTR_&quot;&amp;[.K103]&amp;&quot; = &quot;&quot;&quot;&amp;LOWER(SUBSTITUTE(SUBSTITUTE(SUBSTITUTE(SUBSTITUTE(SUBSTITUTE(TRIM([.E103]);&quot;  &quot;;&quot; &quot;);&quot; &quot;;&quot;_&quot;);&quot;-&quot;;&quot;&quot;);&quot;(&quot;;&quot;&quot;);&quot;)&quot;;&quot;&quot;))&amp;&quot;&quot;&quot;&quot;" office:value-type="string" office:string-value="ATTR_BMS_CELL05_V = &quot;cell5_voltage_from_bms&quot;" calcext:value-type="string">
            <text:p>ATTR_BMS_CELL05_V = "cell5_voltage_from_bms"</text:p>
          </table:table-cell>
          <table:table-cell table:formula="of:=IF([.K103]=&quot;&quot;;&quot;&quot;;&quot;ATTR_&quot;&amp;[.K103]&amp;&quot; = &quot;&quot;&quot;&amp;LOWER([.K103])&amp;&quot;&quot;&quot;&quot;)" office:value-type="string" office:string-value="ATTR_BMS_CELL05_V = &quot;bms_cell05_v&quot;" calcext:value-type="string">
            <text:p>ATTR_BMS_CELL05_V = "bms_cell05_v"</text:p>
          </table:table-cell>
          <table:table-cell table:formula="of:=TRIM(ORG.LIBREOFFICE.REGEX([.G103];&quot;\d*\.\d*&quot;;&quot;&quot;))" office:value-type="string" office:string-value="V" calcext:value-type="string">
            <text:p>V</text:p>
          </table:table-cell>
          <table:table-cell table:formula="of:=IF([.P103]=&quot;&quot;;&quot;None&quot;;[.P103])" office:value-type="string" office:string-value="V" calcext:value-type="string">
            <text:p>V</text:p>
          </table:table-cell>
          <table:table-cell table:formula="of:=IF([.K103]=&quot;&quot;;&quot;&quot;;&quot;ATTR_&quot;&amp;[.K103]&amp;&quot;: &quot;&amp;VLOOKUP([.Q103];[Sheet2.$A$1:.$B$9];2)&amp;&quot;,&quot;)" office:value-type="string" office:string-value="ATTR_BMS_CELL05_V: ELECTRICAL_POTENTIAL_VOLT," calcext:value-type="string">
            <text:p>ATTR_BMS_CELL05_V: ELECTRICAL_POTENTIAL_VOLT,</text:p>
          </table:table-cell>
          <table:table-cell table:formula="of:=IF([.K103]=&quot;&quot;;&quot;&quot;;IF([.Q103]=&quot;None&quot;;[.O103];[.O103]&amp;&quot;  # &quot;&amp;[.Q103]))" office:value-type="string" office:string-value="ATTR_BMS_CELL05_V = &quot;bms_cell05_v&quot;  # V" calcext:value-type="string">
            <text:p>ATTR_BMS_CELL05_V = "bms_cell05_v" <text:s/># V</text:p>
          </table:table-cell>
          <table:table-cell table:formula="of:=IF([.K103]=&quot;&quot;;&quot;&quot;;&quot;REG_&quot;&amp;[.K103]&amp;&quot; = &quot;&amp;[.C103]-(45*([.A103]-1)))" office:value-type="string" office:string-value="REG_BMS_CELL05_V = 16" calcext:value-type="string">
            <text:p>REG_BMS_CELL05_V = 16</text:p>
          </table:table-cell>
          <table:table-cell table:number-columns-repeated="1004"/>
        </table:table-row>
        <table:table-row table:style-name="ro1">
          <table:table-cell table:formula="of:=INT([.C104]/45)+1" office:value-type="float" office:value="3" calcext:value-type="float">
            <text:p>3</text:p>
          </table:table-cell>
          <table:table-cell table:formula="of:=[.C104]-(45*([.A104]-1))"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MS_Cell6_Volt</text:p>
          </table:table-cell>
          <table:table-cell office:value-type="string" calcext:value-type="string">
            <text:p>Cell6_Voltage from BMS</text:p>
          </table:table-cell>
          <table:table-cell office:value-type="string" calcext:value-type="string">
            <text:p>Guessing it’s V</text:p>
          </table:table-cell>
          <table:table-cell office:value-type="string" calcext:value-type="string">
            <text:p>0.1V</text:p>
          </table:table-cell>
          <table:table-cell/>
          <table:table-cell table:formula="of:=TRIM([.D104])" office:value-type="string" office:string-value="BMS_Cell6_Volt" calcext:value-type="string">
            <text:p>BMS_Cell6_Volt</text:p>
          </table:table-cell>
          <table:table-cell table:formula="of:=UPPER(SUBSTITUTE([.I104];&quot; &quot;;&quot;_&quot;))" office:value-type="string" office:string-value="BMS_CELL6_VOLT" calcext:value-type="string">
            <text:p>BMS_CELL6_VOLT</text:p>
          </table:table-cell>
          <table:table-cell office:value-type="string" calcext:value-type="string">
            <text:p>BMS_CELL06_V</text:p>
          </table:table-cell>
          <table:table-cell/>
          <table:table-cell table:formula="of:=IF([.K104]=&quot;&quot;;&quot;&quot;;&quot;data[ATTR_&quot;&amp;[.K104]&amp;&quot;] = rssf(rir&quot;&amp;[.A104]&amp;&quot;, REG_&quot;&amp;[.K104]&amp;&quot;)&quot;)" office:value-type="string" office:string-value="data[ATTR_BMS_CELL06_V] = rssf(rir3, REG_BMS_CELL06_V)" calcext:value-type="string">
            <text:p>data[ATTR_BMS_CELL06_V] = rssf(rir3, REG_BMS_CELL06_V)</text:p>
          </table:table-cell>
          <table:table-cell table:formula="of:=&quot;ATTR_&quot;&amp;[.K104]&amp;&quot; = &quot;&quot;&quot;&amp;LOWER(SUBSTITUTE(SUBSTITUTE(SUBSTITUTE(SUBSTITUTE(SUBSTITUTE(TRIM([.E104]);&quot;  &quot;;&quot; &quot;);&quot; &quot;;&quot;_&quot;);&quot;-&quot;;&quot;&quot;);&quot;(&quot;;&quot;&quot;);&quot;)&quot;;&quot;&quot;))&amp;&quot;&quot;&quot;&quot;" office:value-type="string" office:string-value="ATTR_BMS_CELL06_V = &quot;cell6_voltage_from_bms&quot;" calcext:value-type="string">
            <text:p>ATTR_BMS_CELL06_V = "cell6_voltage_from_bms"</text:p>
          </table:table-cell>
          <table:table-cell table:formula="of:=IF([.K104]=&quot;&quot;;&quot;&quot;;&quot;ATTR_&quot;&amp;[.K104]&amp;&quot; = &quot;&quot;&quot;&amp;LOWER([.K104])&amp;&quot;&quot;&quot;&quot;)" office:value-type="string" office:string-value="ATTR_BMS_CELL06_V = &quot;bms_cell06_v&quot;" calcext:value-type="string">
            <text:p>ATTR_BMS_CELL06_V = "bms_cell06_v"</text:p>
          </table:table-cell>
          <table:table-cell table:formula="of:=TRIM(ORG.LIBREOFFICE.REGEX([.G104];&quot;\d*\.\d*&quot;;&quot;&quot;))" office:value-type="string" office:string-value="V" calcext:value-type="string">
            <text:p>V</text:p>
          </table:table-cell>
          <table:table-cell table:formula="of:=IF([.P104]=&quot;&quot;;&quot;None&quot;;[.P104])" office:value-type="string" office:string-value="V" calcext:value-type="string">
            <text:p>V</text:p>
          </table:table-cell>
          <table:table-cell table:formula="of:=IF([.K104]=&quot;&quot;;&quot;&quot;;&quot;ATTR_&quot;&amp;[.K104]&amp;&quot;: &quot;&amp;VLOOKUP([.Q104];[Sheet2.$A$1:.$B$9];2)&amp;&quot;,&quot;)" office:value-type="string" office:string-value="ATTR_BMS_CELL06_V: ELECTRICAL_POTENTIAL_VOLT," calcext:value-type="string">
            <text:p>ATTR_BMS_CELL06_V: ELECTRICAL_POTENTIAL_VOLT,</text:p>
          </table:table-cell>
          <table:table-cell table:formula="of:=IF([.K104]=&quot;&quot;;&quot;&quot;;IF([.Q104]=&quot;None&quot;;[.O104];[.O104]&amp;&quot;  # &quot;&amp;[.Q104]))" office:value-type="string" office:string-value="ATTR_BMS_CELL06_V = &quot;bms_cell06_v&quot;  # V" calcext:value-type="string">
            <text:p>ATTR_BMS_CELL06_V = "bms_cell06_v" <text:s/># V</text:p>
          </table:table-cell>
          <table:table-cell table:formula="of:=IF([.K104]=&quot;&quot;;&quot;&quot;;&quot;REG_&quot;&amp;[.K104]&amp;&quot; = &quot;&amp;[.C104]-(45*([.A104]-1)))" office:value-type="string" office:string-value="REG_BMS_CELL06_V = 17" calcext:value-type="string">
            <text:p>REG_BMS_CELL06_V = 17</text:p>
          </table:table-cell>
          <table:table-cell table:number-columns-repeated="1004"/>
        </table:table-row>
        <table:table-row table:style-name="ro1">
          <table:table-cell table:formula="of:=INT([.C105]/45)+1" office:value-type="float" office:value="3" calcext:value-type="float">
            <text:p>3</text:p>
          </table:table-cell>
          <table:table-cell table:formula="of:=[.C105]-(45*([.A105]-1))"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MS_Cell7_Volt</text:p>
          </table:table-cell>
          <table:table-cell office:value-type="string" calcext:value-type="string">
            <text:p>Cell7_Voltage from BMS</text:p>
          </table:table-cell>
          <table:table-cell office:value-type="string" calcext:value-type="string">
            <text:p>Guessing it’s V</text:p>
          </table:table-cell>
          <table:table-cell office:value-type="string" calcext:value-type="string">
            <text:p>0.1V</text:p>
          </table:table-cell>
          <table:table-cell/>
          <table:table-cell table:formula="of:=TRIM([.D105])" office:value-type="string" office:string-value="BMS_Cell7_Volt" calcext:value-type="string">
            <text:p>BMS_Cell7_Volt</text:p>
          </table:table-cell>
          <table:table-cell table:formula="of:=UPPER(SUBSTITUTE([.I105];&quot; &quot;;&quot;_&quot;))" office:value-type="string" office:string-value="BMS_CELL7_VOLT" calcext:value-type="string">
            <text:p>BMS_CELL7_VOLT</text:p>
          </table:table-cell>
          <table:table-cell office:value-type="string" calcext:value-type="string">
            <text:p>BMS_CELL07_V</text:p>
          </table:table-cell>
          <table:table-cell/>
          <table:table-cell table:formula="of:=IF([.K105]=&quot;&quot;;&quot;&quot;;&quot;data[ATTR_&quot;&amp;[.K105]&amp;&quot;] = rssf(rir&quot;&amp;[.A105]&amp;&quot;, REG_&quot;&amp;[.K105]&amp;&quot;)&quot;)" office:value-type="string" office:string-value="data[ATTR_BMS_CELL07_V] = rssf(rir3, REG_BMS_CELL07_V)" calcext:value-type="string">
            <text:p>data[ATTR_BMS_CELL07_V] = rssf(rir3, REG_BMS_CELL07_V)</text:p>
          </table:table-cell>
          <table:table-cell table:formula="of:=&quot;ATTR_&quot;&amp;[.K105]&amp;&quot; = &quot;&quot;&quot;&amp;LOWER(SUBSTITUTE(SUBSTITUTE(SUBSTITUTE(SUBSTITUTE(SUBSTITUTE(TRIM([.E105]);&quot;  &quot;;&quot; &quot;);&quot; &quot;;&quot;_&quot;);&quot;-&quot;;&quot;&quot;);&quot;(&quot;;&quot;&quot;);&quot;)&quot;;&quot;&quot;))&amp;&quot;&quot;&quot;&quot;" office:value-type="string" office:string-value="ATTR_BMS_CELL07_V = &quot;cell7_voltage_from_bms&quot;" calcext:value-type="string">
            <text:p>ATTR_BMS_CELL07_V = "cell7_voltage_from_bms"</text:p>
          </table:table-cell>
          <table:table-cell table:formula="of:=IF([.K105]=&quot;&quot;;&quot;&quot;;&quot;ATTR_&quot;&amp;[.K105]&amp;&quot; = &quot;&quot;&quot;&amp;LOWER([.K105])&amp;&quot;&quot;&quot;&quot;)" office:value-type="string" office:string-value="ATTR_BMS_CELL07_V = &quot;bms_cell07_v&quot;" calcext:value-type="string">
            <text:p>ATTR_BMS_CELL07_V = "bms_cell07_v"</text:p>
          </table:table-cell>
          <table:table-cell table:formula="of:=TRIM(ORG.LIBREOFFICE.REGEX([.G105];&quot;\d*\.\d*&quot;;&quot;&quot;))" office:value-type="string" office:string-value="V" calcext:value-type="string">
            <text:p>V</text:p>
          </table:table-cell>
          <table:table-cell table:formula="of:=IF([.P105]=&quot;&quot;;&quot;None&quot;;[.P105])" office:value-type="string" office:string-value="V" calcext:value-type="string">
            <text:p>V</text:p>
          </table:table-cell>
          <table:table-cell table:formula="of:=IF([.K105]=&quot;&quot;;&quot;&quot;;&quot;ATTR_&quot;&amp;[.K105]&amp;&quot;: &quot;&amp;VLOOKUP([.Q105];[Sheet2.$A$1:.$B$9];2)&amp;&quot;,&quot;)" office:value-type="string" office:string-value="ATTR_BMS_CELL07_V: ELECTRICAL_POTENTIAL_VOLT," calcext:value-type="string">
            <text:p>ATTR_BMS_CELL07_V: ELECTRICAL_POTENTIAL_VOLT,</text:p>
          </table:table-cell>
          <table:table-cell table:formula="of:=IF([.K105]=&quot;&quot;;&quot;&quot;;IF([.Q105]=&quot;None&quot;;[.O105];[.O105]&amp;&quot;  # &quot;&amp;[.Q105]))" office:value-type="string" office:string-value="ATTR_BMS_CELL07_V = &quot;bms_cell07_v&quot;  # V" calcext:value-type="string">
            <text:p>ATTR_BMS_CELL07_V = "bms_cell07_v" <text:s/># V</text:p>
          </table:table-cell>
          <table:table-cell table:formula="of:=IF([.K105]=&quot;&quot;;&quot;&quot;;&quot;REG_&quot;&amp;[.K105]&amp;&quot; = &quot;&amp;[.C105]-(45*([.A105]-1)))" office:value-type="string" office:string-value="REG_BMS_CELL07_V = 18" calcext:value-type="string">
            <text:p>REG_BMS_CELL07_V = 18</text:p>
          </table:table-cell>
          <table:table-cell table:number-columns-repeated="1004"/>
        </table:table-row>
        <table:table-row table:style-name="ro1">
          <table:table-cell table:formula="of:=INT([.C106]/45)+1" office:value-type="float" office:value="3" calcext:value-type="float">
            <text:p>3</text:p>
          </table:table-cell>
          <table:table-cell table:formula="of:=[.C106]-(45*([.A106]-1))"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MS_Cell8_Volt</text:p>
          </table:table-cell>
          <table:table-cell office:value-type="string" calcext:value-type="string">
            <text:p>Cell8_Voltage from BMS</text:p>
          </table:table-cell>
          <table:table-cell office:value-type="string" calcext:value-type="string">
            <text:p>Guessing it’s V</text:p>
          </table:table-cell>
          <table:table-cell office:value-type="string" calcext:value-type="string">
            <text:p>0.1V</text:p>
          </table:table-cell>
          <table:table-cell/>
          <table:table-cell table:formula="of:=TRIM([.D106])" office:value-type="string" office:string-value="BMS_Cell8_Volt" calcext:value-type="string">
            <text:p>BMS_Cell8_Volt</text:p>
          </table:table-cell>
          <table:table-cell table:formula="of:=UPPER(SUBSTITUTE([.I106];&quot; &quot;;&quot;_&quot;))" office:value-type="string" office:string-value="BMS_CELL8_VOLT" calcext:value-type="string">
            <text:p>BMS_CELL8_VOLT</text:p>
          </table:table-cell>
          <table:table-cell office:value-type="string" calcext:value-type="string">
            <text:p>BMS_CELL08_V</text:p>
          </table:table-cell>
          <table:table-cell/>
          <table:table-cell table:formula="of:=IF([.K106]=&quot;&quot;;&quot;&quot;;&quot;data[ATTR_&quot;&amp;[.K106]&amp;&quot;] = rssf(rir&quot;&amp;[.A106]&amp;&quot;, REG_&quot;&amp;[.K106]&amp;&quot;)&quot;)" office:value-type="string" office:string-value="data[ATTR_BMS_CELL08_V] = rssf(rir3, REG_BMS_CELL08_V)" calcext:value-type="string">
            <text:p>data[ATTR_BMS_CELL08_V] = rssf(rir3, REG_BMS_CELL08_V)</text:p>
          </table:table-cell>
          <table:table-cell table:formula="of:=&quot;ATTR_&quot;&amp;[.K106]&amp;&quot; = &quot;&quot;&quot;&amp;LOWER(SUBSTITUTE(SUBSTITUTE(SUBSTITUTE(SUBSTITUTE(SUBSTITUTE(TRIM([.E106]);&quot;  &quot;;&quot; &quot;);&quot; &quot;;&quot;_&quot;);&quot;-&quot;;&quot;&quot;);&quot;(&quot;;&quot;&quot;);&quot;)&quot;;&quot;&quot;))&amp;&quot;&quot;&quot;&quot;" office:value-type="string" office:string-value="ATTR_BMS_CELL08_V = &quot;cell8_voltage_from_bms&quot;" calcext:value-type="string">
            <text:p>ATTR_BMS_CELL08_V = "cell8_voltage_from_bms"</text:p>
          </table:table-cell>
          <table:table-cell table:formula="of:=IF([.K106]=&quot;&quot;;&quot;&quot;;&quot;ATTR_&quot;&amp;[.K106]&amp;&quot; = &quot;&quot;&quot;&amp;LOWER([.K106])&amp;&quot;&quot;&quot;&quot;)" office:value-type="string" office:string-value="ATTR_BMS_CELL08_V = &quot;bms_cell08_v&quot;" calcext:value-type="string">
            <text:p>ATTR_BMS_CELL08_V = "bms_cell08_v"</text:p>
          </table:table-cell>
          <table:table-cell table:formula="of:=TRIM(ORG.LIBREOFFICE.REGEX([.G106];&quot;\d*\.\d*&quot;;&quot;&quot;))" office:value-type="string" office:string-value="V" calcext:value-type="string">
            <text:p>V</text:p>
          </table:table-cell>
          <table:table-cell table:formula="of:=IF([.P106]=&quot;&quot;;&quot;None&quot;;[.P106])" office:value-type="string" office:string-value="V" calcext:value-type="string">
            <text:p>V</text:p>
          </table:table-cell>
          <table:table-cell table:formula="of:=IF([.K106]=&quot;&quot;;&quot;&quot;;&quot;ATTR_&quot;&amp;[.K106]&amp;&quot;: &quot;&amp;VLOOKUP([.Q106];[Sheet2.$A$1:.$B$9];2)&amp;&quot;,&quot;)" office:value-type="string" office:string-value="ATTR_BMS_CELL08_V: ELECTRICAL_POTENTIAL_VOLT," calcext:value-type="string">
            <text:p>ATTR_BMS_CELL08_V: ELECTRICAL_POTENTIAL_VOLT,</text:p>
          </table:table-cell>
          <table:table-cell table:formula="of:=IF([.K106]=&quot;&quot;;&quot;&quot;;IF([.Q106]=&quot;None&quot;;[.O106];[.O106]&amp;&quot;  # &quot;&amp;[.Q106]))" office:value-type="string" office:string-value="ATTR_BMS_CELL08_V = &quot;bms_cell08_v&quot;  # V" calcext:value-type="string">
            <text:p>ATTR_BMS_CELL08_V = "bms_cell08_v" <text:s/># V</text:p>
          </table:table-cell>
          <table:table-cell table:formula="of:=IF([.K106]=&quot;&quot;;&quot;&quot;;&quot;REG_&quot;&amp;[.K106]&amp;&quot; = &quot;&amp;[.C106]-(45*([.A106]-1)))" office:value-type="string" office:string-value="REG_BMS_CELL08_V = 19" calcext:value-type="string">
            <text:p>REG_BMS_CELL08_V = 19</text:p>
          </table:table-cell>
          <table:table-cell table:number-columns-repeated="1004"/>
        </table:table-row>
        <table:table-row table:style-name="ro1">
          <table:table-cell table:formula="of:=INT([.C107]/45)+1" office:value-type="float" office:value="3" calcext:value-type="float">
            <text:p>3</text:p>
          </table:table-cell>
          <table:table-cell table:formula="of:=[.C107]-(45*([.A107]-1))"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MS_Cell9_Volt</text:p>
          </table:table-cell>
          <table:table-cell office:value-type="string" calcext:value-type="string">
            <text:p>Cell9_Voltage from BMS</text:p>
          </table:table-cell>
          <table:table-cell office:value-type="string" calcext:value-type="string">
            <text:p>Guessing it’s V</text:p>
          </table:table-cell>
          <table:table-cell office:value-type="string" calcext:value-type="string">
            <text:p>0.1V</text:p>
          </table:table-cell>
          <table:table-cell/>
          <table:table-cell table:formula="of:=TRIM([.D107])" office:value-type="string" office:string-value="BMS_Cell9_Volt" calcext:value-type="string">
            <text:p>BMS_Cell9_Volt</text:p>
          </table:table-cell>
          <table:table-cell table:formula="of:=UPPER(SUBSTITUTE([.I107];&quot; &quot;;&quot;_&quot;))" office:value-type="string" office:string-value="BMS_CELL9_VOLT" calcext:value-type="string">
            <text:p>BMS_CELL9_VOLT</text:p>
          </table:table-cell>
          <table:table-cell office:value-type="string" calcext:value-type="string">
            <text:p>BMS_CELL09_V</text:p>
          </table:table-cell>
          <table:table-cell/>
          <table:table-cell table:formula="of:=IF([.K107]=&quot;&quot;;&quot;&quot;;&quot;data[ATTR_&quot;&amp;[.K107]&amp;&quot;] = rssf(rir&quot;&amp;[.A107]&amp;&quot;, REG_&quot;&amp;[.K107]&amp;&quot;)&quot;)" office:value-type="string" office:string-value="data[ATTR_BMS_CELL09_V] = rssf(rir3, REG_BMS_CELL09_V)" calcext:value-type="string">
            <text:p>data[ATTR_BMS_CELL09_V] = rssf(rir3, REG_BMS_CELL09_V)</text:p>
          </table:table-cell>
          <table:table-cell table:formula="of:=&quot;ATTR_&quot;&amp;[.K107]&amp;&quot; = &quot;&quot;&quot;&amp;LOWER(SUBSTITUTE(SUBSTITUTE(SUBSTITUTE(SUBSTITUTE(SUBSTITUTE(TRIM([.E107]);&quot;  &quot;;&quot; &quot;);&quot; &quot;;&quot;_&quot;);&quot;-&quot;;&quot;&quot;);&quot;(&quot;;&quot;&quot;);&quot;)&quot;;&quot;&quot;))&amp;&quot;&quot;&quot;&quot;" office:value-type="string" office:string-value="ATTR_BMS_CELL09_V = &quot;cell9_voltage_from_bms&quot;" calcext:value-type="string">
            <text:p>ATTR_BMS_CELL09_V = "cell9_voltage_from_bms"</text:p>
          </table:table-cell>
          <table:table-cell table:formula="of:=IF([.K107]=&quot;&quot;;&quot;&quot;;&quot;ATTR_&quot;&amp;[.K107]&amp;&quot; = &quot;&quot;&quot;&amp;LOWER([.K107])&amp;&quot;&quot;&quot;&quot;)" office:value-type="string" office:string-value="ATTR_BMS_CELL09_V = &quot;bms_cell09_v&quot;" calcext:value-type="string">
            <text:p>ATTR_BMS_CELL09_V = "bms_cell09_v"</text:p>
          </table:table-cell>
          <table:table-cell table:formula="of:=TRIM(ORG.LIBREOFFICE.REGEX([.G107];&quot;\d*\.\d*&quot;;&quot;&quot;))" office:value-type="string" office:string-value="V" calcext:value-type="string">
            <text:p>V</text:p>
          </table:table-cell>
          <table:table-cell table:formula="of:=IF([.P107]=&quot;&quot;;&quot;None&quot;;[.P107])" office:value-type="string" office:string-value="V" calcext:value-type="string">
            <text:p>V</text:p>
          </table:table-cell>
          <table:table-cell table:formula="of:=IF([.K107]=&quot;&quot;;&quot;&quot;;&quot;ATTR_&quot;&amp;[.K107]&amp;&quot;: &quot;&amp;VLOOKUP([.Q107];[Sheet2.$A$1:.$B$9];2)&amp;&quot;,&quot;)" office:value-type="string" office:string-value="ATTR_BMS_CELL09_V: ELECTRICAL_POTENTIAL_VOLT," calcext:value-type="string">
            <text:p>ATTR_BMS_CELL09_V: ELECTRICAL_POTENTIAL_VOLT,</text:p>
          </table:table-cell>
          <table:table-cell table:formula="of:=IF([.K107]=&quot;&quot;;&quot;&quot;;IF([.Q107]=&quot;None&quot;;[.O107];[.O107]&amp;&quot;  # &quot;&amp;[.Q107]))" office:value-type="string" office:string-value="ATTR_BMS_CELL09_V = &quot;bms_cell09_v&quot;  # V" calcext:value-type="string">
            <text:p>ATTR_BMS_CELL09_V = "bms_cell09_v" <text:s/># V</text:p>
          </table:table-cell>
          <table:table-cell table:formula="of:=IF([.K107]=&quot;&quot;;&quot;&quot;;&quot;REG_&quot;&amp;[.K107]&amp;&quot; = &quot;&amp;[.C107]-(45*([.A107]-1)))" office:value-type="string" office:string-value="REG_BMS_CELL09_V = 20" calcext:value-type="string">
            <text:p>REG_BMS_CELL09_V = 20</text:p>
          </table:table-cell>
          <table:table-cell table:number-columns-repeated="1004"/>
        </table:table-row>
        <table:table-row table:style-name="ro1">
          <table:table-cell table:formula="of:=INT([.C108]/45)+1" office:value-type="float" office:value="3" calcext:value-type="float">
            <text:p>3</text:p>
          </table:table-cell>
          <table:table-cell table:formula="of:=[.C108]-(45*([.A108]-1))"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MS_Cell10_Volt</text:p>
          </table:table-cell>
          <table:table-cell office:value-type="string" calcext:value-type="string">
            <text:p>Cell10_Voltage from BMS</text:p>
          </table:table-cell>
          <table:table-cell office:value-type="string" calcext:value-type="string">
            <text:p>Guessing it’s V</text:p>
          </table:table-cell>
          <table:table-cell office:value-type="string" calcext:value-type="string">
            <text:p>0.1V</text:p>
          </table:table-cell>
          <table:table-cell/>
          <table:table-cell table:formula="of:=TRIM([.D108])" office:value-type="string" office:string-value="BMS_Cell10_Volt" calcext:value-type="string">
            <text:p>BMS_Cell10_Volt</text:p>
          </table:table-cell>
          <table:table-cell table:formula="of:=UPPER(SUBSTITUTE([.I108];&quot; &quot;;&quot;_&quot;))" office:value-type="string" office:string-value="BMS_CELL10_VOLT" calcext:value-type="string">
            <text:p>BMS_CELL10_VOLT</text:p>
          </table:table-cell>
          <table:table-cell office:value-type="string" calcext:value-type="string">
            <text:p>BMS_CELL10_V</text:p>
          </table:table-cell>
          <table:table-cell/>
          <table:table-cell table:formula="of:=IF([.K108]=&quot;&quot;;&quot;&quot;;&quot;data[ATTR_&quot;&amp;[.K108]&amp;&quot;] = rssf(rir&quot;&amp;[.A108]&amp;&quot;, REG_&quot;&amp;[.K108]&amp;&quot;)&quot;)" office:value-type="string" office:string-value="data[ATTR_BMS_CELL10_V] = rssf(rir3, REG_BMS_CELL10_V)" calcext:value-type="string">
            <text:p>data[ATTR_BMS_CELL10_V] = rssf(rir3, REG_BMS_CELL10_V)</text:p>
          </table:table-cell>
          <table:table-cell table:formula="of:=&quot;ATTR_&quot;&amp;[.K108]&amp;&quot; = &quot;&quot;&quot;&amp;LOWER(SUBSTITUTE(SUBSTITUTE(SUBSTITUTE(SUBSTITUTE(SUBSTITUTE(TRIM([.E108]);&quot;  &quot;;&quot; &quot;);&quot; &quot;;&quot;_&quot;);&quot;-&quot;;&quot;&quot;);&quot;(&quot;;&quot;&quot;);&quot;)&quot;;&quot;&quot;))&amp;&quot;&quot;&quot;&quot;" office:value-type="string" office:string-value="ATTR_BMS_CELL10_V = &quot;cell10_voltage_from_bms&quot;" calcext:value-type="string">
            <text:p>ATTR_BMS_CELL10_V = "cell10_voltage_from_bms"</text:p>
          </table:table-cell>
          <table:table-cell table:formula="of:=IF([.K108]=&quot;&quot;;&quot;&quot;;&quot;ATTR_&quot;&amp;[.K108]&amp;&quot; = &quot;&quot;&quot;&amp;LOWER([.K108])&amp;&quot;&quot;&quot;&quot;)" office:value-type="string" office:string-value="ATTR_BMS_CELL10_V = &quot;bms_cell10_v&quot;" calcext:value-type="string">
            <text:p>ATTR_BMS_CELL10_V = "bms_cell10_v"</text:p>
          </table:table-cell>
          <table:table-cell table:formula="of:=TRIM(ORG.LIBREOFFICE.REGEX([.G108];&quot;\d*\.\d*&quot;;&quot;&quot;))" office:value-type="string" office:string-value="V" calcext:value-type="string">
            <text:p>V</text:p>
          </table:table-cell>
          <table:table-cell table:formula="of:=IF([.P108]=&quot;&quot;;&quot;None&quot;;[.P108])" office:value-type="string" office:string-value="V" calcext:value-type="string">
            <text:p>V</text:p>
          </table:table-cell>
          <table:table-cell table:formula="of:=IF([.K108]=&quot;&quot;;&quot;&quot;;&quot;ATTR_&quot;&amp;[.K108]&amp;&quot;: &quot;&amp;VLOOKUP([.Q108];[Sheet2.$A$1:.$B$9];2)&amp;&quot;,&quot;)" office:value-type="string" office:string-value="ATTR_BMS_CELL10_V: ELECTRICAL_POTENTIAL_VOLT," calcext:value-type="string">
            <text:p>ATTR_BMS_CELL10_V: ELECTRICAL_POTENTIAL_VOLT,</text:p>
          </table:table-cell>
          <table:table-cell table:formula="of:=IF([.K108]=&quot;&quot;;&quot;&quot;;IF([.Q108]=&quot;None&quot;;[.O108];[.O108]&amp;&quot;  # &quot;&amp;[.Q108]))" office:value-type="string" office:string-value="ATTR_BMS_CELL10_V = &quot;bms_cell10_v&quot;  # V" calcext:value-type="string">
            <text:p>ATTR_BMS_CELL10_V = "bms_cell10_v" <text:s/># V</text:p>
          </table:table-cell>
          <table:table-cell table:formula="of:=IF([.K108]=&quot;&quot;;&quot;&quot;;&quot;REG_&quot;&amp;[.K108]&amp;&quot; = &quot;&amp;[.C108]-(45*([.A108]-1)))" office:value-type="string" office:string-value="REG_BMS_CELL10_V = 21" calcext:value-type="string">
            <text:p>REG_BMS_CELL10_V = 21</text:p>
          </table:table-cell>
          <table:table-cell table:number-columns-repeated="1004"/>
        </table:table-row>
        <table:table-row table:style-name="ro1">
          <table:table-cell table:formula="of:=INT([.C109]/45)+1" office:value-type="float" office:value="3" calcext:value-type="float">
            <text:p>3</text:p>
          </table:table-cell>
          <table:table-cell table:formula="of:=[.C109]-(45*([.A109]-1))"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MS_Cell11_Volt</text:p>
          </table:table-cell>
          <table:table-cell office:value-type="string" calcext:value-type="string">
            <text:p>Cell11_Voltage from BMS</text:p>
          </table:table-cell>
          <table:table-cell office:value-type="string" calcext:value-type="string">
            <text:p>Guessing it’s V</text:p>
          </table:table-cell>
          <table:table-cell office:value-type="string" calcext:value-type="string">
            <text:p>0.1V</text:p>
          </table:table-cell>
          <table:table-cell/>
          <table:table-cell table:formula="of:=TRIM([.D109])" office:value-type="string" office:string-value="BMS_Cell11_Volt" calcext:value-type="string">
            <text:p>BMS_Cell11_Volt</text:p>
          </table:table-cell>
          <table:table-cell table:formula="of:=UPPER(SUBSTITUTE([.I109];&quot; &quot;;&quot;_&quot;))" office:value-type="string" office:string-value="BMS_CELL11_VOLT" calcext:value-type="string">
            <text:p>BMS_CELL11_VOLT</text:p>
          </table:table-cell>
          <table:table-cell office:value-type="string" calcext:value-type="string">
            <text:p>BMS_CELL11_V</text:p>
          </table:table-cell>
          <table:table-cell/>
          <table:table-cell table:formula="of:=IF([.K109]=&quot;&quot;;&quot;&quot;;&quot;data[ATTR_&quot;&amp;[.K109]&amp;&quot;] = rssf(rir&quot;&amp;[.A109]&amp;&quot;, REG_&quot;&amp;[.K109]&amp;&quot;)&quot;)" office:value-type="string" office:string-value="data[ATTR_BMS_CELL11_V] = rssf(rir3, REG_BMS_CELL11_V)" calcext:value-type="string">
            <text:p>data[ATTR_BMS_CELL11_V] = rssf(rir3, REG_BMS_CELL11_V)</text:p>
          </table:table-cell>
          <table:table-cell table:formula="of:=&quot;ATTR_&quot;&amp;[.K109]&amp;&quot; = &quot;&quot;&quot;&amp;LOWER(SUBSTITUTE(SUBSTITUTE(SUBSTITUTE(SUBSTITUTE(SUBSTITUTE(TRIM([.E109]);&quot;  &quot;;&quot; &quot;);&quot; &quot;;&quot;_&quot;);&quot;-&quot;;&quot;&quot;);&quot;(&quot;;&quot;&quot;);&quot;)&quot;;&quot;&quot;))&amp;&quot;&quot;&quot;&quot;" office:value-type="string" office:string-value="ATTR_BMS_CELL11_V = &quot;cell11_voltage_from_bms&quot;" calcext:value-type="string">
            <text:p>ATTR_BMS_CELL11_V = "cell11_voltage_from_bms"</text:p>
          </table:table-cell>
          <table:table-cell table:formula="of:=IF([.K109]=&quot;&quot;;&quot;&quot;;&quot;ATTR_&quot;&amp;[.K109]&amp;&quot; = &quot;&quot;&quot;&amp;LOWER([.K109])&amp;&quot;&quot;&quot;&quot;)" office:value-type="string" office:string-value="ATTR_BMS_CELL11_V = &quot;bms_cell11_v&quot;" calcext:value-type="string">
            <text:p>ATTR_BMS_CELL11_V = "bms_cell11_v"</text:p>
          </table:table-cell>
          <table:table-cell table:formula="of:=TRIM(ORG.LIBREOFFICE.REGEX([.G109];&quot;\d*\.\d*&quot;;&quot;&quot;))" office:value-type="string" office:string-value="V" calcext:value-type="string">
            <text:p>V</text:p>
          </table:table-cell>
          <table:table-cell table:formula="of:=IF([.P109]=&quot;&quot;;&quot;None&quot;;[.P109])" office:value-type="string" office:string-value="V" calcext:value-type="string">
            <text:p>V</text:p>
          </table:table-cell>
          <table:table-cell table:formula="of:=IF([.K109]=&quot;&quot;;&quot;&quot;;&quot;ATTR_&quot;&amp;[.K109]&amp;&quot;: &quot;&amp;VLOOKUP([.Q109];[Sheet2.$A$1:.$B$9];2)&amp;&quot;,&quot;)" office:value-type="string" office:string-value="ATTR_BMS_CELL11_V: ELECTRICAL_POTENTIAL_VOLT," calcext:value-type="string">
            <text:p>ATTR_BMS_CELL11_V: ELECTRICAL_POTENTIAL_VOLT,</text:p>
          </table:table-cell>
          <table:table-cell table:formula="of:=IF([.K109]=&quot;&quot;;&quot;&quot;;IF([.Q109]=&quot;None&quot;;[.O109];[.O109]&amp;&quot;  # &quot;&amp;[.Q109]))" office:value-type="string" office:string-value="ATTR_BMS_CELL11_V = &quot;bms_cell11_v&quot;  # V" calcext:value-type="string">
            <text:p>ATTR_BMS_CELL11_V = "bms_cell11_v" <text:s/># V</text:p>
          </table:table-cell>
          <table:table-cell table:formula="of:=IF([.K109]=&quot;&quot;;&quot;&quot;;&quot;REG_&quot;&amp;[.K109]&amp;&quot; = &quot;&amp;[.C109]-(45*([.A109]-1)))" office:value-type="string" office:string-value="REG_BMS_CELL11_V = 22" calcext:value-type="string">
            <text:p>REG_BMS_CELL11_V = 22</text:p>
          </table:table-cell>
          <table:table-cell table:number-columns-repeated="1004"/>
        </table:table-row>
        <table:table-row table:style-name="ro1">
          <table:table-cell table:formula="of:=INT([.C110]/45)+1" office:value-type="float" office:value="3" calcext:value-type="float">
            <text:p>3</text:p>
          </table:table-cell>
          <table:table-cell table:formula="of:=[.C110]-(45*([.A110]-1))"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MS_Cell12_Volt</text:p>
          </table:table-cell>
          <table:table-cell office:value-type="string" calcext:value-type="string">
            <text:p>Cell12_Voltage from BMS</text:p>
          </table:table-cell>
          <table:table-cell office:value-type="string" calcext:value-type="string">
            <text:p>Guessing it’s V</text:p>
          </table:table-cell>
          <table:table-cell office:value-type="string" calcext:value-type="string">
            <text:p>0.1V</text:p>
          </table:table-cell>
          <table:table-cell/>
          <table:table-cell table:formula="of:=TRIM([.D110])" office:value-type="string" office:string-value="BMS_Cell12_Volt" calcext:value-type="string">
            <text:p>BMS_Cell12_Volt</text:p>
          </table:table-cell>
          <table:table-cell table:formula="of:=UPPER(SUBSTITUTE([.I110];&quot; &quot;;&quot;_&quot;))" office:value-type="string" office:string-value="BMS_CELL12_VOLT" calcext:value-type="string">
            <text:p>BMS_CELL12_VOLT</text:p>
          </table:table-cell>
          <table:table-cell office:value-type="string" calcext:value-type="string">
            <text:p>BMS_CELL12_V</text:p>
          </table:table-cell>
          <table:table-cell/>
          <table:table-cell table:formula="of:=IF([.K110]=&quot;&quot;;&quot;&quot;;&quot;data[ATTR_&quot;&amp;[.K110]&amp;&quot;] = rssf(rir&quot;&amp;[.A110]&amp;&quot;, REG_&quot;&amp;[.K110]&amp;&quot;)&quot;)" office:value-type="string" office:string-value="data[ATTR_BMS_CELL12_V] = rssf(rir3, REG_BMS_CELL12_V)" calcext:value-type="string">
            <text:p>data[ATTR_BMS_CELL12_V] = rssf(rir3, REG_BMS_CELL12_V)</text:p>
          </table:table-cell>
          <table:table-cell table:formula="of:=&quot;ATTR_&quot;&amp;[.K110]&amp;&quot; = &quot;&quot;&quot;&amp;LOWER(SUBSTITUTE(SUBSTITUTE(SUBSTITUTE(SUBSTITUTE(SUBSTITUTE(TRIM([.E110]);&quot;  &quot;;&quot; &quot;);&quot; &quot;;&quot;_&quot;);&quot;-&quot;;&quot;&quot;);&quot;(&quot;;&quot;&quot;);&quot;)&quot;;&quot;&quot;))&amp;&quot;&quot;&quot;&quot;" office:value-type="string" office:string-value="ATTR_BMS_CELL12_V = &quot;cell12_voltage_from_bms&quot;" calcext:value-type="string">
            <text:p>ATTR_BMS_CELL12_V = "cell12_voltage_from_bms"</text:p>
          </table:table-cell>
          <table:table-cell table:formula="of:=IF([.K110]=&quot;&quot;;&quot;&quot;;&quot;ATTR_&quot;&amp;[.K110]&amp;&quot; = &quot;&quot;&quot;&amp;LOWER([.K110])&amp;&quot;&quot;&quot;&quot;)" office:value-type="string" office:string-value="ATTR_BMS_CELL12_V = &quot;bms_cell12_v&quot;" calcext:value-type="string">
            <text:p>ATTR_BMS_CELL12_V = "bms_cell12_v"</text:p>
          </table:table-cell>
          <table:table-cell table:formula="of:=TRIM(ORG.LIBREOFFICE.REGEX([.G110];&quot;\d*\.\d*&quot;;&quot;&quot;))" office:value-type="string" office:string-value="V" calcext:value-type="string">
            <text:p>V</text:p>
          </table:table-cell>
          <table:table-cell table:formula="of:=IF([.P110]=&quot;&quot;;&quot;None&quot;;[.P110])" office:value-type="string" office:string-value="V" calcext:value-type="string">
            <text:p>V</text:p>
          </table:table-cell>
          <table:table-cell table:formula="of:=IF([.K110]=&quot;&quot;;&quot;&quot;;&quot;ATTR_&quot;&amp;[.K110]&amp;&quot;: &quot;&amp;VLOOKUP([.Q110];[Sheet2.$A$1:.$B$9];2)&amp;&quot;,&quot;)" office:value-type="string" office:string-value="ATTR_BMS_CELL12_V: ELECTRICAL_POTENTIAL_VOLT," calcext:value-type="string">
            <text:p>ATTR_BMS_CELL12_V: ELECTRICAL_POTENTIAL_VOLT,</text:p>
          </table:table-cell>
          <table:table-cell table:formula="of:=IF([.K110]=&quot;&quot;;&quot;&quot;;IF([.Q110]=&quot;None&quot;;[.O110];[.O110]&amp;&quot;  # &quot;&amp;[.Q110]))" office:value-type="string" office:string-value="ATTR_BMS_CELL12_V = &quot;bms_cell12_v&quot;  # V" calcext:value-type="string">
            <text:p>ATTR_BMS_CELL12_V = "bms_cell12_v" <text:s/># V</text:p>
          </table:table-cell>
          <table:table-cell table:formula="of:=IF([.K110]=&quot;&quot;;&quot;&quot;;&quot;REG_&quot;&amp;[.K110]&amp;&quot; = &quot;&amp;[.C110]-(45*([.A110]-1)))" office:value-type="string" office:string-value="REG_BMS_CELL12_V = 23" calcext:value-type="string">
            <text:p>REG_BMS_CELL12_V = 23</text:p>
          </table:table-cell>
          <table:table-cell table:number-columns-repeated="1004"/>
        </table:table-row>
        <table:table-row table:style-name="ro1">
          <table:table-cell table:formula="of:=INT([.C111]/45)+1" office:value-type="float" office:value="3" calcext:value-type="float">
            <text:p>3</text:p>
          </table:table-cell>
          <table:table-cell table:formula="of:=[.C111]-(45*([.A111]-1))"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MS_Cell13_Volt</text:p>
          </table:table-cell>
          <table:table-cell office:value-type="string" calcext:value-type="string">
            <text:p>Cell13_Voltage from BMS</text:p>
          </table:table-cell>
          <table:table-cell office:value-type="string" calcext:value-type="string">
            <text:p>Guessing it’s V</text:p>
          </table:table-cell>
          <table:table-cell office:value-type="string" calcext:value-type="string">
            <text:p>0.1V</text:p>
          </table:table-cell>
          <table:table-cell/>
          <table:table-cell table:formula="of:=TRIM([.D111])" office:value-type="string" office:string-value="BMS_Cell13_Volt" calcext:value-type="string">
            <text:p>BMS_Cell13_Volt</text:p>
          </table:table-cell>
          <table:table-cell table:formula="of:=UPPER(SUBSTITUTE([.I111];&quot; &quot;;&quot;_&quot;))" office:value-type="string" office:string-value="BMS_CELL13_VOLT" calcext:value-type="string">
            <text:p>BMS_CELL13_VOLT</text:p>
          </table:table-cell>
          <table:table-cell office:value-type="string" calcext:value-type="string">
            <text:p>BMS_CELL13_V</text:p>
          </table:table-cell>
          <table:table-cell/>
          <table:table-cell table:formula="of:=IF([.K111]=&quot;&quot;;&quot;&quot;;&quot;data[ATTR_&quot;&amp;[.K111]&amp;&quot;] = rssf(rir&quot;&amp;[.A111]&amp;&quot;, REG_&quot;&amp;[.K111]&amp;&quot;)&quot;)" office:value-type="string" office:string-value="data[ATTR_BMS_CELL13_V] = rssf(rir3, REG_BMS_CELL13_V)" calcext:value-type="string">
            <text:p>data[ATTR_BMS_CELL13_V] = rssf(rir3, REG_BMS_CELL13_V)</text:p>
          </table:table-cell>
          <table:table-cell table:formula="of:=&quot;ATTR_&quot;&amp;[.K111]&amp;&quot; = &quot;&quot;&quot;&amp;LOWER(SUBSTITUTE(SUBSTITUTE(SUBSTITUTE(SUBSTITUTE(SUBSTITUTE(TRIM([.E111]);&quot;  &quot;;&quot; &quot;);&quot; &quot;;&quot;_&quot;);&quot;-&quot;;&quot;&quot;);&quot;(&quot;;&quot;&quot;);&quot;)&quot;;&quot;&quot;))&amp;&quot;&quot;&quot;&quot;" office:value-type="string" office:string-value="ATTR_BMS_CELL13_V = &quot;cell13_voltage_from_bms&quot;" calcext:value-type="string">
            <text:p>ATTR_BMS_CELL13_V = "cell13_voltage_from_bms"</text:p>
          </table:table-cell>
          <table:table-cell table:formula="of:=IF([.K111]=&quot;&quot;;&quot;&quot;;&quot;ATTR_&quot;&amp;[.K111]&amp;&quot; = &quot;&quot;&quot;&amp;LOWER([.K111])&amp;&quot;&quot;&quot;&quot;)" office:value-type="string" office:string-value="ATTR_BMS_CELL13_V = &quot;bms_cell13_v&quot;" calcext:value-type="string">
            <text:p>ATTR_BMS_CELL13_V = "bms_cell13_v"</text:p>
          </table:table-cell>
          <table:table-cell table:formula="of:=TRIM(ORG.LIBREOFFICE.REGEX([.G111];&quot;\d*\.\d*&quot;;&quot;&quot;))" office:value-type="string" office:string-value="V" calcext:value-type="string">
            <text:p>V</text:p>
          </table:table-cell>
          <table:table-cell table:formula="of:=IF([.P111]=&quot;&quot;;&quot;None&quot;;[.P111])" office:value-type="string" office:string-value="V" calcext:value-type="string">
            <text:p>V</text:p>
          </table:table-cell>
          <table:table-cell table:formula="of:=IF([.K111]=&quot;&quot;;&quot;&quot;;&quot;ATTR_&quot;&amp;[.K111]&amp;&quot;: &quot;&amp;VLOOKUP([.Q111];[Sheet2.$A$1:.$B$9];2)&amp;&quot;,&quot;)" office:value-type="string" office:string-value="ATTR_BMS_CELL13_V: ELECTRICAL_POTENTIAL_VOLT," calcext:value-type="string">
            <text:p>ATTR_BMS_CELL13_V: ELECTRICAL_POTENTIAL_VOLT,</text:p>
          </table:table-cell>
          <table:table-cell table:formula="of:=IF([.K111]=&quot;&quot;;&quot;&quot;;IF([.Q111]=&quot;None&quot;;[.O111];[.O111]&amp;&quot;  # &quot;&amp;[.Q111]))" office:value-type="string" office:string-value="ATTR_BMS_CELL13_V = &quot;bms_cell13_v&quot;  # V" calcext:value-type="string">
            <text:p>ATTR_BMS_CELL13_V = "bms_cell13_v" <text:s/># V</text:p>
          </table:table-cell>
          <table:table-cell table:formula="of:=IF([.K111]=&quot;&quot;;&quot;&quot;;&quot;REG_&quot;&amp;[.K111]&amp;&quot; = &quot;&amp;[.C111]-(45*([.A111]-1)))" office:value-type="string" office:string-value="REG_BMS_CELL13_V = 24" calcext:value-type="string">
            <text:p>REG_BMS_CELL13_V = 24</text:p>
          </table:table-cell>
          <table:table-cell table:number-columns-repeated="1004"/>
        </table:table-row>
        <table:table-row table:style-name="ro1">
          <table:table-cell table:formula="of:=INT([.C112]/45)+1" office:value-type="float" office:value="3" calcext:value-type="float">
            <text:p>3</text:p>
          </table:table-cell>
          <table:table-cell table:formula="of:=[.C112]-(45*([.A112]-1))"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MS_Cell14_Volt</text:p>
          </table:table-cell>
          <table:table-cell office:value-type="string" calcext:value-type="string">
            <text:p>Cell14_Voltage from BMS</text:p>
          </table:table-cell>
          <table:table-cell office:value-type="string" calcext:value-type="string">
            <text:p>Guessing it’s V</text:p>
          </table:table-cell>
          <table:table-cell office:value-type="string" calcext:value-type="string">
            <text:p>0.1V</text:p>
          </table:table-cell>
          <table:table-cell/>
          <table:table-cell table:formula="of:=TRIM([.D112])" office:value-type="string" office:string-value="BMS_Cell14_Volt" calcext:value-type="string">
            <text:p>BMS_Cell14_Volt</text:p>
          </table:table-cell>
          <table:table-cell table:formula="of:=UPPER(SUBSTITUTE([.I112];&quot; &quot;;&quot;_&quot;))" office:value-type="string" office:string-value="BMS_CELL14_VOLT" calcext:value-type="string">
            <text:p>BMS_CELL14_VOLT</text:p>
          </table:table-cell>
          <table:table-cell office:value-type="string" calcext:value-type="string">
            <text:p>BMS_CELL14_V</text:p>
          </table:table-cell>
          <table:table-cell/>
          <table:table-cell table:formula="of:=IF([.K112]=&quot;&quot;;&quot;&quot;;&quot;data[ATTR_&quot;&amp;[.K112]&amp;&quot;] = rssf(rir&quot;&amp;[.A112]&amp;&quot;, REG_&quot;&amp;[.K112]&amp;&quot;)&quot;)" office:value-type="string" office:string-value="data[ATTR_BMS_CELL14_V] = rssf(rir3, REG_BMS_CELL14_V)" calcext:value-type="string">
            <text:p>data[ATTR_BMS_CELL14_V] = rssf(rir3, REG_BMS_CELL14_V)</text:p>
          </table:table-cell>
          <table:table-cell table:formula="of:=&quot;ATTR_&quot;&amp;[.K112]&amp;&quot; = &quot;&quot;&quot;&amp;LOWER(SUBSTITUTE(SUBSTITUTE(SUBSTITUTE(SUBSTITUTE(SUBSTITUTE(TRIM([.E112]);&quot;  &quot;;&quot; &quot;);&quot; &quot;;&quot;_&quot;);&quot;-&quot;;&quot;&quot;);&quot;(&quot;;&quot;&quot;);&quot;)&quot;;&quot;&quot;))&amp;&quot;&quot;&quot;&quot;" office:value-type="string" office:string-value="ATTR_BMS_CELL14_V = &quot;cell14_voltage_from_bms&quot;" calcext:value-type="string">
            <text:p>ATTR_BMS_CELL14_V = "cell14_voltage_from_bms"</text:p>
          </table:table-cell>
          <table:table-cell table:formula="of:=IF([.K112]=&quot;&quot;;&quot;&quot;;&quot;ATTR_&quot;&amp;[.K112]&amp;&quot; = &quot;&quot;&quot;&amp;LOWER([.K112])&amp;&quot;&quot;&quot;&quot;)" office:value-type="string" office:string-value="ATTR_BMS_CELL14_V = &quot;bms_cell14_v&quot;" calcext:value-type="string">
            <text:p>ATTR_BMS_CELL14_V = "bms_cell14_v"</text:p>
          </table:table-cell>
          <table:table-cell table:formula="of:=TRIM(ORG.LIBREOFFICE.REGEX([.G112];&quot;\d*\.\d*&quot;;&quot;&quot;))" office:value-type="string" office:string-value="V" calcext:value-type="string">
            <text:p>V</text:p>
          </table:table-cell>
          <table:table-cell table:formula="of:=IF([.P112]=&quot;&quot;;&quot;None&quot;;[.P112])" office:value-type="string" office:string-value="V" calcext:value-type="string">
            <text:p>V</text:p>
          </table:table-cell>
          <table:table-cell table:formula="of:=IF([.K112]=&quot;&quot;;&quot;&quot;;&quot;ATTR_&quot;&amp;[.K112]&amp;&quot;: &quot;&amp;VLOOKUP([.Q112];[Sheet2.$A$1:.$B$9];2)&amp;&quot;,&quot;)" office:value-type="string" office:string-value="ATTR_BMS_CELL14_V: ELECTRICAL_POTENTIAL_VOLT," calcext:value-type="string">
            <text:p>ATTR_BMS_CELL14_V: ELECTRICAL_POTENTIAL_VOLT,</text:p>
          </table:table-cell>
          <table:table-cell table:formula="of:=IF([.K112]=&quot;&quot;;&quot;&quot;;IF([.Q112]=&quot;None&quot;;[.O112];[.O112]&amp;&quot;  # &quot;&amp;[.Q112]))" office:value-type="string" office:string-value="ATTR_BMS_CELL14_V = &quot;bms_cell14_v&quot;  # V" calcext:value-type="string">
            <text:p>ATTR_BMS_CELL14_V = "bms_cell14_v" <text:s/># V</text:p>
          </table:table-cell>
          <table:table-cell table:formula="of:=IF([.K112]=&quot;&quot;;&quot;&quot;;&quot;REG_&quot;&amp;[.K112]&amp;&quot; = &quot;&amp;[.C112]-(45*([.A112]-1)))" office:value-type="string" office:string-value="REG_BMS_CELL14_V = 25" calcext:value-type="string">
            <text:p>REG_BMS_CELL14_V = 25</text:p>
          </table:table-cell>
          <table:table-cell table:number-columns-repeated="1004"/>
        </table:table-row>
        <table:table-row table:style-name="ro1">
          <table:table-cell table:formula="of:=INT([.C113]/45)+1" office:value-type="float" office:value="3" calcext:value-type="float">
            <text:p>3</text:p>
          </table:table-cell>
          <table:table-cell table:formula="of:=[.C113]-(45*([.A113]-1))"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MS_Cell15_Volt</text:p>
          </table:table-cell>
          <table:table-cell office:value-type="string" calcext:value-type="string">
            <text:p>Cell15_Voltage from BMS</text:p>
          </table:table-cell>
          <table:table-cell office:value-type="string" calcext:value-type="string">
            <text:p>Guessing it’s V</text:p>
          </table:table-cell>
          <table:table-cell office:value-type="string" calcext:value-type="string">
            <text:p>0.1V</text:p>
          </table:table-cell>
          <table:table-cell/>
          <table:table-cell table:formula="of:=TRIM([.D113])" office:value-type="string" office:string-value="BMS_Cell15_Volt" calcext:value-type="string">
            <text:p>BMS_Cell15_Volt</text:p>
          </table:table-cell>
          <table:table-cell table:formula="of:=UPPER(SUBSTITUTE([.I113];&quot; &quot;;&quot;_&quot;))" office:value-type="string" office:string-value="BMS_CELL15_VOLT" calcext:value-type="string">
            <text:p>BMS_CELL15_VOLT</text:p>
          </table:table-cell>
          <table:table-cell office:value-type="string" calcext:value-type="string">
            <text:p>BMS_CELL15_V</text:p>
          </table:table-cell>
          <table:table-cell/>
          <table:table-cell table:formula="of:=IF([.K113]=&quot;&quot;;&quot;&quot;;&quot;data[ATTR_&quot;&amp;[.K113]&amp;&quot;] = rssf(rir&quot;&amp;[.A113]&amp;&quot;, REG_&quot;&amp;[.K113]&amp;&quot;)&quot;)" office:value-type="string" office:string-value="data[ATTR_BMS_CELL15_V] = rssf(rir3, REG_BMS_CELL15_V)" calcext:value-type="string">
            <text:p>data[ATTR_BMS_CELL15_V] = rssf(rir3, REG_BMS_CELL15_V)</text:p>
          </table:table-cell>
          <table:table-cell table:formula="of:=&quot;ATTR_&quot;&amp;[.K113]&amp;&quot; = &quot;&quot;&quot;&amp;LOWER(SUBSTITUTE(SUBSTITUTE(SUBSTITUTE(SUBSTITUTE(SUBSTITUTE(TRIM([.E113]);&quot;  &quot;;&quot; &quot;);&quot; &quot;;&quot;_&quot;);&quot;-&quot;;&quot;&quot;);&quot;(&quot;;&quot;&quot;);&quot;)&quot;;&quot;&quot;))&amp;&quot;&quot;&quot;&quot;" office:value-type="string" office:string-value="ATTR_BMS_CELL15_V = &quot;cell15_voltage_from_bms&quot;" calcext:value-type="string">
            <text:p>ATTR_BMS_CELL15_V = "cell15_voltage_from_bms"</text:p>
          </table:table-cell>
          <table:table-cell table:formula="of:=IF([.K113]=&quot;&quot;;&quot;&quot;;&quot;ATTR_&quot;&amp;[.K113]&amp;&quot; = &quot;&quot;&quot;&amp;LOWER([.K113])&amp;&quot;&quot;&quot;&quot;)" office:value-type="string" office:string-value="ATTR_BMS_CELL15_V = &quot;bms_cell15_v&quot;" calcext:value-type="string">
            <text:p>ATTR_BMS_CELL15_V = "bms_cell15_v"</text:p>
          </table:table-cell>
          <table:table-cell table:formula="of:=TRIM(ORG.LIBREOFFICE.REGEX([.G113];&quot;\d*\.\d*&quot;;&quot;&quot;))" office:value-type="string" office:string-value="V" calcext:value-type="string">
            <text:p>V</text:p>
          </table:table-cell>
          <table:table-cell table:formula="of:=IF([.P113]=&quot;&quot;;&quot;None&quot;;[.P113])" office:value-type="string" office:string-value="V" calcext:value-type="string">
            <text:p>V</text:p>
          </table:table-cell>
          <table:table-cell table:formula="of:=IF([.K113]=&quot;&quot;;&quot;&quot;;&quot;ATTR_&quot;&amp;[.K113]&amp;&quot;: &quot;&amp;VLOOKUP([.Q113];[Sheet2.$A$1:.$B$9];2)&amp;&quot;,&quot;)" office:value-type="string" office:string-value="ATTR_BMS_CELL15_V: ELECTRICAL_POTENTIAL_VOLT," calcext:value-type="string">
            <text:p>ATTR_BMS_CELL15_V: ELECTRICAL_POTENTIAL_VOLT,</text:p>
          </table:table-cell>
          <table:table-cell table:formula="of:=IF([.K113]=&quot;&quot;;&quot;&quot;;IF([.Q113]=&quot;None&quot;;[.O113];[.O113]&amp;&quot;  # &quot;&amp;[.Q113]))" office:value-type="string" office:string-value="ATTR_BMS_CELL15_V = &quot;bms_cell15_v&quot;  # V" calcext:value-type="string">
            <text:p>ATTR_BMS_CELL15_V = "bms_cell15_v" <text:s/># V</text:p>
          </table:table-cell>
          <table:table-cell table:formula="of:=IF([.K113]=&quot;&quot;;&quot;&quot;;&quot;REG_&quot;&amp;[.K113]&amp;&quot; = &quot;&amp;[.C113]-(45*([.A113]-1)))" office:value-type="string" office:string-value="REG_BMS_CELL15_V = 26" calcext:value-type="string">
            <text:p>REG_BMS_CELL15_V = 26</text:p>
          </table:table-cell>
          <table:table-cell table:number-columns-repeated="1004"/>
        </table:table-row>
        <table:table-row table:style-name="ro1">
          <table:table-cell table:formula="of:=INT([.C114]/45)+1" office:value-type="float" office:value="3" calcext:value-type="float">
            <text:p>3</text:p>
          </table:table-cell>
          <table:table-cell table:formula="of:=[.C114]-(45*([.A114]-1))"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BMS_Cell16_Volt </text:p>
          </table:table-cell>
          <table:table-cell table:style-name="ce2" office:value-type="string" calcext:value-type="string">
            <text:p>Cell16_Voltage from BMS </text:p>
          </table:table-cell>
          <table:table-cell office:value-type="string" calcext:value-type="string">
            <text:p>Guessing it’s V</text:p>
          </table:table-cell>
          <table:table-cell office:value-type="string" calcext:value-type="string">
            <text:p>0.1V</text:p>
          </table:table-cell>
          <table:table-cell/>
          <table:table-cell table:formula="of:=TRIM([.D114])" office:value-type="string" office:string-value="BMS_Cell16_Volt" calcext:value-type="string">
            <text:p>BMS_Cell16_Volt</text:p>
          </table:table-cell>
          <table:table-cell table:formula="of:=UPPER(SUBSTITUTE([.I114];&quot; &quot;;&quot;_&quot;))" office:value-type="string" office:string-value="BMS_CELL16_VOLT" calcext:value-type="string">
            <text:p>BMS_CELL16_VOLT</text:p>
          </table:table-cell>
          <table:table-cell office:value-type="string" calcext:value-type="string">
            <text:p>BMS_CELL16_V</text:p>
          </table:table-cell>
          <table:table-cell/>
          <table:table-cell table:formula="of:=IF([.K114]=&quot;&quot;;&quot;&quot;;&quot;data[ATTR_&quot;&amp;[.K114]&amp;&quot;] = rssf(rir&quot;&amp;[.A114]&amp;&quot;, REG_&quot;&amp;[.K114]&amp;&quot;)&quot;)" office:value-type="string" office:string-value="data[ATTR_BMS_CELL16_V] = rssf(rir3, REG_BMS_CELL16_V)" calcext:value-type="string">
            <text:p>data[ATTR_BMS_CELL16_V] = rssf(rir3, REG_BMS_CELL16_V)</text:p>
          </table:table-cell>
          <table:table-cell table:formula="of:=&quot;ATTR_&quot;&amp;[.K114]&amp;&quot; = &quot;&quot;&quot;&amp;LOWER(SUBSTITUTE(SUBSTITUTE(SUBSTITUTE(SUBSTITUTE(SUBSTITUTE(TRIM([.E114]);&quot;  &quot;;&quot; &quot;);&quot; &quot;;&quot;_&quot;);&quot;-&quot;;&quot;&quot;);&quot;(&quot;;&quot;&quot;);&quot;)&quot;;&quot;&quot;))&amp;&quot;&quot;&quot;&quot;" office:value-type="string" office:string-value="ATTR_BMS_CELL16_V = &quot;cell16_voltage_from_bms&quot;" calcext:value-type="string">
            <text:p>ATTR_BMS_CELL16_V = "cell16_voltage_from_bms"</text:p>
          </table:table-cell>
          <table:table-cell table:formula="of:=IF([.K114]=&quot;&quot;;&quot;&quot;;&quot;ATTR_&quot;&amp;[.K114]&amp;&quot; = &quot;&quot;&quot;&amp;LOWER([.K114])&amp;&quot;&quot;&quot;&quot;)" office:value-type="string" office:string-value="ATTR_BMS_CELL16_V = &quot;bms_cell16_v&quot;" calcext:value-type="string">
            <text:p>ATTR_BMS_CELL16_V = "bms_cell16_v"</text:p>
          </table:table-cell>
          <table:table-cell table:formula="of:=TRIM(ORG.LIBREOFFICE.REGEX([.G114];&quot;\d*\.\d*&quot;;&quot;&quot;))" office:value-type="string" office:string-value="V" calcext:value-type="string">
            <text:p>V</text:p>
          </table:table-cell>
          <table:table-cell table:formula="of:=IF([.P114]=&quot;&quot;;&quot;None&quot;;[.P114])" office:value-type="string" office:string-value="V" calcext:value-type="string">
            <text:p>V</text:p>
          </table:table-cell>
          <table:table-cell table:formula="of:=IF([.K114]=&quot;&quot;;&quot;&quot;;&quot;ATTR_&quot;&amp;[.K114]&amp;&quot;: &quot;&amp;VLOOKUP([.Q114];[Sheet2.$A$1:.$B$9];2)&amp;&quot;,&quot;)" office:value-type="string" office:string-value="ATTR_BMS_CELL16_V: ELECTRICAL_POTENTIAL_VOLT," calcext:value-type="string">
            <text:p>ATTR_BMS_CELL16_V: ELECTRICAL_POTENTIAL_VOLT,</text:p>
          </table:table-cell>
          <table:table-cell table:formula="of:=IF([.K114]=&quot;&quot;;&quot;&quot;;IF([.Q114]=&quot;None&quot;;[.O114];[.O114]&amp;&quot;  # &quot;&amp;[.Q114]))" office:value-type="string" office:string-value="ATTR_BMS_CELL16_V = &quot;bms_cell16_v&quot;  # V" calcext:value-type="string">
            <text:p>ATTR_BMS_CELL16_V = "bms_cell16_v" <text:s/># V</text:p>
          </table:table-cell>
          <table:table-cell table:formula="of:=IF([.K114]=&quot;&quot;;&quot;&quot;;&quot;REG_&quot;&amp;[.K114]&amp;&quot; = &quot;&amp;[.C114]-(45*([.A114]-1)))" office:value-type="string" office:string-value="REG_BMS_CELL16_V = 27" calcext:value-type="string">
            <text:p>REG_BMS_CELL16_V = 27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formula="of:=TRIM([.D115])">
            <text:p/>
          </table:table-cell>
          <table:table-cell table:formula="of:=UPPER(SUBSTITUTE([.I115];&quot; &quot;;&quot;_&quot;))">
            <text:p/>
          </table:table-cell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LECTRICAL_CURRENT_AMPER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EMP_CELSIUS</text:p>
          </table:table-cell>
        </table:table-row>
        <table:table-row table:style-name="ro1">
          <table:table-cell office:value-type="string" calcext:value-type="string">
            <text:p>Hz</text:p>
          </table:table-cell>
          <table:table-cell office:value-type="string" calcext:value-type="string">
            <text:p>FREQUENCY_HERTZ</text:p>
          </table:table-cell>
        </table:table-row>
        <table:table-row table:style-name="ro1">
          <table:table-cell office:value-type="string" calcext:value-type="string">
            <text:p>kWh</text:p>
          </table:table-cell>
          <table:table-cell office:value-type="string" calcext:value-type="string">
            <text:p>ENERGY_KILO_WATT_HOUR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IME_SECONDS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ELECTRICAL_POTENTIAL_VOLT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APPARENT_POWER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POWER_WATT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None</text:p>
          </table:table-cell>
        </table:table-row>
      </table:table>
      <table:table table:name="Sheet3" table:style-name="ta1"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row table:style-name="ro1">
          <table:table-cell/>
          <table:table-cell table:style-name="ce20" office:value-type="string" calcext:value-type="string">
            <text:p>CONST.PY – ATTRIBUTES</text:p>
          </table:table-cell>
          <table:table-cell table:style-name="ce20" office:value-type="string" calcext:value-type="string">
            <text:p>CONST.PY – ATTR</text:p>
          </table:table-cell>
          <table:table-cell table:style-name="ce20" office:value-type="string" calcext:value-type="string">
            <text:p>CONST.PY – REGISTERS</text:p>
          </table:table-cell>
          <table:table-cell table:style-name="Default"/>
        </table:table-row>
        <table:table-row table:style-name="ro1">
          <table:table-cell table:formula="of:=LEFT([.B2];FIND(&quot;:&quot;;[.B2])-1)" office:value-type="string" office:string-value="ATTR_AC_CHR_CURR" calcext:value-type="string">
            <text:p>ATTR_AC_CHR_CURR</text:p>
          </table:table-cell>
          <table:table-cell office:value-type="string" calcext:value-type="string">
            <text:p>ATTR_AC_CHR_CURR: ELECTRICAL_CURRENT_AMPERE,</text:p>
          </table:table-cell>
          <table:table-cell office:value-type="string" calcext:value-type="string">
            <text:p>ATTR_AC_CHR_CURR = "ac_chr_curr" <text:s/># A</text:p>
          </table:table-cell>
          <table:table-cell office:value-type="string" calcext:value-type="string">
            <text:p>REG_AC_CHR_CURR = 23</text:p>
          </table:table-cell>
          <table:table-cell office:value-type="string" calcext:value-type="string">
            <text:p>data[ATTR_AC_CHR_CURR] = rssf(rir2, REG_AC_CHR_CURR)</text:p>
          </table:table-cell>
        </table:table-row>
        <table:table-row table:style-name="ro1">
          <table:table-cell table:formula="of:=LEFT([.B3];FIND(&quot;:&quot;;[.B3])-1)" office:value-type="string" office:string-value="ATTR_AC_CHR_TODAY_H" calcext:value-type="string">
            <text:p>ATTR_AC_CHR_TODAY_H</text:p>
          </table:table-cell>
          <table:table-cell office:value-type="string" calcext:value-type="string">
            <text:p>ATTR_AC_CHR_TODAY_H: None,</text:p>
          </table:table-cell>
          <table:table-cell office:value-type="string" calcext:value-type="string">
            <text:p>ATTR_AC_CHR_TODAY_H = "ac_chr_today_h"</text:p>
          </table:table-cell>
          <table:table-cell office:value-type="string" calcext:value-type="string">
            <text:p>REG_AC_CHR_TODAY_H = 11</text:p>
          </table:table-cell>
          <table:table-cell office:value-type="string" calcext:value-type="string">
            <text:p>data[ATTR_AC_CHR_TODAY_H] = rssf(rir2, REG_AC_CHR_TODAY_H)</text:p>
          </table:table-cell>
        </table:table-row>
        <table:table-row table:style-name="ro1">
          <table:table-cell table:formula="of:=LEFT([.B4];FIND(&quot;:&quot;;[.B4])-1)" office:value-type="string" office:string-value="ATTR_AC_CHR_TODAY_L" calcext:value-type="string">
            <text:p>ATTR_AC_CHR_TODAY_L</text:p>
          </table:table-cell>
          <table:table-cell office:value-type="string" calcext:value-type="string">
            <text:p>ATTR_AC_CHR_TODAY_L: ENERGY_KILO_WATT_HOUR,</text:p>
          </table:table-cell>
          <table:table-cell office:value-type="string" calcext:value-type="string">
            <text:p>ATTR_AC_CHR_TODAY_L = "ac_chr_today_l" <text:s/># kWh</text:p>
          </table:table-cell>
          <table:table-cell office:value-type="string" calcext:value-type="string">
            <text:p>REG_AC_CHR_TODAY_L = 12</text:p>
          </table:table-cell>
          <table:table-cell office:value-type="string" calcext:value-type="string">
            <text:p>data[ATTR_AC_CHR_TODAY_L] = rssf(rir2, REG_AC_CHR_TODAY_L)</text:p>
          </table:table-cell>
        </table:table-row>
        <table:table-row table:style-name="ro1">
          <table:table-cell table:formula="of:=LEFT([.B5];FIND(&quot;:&quot;;[.B5])-1)" office:value-type="string" office:string-value="ATTR_AC_CHR_TOTAL_H" calcext:value-type="string">
            <text:p>ATTR_AC_CHR_TOTAL_H</text:p>
          </table:table-cell>
          <table:table-cell office:value-type="string" calcext:value-type="string">
            <text:p>ATTR_AC_CHR_TOTAL_H: None,</text:p>
          </table:table-cell>
          <table:table-cell office:value-type="string" calcext:value-type="string">
            <text:p>ATTR_AC_CHR_TOTAL_H = "ac_chr_total_h"</text:p>
          </table:table-cell>
          <table:table-cell office:value-type="string" calcext:value-type="string">
            <text:p>REG_AC_CHR_TOTAL_H = 13</text:p>
          </table:table-cell>
          <table:table-cell office:value-type="string" calcext:value-type="string">
            <text:p>data[ATTR_AC_CHR_TOTAL_H] = rssf(rir2, REG_AC_CHR_TOTAL_H)</text:p>
          </table:table-cell>
        </table:table-row>
        <table:table-row table:style-name="ro1">
          <table:table-cell table:formula="of:=LEFT([.B6];FIND(&quot;:&quot;;[.B6])-1)" office:value-type="string" office:string-value="ATTR_AC_CHR_TOTAL_L" calcext:value-type="string">
            <text:p>ATTR_AC_CHR_TOTAL_L</text:p>
          </table:table-cell>
          <table:table-cell office:value-type="string" calcext:value-type="string">
            <text:p>ATTR_AC_CHR_TOTAL_L: ENERGY_KILO_WATT_HOUR,</text:p>
          </table:table-cell>
          <table:table-cell office:value-type="string" calcext:value-type="string">
            <text:p>ATTR_AC_CHR_TOTAL_L = "ac_chr_total_l" <text:s/># kWh</text:p>
          </table:table-cell>
          <table:table-cell office:value-type="string" calcext:value-type="string">
            <text:p>REG_AC_CHR_TOTAL_L = 14</text:p>
          </table:table-cell>
          <table:table-cell office:value-type="string" calcext:value-type="string">
            <text:p>data[ATTR_AC_CHR_TOTAL_L] = rssf(rir2, REG_AC_CHR_TOTAL_L)</text:p>
          </table:table-cell>
        </table:table-row>
        <table:table-row table:style-name="ro1">
          <table:table-cell table:formula="of:=LEFT([.B7];FIND(&quot;:&quot;;[.B7])-1)" office:value-type="string" office:string-value="ATTR_AC_CHR_VA_H" calcext:value-type="string">
            <text:p>ATTR_AC_CHR_VA_H</text:p>
          </table:table-cell>
          <table:table-cell office:value-type="string" calcext:value-type="string">
            <text:p>ATTR_AC_CHR_VA_H: APPARENT_POWER,</text:p>
          </table:table-cell>
          <table:table-cell office:value-type="string" calcext:value-type="string">
            <text:p>ATTR_AC_CHR_VA_H = "ac_chr_va_h" <text:s/># VA</text:p>
          </table:table-cell>
          <table:table-cell office:value-type="string" calcext:value-type="string">
            <text:p>REG_AC_CHR_VA_H = 15</text:p>
          </table:table-cell>
          <table:table-cell office:value-type="string" calcext:value-type="string">
            <text:p>data[ATTR_AC_CHR_VA_H] = rssf(rir1, REG_AC_CHR_VA_H)</text:p>
          </table:table-cell>
        </table:table-row>
        <table:table-row table:style-name="ro1">
          <table:table-cell table:formula="of:=LEFT([.B8];FIND(&quot;:&quot;;[.B8])-1)" office:value-type="string" office:string-value="ATTR_AC_CHR_VA_L" calcext:value-type="string">
            <text:p>ATTR_AC_CHR_VA_L</text:p>
          </table:table-cell>
          <table:table-cell office:value-type="string" calcext:value-type="string">
            <text:p>ATTR_AC_CHR_VA_L: APPARENT_POWER,</text:p>
          </table:table-cell>
          <table:table-cell office:value-type="string" calcext:value-type="string">
            <text:p>ATTR_AC_CHR_VA_L = "ac_chr_va_l" <text:s/># VA</text:p>
          </table:table-cell>
          <table:table-cell office:value-type="string" calcext:value-type="string">
            <text:p>REG_AC_CHR_VA_L = 16</text:p>
          </table:table-cell>
          <table:table-cell office:value-type="string" calcext:value-type="string">
            <text:p>data[ATTR_AC_CHR_VA_L] = rssf(rir1, REG_AC_CHR_VA_L)</text:p>
          </table:table-cell>
        </table:table-row>
        <table:table-row table:style-name="ro1">
          <table:table-cell table:formula="of:=LEFT([.B9];FIND(&quot;:&quot;;[.B9])-1)" office:value-type="string" office:string-value="ATTR_AC_CHR_WATT_H" calcext:value-type="string">
            <text:p>ATTR_AC_CHR_WATT_H</text:p>
          </table:table-cell>
          <table:table-cell office:value-type="string" calcext:value-type="string">
            <text:p>ATTR_AC_CHR_WATT_H: POWER_WATT,</text:p>
          </table:table-cell>
          <table:table-cell office:value-type="string" calcext:value-type="string">
            <text:p>ATTR_AC_CHR_WATT_H = "ac_chr_watt_h" <text:s/># W</text:p>
          </table:table-cell>
          <table:table-cell office:value-type="string" calcext:value-type="string">
            <text:p>REG_AC_CHR_WATT_H = 13</text:p>
          </table:table-cell>
          <table:table-cell office:value-type="string" calcext:value-type="string">
            <text:p>data[ATTR_AC_CHR_WATT_H] = rssf(rir1, REG_AC_CHR_WATT_H)</text:p>
          </table:table-cell>
        </table:table-row>
        <table:table-row table:style-name="ro1">
          <table:table-cell table:formula="of:=LEFT([.B10];FIND(&quot;:&quot;;[.B10])-1)" office:value-type="string" office:string-value="ATTR_AC_CHR_WATT_L" calcext:value-type="string">
            <text:p>ATTR_AC_CHR_WATT_L</text:p>
          </table:table-cell>
          <table:table-cell office:value-type="string" calcext:value-type="string">
            <text:p>ATTR_AC_CHR_WATT_L: POWER_WATT,</text:p>
          </table:table-cell>
          <table:table-cell office:value-type="string" calcext:value-type="string">
            <text:p>ATTR_AC_CHR_WATT_L = "ac_chr_watt_l" <text:s/># W</text:p>
          </table:table-cell>
          <table:table-cell office:value-type="string" calcext:value-type="string">
            <text:p>REG_AC_CHR_WATT_L = 14</text:p>
          </table:table-cell>
          <table:table-cell office:value-type="string" calcext:value-type="string">
            <text:p>data[ATTR_AC_CHR_WATT_L] = rssf(rir1, REG_AC_CHR_WATT_L)</text:p>
          </table:table-cell>
        </table:table-row>
        <table:table-row table:style-name="ro1">
          <table:table-cell table:formula="of:=LEFT([.B11];FIND(&quot;:&quot;;[.B11])-1)" office:value-type="string" office:string-value="ATTR_AC_DISCHR_TODAY_H" calcext:value-type="string">
            <text:p>ATTR_AC_DISCHR_TODAY_H</text:p>
          </table:table-cell>
          <table:table-cell office:value-type="string" calcext:value-type="string">
            <text:p>ATTR_AC_DISCHR_TODAY_H: None,</text:p>
          </table:table-cell>
          <table:table-cell office:value-type="string" calcext:value-type="string">
            <text:p>ATTR_AC_DISCHR_TODAY_H = "ac_dischr_today_h"</text:p>
          </table:table-cell>
          <table:table-cell office:value-type="string" calcext:value-type="string">
            <text:p>REG_AC_DISCHR_TODAY_H = 19</text:p>
          </table:table-cell>
          <table:table-cell office:value-type="string" calcext:value-type="string">
            <text:p>data[ATTR_AC_DISCHR_TODAY_H] = rssf(rir2, REG_AC_DISCHR_TODAY_H)</text:p>
          </table:table-cell>
        </table:table-row>
        <table:table-row table:style-name="ro1">
          <table:table-cell table:formula="of:=LEFT([.B12];FIND(&quot;:&quot;;[.B12])-1)" office:value-type="string" office:string-value="ATTR_AC_DISCHR_TODAY_L" calcext:value-type="string">
            <text:p>ATTR_AC_DISCHR_TODAY_L</text:p>
          </table:table-cell>
          <table:table-cell office:value-type="string" calcext:value-type="string">
            <text:p>ATTR_AC_DISCHR_TODAY_L: ENERGY_KILO_WATT_HOUR,</text:p>
          </table:table-cell>
          <table:table-cell office:value-type="string" calcext:value-type="string">
            <text:p>ATTR_AC_DISCHR_TODAY_L = "ac_dischr_today_l" <text:s/># kWh</text:p>
          </table:table-cell>
          <table:table-cell office:value-type="string" calcext:value-type="string">
            <text:p>REG_AC_DISCHR_TODAY_L = 20</text:p>
          </table:table-cell>
          <table:table-cell office:value-type="string" calcext:value-type="string">
            <text:p>data[ATTR_AC_DISCHR_TODAY_L] = rssf(rir2, REG_AC_DISCHR_TODAY_L)</text:p>
          </table:table-cell>
        </table:table-row>
        <table:table-row table:style-name="ro1">
          <table:table-cell table:formula="of:=LEFT([.B13];FIND(&quot;:&quot;;[.B13])-1)" office:value-type="string" office:string-value="ATTR_AC_DISCHR_TOTAL_H" calcext:value-type="string">
            <text:p>ATTR_AC_DISCHR_TOTAL_H</text:p>
          </table:table-cell>
          <table:table-cell office:value-type="string" calcext:value-type="string">
            <text:p>ATTR_AC_DISCHR_TOTAL_H: None,</text:p>
          </table:table-cell>
          <table:table-cell office:value-type="string" calcext:value-type="string">
            <text:p>ATTR_AC_DISCHR_TOTAL_H = "ac_dischr_total_h"</text:p>
          </table:table-cell>
          <table:table-cell office:value-type="string" calcext:value-type="string">
            <text:p>REG_AC_DISCHR_TOTAL_H = 21</text:p>
          </table:table-cell>
          <table:table-cell office:value-type="string" calcext:value-type="string">
            <text:p>data[ATTR_AC_DISCHR_TOTAL_H] = rssf(rir2, REG_AC_DISCHR_TOTAL_H)</text:p>
          </table:table-cell>
        </table:table-row>
        <table:table-row table:style-name="ro1">
          <table:table-cell table:formula="of:=LEFT([.B14];FIND(&quot;:&quot;;[.B14])-1)" office:value-type="string" office:string-value="ATTR_AC_DISCHR_TOTAL_L" calcext:value-type="string">
            <text:p>ATTR_AC_DISCHR_TOTAL_L</text:p>
          </table:table-cell>
          <table:table-cell office:value-type="string" calcext:value-type="string">
            <text:p>ATTR_AC_DISCHR_TOTAL_L: ENERGY_KILO_WATT_HOUR,</text:p>
          </table:table-cell>
          <table:table-cell office:value-type="string" calcext:value-type="string">
            <text:p>ATTR_AC_DISCHR_TOTAL_L = "ac_dischr_total_l" <text:s/># kWh</text:p>
          </table:table-cell>
          <table:table-cell office:value-type="string" calcext:value-type="string">
            <text:p>REG_AC_DISCHR_TOTAL_L = 22</text:p>
          </table:table-cell>
          <table:table-cell office:value-type="string" calcext:value-type="string">
            <text:p>data[ATTR_AC_DISCHR_TOTAL_L] = rssf(rir2, REG_AC_DISCHR_TOTAL_L)</text:p>
          </table:table-cell>
        </table:table-row>
        <table:table-row table:style-name="ro1">
          <table:table-cell table:formula="of:=LEFT([.B15];FIND(&quot;:&quot;;[.B15])-1)" office:value-type="string" office:string-value="ATTR_AC_DISCHR_VA_H" calcext:value-type="string">
            <text:p>ATTR_AC_DISCHR_VA_H</text:p>
          </table:table-cell>
          <table:table-cell office:value-type="string" calcext:value-type="string">
            <text:p>ATTR_AC_DISCHR_VA_H: APPARENT_POWER,</text:p>
          </table:table-cell>
          <table:table-cell office:value-type="string" calcext:value-type="string">
            <text:p>ATTR_AC_DISCHR_VA_H = "ac_dischr_va_h" <text:s/># VA</text:p>
          </table:table-cell>
          <table:table-cell office:value-type="string" calcext:value-type="string">
            <text:p>REG_AC_DISCHR_VA_H = 26</text:p>
          </table:table-cell>
          <table:table-cell office:value-type="string" calcext:value-type="string">
            <text:p>data[ATTR_AC_DISCHR_VA_H] = rssf(rir2, REG_AC_DISCHR_VA_H)</text:p>
          </table:table-cell>
        </table:table-row>
        <table:table-row table:style-name="ro1">
          <table:table-cell table:formula="of:=LEFT([.B16];FIND(&quot;:&quot;;[.B16])-1)" office:value-type="string" office:string-value="ATTR_AC_DISCHR_VA_L" calcext:value-type="string">
            <text:p>ATTR_AC_DISCHR_VA_L</text:p>
          </table:table-cell>
          <table:table-cell office:value-type="string" calcext:value-type="string">
            <text:p>ATTR_AC_DISCHR_VA_L: APPARENT_POWER,</text:p>
          </table:table-cell>
          <table:table-cell office:value-type="string" calcext:value-type="string">
            <text:p>ATTR_AC_DISCHR_VA_L = "ac_dischr_va_l" <text:s/># VA</text:p>
          </table:table-cell>
          <table:table-cell office:value-type="string" calcext:value-type="string">
            <text:p>REG_AC_DISCHR_VA_L = 27</text:p>
          </table:table-cell>
          <table:table-cell office:value-type="string" calcext:value-type="string">
            <text:p>data[ATTR_AC_DISCHR_VA_L] = rssf(rir2, REG_AC_DISCHR_VA_L)</text:p>
          </table:table-cell>
        </table:table-row>
        <table:table-row table:style-name="ro1">
          <table:table-cell table:formula="of:=LEFT([.B17];FIND(&quot;:&quot;;[.B17])-1)" office:value-type="string" office:string-value="ATTR_AC_DISCHR_WATT_H" calcext:value-type="string">
            <text:p>ATTR_AC_DISCHR_WATT_H</text:p>
          </table:table-cell>
          <table:table-cell office:value-type="string" calcext:value-type="string">
            <text:p>ATTR_AC_DISCHR_WATT_H: POWER_WATT,</text:p>
          </table:table-cell>
          <table:table-cell office:value-type="string" calcext:value-type="string">
            <text:p>ATTR_AC_DISCHR_WATT_H = "ac_dischr_watt_h" <text:s/># W</text:p>
          </table:table-cell>
          <table:table-cell office:value-type="string" calcext:value-type="string">
            <text:p>REG_AC_DISCHR_WATT_H = 24</text:p>
          </table:table-cell>
          <table:table-cell office:value-type="string" calcext:value-type="string">
            <text:p>data[ATTR_AC_DISCHR_WATT_H] = rssf(rir2, REG_AC_DISCHR_WATT_H)</text:p>
          </table:table-cell>
        </table:table-row>
        <table:table-row table:style-name="ro1">
          <table:table-cell table:formula="of:=LEFT([.B18];FIND(&quot;:&quot;;[.B18])-1)" office:value-type="string" office:string-value="ATTR_AC_DISCHR_WATT_L" calcext:value-type="string">
            <text:p>ATTR_AC_DISCHR_WATT_L</text:p>
          </table:table-cell>
          <table:table-cell office:value-type="string" calcext:value-type="string">
            <text:p>ATTR_AC_DISCHR_WATT_L: POWER_WATT,</text:p>
          </table:table-cell>
          <table:table-cell office:value-type="string" calcext:value-type="string">
            <text:p>ATTR_AC_DISCHR_WATT_L = "ac_dischr_watt_l" <text:s/># W</text:p>
          </table:table-cell>
          <table:table-cell office:value-type="string" calcext:value-type="string">
            <text:p>REG_AC_DISCHR_WATT_L = 25</text:p>
          </table:table-cell>
          <table:table-cell office:value-type="string" calcext:value-type="string">
            <text:p>data[ATTR_AC_DISCHR_WATT_L] = rssf(rir2, REG_AC_DISCHR_WATT_L)</text:p>
          </table:table-cell>
        </table:table-row>
        <table:table-row table:style-name="ro1">
          <table:table-cell table:formula="of:=LEFT([.B19];FIND(&quot;:&quot;;[.B19])-1)" office:value-type="string" office:string-value="ATTR_AC_IN_FREQ" calcext:value-type="string">
            <text:p>ATTR_AC_IN_FREQ</text:p>
          </table:table-cell>
          <table:table-cell office:value-type="string" calcext:value-type="string">
            <text:p>ATTR_AC_IN_FREQ: FREQUENCY_HERTZ,</text:p>
          </table:table-cell>
          <table:table-cell office:value-type="string" calcext:value-type="string">
            <text:p>ATTR_AC_IN_FREQ = "ac_in_freq" <text:s/># Hz</text:p>
          </table:table-cell>
          <table:table-cell office:value-type="string" calcext:value-type="string">
            <text:p>REG_AC_IN_FREQ = 21</text:p>
          </table:table-cell>
          <table:table-cell office:value-type="string" calcext:value-type="string">
            <text:p>data[ATTR_AC_IN_FREQ] = rssf(rir1, REG_AC_IN_FREQ)</text:p>
          </table:table-cell>
        </table:table-row>
        <table:table-row table:style-name="ro1">
          <table:table-cell table:formula="of:=LEFT([.B20];FIND(&quot;:&quot;;[.B20])-1)" office:value-type="string" office:string-value="ATTR_AC_IN_V" calcext:value-type="string">
            <text:p>ATTR_AC_IN_V</text:p>
          </table:table-cell>
          <table:table-cell office:value-type="string" calcext:value-type="string">
            <text:p>ATTR_AC_IN_V: ELECTRICAL_POTENTIAL_VOLT,</text:p>
          </table:table-cell>
          <table:table-cell office:value-type="string" calcext:value-type="string">
            <text:p>ATTR_AC_IN_V = "ac_in_v" <text:s/># V</text:p>
          </table:table-cell>
          <table:table-cell office:value-type="string" calcext:value-type="string">
            <text:p>REG_AC_IN_V = 20</text:p>
          </table:table-cell>
          <table:table-cell office:value-type="string" calcext:value-type="string">
            <text:p>data[ATTR_AC_IN_V] = rssf(rir1, REG_AC_IN_V)</text:p>
          </table:table-cell>
        </table:table-row>
        <table:table-row table:style-name="ro1">
          <table:table-cell table:formula="of:=LEFT([.B21];FIND(&quot;:&quot;;[.B21])-1)" office:value-type="string" office:string-value="ATTR_AC_IN_VA_H" calcext:value-type="string">
            <text:p>ATTR_AC_IN_VA_H</text:p>
          </table:table-cell>
          <table:table-cell office:value-type="string" calcext:value-type="string">
            <text:p>ATTR_AC_IN_VA_H: APPARENT_POWER,</text:p>
          </table:table-cell>
          <table:table-cell office:value-type="string" calcext:value-type="string">
            <text:p>ATTR_AC_IN_VA_H = "ac_in_va_h" <text:s/># VA</text:p>
          </table:table-cell>
          <table:table-cell office:value-type="string" calcext:value-type="string">
            <text:p>REG_AC_IN_VA_H = 38</text:p>
          </table:table-cell>
          <table:table-cell office:value-type="string" calcext:value-type="string">
            <text:p>data[ATTR_AC_IN_VA_H] = rssf(rir1, REG_AC_IN_VA_H)</text:p>
          </table:table-cell>
        </table:table-row>
        <table:table-row table:style-name="ro1">
          <table:table-cell table:formula="of:=LEFT([.B22];FIND(&quot;:&quot;;[.B22])-1)" office:value-type="string" office:string-value="ATTR_AC_IN_VA_L" calcext:value-type="string">
            <text:p>ATTR_AC_IN_VA_L</text:p>
          </table:table-cell>
          <table:table-cell office:value-type="string" calcext:value-type="string">
            <text:p>ATTR_AC_IN_VA_L: APPARENT_POWER,</text:p>
          </table:table-cell>
          <table:table-cell office:value-type="string" calcext:value-type="string">
            <text:p>ATTR_AC_IN_VA_L = "ac_in_va_l" <text:s/># VA</text:p>
          </table:table-cell>
          <table:table-cell office:value-type="string" calcext:value-type="string">
            <text:p>REG_AC_IN_VA_L = 39</text:p>
          </table:table-cell>
          <table:table-cell office:value-type="string" calcext:value-type="string">
            <text:p>data[ATTR_AC_IN_VA_L] = rssf(rir1, REG_AC_IN_VA_L)</text:p>
          </table:table-cell>
        </table:table-row>
        <table:table-row table:style-name="ro1">
          <table:table-cell table:formula="of:=LEFT([.B23];FIND(&quot;:&quot;;[.B23])-1)" office:value-type="string" office:string-value="ATTR_AC_IN_WATT_H" calcext:value-type="string">
            <text:p>ATTR_AC_IN_WATT_H</text:p>
          </table:table-cell>
          <table:table-cell office:value-type="string" calcext:value-type="string">
            <text:p>ATTR_AC_IN_WATT_H: POWER_WATT,</text:p>
          </table:table-cell>
          <table:table-cell office:value-type="string" calcext:value-type="string">
            <text:p>ATTR_AC_IN_WATT_H = "ac_in_watt_h" <text:s/># W</text:p>
          </table:table-cell>
          <table:table-cell office:value-type="string" calcext:value-type="string">
            <text:p>REG_AC_IN_WATT_H = 36</text:p>
          </table:table-cell>
          <table:table-cell office:value-type="string" calcext:value-type="string">
            <text:p>data[ATTR_AC_IN_WATT_H] = rssf(rir1, REG_AC_IN_WATT_H)</text:p>
          </table:table-cell>
        </table:table-row>
        <table:table-row table:style-name="ro1">
          <table:table-cell table:formula="of:=LEFT([.B24];FIND(&quot;:&quot;;[.B24])-1)" office:value-type="string" office:string-value="ATTR_AC_IN_WATT_L" calcext:value-type="string">
            <text:p>ATTR_AC_IN_WATT_L</text:p>
          </table:table-cell>
          <table:table-cell office:value-type="string" calcext:value-type="string">
            <text:p>ATTR_AC_IN_WATT_L: POWER_WATT,</text:p>
          </table:table-cell>
          <table:table-cell office:value-type="string" calcext:value-type="string">
            <text:p>ATTR_AC_IN_WATT_L = "ac_in_watt_l" <text:s/># W</text:p>
          </table:table-cell>
          <table:table-cell office:value-type="string" calcext:value-type="string">
            <text:p>REG_AC_IN_WATT_L = 37</text:p>
          </table:table-cell>
          <table:table-cell office:value-type="string" calcext:value-type="string">
            <text:p>data[ATTR_AC_IN_WATT_L] = rssf(rir1, REG_AC_IN_WATT_L)</text:p>
          </table:table-cell>
        </table:table-row>
        <table:table-row table:style-name="ro1">
          <table:table-cell/>
          <table:table-cell table:style-name="ce20" table:number-columns-repeated="3"/>
          <table:table-cell table:style-name="Default"/>
        </table:table-row>
        <table:table-row table:style-name="ro1">
          <table:table-cell table:formula="of:=LEFT([.B26];FIND(&quot;:&quot;;[.B26])-1)" office:value-type="string" office:string-value="ATTR_BAT_DISCHR_TODAY_H" calcext:value-type="string">
            <text:p>ATTR_BAT_DISCHR_TODAY_H</text:p>
          </table:table-cell>
          <table:table-cell office:value-type="string" calcext:value-type="string">
            <text:p>ATTR_BAT_DISCHR_TODAY_H: None,</text:p>
          </table:table-cell>
          <table:table-cell office:value-type="string" calcext:value-type="string">
            <text:p>ATTR_BAT_DISCHR_TODAY_H = "bat_dischr_today_h"</text:p>
          </table:table-cell>
          <table:table-cell office:value-type="string" calcext:value-type="string">
            <text:p>REG_BAT_DISCHR_TODAY_H = 15</text:p>
          </table:table-cell>
          <table:table-cell office:value-type="string" calcext:value-type="string">
            <text:p>data[ATTR_BAT_DISCHR_TODAY_H] = rssf(rir2, REG_BAT_DISCHR_TODAY_H)</text:p>
          </table:table-cell>
        </table:table-row>
        <table:table-row table:style-name="ro1">
          <table:table-cell table:formula="of:=LEFT([.B27];FIND(&quot;:&quot;;[.B27])-1)" office:value-type="string" office:string-value="ATTR_BAT_DISCHR_TODAY_L" calcext:value-type="string">
            <text:p>ATTR_BAT_DISCHR_TODAY_L</text:p>
          </table:table-cell>
          <table:table-cell office:value-type="string" calcext:value-type="string">
            <text:p>ATTR_BAT_DISCHR_TODAY_L: ENERGY_KILO_WATT_HOUR,</text:p>
          </table:table-cell>
          <table:table-cell office:value-type="string" calcext:value-type="string">
            <text:p>ATTR_BAT_DISCHR_TODAY_L = "bat_dischr_today_l" <text:s/># kWh</text:p>
          </table:table-cell>
          <table:table-cell office:value-type="string" calcext:value-type="string">
            <text:p>REG_BAT_DISCHR_TODAY_L = 16</text:p>
          </table:table-cell>
          <table:table-cell office:value-type="string" calcext:value-type="string">
            <text:p>data[ATTR_BAT_DISCHR_TODAY_L] = rssf(rir2, REG_BAT_DISCHR_TODAY_L)</text:p>
          </table:table-cell>
        </table:table-row>
        <table:table-row table:style-name="ro1">
          <table:table-cell table:formula="of:=LEFT([.B28];FIND(&quot;:&quot;;[.B28])-1)" office:value-type="string" office:string-value="ATTR_BAT_DISCHR_TOTAL_H" calcext:value-type="string">
            <text:p>ATTR_BAT_DISCHR_TOTAL_H</text:p>
          </table:table-cell>
          <table:table-cell office:value-type="string" calcext:value-type="string">
            <text:p>ATTR_BAT_DISCHR_TOTAL_H: None,</text:p>
          </table:table-cell>
          <table:table-cell office:value-type="string" calcext:value-type="string">
            <text:p>ATTR_BAT_DISCHR_TOTAL_H = "bat_dischr_total_h"</text:p>
          </table:table-cell>
          <table:table-cell office:value-type="string" calcext:value-type="string">
            <text:p>REG_BAT_DISCHR_TOTAL_H = 17</text:p>
          </table:table-cell>
          <table:table-cell office:value-type="string" calcext:value-type="string">
            <text:p>data[ATTR_BAT_DISCHR_TOTAL_H] = rssf(rir2, REG_BAT_DISCHR_TOTAL_H)</text:p>
          </table:table-cell>
        </table:table-row>
        <table:table-row table:style-name="ro1">
          <table:table-cell table:formula="of:=LEFT([.B29];FIND(&quot;:&quot;;[.B29])-1)" office:value-type="string" office:string-value="ATTR_BAT_DISCHR_TOTAL_L" calcext:value-type="string">
            <text:p>ATTR_BAT_DISCHR_TOTAL_L</text:p>
          </table:table-cell>
          <table:table-cell office:value-type="string" calcext:value-type="string">
            <text:p>ATTR_BAT_DISCHR_TOTAL_L: ENERGY_KILO_WATT_HOUR,</text:p>
          </table:table-cell>
          <table:table-cell office:value-type="string" calcext:value-type="string">
            <text:p>ATTR_BAT_DISCHR_TOTAL_L = "bat_dischr_total_l" <text:s/># kWh</text:p>
          </table:table-cell>
          <table:table-cell office:value-type="string" calcext:value-type="string">
            <text:p>REG_BAT_DISCHR_TOTAL_L = 18</text:p>
          </table:table-cell>
          <table:table-cell office:value-type="string" calcext:value-type="string">
            <text:p>data[ATTR_BAT_DISCHR_TOTAL_L] = rssf(rir2, REG_BAT_DISCHR_TOTAL_L)</text:p>
          </table:table-cell>
        </table:table-row>
        <table:table-row table:style-name="ro1">
          <table:table-cell table:formula="of:=LEFT([.B30];FIND(&quot;:&quot;;[.B30])-1)" office:value-type="string" office:string-value="ATTR_BAT_DISCHR_VA_H" calcext:value-type="string">
            <text:p>ATTR_BAT_DISCHR_VA_H</text:p>
          </table:table-cell>
          <table:table-cell office:value-type="string" calcext:value-type="string">
            <text:p>ATTR_BAT_DISCHR_VA_H: APPARENT_POWER,</text:p>
          </table:table-cell>
          <table:table-cell office:value-type="string" calcext:value-type="string">
            <text:p>ATTR_BAT_DISCHR_VA_H = "bat_dischr_va_h" <text:s/># VA</text:p>
          </table:table-cell>
          <table:table-cell office:value-type="string" calcext:value-type="string">
            <text:p>REG_BAT_DISCHR_VA_H = 30</text:p>
          </table:table-cell>
          <table:table-cell office:value-type="string" calcext:value-type="string">
            <text:p>data[ATTR_BAT_DISCHR_VA_H] = rssf(rir2, REG_BAT_DISCHR_VA_H)</text:p>
          </table:table-cell>
        </table:table-row>
        <table:table-row table:style-name="ro1">
          <table:table-cell table:formula="of:=LEFT([.B31];FIND(&quot;:&quot;;[.B31])-1)" office:value-type="string" office:string-value="ATTR_BAT_DISCHR_VA_L" calcext:value-type="string">
            <text:p>ATTR_BAT_DISCHR_VA_L</text:p>
          </table:table-cell>
          <table:table-cell office:value-type="string" calcext:value-type="string">
            <text:p>ATTR_BAT_DISCHR_VA_L: APPARENT_POWER,</text:p>
          </table:table-cell>
          <table:table-cell office:value-type="string" calcext:value-type="string">
            <text:p>ATTR_BAT_DISCHR_VA_L = "bat_dischr_va_l" <text:s/># VA</text:p>
          </table:table-cell>
          <table:table-cell office:value-type="string" calcext:value-type="string">
            <text:p>REG_BAT_DISCHR_VA_L = 31</text:p>
          </table:table-cell>
          <table:table-cell office:value-type="string" calcext:value-type="string">
            <text:p>data[ATTR_BAT_DISCHR_VA_L] = rssf(rir2, REG_BAT_DISCHR_VA_L)</text:p>
          </table:table-cell>
        </table:table-row>
        <table:table-row table:style-name="ro1">
          <table:table-cell table:formula="of:=LEFT([.B32];FIND(&quot;:&quot;;[.B32])-1)" office:value-type="string" office:string-value="ATTR_BAT_DISCHR_WATT_H" calcext:value-type="string">
            <text:p>ATTR_BAT_DISCHR_WATT_H</text:p>
          </table:table-cell>
          <table:table-cell office:value-type="string" calcext:value-type="string">
            <text:p>ATTR_BAT_DISCHR_WATT_H: POWER_WATT,</text:p>
          </table:table-cell>
          <table:table-cell office:value-type="string" calcext:value-type="string">
            <text:p>ATTR_BAT_DISCHR_WATT_H = "bat_dischr_watt_h" <text:s/># W</text:p>
          </table:table-cell>
          <table:table-cell office:value-type="string" calcext:value-type="string">
            <text:p>REG_BAT_DISCHR_WATT_H = 28</text:p>
          </table:table-cell>
          <table:table-cell office:value-type="string" calcext:value-type="string">
            <text:p>data[ATTR_BAT_DISCHR_WATT_H] = rssf(rir2, REG_BAT_DISCHR_WATT_H)</text:p>
          </table:table-cell>
        </table:table-row>
        <table:table-row table:style-name="ro1">
          <table:table-cell table:formula="of:=LEFT([.B33];FIND(&quot;:&quot;;[.B33])-1)" office:value-type="string" office:string-value="ATTR_BAT_DISCHR_WATT_L" calcext:value-type="string">
            <text:p>ATTR_BAT_DISCHR_WATT_L</text:p>
          </table:table-cell>
          <table:table-cell office:value-type="string" calcext:value-type="string">
            <text:p>ATTR_BAT_DISCHR_WATT_L: POWER_WATT,</text:p>
          </table:table-cell>
          <table:table-cell office:value-type="string" calcext:value-type="string">
            <text:p>ATTR_BAT_DISCHR_WATT_L = "bat_dischr_watt_l" <text:s/># W</text:p>
          </table:table-cell>
          <table:table-cell office:value-type="string" calcext:value-type="string">
            <text:p>REG_BAT_DISCHR_WATT_L = 29</text:p>
          </table:table-cell>
          <table:table-cell office:value-type="string" calcext:value-type="string">
            <text:p>data[ATTR_BAT_DISCHR_WATT_L] = rssf(rir2, REG_BAT_DISCHR_WATT_L)</text:p>
          </table:table-cell>
        </table:table-row>
        <table:table-row table:style-name="ro1">
          <table:table-cell table:formula="of:=LEFT([.B34];FIND(&quot;:&quot;;[.B34])-1)" office:value-type="string" office:string-value="ATTR_BAT_DSP_V" calcext:value-type="string">
            <text:p>ATTR_BAT_DSP_V</text:p>
          </table:table-cell>
          <table:table-cell office:value-type="string" calcext:value-type="string">
            <text:p>ATTR_BAT_DSP_V: ELECTRICAL_POTENTIAL_VOLT,</text:p>
          </table:table-cell>
          <table:table-cell office:value-type="string" calcext:value-type="string">
            <text:p>ATTR_BAT_DSP_V = "bat_dsp_v" <text:s/># V</text:p>
          </table:table-cell>
          <table:table-cell office:value-type="string" calcext:value-type="string">
            <text:p>REG_BAT_DSP_V = 29</text:p>
          </table:table-cell>
          <table:table-cell office:value-type="string" calcext:value-type="string">
            <text:p>data[ATTR_BAT_DSP_V] = rssf(rir1, REG_BAT_DSP_V)</text:p>
          </table:table-cell>
        </table:table-row>
        <table:table-row table:style-name="ro1">
          <table:table-cell table:formula="of:=LEFT([.B35];FIND(&quot;:&quot;;[.B35])-1)" office:value-type="string" office:string-value="ATTR_BAT_OVERCHARGE" calcext:value-type="string">
            <text:p>ATTR_BAT_OVERCHARGE</text:p>
          </table:table-cell>
          <table:table-cell office:value-type="string" calcext:value-type="string">
            <text:p>ATTR_BAT_OVERCHARGE: None,</text:p>
          </table:table-cell>
          <table:table-cell office:value-type="string" calcext:value-type="string">
            <text:p>ATTR_BAT_OVERCHARGE = "bat_overcharge"</text:p>
          </table:table-cell>
          <table:table-cell office:value-type="string" calcext:value-type="string">
            <text:p>REG_BAT_OVERCHARGE = 35</text:p>
          </table:table-cell>
          <table:table-cell office:value-type="string" calcext:value-type="string">
            <text:p>data[ATTR_BAT_OVERCHARGE] = rssf(rir2, REG_BAT_OVERCHARGE)</text:p>
          </table:table-cell>
        </table:table-row>
        <table:table-row table:style-name="ro1">
          <table:table-cell table:formula="of:=LEFT([.B36];FIND(&quot;:&quot;;[.B36])-1)" office:value-type="string" office:string-value="ATTR_BAT_S_V" calcext:value-type="string">
            <text:p>ATTR_BAT_S_V</text:p>
          </table:table-cell>
          <table:table-cell office:value-type="string" calcext:value-type="string">
            <text:p>ATTR_BAT_S_V: ELECTRICAL_POTENTIAL_VOLT,</text:p>
          </table:table-cell>
          <table:table-cell office:value-type="string" calcext:value-type="string">
            <text:p>ATTR_BAT_S_V = "bat_s_v" <text:s/># V</text:p>
          </table:table-cell>
          <table:table-cell office:value-type="string" calcext:value-type="string">
            <text:p>REG_BAT_S_V = 28</text:p>
          </table:table-cell>
          <table:table-cell office:value-type="string" calcext:value-type="string">
            <text:p>data[ATTR_BAT_S_V] = rssf(rir1, REG_BAT_S_V)</text:p>
          </table:table-cell>
        </table:table-row>
        <table:table-row table:style-name="ro1">
          <table:table-cell table:formula="of:=LEFT([.B37];FIND(&quot;:&quot;;[.B37])-1)" office:value-type="string" office:string-value="ATTR_BAT_SOC" calcext:value-type="string">
            <text:p>ATTR_BAT_SOC</text:p>
          </table:table-cell>
          <table:table-cell office:value-type="string" calcext:value-type="string">
            <text:p>ATTR_BAT_SOC: None,</text:p>
          </table:table-cell>
          <table:table-cell office:value-type="string" calcext:value-type="string">
            <text:p>ATTR_BAT_SOC = "bat_soc"</text:p>
          </table:table-cell>
          <table:table-cell office:value-type="string" calcext:value-type="string">
            <text:p>REG_BAT_SOC = 18</text:p>
          </table:table-cell>
          <table:table-cell office:value-type="string" calcext:value-type="string">
            <text:p>data[ATTR_BAT_SOC] = rssf(rir1, REG_BAT_SOC)</text:p>
          </table:table-cell>
        </table:table-row>
        <table:table-row table:style-name="ro1">
          <table:table-cell table:formula="of:=LEFT([.B38];FIND(&quot;:&quot;;[.B38])-1)" office:value-type="string" office:string-value="ATTR_BAT_V" calcext:value-type="string">
            <text:p>ATTR_BAT_V</text:p>
          </table:table-cell>
          <table:table-cell office:value-type="string" calcext:value-type="string">
            <text:p>ATTR_BAT_V: ELECTRICAL_POTENTIAL_VOLT,</text:p>
          </table:table-cell>
          <table:table-cell office:value-type="string" calcext:value-type="string">
            <text:p>ATTR_BAT_V = "bat_v" <text:s/># V</text:p>
          </table:table-cell>
          <table:table-cell office:value-type="string" calcext:value-type="string">
            <text:p>REG_BAT_V = 17</text:p>
          </table:table-cell>
          <table:table-cell office:value-type="string" calcext:value-type="string">
            <text:p>data[ATTR_BAT_V] = rssf(rir1, REG_BAT_V)</text:p>
          </table:table-cell>
        </table:table-row>
        <table:table-row table:style-name="ro1">
          <table:table-cell table:formula="of:=LEFT([.B39];FIND(&quot;:&quot;;[.B39])-1)" office:value-type="string" office:string-value="ATTR_BAT_WATT_H" calcext:value-type="string">
            <text:p>ATTR_BAT_WATT_H</text:p>
          </table:table-cell>
          <table:table-cell office:value-type="string" calcext:value-type="string">
            <text:p>ATTR_BAT_WATT_H: POWER_WATT,</text:p>
          </table:table-cell>
          <table:table-cell office:value-type="string" calcext:value-type="string">
            <text:p>ATTR_BAT_WATT_H = "bat_watt_h" <text:s/># W</text:p>
          </table:table-cell>
          <table:table-cell office:value-type="string" calcext:value-type="string">
            <text:p>REG_BAT_WATT_H = 32</text:p>
          </table:table-cell>
          <table:table-cell office:value-type="string" calcext:value-type="string">
            <text:p>data[ATTR_BAT_WATT_H] = rssf(rir2, REG_BAT_WATT_H)</text:p>
          </table:table-cell>
        </table:table-row>
        <table:table-row table:style-name="ro1">
          <table:table-cell table:formula="of:=LEFT([.B40];FIND(&quot;:&quot;;[.B40])-1)" office:value-type="string" office:string-value="ATTR_BAT_WATT_L" calcext:value-type="string">
            <text:p>ATTR_BAT_WATT_L</text:p>
          </table:table-cell>
          <table:table-cell office:value-type="string" calcext:value-type="string">
            <text:p>ATTR_BAT_WATT_L: POWER_WATT,</text:p>
          </table:table-cell>
          <table:table-cell office:value-type="string" calcext:value-type="string">
            <text:p>ATTR_BAT_WATT_L = "bat_watt_l" <text:s/># W</text:p>
          </table:table-cell>
          <table:table-cell office:value-type="string" calcext:value-type="string">
            <text:p>REG_BAT_WATT_L = 33</text:p>
          </table:table-cell>
          <table:table-cell office:value-type="string" calcext:value-type="string">
            <text:p>data[ATTR_BAT_WATT_L] = rssf(rir2, REG_BAT_WATT_L)</text:p>
          </table:table-cell>
        </table:table-row>
        <table:table-row table:style-name="ro1">
          <table:table-cell/>
          <table:table-cell table:style-name="ce20" table:number-columns-repeated="3"/>
          <table:table-cell table:style-name="Default"/>
        </table:table-row>
        <table:table-row table:style-name="ro1">
          <table:table-cell table:formula="of:=LEFT([.B42];FIND(&quot;:&quot;;[.B42])-1)" office:value-type="string" office:string-value="ATTR_BMS_BAT_CURR" calcext:value-type="string">
            <text:p>ATTR_BMS_BAT_CURR</text:p>
          </table:table-cell>
          <table:table-cell office:value-type="string" calcext:value-type="string">
            <text:p>ATTR_BMS_BAT_CURR: ELECTRICAL_CURRENT_AMPERE,</text:p>
          </table:table-cell>
          <table:table-cell office:value-type="string" calcext:value-type="string">
            <text:p>ATTR_BMS_BAT_CURR = "bms_bat_curr" <text:s/># A</text:p>
          </table:table-cell>
          <table:table-cell office:value-type="string" calcext:value-type="string">
            <text:p>REG_BMS_BAT_CURR = 5</text:p>
          </table:table-cell>
          <table:table-cell office:value-type="string" calcext:value-type="string">
            <text:p>data[ATTR_BMS_BAT_CURR] = rssf(rir3, REG_BMS_BAT_CURR)</text:p>
          </table:table-cell>
        </table:table-row>
        <table:table-row table:style-name="ro1">
          <table:table-cell table:formula="of:=LEFT([.B43];FIND(&quot;:&quot;;[.B43])-1)" office:value-type="string" office:string-value="ATTR_BMS_BAT_TEMP" calcext:value-type="string">
            <text:p>ATTR_BMS_BAT_TEMP</text:p>
          </table:table-cell>
          <table:table-cell office:value-type="string" calcext:value-type="string">
            <text:p>ATTR_BMS_BAT_TEMP: TEMP_CELSIUS,</text:p>
          </table:table-cell>
          <table:table-cell office:value-type="string" calcext:value-type="string">
            <text:p>ATTR_BMS_BAT_TEMP = "bms_bat_temp" <text:s/># C</text:p>
          </table:table-cell>
          <table:table-cell office:value-type="string" calcext:value-type="string">
            <text:p>REG_BMS_BAT_TEMP = 6</text:p>
          </table:table-cell>
          <table:table-cell office:value-type="string" calcext:value-type="string">
            <text:p>data[ATTR_BMS_BAT_TEMP] = rssf(rir3, REG_BMS_BAT_TEMP)</text:p>
          </table:table-cell>
        </table:table-row>
        <table:table-row table:style-name="ro1">
          <table:table-cell table:formula="of:=LEFT([.B44];FIND(&quot;:&quot;;[.B44])-1)" office:value-type="string" office:string-value="ATTR_BMS_BAT_V" calcext:value-type="string">
            <text:p>ATTR_BMS_BAT_V</text:p>
          </table:table-cell>
          <table:table-cell office:value-type="string" calcext:value-type="string">
            <text:p>ATTR_BMS_BAT_V: ELECTRICAL_POTENTIAL_VOLT,</text:p>
          </table:table-cell>
          <table:table-cell office:value-type="string" calcext:value-type="string">
            <text:p>ATTR_BMS_BAT_V = "bms_bat_v" <text:s/># V</text:p>
          </table:table-cell>
          <table:table-cell office:value-type="string" calcext:value-type="string">
            <text:p>REG_BMS_BAT_V = 4</text:p>
          </table:table-cell>
          <table:table-cell office:value-type="string" calcext:value-type="string">
            <text:p>data[ATTR_BMS_BAT_V] = rssf(rir3, REG_BMS_BAT_V)</text:p>
          </table:table-cell>
        </table:table-row>
        <table:table-row table:style-name="ro1">
          <table:table-cell table:formula="of:=LEFT([.B45];FIND(&quot;:&quot;;[.B45])-1)" office:value-type="string" office:string-value="ATTR_BMS_BMSINFO" calcext:value-type="string">
            <text:p>ATTR_BMS_BMSINFO</text:p>
          </table:table-cell>
          <table:table-cell office:value-type="string" calcext:value-type="string">
            <text:p>ATTR_BMS_BMSINFO: None,</text:p>
          </table:table-cell>
          <table:table-cell office:value-type="string" calcext:value-type="string">
            <text:p>ATTR_BMS_BMSINFO = "bms_bmsinfo"</text:p>
          </table:table-cell>
          <table:table-cell office:value-type="string" calcext:value-type="string">
            <text:p>REG_BMS_BMSINFO = 9</text:p>
          </table:table-cell>
          <table:table-cell office:value-type="string" calcext:value-type="string">
            <text:p>data[ATTR_BMS_BMSINFO] = rssf(rir3, REG_BMS_BMSINFO)</text:p>
          </table:table-cell>
        </table:table-row>
        <table:table-row table:style-name="ro1">
          <table:table-cell table:formula="of:=LEFT([.B46];FIND(&quot;:&quot;;[.B46])-1)" office:value-type="string" office:string-value="ATTR_BMS_CELL01_V" calcext:value-type="string">
            <text:p>ATTR_BMS_CELL01_V</text:p>
          </table:table-cell>
          <table:table-cell office:value-type="string" calcext:value-type="string">
            <text:p>ATTR_BMS_CELL01_V: ELECTRICAL_POTENTIAL_VOLT,</text:p>
          </table:table-cell>
          <table:table-cell office:value-type="string" calcext:value-type="string">
            <text:p>ATTR_BMS_CELL01_V = "bms_cell01_v" <text:s/># V</text:p>
          </table:table-cell>
          <table:table-cell office:value-type="string" calcext:value-type="string">
            <text:p>REG_BMS_CELL01_V = 12</text:p>
          </table:table-cell>
          <table:table-cell office:value-type="string" calcext:value-type="string">
            <text:p>data[ATTR_BMS_CELL01_V] = rssf(rir3, REG_BMS_CELL01_V)</text:p>
          </table:table-cell>
        </table:table-row>
        <table:table-row table:style-name="ro1">
          <table:table-cell table:formula="of:=LEFT([.B47];FIND(&quot;:&quot;;[.B47])-1)" office:value-type="string" office:string-value="ATTR_BMS_CELL02_V" calcext:value-type="string">
            <text:p>ATTR_BMS_CELL02_V</text:p>
          </table:table-cell>
          <table:table-cell office:value-type="string" calcext:value-type="string">
            <text:p>ATTR_BMS_CELL02_V: ELECTRICAL_POTENTIAL_VOLT,</text:p>
          </table:table-cell>
          <table:table-cell office:value-type="string" calcext:value-type="string">
            <text:p>ATTR_BMS_CELL02_V = "bms_cell02_v" <text:s/># V</text:p>
          </table:table-cell>
          <table:table-cell office:value-type="string" calcext:value-type="string">
            <text:p>REG_BMS_CELL02_V = 13</text:p>
          </table:table-cell>
          <table:table-cell office:value-type="string" calcext:value-type="string">
            <text:p>data[ATTR_BMS_CELL02_V] = rssf(rir3, REG_BMS_CELL02_V)</text:p>
          </table:table-cell>
        </table:table-row>
        <table:table-row table:style-name="ro1">
          <table:table-cell table:formula="of:=LEFT([.B48];FIND(&quot;:&quot;;[.B48])-1)" office:value-type="string" office:string-value="ATTR_BMS_CELL03_V" calcext:value-type="string">
            <text:p>ATTR_BMS_CELL03_V</text:p>
          </table:table-cell>
          <table:table-cell office:value-type="string" calcext:value-type="string">
            <text:p>ATTR_BMS_CELL03_V: ELECTRICAL_POTENTIAL_VOLT,</text:p>
          </table:table-cell>
          <table:table-cell office:value-type="string" calcext:value-type="string">
            <text:p>ATTR_BMS_CELL03_V = "bms_cell03_v" <text:s/># V</text:p>
          </table:table-cell>
          <table:table-cell office:value-type="string" calcext:value-type="string">
            <text:p>REG_BMS_CELL03_V = 14</text:p>
          </table:table-cell>
          <table:table-cell office:value-type="string" calcext:value-type="string">
            <text:p>data[ATTR_BMS_CELL03_V] = rssf(rir3, REG_BMS_CELL03_V)</text:p>
          </table:table-cell>
        </table:table-row>
        <table:table-row table:style-name="ro1">
          <table:table-cell table:formula="of:=LEFT([.B49];FIND(&quot;:&quot;;[.B49])-1)" office:value-type="string" office:string-value="ATTR_BMS_CELL04_V" calcext:value-type="string">
            <text:p>ATTR_BMS_CELL04_V</text:p>
          </table:table-cell>
          <table:table-cell office:value-type="string" calcext:value-type="string">
            <text:p>ATTR_BMS_CELL04_V: ELECTRICAL_POTENTIAL_VOLT,</text:p>
          </table:table-cell>
          <table:table-cell office:value-type="string" calcext:value-type="string">
            <text:p>ATTR_BMS_CELL04_V = "bms_cell04_v" <text:s/># V</text:p>
          </table:table-cell>
          <table:table-cell office:value-type="string" calcext:value-type="string">
            <text:p>REG_BMS_CELL04_V = 15</text:p>
          </table:table-cell>
          <table:table-cell office:value-type="string" calcext:value-type="string">
            <text:p>data[ATTR_BMS_CELL04_V] = rssf(rir3, REG_BMS_CELL04_V)</text:p>
          </table:table-cell>
        </table:table-row>
        <table:table-row table:style-name="ro1">
          <table:table-cell table:formula="of:=LEFT([.B50];FIND(&quot;:&quot;;[.B50])-1)" office:value-type="string" office:string-value="ATTR_BMS_CELL05_V" calcext:value-type="string">
            <text:p>ATTR_BMS_CELL05_V</text:p>
          </table:table-cell>
          <table:table-cell office:value-type="string" calcext:value-type="string">
            <text:p>ATTR_BMS_CELL05_V: ELECTRICAL_POTENTIAL_VOLT,</text:p>
          </table:table-cell>
          <table:table-cell office:value-type="string" calcext:value-type="string">
            <text:p>ATTR_BMS_CELL05_V = "bms_cell05_v" <text:s/># V</text:p>
          </table:table-cell>
          <table:table-cell office:value-type="string" calcext:value-type="string">
            <text:p>REG_BMS_CELL05_V = 16</text:p>
          </table:table-cell>
          <table:table-cell office:value-type="string" calcext:value-type="string">
            <text:p>data[ATTR_BMS_CELL05_V] = rssf(rir3, REG_BMS_CELL05_V)</text:p>
          </table:table-cell>
        </table:table-row>
        <table:table-row table:style-name="ro1">
          <table:table-cell table:formula="of:=LEFT([.B51];FIND(&quot;:&quot;;[.B51])-1)" office:value-type="string" office:string-value="ATTR_BMS_CELL06_V" calcext:value-type="string">
            <text:p>ATTR_BMS_CELL06_V</text:p>
          </table:table-cell>
          <table:table-cell office:value-type="string" calcext:value-type="string">
            <text:p>ATTR_BMS_CELL06_V: ELECTRICAL_POTENTIAL_VOLT,</text:p>
          </table:table-cell>
          <table:table-cell office:value-type="string" calcext:value-type="string">
            <text:p>ATTR_BMS_CELL06_V = "bms_cell06_v" <text:s/># V</text:p>
          </table:table-cell>
          <table:table-cell office:value-type="string" calcext:value-type="string">
            <text:p>REG_BMS_CELL06_V = 17</text:p>
          </table:table-cell>
          <table:table-cell office:value-type="string" calcext:value-type="string">
            <text:p>data[ATTR_BMS_CELL06_V] = rssf(rir3, REG_BMS_CELL06_V)</text:p>
          </table:table-cell>
        </table:table-row>
        <table:table-row table:style-name="ro1">
          <table:table-cell table:formula="of:=LEFT([.B52];FIND(&quot;:&quot;;[.B52])-1)" office:value-type="string" office:string-value="ATTR_BMS_CELL07_V" calcext:value-type="string">
            <text:p>ATTR_BMS_CELL07_V</text:p>
          </table:table-cell>
          <table:table-cell office:value-type="string" calcext:value-type="string">
            <text:p>ATTR_BMS_CELL07_V: ELECTRICAL_POTENTIAL_VOLT,</text:p>
          </table:table-cell>
          <table:table-cell office:value-type="string" calcext:value-type="string">
            <text:p>ATTR_BMS_CELL07_V = "bms_cell07_v" <text:s/># V</text:p>
          </table:table-cell>
          <table:table-cell office:value-type="string" calcext:value-type="string">
            <text:p>REG_BMS_CELL07_V = 18</text:p>
          </table:table-cell>
          <table:table-cell office:value-type="string" calcext:value-type="string">
            <text:p>data[ATTR_BMS_CELL07_V] = rssf(rir3, REG_BMS_CELL07_V)</text:p>
          </table:table-cell>
        </table:table-row>
        <table:table-row table:style-name="ro1">
          <table:table-cell table:formula="of:=LEFT([.B53];FIND(&quot;:&quot;;[.B53])-1)" office:value-type="string" office:string-value="ATTR_BMS_CELL08_V" calcext:value-type="string">
            <text:p>ATTR_BMS_CELL08_V</text:p>
          </table:table-cell>
          <table:table-cell office:value-type="string" calcext:value-type="string">
            <text:p>ATTR_BMS_CELL08_V: ELECTRICAL_POTENTIAL_VOLT,</text:p>
          </table:table-cell>
          <table:table-cell office:value-type="string" calcext:value-type="string">
            <text:p>ATTR_BMS_CELL08_V = "bms_cell08_v" <text:s/># V</text:p>
          </table:table-cell>
          <table:table-cell office:value-type="string" calcext:value-type="string">
            <text:p>REG_BMS_CELL08_V = 19</text:p>
          </table:table-cell>
          <table:table-cell office:value-type="string" calcext:value-type="string">
            <text:p>data[ATTR_BMS_CELL08_V] = rssf(rir3, REG_BMS_CELL08_V)</text:p>
          </table:table-cell>
        </table:table-row>
        <table:table-row table:style-name="ro1">
          <table:table-cell table:formula="of:=LEFT([.B54];FIND(&quot;:&quot;;[.B54])-1)" office:value-type="string" office:string-value="ATTR_BMS_CELL09_V" calcext:value-type="string">
            <text:p>ATTR_BMS_CELL09_V</text:p>
          </table:table-cell>
          <table:table-cell office:value-type="string" calcext:value-type="string">
            <text:p>ATTR_BMS_CELL09_V: ELECTRICAL_POTENTIAL_VOLT,</text:p>
          </table:table-cell>
          <table:table-cell office:value-type="string" calcext:value-type="string">
            <text:p>ATTR_BMS_CELL09_V = "bms_cell09_v" <text:s/># V</text:p>
          </table:table-cell>
          <table:table-cell office:value-type="string" calcext:value-type="string">
            <text:p>REG_BMS_CELL09_V = 20</text:p>
          </table:table-cell>
          <table:table-cell office:value-type="string" calcext:value-type="string">
            <text:p>data[ATTR_BMS_CELL09_V] = rssf(rir3, REG_BMS_CELL09_V)</text:p>
          </table:table-cell>
        </table:table-row>
        <table:table-row table:style-name="ro1">
          <table:table-cell table:formula="of:=LEFT([.B55];FIND(&quot;:&quot;;[.B55])-1)" office:value-type="string" office:string-value="ATTR_BMS_CELL10_V" calcext:value-type="string">
            <text:p>ATTR_BMS_CELL10_V</text:p>
          </table:table-cell>
          <table:table-cell office:value-type="string" calcext:value-type="string">
            <text:p>ATTR_BMS_CELL10_V: ELECTRICAL_POTENTIAL_VOLT,</text:p>
          </table:table-cell>
          <table:table-cell office:value-type="string" calcext:value-type="string">
            <text:p>ATTR_BMS_CELL10_V = "bms_cell10_v" <text:s/># V</text:p>
          </table:table-cell>
          <table:table-cell office:value-type="string" calcext:value-type="string">
            <text:p>REG_BMS_CELL10_V = 21</text:p>
          </table:table-cell>
          <table:table-cell office:value-type="string" calcext:value-type="string">
            <text:p>data[ATTR_BMS_CELL10_V] = rssf(rir3, REG_BMS_CELL10_V)</text:p>
          </table:table-cell>
        </table:table-row>
        <table:table-row table:style-name="ro1">
          <table:table-cell table:formula="of:=LEFT([.B56];FIND(&quot;:&quot;;[.B56])-1)" office:value-type="string" office:string-value="ATTR_BMS_CELL11_V" calcext:value-type="string">
            <text:p>ATTR_BMS_CELL11_V</text:p>
          </table:table-cell>
          <table:table-cell office:value-type="string" calcext:value-type="string">
            <text:p>ATTR_BMS_CELL11_V: ELECTRICAL_POTENTIAL_VOLT,</text:p>
          </table:table-cell>
          <table:table-cell office:value-type="string" calcext:value-type="string">
            <text:p>ATTR_BMS_CELL11_V = "bms_cell11_v" <text:s/># V</text:p>
          </table:table-cell>
          <table:table-cell office:value-type="string" calcext:value-type="string">
            <text:p>REG_BMS_CELL11_V = 22</text:p>
          </table:table-cell>
          <table:table-cell office:value-type="string" calcext:value-type="string">
            <text:p>data[ATTR_BMS_CELL11_V] = rssf(rir3, REG_BMS_CELL11_V)</text:p>
          </table:table-cell>
        </table:table-row>
        <table:table-row table:style-name="ro1">
          <table:table-cell table:formula="of:=LEFT([.B57];FIND(&quot;:&quot;;[.B57])-1)" office:value-type="string" office:string-value="ATTR_BMS_CELL12_V" calcext:value-type="string">
            <text:p>ATTR_BMS_CELL12_V</text:p>
          </table:table-cell>
          <table:table-cell office:value-type="string" calcext:value-type="string">
            <text:p>ATTR_BMS_CELL12_V: ELECTRICAL_POTENTIAL_VOLT,</text:p>
          </table:table-cell>
          <table:table-cell office:value-type="string" calcext:value-type="string">
            <text:p>ATTR_BMS_CELL12_V = "bms_cell12_v" <text:s/># V</text:p>
          </table:table-cell>
          <table:table-cell office:value-type="string" calcext:value-type="string">
            <text:p>REG_BMS_CELL12_V = 23</text:p>
          </table:table-cell>
          <table:table-cell office:value-type="string" calcext:value-type="string">
            <text:p>data[ATTR_BMS_CELL12_V] = rssf(rir3, REG_BMS_CELL12_V)</text:p>
          </table:table-cell>
        </table:table-row>
        <table:table-row table:style-name="ro1">
          <table:table-cell table:formula="of:=LEFT([.B58];FIND(&quot;:&quot;;[.B58])-1)" office:value-type="string" office:string-value="ATTR_BMS_CELL13_V" calcext:value-type="string">
            <text:p>ATTR_BMS_CELL13_V</text:p>
          </table:table-cell>
          <table:table-cell office:value-type="string" calcext:value-type="string">
            <text:p>ATTR_BMS_CELL13_V: ELECTRICAL_POTENTIAL_VOLT,</text:p>
          </table:table-cell>
          <table:table-cell office:value-type="string" calcext:value-type="string">
            <text:p>ATTR_BMS_CELL13_V = "bms_cell13_v" <text:s/># V</text:p>
          </table:table-cell>
          <table:table-cell office:value-type="string" calcext:value-type="string">
            <text:p>REG_BMS_CELL13_V = 24</text:p>
          </table:table-cell>
          <table:table-cell office:value-type="string" calcext:value-type="string">
            <text:p>data[ATTR_BMS_CELL13_V] = rssf(rir3, REG_BMS_CELL13_V)</text:p>
          </table:table-cell>
        </table:table-row>
        <table:table-row table:style-name="ro1">
          <table:table-cell table:formula="of:=LEFT([.B59];FIND(&quot;:&quot;;[.B59])-1)" office:value-type="string" office:string-value="ATTR_BMS_CELL14_V" calcext:value-type="string">
            <text:p>ATTR_BMS_CELL14_V</text:p>
          </table:table-cell>
          <table:table-cell office:value-type="string" calcext:value-type="string">
            <text:p>ATTR_BMS_CELL14_V: ELECTRICAL_POTENTIAL_VOLT,</text:p>
          </table:table-cell>
          <table:table-cell office:value-type="string" calcext:value-type="string">
            <text:p>ATTR_BMS_CELL14_V = "bms_cell14_v" <text:s/># V</text:p>
          </table:table-cell>
          <table:table-cell office:value-type="string" calcext:value-type="string">
            <text:p>REG_BMS_CELL14_V = 25</text:p>
          </table:table-cell>
          <table:table-cell office:value-type="string" calcext:value-type="string">
            <text:p>data[ATTR_BMS_CELL14_V] = rssf(rir3, REG_BMS_CELL14_V)</text:p>
          </table:table-cell>
        </table:table-row>
        <table:table-row table:style-name="ro1">
          <table:table-cell table:formula="of:=LEFT([.B60];FIND(&quot;:&quot;;[.B60])-1)" office:value-type="string" office:string-value="ATTR_BMS_CELL15_V" calcext:value-type="string">
            <text:p>ATTR_BMS_CELL15_V</text:p>
          </table:table-cell>
          <table:table-cell office:value-type="string" calcext:value-type="string">
            <text:p>ATTR_BMS_CELL15_V: ELECTRICAL_POTENTIAL_VOLT,</text:p>
          </table:table-cell>
          <table:table-cell office:value-type="string" calcext:value-type="string">
            <text:p>ATTR_BMS_CELL15_V = "bms_cell15_v" <text:s/># V</text:p>
          </table:table-cell>
          <table:table-cell office:value-type="string" calcext:value-type="string">
            <text:p>REG_BMS_CELL15_V = 26</text:p>
          </table:table-cell>
          <table:table-cell office:value-type="string" calcext:value-type="string">
            <text:p>data[ATTR_BMS_CELL15_V] = rssf(rir3, REG_BMS_CELL15_V)</text:p>
          </table:table-cell>
        </table:table-row>
        <table:table-row table:style-name="ro1">
          <table:table-cell table:formula="of:=LEFT([.B61];FIND(&quot;:&quot;;[.B61])-1)" office:value-type="string" office:string-value="ATTR_BMS_CELL16_V" calcext:value-type="string">
            <text:p>ATTR_BMS_CELL16_V</text:p>
          </table:table-cell>
          <table:table-cell office:value-type="string" calcext:value-type="string">
            <text:p>ATTR_BMS_CELL16_V: ELECTRICAL_POTENTIAL_VOLT,</text:p>
          </table:table-cell>
          <table:table-cell office:value-type="string" calcext:value-type="string">
            <text:p>ATTR_BMS_CELL16_V = "bms_cell16_v" <text:s/># V</text:p>
          </table:table-cell>
          <table:table-cell office:value-type="string" calcext:value-type="string">
            <text:p>REG_BMS_CELL16_V = 27</text:p>
          </table:table-cell>
          <table:table-cell office:value-type="string" calcext:value-type="string">
            <text:p>data[ATTR_BMS_CELL16_V] = rssf(rir3, REG_BMS_CELL16_V)</text:p>
          </table:table-cell>
        </table:table-row>
        <table:table-row table:style-name="ro1">
          <table:table-cell table:formula="of:=LEFT([.B62];FIND(&quot;:&quot;;[.B62])-1)" office:value-type="string" office:string-value="ATTR_BMS_CONSTANT_V" calcext:value-type="string">
            <text:p>ATTR_BMS_CONSTANT_V</text:p>
          </table:table-cell>
          <table:table-cell office:value-type="string" calcext:value-type="string">
            <text:p>ATTR_BMS_CONSTANT_V: ELECTRICAL_POTENTIAL_VOLT,</text:p>
          </table:table-cell>
          <table:table-cell office:value-type="string" calcext:value-type="string">
            <text:p>ATTR_BMS_CONSTANT_V = "bms_constant_v" <text:s/># V</text:p>
          </table:table-cell>
          <table:table-cell office:value-type="string" calcext:value-type="string">
            <text:p>REG_BMS_CONSTANT_V = 8</text:p>
          </table:table-cell>
          <table:table-cell office:value-type="string" calcext:value-type="string">
            <text:p>data[ATTR_BMS_CONSTANT_V] = rssf(rir3, REG_BMS_CONSTANT_V)</text:p>
          </table:table-cell>
        </table:table-row>
        <table:table-row table:style-name="ro1">
          <table:table-cell table:formula="of:=LEFT([.B63];FIND(&quot;:&quot;;[.B63])-1)" office:value-type="string" office:string-value="ATTR_BMS_ERROR" calcext:value-type="string">
            <text:p>ATTR_BMS_ERROR</text:p>
          </table:table-cell>
          <table:table-cell office:value-type="string" calcext:value-type="string">
            <text:p>ATTR_BMS_ERROR: None,</text:p>
          </table:table-cell>
          <table:table-cell office:value-type="string" calcext:value-type="string">
            <text:p>ATTR_BMS_ERROR = "bms_error"</text:p>
          </table:table-cell>
          <table:table-cell office:value-type="string" calcext:value-type="string">
            <text:p>REG_BMS_ERROR = 1</text:p>
          </table:table-cell>
          <table:table-cell office:value-type="string" calcext:value-type="string">
            <text:p>data[ATTR_BMS_ERROR] = rssf(rir3, REG_BMS_ERROR)</text:p>
          </table:table-cell>
        </table:table-row>
        <table:table-row table:style-name="ro1">
          <table:table-cell table:formula="of:=LEFT([.B64];FIND(&quot;:&quot;;[.B64])-1)" office:value-type="string" office:string-value="ATTR_BMS_MAX_CURR" calcext:value-type="string">
            <text:p>ATTR_BMS_MAX_CURR</text:p>
          </table:table-cell>
          <table:table-cell office:value-type="string" calcext:value-type="string">
            <text:p>ATTR_BMS_MAX_CURR: None,</text:p>
          </table:table-cell>
          <table:table-cell office:value-type="string" calcext:value-type="string">
            <text:p>ATTR_BMS_MAX_CURR = "bms_max_curr"</text:p>
          </table:table-cell>
          <table:table-cell office:value-type="string" calcext:value-type="string">
            <text:p>REG_BMS_MAX_CURR = 7</text:p>
          </table:table-cell>
          <table:table-cell office:value-type="string" calcext:value-type="string">
            <text:p>data[ATTR_BMS_MAX_CURR] = rssf(rir3, REG_BMS_MAX_CURR)</text:p>
          </table:table-cell>
        </table:table-row>
        <table:table-row table:style-name="ro1">
          <table:table-cell table:formula="of:=LEFT([.B65];FIND(&quot;:&quot;;[.B65])-1)" office:value-type="string" office:string-value="ATTR_BMS_PACKINFO" calcext:value-type="string">
            <text:p>ATTR_BMS_PACKINFO</text:p>
          </table:table-cell>
          <table:table-cell office:value-type="string" calcext:value-type="string">
            <text:p>ATTR_BMS_PACKINFO: None,</text:p>
          </table:table-cell>
          <table:table-cell office:value-type="string" calcext:value-type="string">
            <text:p>ATTR_BMS_PACKINFO = "bms_packinfo"</text:p>
          </table:table-cell>
          <table:table-cell office:value-type="string" calcext:value-type="string">
            <text:p>REG_BMS_PACKINFO = 10</text:p>
          </table:table-cell>
          <table:table-cell office:value-type="string" calcext:value-type="string">
            <text:p>data[ATTR_BMS_PACKINFO] = rssf(rir3, REG_BMS_PACKINFO)</text:p>
          </table:table-cell>
        </table:table-row>
        <table:table-row table:style-name="ro1">
          <table:table-cell table:formula="of:=LEFT([.B66];FIND(&quot;:&quot;;[.B66])-1)" office:value-type="string" office:string-value="ATTR_BMS_SOC" calcext:value-type="string">
            <text:p>ATTR_BMS_SOC</text:p>
          </table:table-cell>
          <table:table-cell office:value-type="string" calcext:value-type="string">
            <text:p>ATTR_BMS_SOC: None,</text:p>
          </table:table-cell>
          <table:table-cell office:value-type="string" calcext:value-type="string">
            <text:p>ATTR_BMS_SOC = "bms_soc"</text:p>
          </table:table-cell>
          <table:table-cell office:value-type="string" calcext:value-type="string">
            <text:p>REG_BMS_SOC = 3</text:p>
          </table:table-cell>
          <table:table-cell office:value-type="string" calcext:value-type="string">
            <text:p>data[ATTR_BMS_SOC] = rssf(rir3, REG_BMS_SOC)</text:p>
          </table:table-cell>
        </table:table-row>
        <table:table-row table:style-name="ro1">
          <table:table-cell table:formula="of:=LEFT([.B67];FIND(&quot;:&quot;;[.B67])-1)" office:value-type="string" office:string-value="ATTR_BMS_STATUS" calcext:value-type="string">
            <text:p>ATTR_BMS_STATUS</text:p>
          </table:table-cell>
          <table:table-cell office:value-type="string" calcext:value-type="string">
            <text:p>ATTR_BMS_STATUS: None,</text:p>
          </table:table-cell>
          <table:table-cell office:value-type="string" calcext:value-type="string">
            <text:p>ATTR_BMS_STATUS = "bms_status"</text:p>
          </table:table-cell>
          <table:table-cell office:value-type="string" calcext:value-type="string">
            <text:p>REG_BMS_STATUS = 0</text:p>
          </table:table-cell>
          <table:table-cell office:value-type="string" calcext:value-type="string">
            <text:p>data[ATTR_BMS_STATUS] = rssf(rir3, REG_BMS_STATUS)</text:p>
          </table:table-cell>
        </table:table-row>
        <table:table-row table:style-name="ro1">
          <table:table-cell table:formula="of:=LEFT([.B68];FIND(&quot;:&quot;;[.B68])-1)" office:value-type="string" office:string-value="ATTR_BMS_USINGCAP" calcext:value-type="string">
            <text:p>ATTR_BMS_USINGCAP</text:p>
          </table:table-cell>
          <table:table-cell office:value-type="string" calcext:value-type="string">
            <text:p>ATTR_BMS_USINGCAP: None,</text:p>
          </table:table-cell>
          <table:table-cell office:value-type="string" calcext:value-type="string">
            <text:p>ATTR_BMS_USINGCAP = "bms_usingcap"</text:p>
          </table:table-cell>
          <table:table-cell office:value-type="string" calcext:value-type="string">
            <text:p>REG_BMS_USINGCAP = 11</text:p>
          </table:table-cell>
          <table:table-cell office:value-type="string" calcext:value-type="string">
            <text:p>data[ATTR_BMS_USINGCAP] = rssf(rir3, REG_BMS_USINGCAP)</text:p>
          </table:table-cell>
        </table:table-row>
        <table:table-row table:style-name="ro1">
          <table:table-cell table:formula="of:=LEFT([.B69];FIND(&quot;:&quot;;[.B69])-1)" office:value-type="string" office:string-value="ATTR_BMS_WARNINFO" calcext:value-type="string">
            <text:p>ATTR_BMS_WARNINFO</text:p>
          </table:table-cell>
          <table:table-cell office:value-type="string" calcext:value-type="string">
            <text:p>ATTR_BMS_WARNINFO: None,</text:p>
          </table:table-cell>
          <table:table-cell office:value-type="string" calcext:value-type="string">
            <text:p>ATTR_BMS_WARNINFO = "bms_warninfo"</text:p>
          </table:table-cell>
          <table:table-cell office:value-type="string" calcext:value-type="string">
            <text:p>REG_BMS_WARNINFO = 2</text:p>
          </table:table-cell>
          <table:table-cell office:value-type="string" calcext:value-type="string">
            <text:p>data[ATTR_BMS_WARNINFO] = rssf(rir3, REG_BMS_WARNINFO)</text:p>
          </table:table-cell>
        </table:table-row>
        <table:table-row table:style-name="ro1">
          <table:table-cell/>
          <table:table-cell table:style-name="ce20" table:number-columns-repeated="3"/>
          <table:table-cell table:style-name="Default"/>
        </table:table-row>
        <table:table-row table:style-name="ro1">
          <table:table-cell table:formula="of:=LEFT([.B71];FIND(&quot;:&quot;;[.B71])-1)" office:value-type="string" office:string-value="ATTR_BUCK1_CURR" calcext:value-type="string">
            <text:p>ATTR_BUCK1_CURR</text:p>
          </table:table-cell>
          <table:table-cell office:value-type="string" calcext:value-type="string">
            <text:p>ATTR_BUCK1_CURR: ELECTRICAL_CURRENT_AMPERE,</text:p>
          </table:table-cell>
          <table:table-cell office:value-type="string" calcext:value-type="string">
            <text:p>ATTR_BUCK1_CURR = "buck1_curr" <text:s/># A</text:p>
          </table:table-cell>
          <table:table-cell office:value-type="string" calcext:value-type="string">
            <text:p>REG_BUCK1_CURR = 7</text:p>
          </table:table-cell>
          <table:table-cell office:value-type="string" calcext:value-type="string">
            <text:p>data[ATTR_BUCK1_CURR] = rssf(rir1, REG_BUCK1_CURR)</text:p>
          </table:table-cell>
        </table:table-row>
        <table:table-row table:style-name="ro1">
          <table:table-cell table:formula="of:=LEFT([.B72];FIND(&quot;:&quot;;[.B72])-1)" office:value-type="string" office:string-value="ATTR_BUCK1_NTC" calcext:value-type="string">
            <text:p>ATTR_BUCK1_NTC</text:p>
          </table:table-cell>
          <table:table-cell office:value-type="string" calcext:value-type="string">
            <text:p>ATTR_BUCK1_NTC: TEMP_CELSIUS,</text:p>
          </table:table-cell>
          <table:table-cell office:value-type="string" calcext:value-type="string">
            <text:p>ATTR_BUCK1_NTC = "buck1_ntc" <text:s/># C</text:p>
          </table:table-cell>
          <table:table-cell office:value-type="string" calcext:value-type="string">
            <text:p>REG_BUCK1_NTC = 32</text:p>
          </table:table-cell>
          <table:table-cell office:value-type="string" calcext:value-type="string">
            <text:p>data[ATTR_BUCK1_NTC] = rssf(rir1, REG_BUCK1_NTC)</text:p>
          </table:table-cell>
        </table:table-row>
        <table:table-row table:style-name="ro1">
          <table:table-cell table:formula="of:=LEFT([.B73];FIND(&quot;:&quot;;[.B73])-1)" office:value-type="string" office:string-value="ATTR_BUCK2_CURR" calcext:value-type="string">
            <text:p>ATTR_BUCK2_CURR</text:p>
          </table:table-cell>
          <table:table-cell office:value-type="string" calcext:value-type="string">
            <text:p>ATTR_BUCK2_CURR: ELECTRICAL_CURRENT_AMPERE,</text:p>
          </table:table-cell>
          <table:table-cell office:value-type="string" calcext:value-type="string">
            <text:p>ATTR_BUCK2_CURR = "buck2_curr" <text:s/># A</text:p>
          </table:table-cell>
          <table:table-cell office:value-type="string" calcext:value-type="string">
            <text:p>REG_BUCK2_CURR = 8</text:p>
          </table:table-cell>
          <table:table-cell office:value-type="string" calcext:value-type="string">
            <text:p>data[ATTR_BUCK2_CURR] = rssf(rir1, REG_BUCK2_CURR)</text:p>
          </table:table-cell>
        </table:table-row>
        <table:table-row table:style-name="ro1">
          <table:table-cell table:formula="of:=LEFT([.B74];FIND(&quot;:&quot;;[.B74])-1)" office:value-type="string" office:string-value="ATTR_BUCK2_NTC" calcext:value-type="string">
            <text:p>ATTR_BUCK2_NTC</text:p>
          </table:table-cell>
          <table:table-cell office:value-type="string" calcext:value-type="string">
            <text:p>ATTR_BUCK2_NTC: TEMP_CELSIUS,</text:p>
          </table:table-cell>
          <table:table-cell office:value-type="string" calcext:value-type="string">
            <text:p>ATTR_BUCK2_NTC = "buck2_ntc" <text:s/># C</text:p>
          </table:table-cell>
          <table:table-cell office:value-type="string" calcext:value-type="string">
            <text:p>REG_BUCK2_NTC = 33</text:p>
          </table:table-cell>
          <table:table-cell office:value-type="string" calcext:value-type="string">
            <text:p>data[ATTR_BUCK2_NTC] = rssf(rir1, REG_BUCK2_NTC)</text:p>
          </table:table-cell>
        </table:table-row>
        <table:table-row table:style-name="ro1">
          <table:table-cell table:formula="of:=LEFT([.B75];FIND(&quot;:&quot;;[.B75])-1)" office:value-type="string" office:string-value="ATTR_BUS_V" calcext:value-type="string">
            <text:p>ATTR_BUS_V</text:p>
          </table:table-cell>
          <table:table-cell office:value-type="string" calcext:value-type="string">
            <text:p>ATTR_BUS_V: ELECTRICAL_POTENTIAL_VOLT,</text:p>
          </table:table-cell>
          <table:table-cell office:value-type="string" calcext:value-type="string">
            <text:p>ATTR_BUS_V = "bus_v" <text:s/># V</text:p>
          </table:table-cell>
          <table:table-cell office:value-type="string" calcext:value-type="string">
            <text:p>REG_BUS_V = 19</text:p>
          </table:table-cell>
          <table:table-cell office:value-type="string" calcext:value-type="string">
            <text:p>data[ATTR_BUS_V] = rssf(rir1, REG_BUS_V)</text:p>
          </table:table-cell>
        </table:table-row>
        <table:table-row table:style-name="ro1">
          <table:table-cell table:formula="of:=LEFT([.B76];FIND(&quot;:&quot;;[.B76])-1)" office:value-type="string" office:string-value="ATTR_CHECK_STEP" calcext:value-type="string">
            <text:p>ATTR_CHECK_STEP</text:p>
          </table:table-cell>
          <table:table-cell office:value-type="string" calcext:value-type="string">
            <text:p>ATTR_CHECK_STEP: None,</text:p>
          </table:table-cell>
          <table:table-cell office:value-type="string" calcext:value-type="string">
            <text:p>ATTR_CHECK_STEP = "check_step"</text:p>
          </table:table-cell>
          <table:table-cell office:value-type="string" calcext:value-type="string">
            <text:p>REG_CHECK_STEP = 0</text:p>
          </table:table-cell>
          <table:table-cell office:value-type="string" calcext:value-type="string">
            <text:p>data[ATTR_CHECK_STEP] = rssf(rir2, REG_CHECK_STEP)</text:p>
          </table:table-cell>
        </table:table-row>
        <table:table-row table:style-name="ro1">
          <table:table-cell table:formula="of:=LEFT([.B77];FIND(&quot;:&quot;;[.B77])-1)" office:value-type="string" office:string-value="ATTR_CONSTANT_POWER_OK_FLAG" calcext:value-type="string">
            <text:p>ATTR_CONSTANT_POWER_OK_FLAG</text:p>
          </table:table-cell>
          <table:table-cell office:value-type="string" calcext:value-type="string">
            <text:p>ATTR_CONSTANT_POWER_OK_FLAG: None,</text:p>
          </table:table-cell>
          <table:table-cell office:value-type="string" calcext:value-type="string">
            <text:p>ATTR_CONSTANT_POWER_OK_FLAG = "constant_power_ok_flag"</text:p>
          </table:table-cell>
          <table:table-cell office:value-type="string" calcext:value-type="string">
            <text:p>REG_CONSTANT_POWER_OK_FLAG = 2</text:p>
          </table:table-cell>
          <table:table-cell office:value-type="string" calcext:value-type="string">
            <text:p>data[ATTR_CONSTANT_POWER_OK_FLAG] = rssf(rir2, REG_CONSTANT_POWER_OK_FLAG)</text:p>
          </table:table-cell>
        </table:table-row>
        <table:table-row table:style-name="ro1">
          <table:table-cell table:formula="of:=LEFT([.B78];FIND(&quot;:&quot;;[.B78])-1)" office:value-type="string" office:string-value="ATTR_DCDC_TEMP" calcext:value-type="string">
            <text:p>ATTR_DCDC_TEMP</text:p>
          </table:table-cell>
          <table:table-cell office:value-type="string" calcext:value-type="string">
            <text:p>ATTR_DCDC_TEMP: TEMP_CELSIUS,</text:p>
          </table:table-cell>
          <table:table-cell office:value-type="string" calcext:value-type="string">
            <text:p>ATTR_DCDC_TEMP = "dcdc_temp" <text:s/># C</text:p>
          </table:table-cell>
          <table:table-cell office:value-type="string" calcext:value-type="string">
            <text:p>REG_DCDC_TEMP = 26</text:p>
          </table:table-cell>
          <table:table-cell office:value-type="string" calcext:value-type="string">
            <text:p>data[ATTR_DCDC_TEMP] = rssf(rir1, REG_DCDC_TEMP)</text:p>
          </table:table-cell>
        </table:table-row>
        <table:table-row table:style-name="ro1">
          <table:table-cell table:formula="of:=LEFT([.B79];FIND(&quot;:&quot;;[.B79])-1)" office:value-type="string" office:string-value="ATTR_DTC" calcext:value-type="string">
            <text:p>ATTR_DTC</text:p>
          </table:table-cell>
          <table:table-cell office:value-type="string" calcext:value-type="string">
            <text:p>ATTR_DTC: None,</text:p>
          </table:table-cell>
          <table:table-cell office:value-type="string" calcext:value-type="string">
            <text:p>ATTR_DTC = "dtc"</text:p>
          </table:table-cell>
          <table:table-cell office:value-type="string" calcext:value-type="string">
            <text:p>REG_DTC = 44</text:p>
          </table:table-cell>
          <table:table-cell office:value-type="string" calcext:value-type="string">
            <text:p>data[ATTR_DTC] = rssf(rir1, REG_DTC)</text:p>
          </table:table-cell>
        </table:table-row>
        <table:table-row table:style-name="ro1">
          <table:table-cell table:formula="of:=LEFT([.B80];FIND(&quot;:&quot;;[.B80])-1)" office:value-type="string" office:string-value="ATTR_INV_CURR" calcext:value-type="string">
            <text:p>ATTR_INV_CURR</text:p>
          </table:table-cell>
          <table:table-cell office:value-type="string" calcext:value-type="string">
            <text:p>ATTR_INV_CURR: ELECTRICAL_CURRENT_AMPERE,</text:p>
          </table:table-cell>
          <table:table-cell office:value-type="string" calcext:value-type="string">
            <text:p>ATTR_INV_CURR = "inv_curr" <text:s/># A</text:p>
          </table:table-cell>
          <table:table-cell office:value-type="string" calcext:value-type="string">
            <text:p>REG_INV_CURR = 35</text:p>
          </table:table-cell>
          <table:table-cell office:value-type="string" calcext:value-type="string">
            <text:p>data[ATTR_INV_CURR] = rssf(rir1, REG_INV_CURR)</text:p>
          </table:table-cell>
        </table:table-row>
        <table:table-row table:style-name="ro1">
          <table:table-cell table:formula="of:=LEFT([.B81];FIND(&quot;:&quot;;[.B81])-1)" office:value-type="string" office:string-value="ATTR_INV_FANSPEED" calcext:value-type="string">
            <text:p>ATTR_INV_FANSPEED</text:p>
          </table:table-cell>
          <table:table-cell office:value-type="string" calcext:value-type="string">
            <text:p>ATTR_INV_FANSPEED: None,</text:p>
          </table:table-cell>
          <table:table-cell office:value-type="string" calcext:value-type="string">
            <text:p>ATTR_INV_FANSPEED = "inv_fanspeed"</text:p>
          </table:table-cell>
          <table:table-cell office:value-type="string" calcext:value-type="string">
            <text:p>REG_INV_FANSPEED = 37</text:p>
          </table:table-cell>
          <table:table-cell office:value-type="string" calcext:value-type="string">
            <text:p>data[ATTR_INV_FANSPEED] = rssf(rir2, REG_INV_FANSPEED)</text:p>
          </table:table-cell>
        </table:table-row>
        <table:table-row table:style-name="ro1">
          <table:table-cell table:formula="of:=LEFT([.B82];FIND(&quot;:&quot;;[.B82])-1)" office:value-type="string" office:string-value="ATTR_INV_TEMP" calcext:value-type="string">
            <text:p>ATTR_INV_TEMP</text:p>
          </table:table-cell>
          <table:table-cell office:value-type="string" calcext:value-type="string">
            <text:p>ATTR_INV_TEMP: TEMP_CELSIUS,</text:p>
          </table:table-cell>
          <table:table-cell office:value-type="string" calcext:value-type="string">
            <text:p>ATTR_INV_TEMP = "inv_temp" <text:s/># C</text:p>
          </table:table-cell>
          <table:table-cell office:value-type="string" calcext:value-type="string">
            <text:p>REG_INV_TEMP = 25</text:p>
          </table:table-cell>
          <table:table-cell office:value-type="string" calcext:value-type="string">
            <text:p>data[ATTR_INV_TEMP] = rssf(rir1, REG_INV_TEMP)</text:p>
          </table:table-cell>
        </table:table-row>
        <table:table-row table:style-name="ro1">
          <table:table-cell table:formula="of:=LEFT([.B83];FIND(&quot;:&quot;;[.B83])-1)" office:value-type="string" office:string-value="ATTR_MPPT_FANSPEED" calcext:value-type="string">
            <text:p>ATTR_MPPT_FANSPEED</text:p>
          </table:table-cell>
          <table:table-cell office:value-type="string" calcext:value-type="string">
            <text:p>ATTR_MPPT_FANSPEED: None,</text:p>
          </table:table-cell>
          <table:table-cell office:value-type="string" calcext:value-type="string">
            <text:p>ATTR_MPPT_FANSPEED = "mppt_fanspeed"</text:p>
          </table:table-cell>
          <table:table-cell office:value-type="string" calcext:value-type="string">
            <text:p>REG_MPPT_FANSPEED = 36</text:p>
          </table:table-cell>
          <table:table-cell office:value-type="string" calcext:value-type="string">
            <text:p>data[ATTR_MPPT_FANSPEED] = rssf(rir2, REG_MPPT_FANSPEED)</text:p>
          </table:table-cell>
        </table:table-row>
        <table:table-row table:style-name="ro1">
          <table:table-cell/>
          <table:table-cell table:style-name="ce20" table:number-columns-repeated="3"/>
          <table:table-cell table:style-name="Default"/>
        </table:table-row>
        <table:table-row table:style-name="ro1">
          <table:table-cell table:formula="of:=LEFT([.B85];FIND(&quot;:&quot;;[.B85])-1)" office:value-type="string" office:string-value="ATTR_OP_CURR" calcext:value-type="string">
            <text:p>ATTR_OP_CURR</text:p>
          </table:table-cell>
          <table:table-cell office:value-type="string" calcext:value-type="string">
            <text:p>ATTR_OP_CURR: ELECTRICAL_CURRENT_AMPERE,</text:p>
          </table:table-cell>
          <table:table-cell office:value-type="string" calcext:value-type="string">
            <text:p>ATTR_OP_CURR = "op_curr" <text:s/># A</text:p>
          </table:table-cell>
          <table:table-cell office:value-type="string" calcext:value-type="string">
            <text:p>REG_OP_CURR = 34</text:p>
          </table:table-cell>
          <table:table-cell office:value-type="string" calcext:value-type="string">
            <text:p>data[ATTR_OP_CURR] = rssf(rir1, REG_OP_CURR)</text:p>
          </table:table-cell>
        </table:table-row>
        <table:table-row table:style-name="ro1">
          <table:table-cell table:formula="of:=LEFT([.B86];FIND(&quot;:&quot;;[.B86])-1)" office:value-type="string" office:string-value="ATTR_OP_DC_V" calcext:value-type="string">
            <text:p>ATTR_OP_DC_V</text:p>
          </table:table-cell>
          <table:table-cell office:value-type="string" calcext:value-type="string">
            <text:p>ATTR_OP_DC_V: ELECTRICAL_POTENTIAL_VOLT,</text:p>
          </table:table-cell>
          <table:table-cell office:value-type="string" calcext:value-type="string">
            <text:p>ATTR_OP_DC_V = "op_dc_v" <text:s/># V</text:p>
          </table:table-cell>
          <table:table-cell office:value-type="string" calcext:value-type="string">
            <text:p>REG_OP_DC_V = 24</text:p>
          </table:table-cell>
          <table:table-cell office:value-type="string" calcext:value-type="string">
            <text:p>data[ATTR_OP_DC_V] = rssf(rir1, REG_OP_DC_V)</text:p>
          </table:table-cell>
        </table:table-row>
        <table:table-row table:style-name="ro1">
          <table:table-cell table:formula="of:=LEFT([.B87];FIND(&quot;:&quot;;[.B87])-1)" office:value-type="string" office:string-value="ATTR_OP_FREQ" calcext:value-type="string">
            <text:p>ATTR_OP_FREQ</text:p>
          </table:table-cell>
          <table:table-cell office:value-type="string" calcext:value-type="string">
            <text:p>ATTR_OP_FREQ: FREQUENCY_HERTZ,</text:p>
          </table:table-cell>
          <table:table-cell office:value-type="string" calcext:value-type="string">
            <text:p>ATTR_OP_FREQ = "op_freq" <text:s/># Hz</text:p>
          </table:table-cell>
          <table:table-cell office:value-type="string" calcext:value-type="string">
            <text:p>REG_OP_FREQ = 23</text:p>
          </table:table-cell>
          <table:table-cell office:value-type="string" calcext:value-type="string">
            <text:p>data[ATTR_OP_FREQ] = rssf(rir1, REG_OP_FREQ)</text:p>
          </table:table-cell>
        </table:table-row>
        <table:table-row table:style-name="ro1">
          <table:table-cell table:formula="of:=LEFT([.B88];FIND(&quot;:&quot;;[.B88])-1)" office:value-type="string" office:string-value="ATTR_OP_PERCENT" calcext:value-type="string">
            <text:p>ATTR_OP_PERCENT</text:p>
          </table:table-cell>
          <table:table-cell office:value-type="string" calcext:value-type="string">
            <text:p>ATTR_OP_PERCENT: None,</text:p>
          </table:table-cell>
          <table:table-cell office:value-type="string" calcext:value-type="string">
            <text:p>ATTR_OP_PERCENT = "op_percent"</text:p>
          </table:table-cell>
          <table:table-cell office:value-type="string" calcext:value-type="string">
            <text:p>REG_OP_PERCENT = 27</text:p>
          </table:table-cell>
          <table:table-cell office:value-type="string" calcext:value-type="string">
            <text:p>data[ATTR_OP_PERCENT] = rssf(rir1, REG_OP_PERCENT)</text:p>
          </table:table-cell>
        </table:table-row>
        <table:table-row table:style-name="ro1">
          <table:table-cell table:formula="of:=LEFT([.B89];FIND(&quot;:&quot;;[.B89])-1)" office:value-type="string" office:string-value="ATTR_OP_V" calcext:value-type="string">
            <text:p>ATTR_OP_V</text:p>
          </table:table-cell>
          <table:table-cell office:value-type="string" calcext:value-type="string">
            <text:p>ATTR_OP_V: ELECTRICAL_POTENTIAL_VOLT,</text:p>
          </table:table-cell>
          <table:table-cell office:value-type="string" calcext:value-type="string">
            <text:p>ATTR_OP_V = "op_v" <text:s/># V</text:p>
          </table:table-cell>
          <table:table-cell office:value-type="string" calcext:value-type="string">
            <text:p>REG_OP_V = 22</text:p>
          </table:table-cell>
          <table:table-cell office:value-type="string" calcext:value-type="string">
            <text:p>data[ATTR_OP_V] = rssf(rir1, REG_OP_V)</text:p>
          </table:table-cell>
        </table:table-row>
        <table:table-row table:style-name="ro1">
          <table:table-cell table:formula="of:=LEFT([.B90];FIND(&quot;:&quot;;[.B90])-1)" office:value-type="string" office:string-value="ATTR_OP_VA_H" calcext:value-type="string">
            <text:p>ATTR_OP_VA_H</text:p>
          </table:table-cell>
          <table:table-cell office:value-type="string" calcext:value-type="string">
            <text:p>ATTR_OP_VA_H: APPARENT_POWER,</text:p>
          </table:table-cell>
          <table:table-cell office:value-type="string" calcext:value-type="string">
            <text:p>ATTR_OP_VA_H = "op_va_h" <text:s/># VA</text:p>
          </table:table-cell>
          <table:table-cell office:value-type="string" calcext:value-type="string">
            <text:p>REG_OP_VA_H = 11</text:p>
          </table:table-cell>
          <table:table-cell office:value-type="string" calcext:value-type="string">
            <text:p>data[ATTR_OP_VA_H] = rssf(rir1, REG_OP_VA_H)</text:p>
          </table:table-cell>
        </table:table-row>
        <table:table-row table:style-name="ro1">
          <table:table-cell table:formula="of:=LEFT([.B91];FIND(&quot;:&quot;;[.B91])-1)" office:value-type="string" office:string-value="ATTR_OP_VA_L" calcext:value-type="string">
            <text:p>ATTR_OP_VA_L</text:p>
          </table:table-cell>
          <table:table-cell office:value-type="string" calcext:value-type="string">
            <text:p>ATTR_OP_VA_L: APPARENT_POWER,</text:p>
          </table:table-cell>
          <table:table-cell office:value-type="string" calcext:value-type="string">
            <text:p>ATTR_OP_VA_L = "op_va_l" <text:s/># VA</text:p>
          </table:table-cell>
          <table:table-cell office:value-type="string" calcext:value-type="string">
            <text:p>REG_OP_VA_L = 12</text:p>
          </table:table-cell>
          <table:table-cell office:value-type="string" calcext:value-type="string">
            <text:p>data[ATTR_OP_VA_L] = rssf(rir1, REG_OP_VA_L)</text:p>
          </table:table-cell>
        </table:table-row>
        <table:table-row table:style-name="ro1">
          <table:table-cell table:formula="of:=LEFT([.B92];FIND(&quot;:&quot;;[.B92])-1)" office:value-type="string" office:string-value="ATTR_OP_WATT_H" calcext:value-type="string">
            <text:p>ATTR_OP_WATT_H</text:p>
          </table:table-cell>
          <table:table-cell office:value-type="string" calcext:value-type="string">
            <text:p>ATTR_OP_WATT_H: POWER_WATT,</text:p>
          </table:table-cell>
          <table:table-cell office:value-type="string" calcext:value-type="string">
            <text:p>ATTR_OP_WATT_H = "op_watt_h" <text:s/># W</text:p>
          </table:table-cell>
          <table:table-cell office:value-type="string" calcext:value-type="string">
            <text:p>REG_OP_WATT_H = 9</text:p>
          </table:table-cell>
          <table:table-cell office:value-type="string" calcext:value-type="string">
            <text:p>data[ATTR_OP_WATT_H] = rssf(rir1, REG_OP_WATT_H)</text:p>
          </table:table-cell>
        </table:table-row>
        <table:table-row table:style-name="ro1">
          <table:table-cell table:formula="of:=LEFT([.B93];FIND(&quot;:&quot;;[.B93])-1)" office:value-type="string" office:string-value="ATTR_OP_WATT_L" calcext:value-type="string">
            <text:p>ATTR_OP_WATT_L</text:p>
          </table:table-cell>
          <table:table-cell office:value-type="string" calcext:value-type="string">
            <text:p>ATTR_OP_WATT_L: POWER_WATT,</text:p>
          </table:table-cell>
          <table:table-cell office:value-type="string" calcext:value-type="string">
            <text:p>ATTR_OP_WATT_L = "op_watt_l" <text:s/># W</text:p>
          </table:table-cell>
          <table:table-cell office:value-type="string" calcext:value-type="string">
            <text:p>REG_OP_WATT_L = 10</text:p>
          </table:table-cell>
          <table:table-cell office:value-type="string" calcext:value-type="string">
            <text:p>data[ATTR_OP_WATT_L] = rssf(rir1, REG_OP_WATT_L)</text:p>
          </table:table-cell>
        </table:table-row>
        <table:table-row table:style-name="ro1">
          <table:table-cell table:formula="of:=LEFT([.B94];FIND(&quot;:&quot;;[.B94])-1)" office:value-type="string" office:string-value="ATTR_PRODUCTION_LINE_MODE" calcext:value-type="string">
            <text:p>ATTR_PRODUCTION_LINE_MODE</text:p>
          </table:table-cell>
          <table:table-cell office:value-type="string" calcext:value-type="string">
            <text:p>ATTR_PRODUCTION_LINE_MODE: None,</text:p>
          </table:table-cell>
          <table:table-cell office:value-type="string" calcext:value-type="string">
            <text:p>ATTR_PRODUCTION_LINE_MODE = "production_line_mode"</text:p>
          </table:table-cell>
          <table:table-cell office:value-type="string" calcext:value-type="string">
            <text:p>REG_PRODUCTION_LINE_MODE = 1</text:p>
          </table:table-cell>
          <table:table-cell office:value-type="string" calcext:value-type="string">
            <text:p>data[ATTR_PRODUCTION_LINE_MODE] = rssf(rir2, REG_PRODUCTION_LINE_MODE)</text:p>
          </table:table-cell>
        </table:table-row>
        <table:table-row table:style-name="ro1">
          <table:table-cell table:formula="of:=LEFT([.B95];FIND(&quot;:&quot;;[.B95])-1)" office:value-type="string" office:string-value="ATTR_PV1_V" calcext:value-type="string">
            <text:p>ATTR_PV1_V</text:p>
          </table:table-cell>
          <table:table-cell office:value-type="string" calcext:value-type="string">
            <text:p>ATTR_PV1_V: ELECTRICAL_POTENTIAL_VOLT,</text:p>
          </table:table-cell>
          <table:table-cell office:value-type="string" calcext:value-type="string">
            <text:p>ATTR_PV1_V = "pv1_v" <text:s/># V</text:p>
          </table:table-cell>
          <table:table-cell office:value-type="string" calcext:value-type="string">
            <text:p>REG_PV1_V = 1</text:p>
          </table:table-cell>
          <table:table-cell office:value-type="string" calcext:value-type="string">
            <text:p>data[ATTR_PV1_V] = rssf(rir1, REG_PV1_V)</text:p>
          </table:table-cell>
        </table:table-row>
        <table:table-row table:style-name="ro1">
          <table:table-cell table:formula="of:=LEFT([.B96];FIND(&quot;:&quot;;[.B96])-1)" office:value-type="string" office:string-value="ATTR_PV2_V" calcext:value-type="string">
            <text:p>ATTR_PV2_V</text:p>
          </table:table-cell>
          <table:table-cell office:value-type="string" calcext:value-type="string">
            <text:p>ATTR_PV2_V: ELECTRICAL_POTENTIAL_VOLT,</text:p>
          </table:table-cell>
          <table:table-cell office:value-type="string" calcext:value-type="string">
            <text:p>ATTR_PV2_V = "pv2_v" <text:s/># V</text:p>
          </table:table-cell>
          <table:table-cell office:value-type="string" calcext:value-type="string">
            <text:p>REG_PV2_V = 2</text:p>
          </table:table-cell>
          <table:table-cell office:value-type="string" calcext:value-type="string">
            <text:p>data[ATTR_PV2_V] = rssf(rir1, REG_PV2_V)</text:p>
          </table:table-cell>
        </table:table-row>
        <table:table-row table:style-name="ro1">
          <table:table-cell table:formula="of:=LEFT([.B97];FIND(&quot;:&quot;;[.B97])-1)" office:value-type="string" office:string-value="ATTR_TIME_TOTAL_H" calcext:value-type="string">
            <text:p>ATTR_TIME_TOTAL_H</text:p>
          </table:table-cell>
          <table:table-cell office:value-type="string" calcext:value-type="string">
            <text:p>ATTR_TIME_TOTAL_H: TIME_SECONDS,</text:p>
          </table:table-cell>
          <table:table-cell office:value-type="string" calcext:value-type="string">
            <text:p>ATTR_TIME_TOTAL_H = "time_total_h" <text:s/># S</text:p>
          </table:table-cell>
          <table:table-cell office:value-type="string" calcext:value-type="string">
            <text:p>REG_TIME_TOTAL_H = 30</text:p>
          </table:table-cell>
          <table:table-cell office:value-type="string" calcext:value-type="string">
            <text:p>data[ATTR_TIME_TOTAL_H] = rssf(rir1, REG_TIME_TOTAL_H)</text:p>
          </table:table-cell>
        </table:table-row>
        <table:table-row table:style-name="ro1">
          <table:table-cell table:formula="of:=LEFT([.B98];FIND(&quot;:&quot;;[.B98])-1)" office:value-type="string" office:string-value="ATTR_TIME_TOTAL_L" calcext:value-type="string">
            <text:p>ATTR_TIME_TOTAL_L</text:p>
          </table:table-cell>
          <table:table-cell office:value-type="string" calcext:value-type="string">
            <text:p>ATTR_TIME_TOTAL_L: TIME_SECONDS,</text:p>
          </table:table-cell>
          <table:table-cell office:value-type="string" calcext:value-type="string">
            <text:p>ATTR_TIME_TOTAL_L = "time_total_l" <text:s/># S</text:p>
          </table:table-cell>
          <table:table-cell office:value-type="string" calcext:value-type="string">
            <text:p>REG_TIME_TOTAL_L = 31</text:p>
          </table:table-cell>
          <table:table-cell office:value-type="string" calcext:value-type="string">
            <text:p>data[ATTR_TIME_TOTAL_L] = rssf(rir1, REG_TIME_TOTAL_L)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table:formula="of:=LEFT([.B100];FIND(&quot;:&quot;;[.B100])-1)" office:value-type="string" office:string-value="ATTR_FAULT_BIT" calcext:value-type="string">
            <text:p>ATTR_FAULT_BIT</text:p>
          </table:table-cell>
          <table:table-cell office:value-type="string" calcext:value-type="string">
            <text:p>ATTR_FAULT_BIT: None,</text:p>
          </table:table-cell>
          <table:table-cell office:value-type="string" calcext:value-type="string">
            <text:p>ATTR_FAULT_BIT = "fault_bit"</text:p>
          </table:table-cell>
          <table:table-cell office:value-type="string" calcext:value-type="string">
            <text:p>REG_FAULT_BIT = 40</text:p>
          </table:table-cell>
          <table:table-cell office:value-type="string" calcext:value-type="string">
            <text:p>data[ATTR_FAULT_BIT] = rssf(rir1, REG_FAULT_BIT)</text:p>
          </table:table-cell>
        </table:table-row>
        <table:table-row table:style-name="ro1">
          <table:table-cell table:formula="of:=LEFT([.B101];FIND(&quot;:&quot;;[.B101])-1)" office:value-type="string" office:string-value="ATTR_FAULT_VALUE" calcext:value-type="string">
            <text:p>ATTR_FAULT_VALUE</text:p>
          </table:table-cell>
          <table:table-cell office:value-type="string" calcext:value-type="string">
            <text:p>ATTR_FAULT_VALUE: None,</text:p>
          </table:table-cell>
          <table:table-cell office:value-type="string" calcext:value-type="string">
            <text:p>ATTR_FAULT_VALUE = "fault_value"</text:p>
          </table:table-cell>
          <table:table-cell office:value-type="string" calcext:value-type="string">
            <text:p>REG_FAULT_VALUE = 42</text:p>
          </table:table-cell>
          <table:table-cell office:value-type="string" calcext:value-type="string">
            <text:p>data[ATTR_FAULT_VALUE] = rssf(rir1, REG_FAULT_VALUE)</text:p>
          </table:table-cell>
        </table:table-row>
        <table:table-row table:style-name="ro1">
          <table:table-cell table:formula="of:=LEFT([.B102];FIND(&quot;:&quot;;[.B102])-1)" office:value-type="string" office:string-value="ATTR_WARNING_BIT" calcext:value-type="string">
            <text:p>ATTR_WARNING_BIT</text:p>
          </table:table-cell>
          <table:table-cell office:value-type="string" calcext:value-type="string">
            <text:p>ATTR_WARNING_BIT: None,</text:p>
          </table:table-cell>
          <table:table-cell office:value-type="string" calcext:value-type="string">
            <text:p>ATTR_WARNING_BIT = "warning_bit"</text:p>
          </table:table-cell>
          <table:table-cell office:value-type="string" calcext:value-type="string">
            <text:p>REG_WARNING_BIT = 41</text:p>
          </table:table-cell>
          <table:table-cell office:value-type="string" calcext:value-type="string">
            <text:p>data[ATTR_WARNING_BIT] = rssf(rir1, REG_WARNING_BIT)</text:p>
          </table:table-cell>
        </table:table-row>
        <table:table-row table:style-name="ro1">
          <table:table-cell table:formula="of:=LEFT([.B103];FIND(&quot;:&quot;;[.B103])-1)" office:value-type="string" office:string-value="ATTR_WARNING_VALUE" calcext:value-type="string">
            <text:p>ATTR_WARNING_VALUE</text:p>
          </table:table-cell>
          <table:table-cell office:value-type="string" calcext:value-type="string">
            <text:p>ATTR_WARNING_VALUE: None,</text:p>
          </table:table-cell>
          <table:table-cell office:value-type="string" calcext:value-type="string">
            <text:p>ATTR_WARNING_VALUE = "warning_value"</text:p>
          </table:table-cell>
          <table:table-cell office:value-type="string" calcext:value-type="string">
            <text:p>REG_WARNING_VALUE = 43</text:p>
          </table:table-cell>
          <table:table-cell office:value-type="string" calcext:value-type="string">
            <text:p>data[ATTR_WARNING_VALUE] = rssf(rir1, REG_WARNING_VALUE)</text:p>
          </table:table-cell>
        </table:table-row>
        <table:table-row table:style-name="ro1">
          <table:table-cell table:formula="of:=LEFT([.B104];FIND(&quot;:&quot;;[.B104])-1)" office:value-type="string" office:string-value="ATTR_SYSTEM_STATUS" calcext:value-type="string">
            <text:p>ATTR_SYSTEM_STATUS</text:p>
          </table:table-cell>
          <table:table-cell office:value-type="string" calcext:value-type="string">
            <text:p>ATTR_SYSTEM_STATUS: None,</text:p>
          </table:table-cell>
          <table:table-cell office:value-type="string" calcext:value-type="string">
            <text:p>ATTR_SYSTEM_STATUS = "system_status"</text:p>
          </table:table-cell>
          <table:table-cell office:value-type="string" calcext:value-type="string">
            <text:p>REG_SYSTEM_STATUS = 0</text:p>
          </table:table-cell>
          <table:table-cell office:value-type="string" calcext:value-type="string">
            <text:p>data[ATTR_SYSTEM_STATUS] = rssf(rir1, REG_SYSTEM_STATUS)</text:p>
          </table:table-cell>
        </table:table-row>
      </table:table>
      <table:table table:name="Fault_Cod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0x00000001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string" calcext:value-type="string">
            <text:p>0x00000002</text:p>
          </table:table-cell>
          <table:table-cell office:value-type="string" calcext:value-type="string">
            <text:p>CPU A to B Communication error</text:p>
          </table:table-cell>
        </table:table-row>
        <table:table-row table:style-name="ro1">
          <table:table-cell office:value-type="string" calcext:value-type="string">
            <text:p>0x00000004</text:p>
          </table:table-cell>
          <table:table-cell office:value-type="string" calcext:value-type="string">
            <text:p>Battery sample inconsistent</text:p>
          </table:table-cell>
        </table:table-row>
        <table:table-row table:style-name="ro1">
          <table:table-cell office:value-type="string" calcext:value-type="string">
            <text:p>0x00000008</text:p>
          </table:table-cell>
          <table:table-cell office:value-type="string" calcext:value-type="string">
            <text:p>BUCK over current</text:p>
          </table:table-cell>
        </table:table-row>
        <table:table-row table:style-name="ro1">
          <table:table-cell office:value-type="string" calcext:value-type="string">
            <text:p>0x00000010</text:p>
          </table:table-cell>
          <table:table-cell office:value-type="string" calcext:value-type="string">
            <text:p>BMS communication fault</text:p>
          </table:table-cell>
        </table:table-row>
        <table:table-row table:style-name="ro1">
          <table:table-cell office:value-type="string" calcext:value-type="string">
            <text:p>0x00000020</text:p>
          </table:table-cell>
          <table:table-cell office:value-type="string" calcext:value-type="string">
            <text:p>Battery unnormal</text:p>
          </table:table-cell>
        </table:table-row>
        <table:table-row table:style-name="ro1">
          <table:table-cell office:value-type="string" calcext:value-type="string">
            <text:p>0x00000040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string" calcext:value-type="string">
            <text:p>0x00000080</text:p>
          </table:table-cell>
          <table:table-cell office:value-type="string" calcext:value-type="string">
            <text:p>Battery voltage high</text:p>
          </table:table-cell>
        </table:table-row>
        <table:table-row table:style-name="ro1">
          <table:table-cell office:value-type="string" calcext:value-type="string">
            <text:p>0x00000100</text:p>
          </table:table-cell>
          <table:table-cell office:value-type="string" calcext:value-type="string">
            <text:p>Over temprature</text:p>
          </table:table-cell>
        </table:table-row>
        <table:table-row table:style-name="ro1">
          <table:table-cell office:value-type="string" calcext:value-type="string">
            <text:p>0x00000200</text:p>
          </table:table-cell>
          <table:table-cell office:value-type="string" calcext:value-type="string">
            <text:p>Over load</text:p>
          </table:table-cell>
        </table:table-row>
        <table:table-row table:style-name="ro1">
          <table:table-cell office:value-type="string" calcext:value-type="string">
            <text:p>0x00000400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string" calcext:value-type="string">
            <text:p>0x00000800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string" calcext:value-type="string">
            <text:p>0x00001000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string" calcext:value-type="string">
            <text:p>0x00002000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string" calcext:value-type="string">
            <text:p>0x00004000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string" calcext:value-type="string">
            <text:p>0x00008000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string" calcext:value-type="string">
            <text:p>0x00010000</text:p>
          </table:table-cell>
          <table:table-cell office:value-type="string" calcext:value-type="string">
            <text:p>Battery reverse connection</text:p>
          </table:table-cell>
        </table:table-row>
        <table:table-row table:style-name="ro1">
          <table:table-cell office:value-type="string" calcext:value-type="string">
            <text:p>0x00020000</text:p>
          </table:table-cell>
          <table:table-cell office:value-type="string" calcext:value-type="string">
            <text:p>BUS soft start fail</text:p>
          </table:table-cell>
        </table:table-row>
        <table:table-row table:style-name="ro1">
          <table:table-cell office:value-type="string" calcext:value-type="string">
            <text:p>0x00040000</text:p>
          </table:table-cell>
          <table:table-cell office:value-type="string" calcext:value-type="string">
            <text:p>DC‐DC unnormal</text:p>
          </table:table-cell>
        </table:table-row>
        <table:table-row table:style-name="ro1">
          <table:table-cell office:value-type="string" calcext:value-type="string">
            <text:p>0x00080000</text:p>
          </table:table-cell>
          <table:table-cell office:value-type="string" calcext:value-type="string">
            <text:p>DC voltage high</text:p>
          </table:table-cell>
        </table:table-row>
        <table:table-row table:style-name="ro1">
          <table:table-cell office:value-type="string" calcext:value-type="string">
            <text:p>0x00100000</text:p>
          </table:table-cell>
          <table:table-cell office:value-type="string" calcext:value-type="string">
            <text:p>CT detect failed</text:p>
          </table:table-cell>
        </table:table-row>
        <table:table-row table:style-name="ro1">
          <table:table-cell office:value-type="string" calcext:value-type="string">
            <text:p>0x00200000</text:p>
          </table:table-cell>
          <table:table-cell office:value-type="string" calcext:value-type="string">
            <text:p>CPU B to A Communication error</text:p>
          </table:table-cell>
        </table:table-row>
        <table:table-row table:style-name="ro1">
          <table:table-cell office:value-type="string" calcext:value-type="string">
            <text:p>0x00400000</text:p>
          </table:table-cell>
          <table:table-cell office:value-type="string" calcext:value-type="string">
            <text:p>BUS voltage high</text:p>
          </table:table-cell>
        </table:table-row>
        <table:table-row table:style-name="ro1">
          <table:table-cell office:value-type="string" calcext:value-type="string">
            <text:p>0x00800000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string" calcext:value-type="string">
            <text:p>0x01000000</text:p>
          </table:table-cell>
          <table:table-cell office:value-type="string" calcext:value-type="string">
            <text:p>MOV break</text:p>
          </table:table-cell>
        </table:table-row>
        <table:table-row table:style-name="ro1">
          <table:table-cell office:value-type="string" calcext:value-type="string">
            <text:p>0x02000000</text:p>
          </table:table-cell>
          <table:table-cell office:value-type="string" calcext:value-type="string">
            <text:p>Output short circuit</text:p>
          </table:table-cell>
        </table:table-row>
        <table:table-row table:style-name="ro1">
          <table:table-cell office:value-type="string" calcext:value-type="string">
            <text:p>0x04000000</text:p>
          </table:table-cell>
          <table:table-cell office:value-type="string" calcext:value-type="string">
            <text:p><text:s/>Li‐Battery over load</text:p>
          </table:table-cell>
        </table:table-row>
        <table:table-row table:style-name="ro1">
          <table:table-cell office:value-type="string" calcext:value-type="string">
            <text:p>0x08000000</text:p>
          </table:table-cell>
          <table:table-cell office:value-type="string" calcext:value-type="string">
            <text:p>Output voltage high</text:p>
          </table:table-cell>
        </table:table-row>
        <table:table-row table:style-name="ro1">
          <table:table-cell office:value-type="string" calcext:value-type="string">
            <text:p>0x10000000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string" calcext:value-type="string">
            <text:p>0x20000000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string" calcext:value-type="string">
            <text:p>0x40000000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string" calcext:value-type="string">
            <text:p>0x80000000</text:p>
          </table:table-cell>
          <table:table-cell office:value-type="string" calcext:value-type="string">
            <text:p>\</text:p>
          </table:table-cell>
        </table:table-row>
      </table:table>
      <table:table table:name="Warning_Cod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0x0001</text:p>
          </table:table-cell>
          <table:table-cell office:value-type="string" calcext:value-type="string">
            <text:p>Battery voltage low warning</text:p>
          </table:table-cell>
        </table:table-row>
        <table:table-row table:style-name="ro1">
          <table:table-cell office:value-type="string" calcext:value-type="string">
            <text:p>0x0002</text:p>
          </table:table-cell>
          <table:table-cell office:value-type="string" calcext:value-type="string">
            <text:p>Over temprature warning</text:p>
          </table:table-cell>
        </table:table-row>
        <table:table-row table:style-name="ro1">
          <table:table-cell office:value-type="string" calcext:value-type="string">
            <text:p>0x0004</text:p>
          </table:table-cell>
          <table:table-cell office:value-type="string" calcext:value-type="string">
            <text:p>Over load warning</text:p>
          </table:table-cell>
        </table:table-row>
        <table:table-row table:style-name="ro1">
          <table:table-cell office:value-type="string" calcext:value-type="string">
            <text:p>0x0008</text:p>
          </table:table-cell>
          <table:table-cell office:value-type="string" calcext:value-type="string">
            <text:p>Fail to read EEPROM</text:p>
          </table:table-cell>
        </table:table-row>
        <table:table-row table:style-name="ro1">
          <table:table-cell office:value-type="string" calcext:value-type="string">
            <text:p>0x0010</text:p>
          </table:table-cell>
          <table:table-cell office:value-type="string" calcext:value-type="string">
            <text:p>Firmware version unmacth</text:p>
          </table:table-cell>
        </table:table-row>
        <table:table-row table:style-name="ro1">
          <table:table-cell office:value-type="string" calcext:value-type="string">
            <text:p>0x0020</text:p>
          </table:table-cell>
          <table:table-cell office:value-type="string" calcext:value-type="string">
            <text:p>Fail to write EEPROM</text:p>
          </table:table-cell>
        </table:table-row>
        <table:table-row table:style-name="ro1">
          <table:table-cell office:value-type="string" calcext:value-type="string">
            <text:p>0x0040</text:p>
          </table:table-cell>
          <table:table-cell office:value-type="string" calcext:value-type="string">
            <text:p>BMS warning</text:p>
          </table:table-cell>
        </table:table-row>
        <table:table-row table:style-name="ro1">
          <table:table-cell office:value-type="string" calcext:value-type="string">
            <text:p>0x0080</text:p>
          </table:table-cell>
          <table:table-cell office:value-type="string" calcext:value-type="string">
            <text:p>Li‐Battery over load warning</text:p>
          </table:table-cell>
        </table:table-row>
        <table:table-row table:style-name="ro1">
          <table:table-cell office:value-type="string" calcext:value-type="string">
            <text:p>0x0100</text:p>
          </table:table-cell>
          <table:table-cell office:value-type="string" calcext:value-type="string">
            <text:p>Li‐Battery aging warning</text:p>
          </table:table-cell>
        </table:table-row>
        <table:table-row table:style-name="ro1">
          <table:table-cell office:value-type="string" calcext:value-type="string">
            <text:p>0x0200</text:p>
          </table:table-cell>
          <table:table-cell office:value-type="string" calcext:value-type="string">
            <text:p>Fan lock warning</text:p>
          </table:table-cell>
        </table:table-row>
        <table:table-row table:style-name="ro1">
          <table:table-cell office:value-type="string" calcext:value-type="string">
            <text:p>0x0400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string" calcext:value-type="string">
            <text:p>0x0800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string" calcext:value-type="string">
            <text:p>0x1000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string" calcext:value-type="string">
            <text:p>0x2000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string" calcext:value-type="string">
            <text:p>0x4000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string" calcext:value-type="string">
            <text:p>0x8000</text:p>
          </table:table-cell>
          <table:table-cell office:value-type="string" calcext:value-type="string">
            <text:p>\</text:p>
          </table:table-cell>
        </table:table-row>
      </table:table>
      <table:named-expressions/>
      <table:database-ranges>
        <table:database-range table:name="__Anonymous_Sheet_DB__1" table:target-range-address="Sheet1.N3:Sheet1.S114" table:contains-header="false">
          <table:sort>
            <table:sort-by table:field-number="4" table:data-type="automatic"/>
          </table:sort>
        </table:database-range>
        <table:database-range table:name="__Anonymous_Sheet_DB__2" table:target-range-address="Sheet2.A1:Sheet2.A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heet3.E2:Sheet3.E1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number:percentage-style style:name="N122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/00/0000</text:date>, <text:time style:data-style-name="N2" text:time-value="08:03:31.9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3T22:10:57.031000000</meta:creation-date>
    <dc:date>2022-11-14T15:45:29.246000000</dc:date>
    <meta:editing-duration>PT3H27M25S</meta:editing-duration>
    <meta:editing-cycles>19</meta:editing-cycles>
    <meta:generator>LibreOffice/7.3.3.2$Windows_X86_64 LibreOffice_project/d1d0ea68f081ee2800a922cac8f79445e4603348</meta:generator>
    <meta:document-statistic meta:table-count="6" meta:cell-count="3300" meta:object-count="0"/>
  </office:meta>
</office:document-meta>
</file>